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8cff"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00e519" draw:stroke="none" fo:margin="1.000000000000000pt" style:wrap="biggest" style:wrap-dynamic-threshold="0.000000000000000pt" svg:fill-rule="nonzero"/>
    </style:style>
    <style:style style:name="gr5" style:family="graphic">
      <style:graphic-properties draw:fill="none" draw:stroke="solid" draw:stroke-linejoin="miter" fo:margin="1.000000000000000pt" style:wrap="biggest" style:wrap-dynamic-threshold="0.000000000000000pt" svg:fill-rule="nonzero" svg:stroke-color="#000000" svg:stroke-opacity="1" svg:stroke-width="0.161570408000000pt"/>
    </style:style>
    <style:style style:name="gr6" style:family="graphic">
      <style:graphic-properties draw:fill="none" draw:stroke="solid" draw:stroke-linejoin="miter" fo:margin="1.000000000000000pt" style:wrap="biggest" style:wrap-dynamic-threshold="0.000000000000000pt" svg:fill-rule="nonzero" svg:stroke-color="#cc1919" svg:stroke-opacity="1" svg:stroke-width="0.387768792000000pt"/>
    </style:style>
    <style:style style:name="gr7" style:family="graphic">
      <style:graphic-properties draw:fill="solid" draw:fill-color="#ffe533" draw:stroke="none" fo:margin="1.000000000000000pt" style:wrap="biggest" style:wrap-dynamic-threshold="0.000000000000000pt" svg:fill-rule="nonzero"/>
    </style:style>
    <style:style style:name="gr8" style:family="graphic">
      <style:graphic-properties draw:fill="none" draw:stroke="solid" draw:stroke-linejoin="miter" fo:margin="1.000000000000000pt" style:wrap="biggest" style:wrap-dynamic-threshold="0.000000000000000pt" svg:fill-rule="nonzero" svg:stroke-color="#000000" svg:stroke-opacity="1" svg:stroke-width="0.129256000000000pt"/>
    </style:style>
    <style:style style:name="gr9" style:family="graphic">
      <style:graphic-properties draw:fill="none" draw:stroke="solid" draw:stroke-linejoin="miter" fo:margin="1.000000000000000pt" style:wrap="biggest" style:wrap-dynamic-threshold="0.000000000000000pt" svg:fill-rule="nonzero" svg:stroke-color="#000000" svg:stroke-opacity="1" svg:stroke-width="0.193884000000000pt"/>
    </style:style>
    <style:style style:name="gr10" style:family="graphic">
      <style:graphic-properties draw:fill="solid" draw:fill-color="#f2d826" draw:stroke="none" fo:margin="1.000000000000000pt" style:wrap="biggest" style:wrap-dynamic-threshold="0.000000000000000pt" svg:fill-rule="nonzero"/>
    </style:style>
    <style:style style:name="gr11" style:family="graphic">
      <style:graphic-properties draw:fill="none" draw:stroke="solid" draw:stroke-linejoin="round" fo:margin="1.000000000000000pt" style:wrap="biggest" style:wrap-dynamic-threshold="0.000000000000000pt" svg:fill-rule="nonzero" svg:stroke-color="#000000" svg:stroke-opacity="1" svg:stroke-width="0.193884000000000pt"/>
    </style:style>
    <style:style style:name="gr12" style:family="graphic">
      <style:graphic-properties draw:fill="solid" draw:fill-color="#cce5e5" draw:stroke="none" fo:margin="1.000000000000000pt" style:wrap="biggest" style:wrap-dynamic-threshold="0.000000000000000pt" svg:fill-rule="nonzero"/>
    </style:style>
    <style:style style:name="gr13" style:family="graphic">
      <style:graphic-properties draw:fill="none" draw:stroke="solid" draw:stroke-linejoin="round" fo:margin="1.000000000000000pt" style:wrap="biggest" style:wrap-dynamic-threshold="0.000000000000000pt" svg:fill-rule="nonzero" svg:stroke-color="#66cccc" svg:stroke-opacity="1" svg:stroke-width="0.387768792000000pt"/>
    </style:style>
    <style:style style:name="gr14" style:family="graphic">
      <style:graphic-properties draw:fill="solid" draw:fill-color="#660000" draw:stroke="none" fo:margin="1.000000000000000pt" style:wrap="biggest" style:wrap-dynamic-threshold="0.000000000000000pt" svg:fill-rule="nonzero"/>
    </style:style>
    <style:style style:name="gr15" style:family="graphic">
      <style:graphic-properties draw:fill="none" draw:stroke="solid" draw:stroke-linejoin="miter" fo:margin="1.000000000000000pt" style:wrap="biggest" style:wrap-dynamic-threshold="0.000000000000000pt" svg:fill-rule="nonzero" svg:stroke-color="#000000" svg:stroke-opacity="1" svg:stroke-width="0.290826392000000pt"/>
    </style:style>
    <style:style style:name="gr16" style:family="graphic">
      <style:graphic-properties draw:fill="solid" draw:fill-color="#191919" draw:stroke="none" fo:margin="1.000000000000000pt" style:wrap="biggest" style:wrap-dynamic-threshold="0.000000000000000pt" svg:fill-rule="nonzero"/>
    </style:style>
    <style:style style:name="gr17" style:family="graphic">
      <style:graphic-properties draw:fill="none" draw:stroke="solid" draw:stroke-linejoin="miter" fo:margin="1.000000000000000pt" style:wrap="biggest" style:wrap-dynamic-threshold="0.000000000000000pt" svg:fill-rule="nonzero" svg:stroke-color="#000000" svg:stroke-opacity="1" svg:stroke-width="0.452396824000000pt"/>
    </style:style>
    <style:style style:name="gr18" style:family="graphic">
      <style:graphic-properties draw:fill="solid" draw:fill-color="#ff0000" draw:stroke="none" fo:margin="1.000000000000000pt" style:wrap="biggest" style:wrap-dynamic-threshold="0.000000000000000pt" svg:fill-rule="nonzero"/>
    </style:style>
    <style:style style:name="gr19" style:family="graphic">
      <style:graphic-properties draw:fill="solid" draw:fill-color="#ffe500" draw:stroke="none" fo:margin="1.000000000000000pt" style:wrap="biggest" style:wrap-dynamic-threshold="0.000000000000000pt" svg:fill-rule="nonzero"/>
    </style:style>
    <style:style style:name="gr20" style:family="graphic">
      <style:graphic-properties draw:fill="none" draw:stroke="solid" draw:stroke-linejoin="round" fo:margin="1.000000000000000pt" style:wrap="biggest" style:wrap-dynamic-threshold="0.000000000000000pt" svg:fill-rule="nonzero" svg:stroke-color="#000000" svg:stroke-opacity="1" svg:stroke-width="0.096942400000000pt"/>
    </style:style>
    <style:style style:name="gr21" style:family="graphic">
      <style:graphic-properties draw:fill="solid" draw:fill-color="#00e500" draw:stroke="none" fo:margin="1.000000000000000pt" style:wrap="biggest" style:wrap-dynamic-threshold="0.000000000000000pt" svg:fill-rule="nonzero"/>
    </style:style>
    <style:style style:name="gr22" style:family="graphic">
      <style:graphic-properties draw:fill="solid" draw:fill-color="#f2f2bf" draw:stroke="none" fo:margin="1.000000000000000pt" style:wrap="biggest" style:wrap-dynamic-threshold="0.000000000000000pt" svg:fill-rule="nonzero"/>
    </style:style>
    <style:style style:name="gr23" style:family="graphic">
      <style:graphic-properties draw:fill="solid" draw:fill-color="#ffffcc" draw:stroke="none" fo:margin="1.000000000000000pt" style:wrap="biggest" style:wrap-dynamic-threshold="0.000000000000000pt" svg:fill-rule="nonzero"/>
    </style:style>
    <style:style style:name="gr24" style:family="graphic">
      <style:graphic-properties draw:fill="solid" draw:fill-color="#000000"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4816"/>
        </draw:layer-set>
        <draw:g draw:style-name="gr1" draw:id="shape1" svg:y="0.00000000000pt">
          <draw:g draw:style-name="gr1" draw:id="shape2" draw:name="g1399" svg:y="0.00000000000pt">
            <draw:rect draw:style-name="gr2" draw:id="shape3" draw:name="rect606" draw:layer="g4816" svg:width="634.98237600000pt" svg:height="396.85600800000pt" draw:transform="matrix(0.25197548254 0.00000000000 0.00000000000 0.25197321469 0.00000000000pt 0.00000000000pt)"/>
            <draw:rect draw:style-name="gr3" draw:id="shape4" draw:name="rect607" draw:layer="g4816" svg:width="211.66079200000pt" svg:height="396.86757600000pt" draw:transform="matrix(0.25197548254 0.00000000000 0.00000000000 0.25197321469 53.33333019949pt 0.00000000000pt)"/>
          </draw:g>
          <draw:g draw:style-name="gr1" draw:id="shape5" draw:name="g2808" svg:y="26.70185666002pt">
            <draw:path draw:style-name="gr4" draw:id="shape6" draw:name="path2812" draw:layer="g4816" svg:width="64.66555616825pt" svg:height="103.39727580000pt" draw:transform="matrix(0.34303269083 0.00000000000 0.00000000000 0.34303269083 60.19032967190pt 33.37499118576pt)" svg:viewBox="0 0 65 103" svg:d="M64.6656 102.851C64.1131 102.014 63.2036 101.5 62.3922 101.082C57.0326 98.3803 51.7059 97.1901 45.6635 96.2576C44.2675 96.0327 42.8707 94.7779 41.4409 94.135C37.9984 92.5596 34.165 91.9478 30.8197 90.3405C30.5921 90.2431 29.7478 89.7613 29.3578 89.3114C28.0261 87.8317 25.6225 87.3811 24.1284 85.9987C18.3466 80.7563 12.2077 75.932 9.0249 68.985C5.15935 60.5272 0.352152 51.8117 1.0019 42.1949C1.42408 36.1166 0.48162 29.9744 2.04086 24.1849C4.34716 15.5978 7.30321 7.10813 12.7272 0L11.8177 0.546411C6.36075 7.65454 3.4055 16.145 1.0992 24.7321C-0.460039 30.5208 0.48162 36.6638 0.0594415 42.7421C-0.590311 52.3581 4.21769 61.0736 8.08243 69.5641C11.2652 76.4792 17.4371 81.3027 23.1867 86.5778C24.6808 87.9283 27.0844 88.3782 28.4161 89.8898C28.8061 90.3077 29.6827 90.823 29.8773 90.9188C33.2233 92.5269 37.0559 93.1379 40.4993 94.6822C41.9282 95.3571 43.325 96.5791 44.7219 96.8048C50.7634 97.7373 56.0901 98.9594 61.4498 101.628C62.2941 102.046 63.1714 102.562 63.7239 103.397L64.6656 102.851" koffice:nodeTypes="ccccccccccccccccccccccc"/>
            <draw:path draw:style-name="gr5" draw:id="shape7" draw:name="path2814" draw:layer="g4816" svg:width="64.66555616825pt" svg:height="103.39727580000pt" draw:transform="matrix(0.34303269083 0.00000000000 0.00000000000 0.34303269083 60.19032967190pt 33.37499118576pt)" svg:viewBox="0 0 65 103" svg:d="M64.6656 102.851C64.1131 102.014 63.2036 101.5 62.3922 101.082C57.0326 98.3803 51.7059 97.1901 45.6635 96.2576C44.2675 96.0327 42.8707 94.7779 41.4409 94.135C37.9984 92.5596 34.165 91.9478 30.8197 90.3405C30.5921 90.2431 29.7478 89.7613 29.3578 89.3114C28.0261 87.8317 25.6225 87.3811 24.1284 85.9987C18.3466 80.7563 12.2077 75.932 9.0249 68.985C5.15935 60.5272 0.352152 51.8117 1.0019 42.1949C1.42408 36.1166 0.48162 29.9744 2.04086 24.1849C4.34716 15.5978 7.30321 7.10813 12.7272 0L11.8177 0.546411C6.36075 7.65454 3.4055 16.145 1.0992 24.7321C-0.460039 30.5208 0.48162 36.6638 0.0594415 42.7421C-0.590311 52.3581 4.21769 61.0736 8.08243 69.5641C11.2652 76.4792 17.4371 81.3027 23.1867 86.5778C24.6808 87.9283 27.0844 88.3782 28.4161 89.8898C28.8061 90.3077 29.6827 90.823 29.8773 90.9188C33.2233 92.5269 37.0559 93.1379 40.4993 94.6822C41.9282 95.3571 43.325 96.5791 44.7219 96.8048C50.7634 97.7373 56.0901 98.9594 61.4498 101.628C62.2941 102.046 63.1714 102.562 63.7239 103.397L64.6656 102.851" koffice:nodeTypes="ccccccccccccccccccccccc"/>
            <draw:path draw:style-name="gr6" draw:id="shape8" draw:name="path2816" draw:layer="g4816" svg:width="63.79271283477pt" svg:height="103.30061902913pt" draw:transform="matrix(0.34303269083 0.00000000000 0.00000000000 0.34303269083 60.19032967190pt 33.56297310034pt)" svg:viewBox="0 0 64 103" svg:d="M11.8304 0C6.36762 7.13921 3.40918 15.6668 1.10039 24.2914C-0.460535 30.1055 0.48214 36.2753 0.0595057 42.3802C-0.590948 52.0383 4.22225 60.7918 8.09116 69.3195C11.2774 76.2648 17.4559 81.1095 23.2118 86.4076C24.7075 87.764 27.1137 88.2158 28.4468 89.734C28.8372 90.1539 29.7147 90.6714 29.9095 90.7675C33.2592 92.3827 37.0959 92.9964 40.543 94.5475C41.9735 95.2252 43.3718 96.4526 44.7701 96.6794C50.8182 97.6159 56.1507 98.8433 61.5161 101.524C62.3614 101.944 63.2397 102.461 63.7927 103.301" koffice:nodeTypes="ccccccccccc"/>
            <draw:path draw:style-name="gr4" draw:id="shape9" draw:name="path2818" draw:layer="g4816" svg:width="18.59319795600pt" svg:height="9.19538831402pt" draw:transform="matrix(0.34303269083 0.00000000000 0.00000000000 0.34303269083 69.00075892907pt 66.55695500940pt)" svg:viewBox="0 0 19 9" svg:d="M18.3259 0C12.3815 0.293535 1.05131 7.49849 0 9.19421C12.6441 9.29205 20.1326 3.29277 18.3259 0Z" koffice:nodeTypes="ccc"/>
            <draw:path draw:style-name="gr4" draw:id="shape10" draw:name="path2820" draw:layer="g4816" svg:width="18.59319795600pt" svg:height="9.19534993754pt" draw:transform="matrix(0.34303269083 0.00000000000 0.00000000000 0.34303269083 66.81715003229pt 65.53910840916pt)" svg:viewBox="0 0 19 9" svg:d="M18.3259 0C12.3815 0.293535 1.05131 7.49848 0 9.19419C12.6441 9.29122 20.1326 3.29276 18.3259 0Z" koffice:nodeTypes="ccc"/>
            <draw:path draw:style-name="gr4" draw:id="shape11" draw:name="path2822" draw:layer="g4816" svg:width="9.16468398427pt" svg:height="18.52402225616pt" draw:transform="matrix(0.34303269083 0.00000000000 0.00000000000 0.34303269083 73.06845174511pt 60.41639541731pt)" svg:viewBox="0 0 9 19" svg:d="M9.16468 18.2577C8.90393 12.3349 1.665 1.04691 0.00117808 0C-0.0965036 12.5971 5.90406 20.0577 9.16468 18.2577Z" koffice:nodeTypes="ccc"/>
            <draw:path draw:style-name="gr4" draw:id="shape12" draw:name="path2824" draw:layer="g4816" svg:width="10.27476485818pt" svg:height="17.98167261302pt" draw:transform="matrix(0.34303269083 0.00000000000 0.00000000000 0.34303269083 70.88524331944pt 59.95151751469pt)" svg:viewBox="0 0 10 18" svg:d="M10.2748 17.6148C9.52556 11.6439 1.6863 0.896001 0 0C0.937092 12.7382 7.30808 19.7046 10.2748 17.6148Z" koffice:nodeTypes="ccc"/>
            <draw:path draw:style-name="gr4" draw:id="shape13" draw:name="path2826" draw:layer="g4816" svg:width="5.69777656568pt" svg:height="17.91906794122pt" draw:transform="matrix(0.34303269083 0.00000000000 0.00000000000 0.34303269083 69.13564743931pt 58.46906743798pt)" svg:viewBox="0 0 6 18" svg:d="M5.63135 17.8149C6.29323 12.4507 1.82149 1.19177 0.53049 0C-1.45358 11.2918 2.54573 18.9081 5.63135 17.8149Z" koffice:nodeTypes="ccc"/>
            <draw:path draw:style-name="gr4" draw:id="shape14" draw:name="path2828" draw:layer="g4816" svg:width="20.33764338536pt" svg:height="4.69825670049pt" draw:transform="matrix(0.34303269083 0.00000000000 0.00000000000 0.34303269083 62.98177012261pt 63.91105732273pt)" svg:viewBox="0 0 20 5" svg:d="M20.3335 1.03571C14.8591 -1.12091 1.62958 0.598337 0 1.63051C11.3401 6.82083 20.5618 4.60061 20.3335 1.03571Z" koffice:nodeTypes="ccc"/>
            <draw:path draw:style-name="gr4" draw:id="shape15" draw:name="path2830" draw:layer="g4816" svg:width="19.36354563200pt" svg:height="6.99232380859pt" draw:transform="matrix(0.34303269083 0.00000000000 0.00000000000 0.34303269083 61.39668466481pt 61.66831672635pt)" svg:viewBox="0 0 19 7" svg:d="M19.3635 4.73343C14.7531 1.18738 1.84433 -0.488501 0 0.123963C9.31613 8.18274 18.6323 8.34425 19.3635 4.73343Z" koffice:nodeTypes="ccc"/>
            <draw:path draw:style-name="gr4" draw:id="shape16" draw:name="path2832" draw:layer="g4816" svg:width="4.16613015742pt" svg:height="18.03692295881pt" draw:transform="matrix(0.34303269083 0.00000000000 0.00000000000 0.34303269083 67.10661245055pt 56.39989424687pt)" svg:viewBox="0 0 4 18" svg:d="M3.71347 18.016C5.15863 12.9797 2.76926 1.35579 1.76662 0C-1.83205 10.4931 0.704843 18.5005 3.71347 18.016Z" koffice:nodeTypes="ccc"/>
            <draw:path draw:style-name="gr4" draw:id="shape17" draw:name="path2834" draw:layer="g4816" svg:width="4.22148566459pt" svg:height="16.42539460091pt" draw:transform="matrix(0.34303269083 0.00000000000 0.00000000000 0.34303269083 65.49344145218pt 55.64769216241pt)" svg:viewBox="0 0 4 16" svg:d="M3.76535 16.405C5.22578 11.8302 2.80214 1.24098 1.77318 0C-1.8446 9.54278 0.711354 16.863 3.76535 16.405Z" koffice:nodeTypes="ccc"/>
            <draw:path draw:style-name="gr4" draw:id="shape18" draw:name="path2836" draw:layer="g4816" svg:width="15.73391556000pt" svg:height="13.77268436968pt" draw:transform="matrix(0.34303269083 0.00000000000 0.00000000000 0.34303269083 60.84234383642pt 57.38453528264pt)" svg:viewBox="0 0 16 14" svg:d="M15.7339 12.8151C13.0422 7.50311 1.92301 0.19927 0 0C5.12802 11.6203 13.5555 15.87 15.7339 12.8151Z" koffice:nodeTypes="ccc"/>
            <draw:path draw:style-name="gr4" draw:id="shape19" draw:name="path2838" draw:layer="g4816" svg:width="4.30751040464pt" svg:height="16.58281284000pt" draw:transform="matrix(0.34303269083 0.00000000000 0.00000000000 0.34303269083 64.07759754221pt 53.57851897130pt)" svg:viewBox="0 0 4 17" svg:d="M2.68799 16.5828C4.93447 12.3135 4.43138 1.41224 3.62693 0C-1.67129 8.83342 -0.430996 16.5168 2.68799 16.5828Z" koffice:nodeTypes="ccc"/>
            <draw:path draw:style-name="gr4" draw:id="shape20" draw:name="path2840" draw:layer="g4816" svg:width="4.25497291878pt" svg:height="18.19090350222pt" draw:transform="matrix(0.34303269083 0.00000000000 0.00000000000 0.34303269083 62.50907894378pt 50.66850404841pt)" svg:viewBox="0 0 4 18" svg:d="M2.64237 18.1909C4.87849 13.4894 4.37149 1.55699 3.59659 0C-1.64981 9.69501 -0.427689 18.0936 2.64237 18.1909Z" koffice:nodeTypes="ccc"/>
            <draw:path draw:style-name="gr4" draw:id="shape21" draw:name="path2842" draw:layer="g4816" svg:width="15.09944164000pt" svg:height="6.39184648026pt" draw:transform="matrix(0.34303269083 0.00000000000 0.00000000000 0.34303269083 57.74983552201pt 55.66806649189pt)" svg:viewBox="0 0 15 6" svg:d="M15.0994 4.90535C11.6776 1.85363 1.50691 -0.303676 0 0.034979C6.87476 6.90823 14.2516 7.64823 15.0994 4.90535Z" koffice:nodeTypes="ccc"/>
            <draw:path draw:style-name="gr4" draw:id="shape22" draw:name="path2844" draw:layer="g4816" svg:width="5.61497814534pt" svg:height="17.86744494222pt" draw:transform="matrix(0.34303269083 0.00000000000 0.00000000000 0.34303269083 61.35935457213pt 48.33396076767pt)" svg:viewBox="0 0 6 18" svg:d="M2.54674 17.8674C5.56056 13.4327 6.03956 1.60685 5.32065 0C-1.56241 9.06245 -0.946088 17.5136 2.54674 17.8674Z" koffice:nodeTypes="ccc"/>
            <draw:path draw:style-name="gr4" draw:id="shape23" draw:name="path2846" draw:layer="g4816" svg:width="8.70227809110pt" svg:height="14.84765641143pt" draw:transform="matrix(0.34303269083 0.00000000000 0.00000000000 0.34303269083 60.50088979391pt 44.73815488927pt)" svg:viewBox="0 0 9 15" svg:d="M1.07476 14.8477C4.7925 11.8579 8.7958 1.62713 8.70061 0C0.534334 5.87909 -1.5629 13.4529 1.07476 14.8477Z" koffice:nodeTypes="ccc"/>
            <draw:path draw:style-name="gr4" draw:id="shape24" draw:name="path2848" draw:layer="g4816" svg:width="12.72308259643pt" svg:height="10.68175542407pt" draw:transform="matrix(0.34303269083 0.00000000000 0.00000000000 0.34303269083 56.17572985457pt 47.53730164647pt)" svg:viewBox="0 0 13 11" svg:d="M12.7231 9.94888C10.5498 5.81718 1.56703 0.159245 0 0C4.15581 8.99499 10.9653 12.3005 12.7231 9.94888Z" koffice:nodeTypes="ccc"/>
            <draw:path draw:style-name="gr4" draw:id="shape25" draw:name="path2850" draw:layer="g4816" svg:width="8.26984220444pt" svg:height="14.38080106873pt" draw:transform="matrix(0.34303269083 0.00000000000 0.00000000000 0.34303269083 57.37304841440pt 43.42145820877pt)" svg:viewBox="0 0 8 14" svg:d="M8.26984 14.0894C7.65098 9.31698 1.36271 0.719186 0 0C0.773764 10.1667 5.8849 15.7564 8.26984 14.0894Z" koffice:nodeTypes="ccc"/>
            <draw:path draw:style-name="gr4" draw:id="shape26" draw:name="path2852" draw:layer="g4816" svg:width="12.53817311214pt" svg:height="7.49154632000pt" draw:transform="matrix(0.34303269083 0.00000000000 0.00000000000 0.34303269083 60.50898570009pt 41.03148084519pt)" svg:viewBox="0 0 13 7" svg:d="M0.256711 7.49155C4.41365 6.92951 11.9034 1.24872 12.5382 0C3.65234 0.68668 -1.20304 5.30609 0.256711 7.49155Z" koffice:nodeTypes="ccc"/>
            <draw:path draw:style-name="gr4" draw:id="shape27" draw:name="path2854" draw:layer="g4816" svg:width="5.54679473581pt" svg:height="15.46565507951pt" draw:transform="matrix(0.34303269083 0.00000000000 0.00000000000 0.34303269083 59.34336838590pt 35.07890316768pt)" svg:viewBox="0 0 6 15" svg:d="M5.4881 15.3798C6.10067 10.7503 1.74439 1.04687 0.518388 0C-1.42129 9.73564 2.49262 16.3 5.4881 15.3798Z" koffice:nodeTypes="ccc"/>
            <draw:path draw:style-name="gr4" draw:id="shape28" draw:name="path2856" draw:layer="g4816" svg:width="14.61866218210pt" svg:height="10.55029271273pt" draw:transform="matrix(0.34303269083 0.00000000000 0.00000000000 0.34303269083 60.89499686976pt 38.24331113408pt)" svg:viewBox="0 0 15 11" svg:d="M0.422631 10.5503C5.43133 9.41347 14.0129 1.61083 14.6187 0C3.836 1.80043 -1.61891 8.02358 0.422631 10.5503Z" koffice:nodeTypes="ccc"/>
            <draw:path draw:style-name="gr4" draw:id="shape29" draw:name="path2858" draw:layer="g4816" svg:width="12.96558590444pt" svg:height="13.19270892308pt" draw:transform="matrix(0.34303269083 0.00000000000 0.00000000000 0.34303269083 61.15561394693pt 35.51030107967pt)" svg:viewBox="0 0 13 13" svg:d="M0.669874 13.1927C5.4779 11.1779 12.642 1.72222 12.9656 0C2.54099 3.73699 -1.78287 10.9829 0.669874 13.1927Z" koffice:nodeTypes="ccc"/>
            <draw:path draw:style-name="gr4" draw:id="shape30" draw:name="path2860" draw:layer="g4816" svg:width="4.30813953379pt" svg:height="16.58281284000pt" draw:transform="matrix(0.34303269083 0.00000000000 0.00000000000 0.34303269083 61.10676202137pt 31.18424720902pt)" svg:viewBox="0 0 4 17" svg:d="M2.68789 16.5828C4.93535 12.3135 4.43223 1.41224 3.62689 0C-1.67172 8.83342 -0.430506 16.5168 2.68789 16.5828Z" koffice:nodeTypes="ccc"/>
            <draw:path draw:style-name="gr4" draw:id="shape31" draw:name="path2862" draw:layer="g4816" svg:width="3.74205898009pt" svg:height="13.38683569231pt" draw:transform="matrix(0.34303269083 0.00000000000 0.00000000000 0.34303269083 62.68647708739pt 30.12221799820pt)" svg:viewBox="0 0 4 13" svg:d="M2.33291 13.3868C4.28248 9.91714 3.84914 1.14547 3.16295 0C-1.45634 7.13505 -0.373441 13.3211 2.33291 13.3868Z" koffice:nodeTypes="ccc"/>
            <draw:path draw:style-name="gr4" draw:id="shape32" draw:name="path2864" draw:layer="g4816" svg:width="13.96122604249pt" svg:height="11.93448965333pt" draw:transform="matrix(0.34303269083 0.00000000000 0.00000000000 0.34303269083 63.68409554244pt 31.82585555396pt)" svg:viewBox="0 0 14 12" svg:d="M0.537453 11.9345C5.50656 10.358 13.4451 1.6411 13.9612 0C3.21534 2.76682 -1.72181 9.55381 0.537453 11.9345Z" koffice:nodeTypes="ccc"/>
            <draw:path draw:style-name="gr4" draw:id="shape33" draw:name="path2866" draw:layer="g4816" svg:width="7.31183932696pt" svg:height="11.29856133333pt" draw:transform="matrix(0.34303269083 0.00000000000 0.00000000000 0.34303269083 64.21965285876pt 29.62413453110pt)" svg:viewBox="0 0 7 11" svg:d="M0.902818 11.2986C4.00734 9.04506 7.40866 1.25212 7.30973 0C0.440043 4.507 -1.30967 10.2661 0.902818 11.2986Z" koffice:nodeTypes="ccc"/>
            <draw:path draw:style-name="gr4" draw:id="shape34" draw:name="path2868" draw:layer="g4816" svg:width="18.52843296061pt" svg:height="9.19538831402pt" draw:transform="matrix(0.34303269083 0.00000000000 0.00000000000 0.34303269083 65.16565344554pt 64.96363676701pt)" svg:viewBox="0 0 19 9" svg:d="M18.2607 0C12.3267 0.293535 1.0162 7.49849 0 9.19421C12.6221 9.29205 20.0642 3.29277 18.2607 0Z" koffice:nodeTypes="ccc"/>
            <draw:path draw:style-name="gr4" draw:id="shape35" draw:name="path2870" draw:layer="g4816" svg:width="7.07833683926pt" svg:height="12.86042283278pt" draw:transform="matrix(0.34303269083 0.00000000000 0.00000000000 0.34303269083 59.86900267886pt 43.08940256404pt)" svg:viewBox="0 0 7 13" svg:d="M1.55408 12.8329C1.13174 13.2499 5.55066 8.91893 7.07834 0C-0.75312 6.38465 -1.24062 11.7421 1.55408 12.8329Z" koffice:nodeTypes="ccc"/>
            <draw:path draw:style-name="gr4" draw:id="shape36" draw:name="path2872" draw:layer="g4816" svg:width="15.73232896000pt" svg:height="13.83885367774pt" draw:transform="matrix(0.34303269083 0.00000000000 0.00000000000 0.34303269083 56.91859870558pt 51.26592978277pt)" svg:viewBox="0 0 16 14" svg:d="M15.7323 12.8797C13.0407 7.52111 1.95385 0.23359 0 0C5.12618 11.6812 13.554 15.9411 15.7323 12.8797Z" koffice:nodeTypes="ccc"/>
            <draw:path draw:style-name="gr4" draw:id="shape37" draw:name="path2874" draw:layer="g4816" svg:width="8.26984220444pt" svg:height="14.38317706841pt" draw:transform="matrix(0.34303269083 0.00000000000 0.00000000000 0.34303269083 57.62799031022pt 38.51993269597pt)" svg:viewBox="0 0 8 14" svg:d="M8.26984 14.0906C7.55743 8.66338 2.16792 1.14414 0 0C0.774531 10.2 5.8849 15.7577 8.26984 14.0906Z" koffice:nodeTypes="ccc"/>
            <draw:path draw:style-name="gr7" draw:id="shape38" draw:name="path2876" draw:layer="g4816" svg:width="5.48287096716pt" svg:height="17.78916623222pt" draw:transform="matrix(0.34303269083 0.00000000000 0.00000000000 0.34303269083 69.12850065049pt 58.46906743798pt)" svg:viewBox="0 0 5 18" svg:d="M5.48287 17.6847C2.48659 18.7731 -1.40598 11.2508 0.50895 0C2.3627 9.53469 4.58659 17.1241 5.48287 17.6847Z" koffice:nodeTypes="ccc"/>
            <draw:path draw:style-name="gr8" draw:id="shape39" draw:name="path2878" draw:layer="g4816" svg:width="5.48287096716pt" svg:height="17.78916623222pt" draw:transform="matrix(0.34303269083 0.00000000000 0.00000000000 0.34303269083 69.12850065049pt 58.46906743798pt)" svg:viewBox="0 0 5 18" svg:d="M5.48287 17.6847C2.48659 18.7731 -1.40598 11.2508 0.50895 0C2.3627 9.53469 4.58659 17.1241 5.48287 17.6847Z" koffice:nodeTypes="ccc"/>
            <draw:path draw:style-name="gr7" draw:id="shape40" draw:name="path2880" draw:layer="g4816" svg:width="18.45091322387pt" svg:height="9.06488118704pt" draw:transform="matrix(0.34303269083 0.00000000000 0.00000000000 0.34303269083 68.96755336460pt 66.54597796329pt)" svg:viewBox="0 0 18 9" svg:d="M18.1909 0C19.9574 3.26932 12.5965 9.16084 0 9.06369C9.97869 5.14645 17.7324 1.16498 18.1909 0Z" koffice:nodeTypes="ccc"/>
            <draw:path draw:style-name="gr5" draw:id="shape41" draw:name="path2882" draw:layer="g4816" svg:width="18.45091322387pt" svg:height="9.06488118704pt" draw:transform="matrix(0.34303269083 0.00000000000 0.00000000000 0.34303269083 68.96755336460pt 66.54597796329pt)" svg:viewBox="0 0 18 9" svg:d="M18.1909 0C19.9574 3.26932 12.5965 9.16084 0 9.06369C9.97869 5.14645 17.7324 1.16498 18.1909 0Z" koffice:nodeTypes="ccc"/>
            <draw:path draw:style-name="gr7" draw:id="shape42" draw:name="path2884" draw:layer="g4816" svg:width="18.46716930038pt" svg:height="9.06648669610pt" draw:transform="matrix(0.34303269083 0.00000000000 0.00000000000 0.34303269083 66.78394446782pt 65.52785693690pt)" svg:viewBox="0 0 18 9" svg:d="M18.1981 0C19.9986 3.26961 12.6344 9.16246 0 9.0653C9.98308 5.14771 17.7402 1.16588 18.1981 0Z" koffice:nodeTypes="ccc"/>
            <draw:path draw:style-name="gr5" draw:id="shape43" draw:name="path2886" draw:layer="g4816" svg:width="18.46716930038pt" svg:height="9.06648669610pt" draw:transform="matrix(0.34303269083 0.00000000000 0.00000000000 0.34303269083 66.78394446782pt 65.52785693690pt)" svg:viewBox="0 0 18 9" svg:d="M18.1981 0C19.9986 3.26961 12.6344 9.16246 0 9.0653C9.98308 5.14771 17.7402 1.16588 18.1981 0Z" koffice:nodeTypes="ccc"/>
            <draw:path draw:style-name="gr7" draw:id="shape44" draw:name="path2888" draw:layer="g4816" svg:width="9.03439292777pt" svg:height="18.38196005775pt" draw:transform="matrix(0.34303269083 0.00000000000 0.00000000000 0.34303269083 73.06844739208pt 60.41639541731pt)" svg:viewBox="0 0 9 18" svg:d="M9.03439 18.1229C5.79702 19.8829 -0.0958024 12.5487 0.00118238 0C3.88699 9.94062 7.86897 17.6661 9.03439 18.1229Z" koffice:nodeTypes="ccc"/>
            <draw:path draw:style-name="gr5" draw:id="shape45" draw:name="path2890" draw:layer="g4816" svg:width="9.03439292777pt" svg:height="18.38196005775pt" draw:transform="matrix(0.34303269083 0.00000000000 0.00000000000 0.34303269083 73.06844739208pt 60.41639541731pt)" svg:viewBox="0 0 9 18" svg:d="M9.03439 18.1229C5.79702 19.8829 -0.0958024 12.5487 0.00118238 0C3.88699 9.94062 7.86897 17.6661 9.03439 18.1229Z" koffice:nodeTypes="ccc"/>
            <draw:path draw:style-name="gr7" draw:id="shape46" draw:name="path2892" draw:layer="g4816" svg:width="10.15142871273pt" svg:height="17.85488896466pt" draw:transform="matrix(0.34303269083 0.00000000000 0.00000000000 0.34303269083 70.88524331944pt 59.95151751469pt)" svg:viewBox="0 0 10 18" svg:d="M10.1514 17.487C7.17109 19.5686 0.931451 12.6932 0 0C4.56349 9.6851 9.00249 17.1229 10.1514 17.487Z" koffice:nodeTypes="ccc"/>
            <draw:path draw:style-name="gr5" draw:id="shape47" draw:name="path2894" draw:layer="g4816" svg:width="10.15142871273pt" svg:height="17.85488896466pt" draw:transform="matrix(0.34303269083 0.00000000000 0.00000000000 0.34303269083 70.88524331944pt 59.95151751469pt)" svg:viewBox="0 0 10 18" svg:d="M10.1514 17.487C7.17109 19.5686 0.931451 12.6932 0 0C4.56349 9.6851 9.00249 17.1229 10.1514 17.487Z" koffice:nodeTypes="ccc"/>
            <draw:path draw:style-name="gr7" draw:id="shape48" draw:name="path2896" draw:layer="g4816" svg:width="20.14291305010pt" svg:height="3.54144804280pt" draw:transform="matrix(0.34303269083 0.00000000000 0.00000000000 0.34303269083 63.02622715935pt 64.25561729313pt)" svg:viewBox="0 0 20 4" svg:d="M20.1388 0C20.3652 3.45964 11.2857 5.5839 0 0.576606C10.6041 1.15321 19.2629 0.818991 20.1388 0Z" koffice:nodeTypes="ccc"/>
            <draw:path draw:style-name="gr5" draw:id="shape49" draw:name="path2898" draw:layer="g4816" svg:width="20.14291305010pt" svg:height="3.54144804280pt" draw:transform="matrix(0.34303269083 0.00000000000 0.00000000000 0.34303269083 63.02622715935pt 64.25561729313pt)" svg:viewBox="0 0 20 4" svg:d="M20.1388 0C20.3652 3.45964 11.2857 5.5839 0 0.576606C10.6041 1.15321 19.2629 0.818991 20.1388 0Z" koffice:nodeTypes="ccc"/>
            <draw:path draw:style-name="gr7" draw:id="shape50" draw:name="path2900" draw:layer="g4816" svg:width="19.17351948800pt" svg:height="6.74738891103pt" draw:transform="matrix(0.34303269083 0.00000000000 0.00000000000 0.34303269083 61.38570761870pt 61.68863506108pt)" svg:viewBox="0 0 19 7" svg:d="M19.1735 4.5288C18.4458 8.07503 9.27031 7.91716 0 0C9.83976 3.29332 18.0973 5.13044 19.1735 4.5288Z" koffice:nodeTypes="ccc"/>
            <draw:path draw:style-name="gr5" draw:id="shape51" draw:name="path2902" draw:layer="g4816" svg:width="19.17351948800pt" svg:height="6.74738891103pt" draw:transform="matrix(0.34303269083 0.00000000000 0.00000000000 0.34303269083 61.38570761870pt 61.68863506108pt)" svg:viewBox="0 0 19 7" svg:d="M19.1735 4.5288C18.4458 8.07503 9.27031 7.91716 0 0C9.83976 3.29332 18.0973 5.13044 19.1735 4.5288Z" koffice:nodeTypes="ccc"/>
            <draw:path draw:style-name="gr7" draw:id="shape52" draw:name="path2904" draw:layer="g4816" svg:width="4.10794270006pt" svg:height="17.90758156334pt" draw:transform="matrix(0.34303269083 0.00000000000 0.00000000000 0.34303269083 67.10035296412pt 56.41114571913pt)" svg:viewBox="0 0 4 18" svg:d="M4.10794 17.8867C0.767768 18.3695 -2.01544 10.4227 1.94656 0C2.20923 9.45803 3.22426 17.147 4.10794 17.8867Z" koffice:nodeTypes="ccc"/>
            <draw:path draw:style-name="gr8" draw:id="shape53" draw:name="path2906" draw:layer="g4816" svg:width="4.10794270006pt" svg:height="17.90758156334pt" draw:transform="matrix(0.34303269083 0.00000000000 0.00000000000 0.34303269083 67.10035296412pt 56.41114571913pt)" svg:viewBox="0 0 4 18" svg:d="M4.10794 17.8867C0.767768 18.3695 -2.01544 10.4227 1.94656 0C2.20923 9.45803 3.22426 17.147 4.10794 17.8867Z" koffice:nodeTypes="ccc"/>
            <draw:path draw:style-name="gr7" draw:id="shape54" draw:name="path2908" draw:layer="g4816" svg:width="3.27579368755pt" svg:height="16.36081449261pt" draw:transform="matrix(0.34303269083 0.00000000000 0.00000000000 0.34303269083 65.48678985747pt 55.64769216241pt)" svg:viewBox="0 0 3 16" svg:d="M3.27579 16.3404C0.614495 16.7966 -1.60736 9.55636 1.55058 0C1.78442 8.6754 2.60323 15.6875 3.27579 16.3404Z" koffice:nodeTypes="ccc"/>
            <draw:path draw:style-name="gr8" draw:id="shape55" draw:name="path2910" draw:layer="g4816" svg:width="3.27643718954pt" svg:height="16.36081449261pt" draw:transform="matrix(0.34303269083 0.00000000000 0.00000000000 0.34303269083 65.48666930940pt 55.64769216241pt)" svg:viewBox="0 0 3 16" svg:d="M3.27644 16.3404C0.614873 16.7966 -1.60792 9.55636 1.55106 0C1.78492 8.6754 2.60381 15.6875 3.27644 16.3404Z" koffice:nodeTypes="ccc"/>
            <draw:path draw:style-name="gr7" draw:id="shape56" draw:name="path2912" draw:layer="g4816" svg:width="15.54251776000pt" svg:height="13.77789469686pt" draw:transform="matrix(0.34303269083 0.00000000000 0.00000000000 0.34303269083 60.80913827194pt 57.39578675490pt)" svg:viewBox="0 0 16 14" svg:d="M15.5425 12.8167C13.3766 15.8722 5.09595 11.6546 0 0C7.58045 7.47076 14.3322 12.8834 15.5425 12.8167Z" koffice:nodeTypes="ccc"/>
            <draw:path draw:style-name="gr5" draw:id="shape57" draw:name="path2914" draw:layer="g4816" svg:width="15.54251776000pt" svg:height="13.77789469686pt" draw:transform="matrix(0.34303269083 0.00000000000 0.00000000000 0.34303269083 60.80913827194pt 57.39578675490pt)" svg:viewBox="0 0 16 14" svg:d="M15.5425 12.8167C13.3766 15.8722 5.09595 11.6546 0 0C7.58045 7.47076 14.3322 12.8834 15.5425 12.8167Z" koffice:nodeTypes="ccc"/>
            <draw:path draw:style-name="gr7" draw:id="shape58" draw:name="path2916" draw:layer="g4816" svg:width="4.08001580395pt" svg:height="16.45113600000pt" draw:transform="matrix(0.34303269083 0.00000000000 0.00000000000 0.34303269083 64.06514434687pt 53.58949601740pt)" svg:viewBox="0 0 4 16" svg:d="M2.98753 16.4511C-0.479334 16.353 -1.8741 8.79828 4.08002 0C2.64793 8.60196 2.27102 15.6667 2.98753 16.4511Z" koffice:nodeTypes="ccc"/>
            <draw:path draw:style-name="gr8" draw:id="shape59" draw:name="path2918" draw:layer="g4816" svg:width="4.08001580395pt" svg:height="16.45113600000pt" draw:transform="matrix(0.34303269083 0.00000000000 0.00000000000 0.34303269083 64.06514434687pt 53.58949601740pt)" svg:viewBox="0 0 4 16" svg:d="M2.98753 16.4511C-0.479334 16.353 -1.8741 8.79828 4.08002 0C2.64793 8.60196 2.27102 15.6667 2.98753 16.4511Z" koffice:nodeTypes="ccc"/>
            <draw:path draw:style-name="gr7" draw:id="shape60" draw:name="path2920" draw:layer="g4816" svg:width="3.77505385277pt" svg:height="18.05924867556pt" draw:transform="matrix(0.34303269083 0.00000000000 0.00000000000 0.34303269083 62.50224502167pt 50.67975552067pt)" svg:viewBox="0 0 4 18" svg:d="M2.77094 18.0592C-0.462132 17.9623 -1.71805 9.65986 3.77505 0C2.42587 9.43309 2.08002 17.1874 2.77094 18.0592Z" koffice:nodeTypes="ccc"/>
            <draw:path draw:style-name="gr8" draw:id="shape61" draw:name="path2922" draw:layer="g4816" svg:width="3.77505385277pt" svg:height="18.05924867556pt" draw:transform="matrix(0.34303269083 0.00000000000 0.00000000000 0.34303269083 62.50224502167pt 50.67975552067pt)" svg:viewBox="0 0 4 18" svg:d="M2.77094 18.0592C-0.462132 17.9623 -1.71805 9.65986 3.77505 0C2.42587 9.43309 2.08002 17.1874 2.77094 18.0592Z" koffice:nodeTypes="ccc"/>
            <draw:path draw:style-name="gr7" draw:id="shape62" draw:name="path2924" draw:layer="g4816" svg:width="15.90443729067pt" svg:height="6.30730259518pt" draw:transform="matrix(0.34303269083 0.00000000000 0.00000000000 0.34303269083 57.73885847590pt 55.66964625462pt)" svg:viewBox="0 0 16 6" svg:d="M15.9044 4.83729C15.0395 7.56273 7.28703 6.79727 0 0C8.08526 3.21448 14.9728 5.20483 15.9044 4.83729Z" koffice:nodeTypes="ccc"/>
            <draw:path draw:style-name="gr8" draw:id="shape63" draw:name="path2926" draw:layer="g4816" svg:width="15.90443729067pt" svg:height="6.30730259518pt" draw:transform="matrix(0.34303269083 0.00000000000 0.00000000000 0.34303269083 57.73885847590pt 55.66964625462pt)" svg:viewBox="0 0 16 6" svg:d="M15.9044 4.83729C15.0395 7.56273 7.28703 6.79727 0 0C8.08526 3.21448 14.9728 5.20483 15.9044 4.83729Z" koffice:nodeTypes="ccc"/>
            <draw:path draw:style-name="gr7" draw:id="shape64" draw:name="path2928" draw:layer="g4816" svg:width="5.04293077280pt" svg:height="17.73855630222pt" draw:transform="matrix(0.34303269083 0.00000000000 0.00000000000 0.34303269083 61.34817332041pt 48.34521223993pt)" svg:viewBox="0 0 5 18" svg:d="M2.41412 17.7386C-0.896807 17.3542 -1.4809 9.06147 5.04293 0C2.83592 9.18933 1.79709 16.8419 2.41412 17.7386Z" koffice:nodeTypes="ccc"/>
            <draw:path draw:style-name="gr8" draw:id="shape65" draw:name="path2930" draw:layer="g4816" svg:width="5.04293077280pt" svg:height="17.73855630222pt" draw:transform="matrix(0.34303269083 0.00000000000 0.00000000000 0.34303269083 61.34817332041pt 48.34521223993pt)" svg:viewBox="0 0 5 18" svg:d="M2.41412 17.7386C-0.896807 17.3542 -1.4809 9.06147 5.04293 0C2.83592 9.18933 1.79709 16.8419 2.41412 17.7386Z" koffice:nodeTypes="ccc"/>
            <draw:path draw:style-name="gr7" draw:id="shape66" draw:name="path2932" draw:layer="g4816" svg:width="8.64663790273pt" svg:height="14.65058761143pt" draw:transform="matrix(0.34303269083 0.00000000000 0.00000000000 0.34303269083 60.48780252501pt 44.76010898148pt)" svg:viewBox="0 0 9 15" svg:d="M1.07657 14.6506C-1.55186 13.2978 0.506504 5.84076 8.64664 0C4.02258 7.32529 0.855445 13.6604 1.07657 14.6506Z" koffice:nodeTypes="ccc"/>
            <draw:path draw:style-name="gr8" draw:id="shape67" draw:name="path2934" draw:layer="g4816" svg:width="8.64663790273pt" svg:height="14.65058761143pt" draw:transform="matrix(0.34303269083 0.00000000000 0.00000000000 0.34303269083 60.48780252501pt 44.76010898148pt)" svg:viewBox="0 0 9 15" svg:d="M1.07657 14.6506C-1.55186 13.2978 0.506504 5.84076 8.64664 0C4.02258 7.32529 0.855445 13.6604 1.07657 14.6506Z" koffice:nodeTypes="ccc"/>
            <draw:path draw:style-name="gr7" draw:id="shape68" draw:name="path2936" draw:layer="g4816" svg:width="12.59519335631pt" svg:height="10.62504406647pt" draw:transform="matrix(0.34303269083 0.00000000000 0.00000000000 0.34303269083 56.16475280846pt 47.52632460037pt)" svg:viewBox="0 0 13 11" svg:d="M12.5952 9.8902C10.8463 12.2364 4.13487 8.97108 0 0C6.13892 5.76948 11.6093 9.95389 12.5952 9.8902Z" koffice:nodeTypes="ccc"/>
            <draw:path draw:style-name="gr8" draw:id="shape69" draw:name="path2938" draw:layer="g4816" svg:width="12.59519335631pt" svg:height="10.62504406647pt" draw:transform="matrix(0.34303269083 0.00000000000 0.00000000000 0.34303269083 56.16475280846pt 47.52632460037pt)" svg:viewBox="0 0 13 11" svg:d="M12.5952 9.8902C10.8463 12.2364 4.13487 8.97108 0 0C6.13892 5.76948 11.6093 9.95389 12.5952 9.8902Z" koffice:nodeTypes="ccc"/>
            <draw:path draw:style-name="gr7" draw:id="shape70" draw:name="path2940" draw:layer="g4816" svg:width="8.08530268444pt" svg:height="14.25522020967pt" draw:transform="matrix(0.34303269083 0.00000000000 0.00000000000 0.34303269083 57.37304841440pt 43.42145820877pt)" svg:viewBox="0 0 8 14" svg:d="M8.0853 13.9624C5.72712 15.6229 0.734752 10.1222 0 0C3.64419 7.74646 7.16629 13.6701 8.0853 13.9624Z" koffice:nodeTypes="ccc"/>
            <draw:path draw:style-name="gr8" draw:id="shape71" draw:name="path2942" draw:layer="g4816" svg:width="8.08530268444pt" svg:height="14.25522020967pt" draw:transform="matrix(0.34303269083 0.00000000000 0.00000000000 0.34303269083 57.37304841440pt 43.42145820877pt)" svg:viewBox="0 0 8 14" svg:d="M8.0853 13.9624C5.72712 15.6229 0.734752 10.1222 0 0C3.64419 7.74646 7.16629 13.6701 8.0853 13.9624Z" koffice:nodeTypes="ccc"/>
            <draw:path draw:style-name="gr7" draw:id="shape72" draw:name="path2944" draw:layer="g4816" svg:width="12.47778804331pt" svg:height="7.36665728000pt" draw:transform="matrix(0.34303269083 0.00000000000 0.00000000000 0.34303269083 60.48633227331pt 41.05370936355pt)" svg:viewBox="0 0 12 7" svg:d="M0.257306 7.36666C-1.19893 5.23097 3.61341 0.680932 12.4778 0C4.21456 4.05489 0.795755 5.57105 0.257306 7.36666Z" koffice:nodeTypes="ccc"/>
            <draw:path draw:style-name="gr8" draw:id="shape73" draw:name="path2946" draw:layer="g4816" svg:width="12.47778804331pt" svg:height="7.36665728000pt" draw:transform="matrix(0.34303269083 0.00000000000 0.00000000000 0.34303269083 60.48633227331pt 41.05370936355pt)" svg:viewBox="0 0 12 7" svg:d="M0.257306 7.36666C-1.19893 5.23097 3.61341 0.680932 12.4778 0C4.21456 4.05489 0.795755 5.57105 0.257306 7.36666Z" koffice:nodeTypes="ccc"/>
            <draw:path draw:style-name="gr7" draw:id="shape74" draw:name="path2948" draw:layer="g4816" svg:width="5.36806023449pt" svg:height="15.28988976057pt" draw:transform="matrix(0.34303269083 0.00000000000 0.00000000000 0.34303269083 59.33136535476pt 35.08988021378pt)" svg:viewBox="0 0 5 15" svg:d="M5.36806 15.1983C2.42124 16.1438 -1.39512 9.68016 0.513067 0C2.28779 8.19819 4.46371 14.6939 5.36806 15.1983Z" koffice:nodeTypes="ccc"/>
            <draw:path draw:style-name="gr8" draw:id="shape75" draw:name="path2950" draw:layer="g4816" svg:width="5.36806023449pt" svg:height="15.28988976057pt" draw:transform="matrix(0.34303269083 0.00000000000 0.00000000000 0.34303269083 59.33136535476pt 35.08988021378pt)" svg:viewBox="0 0 5 15" svg:d="M5.36806 15.1983C2.42124 16.1438 -1.39512 9.68016 0.513067 0C2.28779 8.19819 4.46371 14.6939 5.36806 15.1983Z" koffice:nodeTypes="ccc"/>
            <draw:path draw:style-name="gr7" draw:id="shape76" draw:name="path2952" draw:layer="g4816" svg:width="14.56061715838pt" svg:height="10.36154327273pt" draw:transform="matrix(0.34303269083 0.00000000000 0.00000000000 0.34303269083 60.88287262570pt 38.27651669856pt)" svg:viewBox="0 0 15 10" svg:d="M0.425085 10.3615C-1.6124 7.85754 3.76782 1.78425 14.5606 0C6.63369 4.78984 0.616616 9.32888 0.425085 10.3615Z" koffice:nodeTypes="ccc"/>
            <draw:path draw:style-name="gr8" draw:id="shape77" draw:name="path2954" draw:layer="g4816" svg:width="14.56061715838pt" svg:height="10.36154327273pt" draw:transform="matrix(0.34303269083 0.00000000000 0.00000000000 0.34303269083 60.88287262570pt 38.27651669856pt)" svg:viewBox="0 0 15 10" svg:d="M0.425085 10.3615C-1.6124 7.85754 3.76782 1.78425 14.5606 0C6.63369 4.78984 0.616616 9.32888 0.425085 10.3615Z" koffice:nodeTypes="ccc"/>
            <draw:path draw:style-name="gr7" draw:id="shape78" draw:name="path2956" draw:layer="g4816" svg:width="12.90659664561pt" svg:height="13.06247488000pt" draw:transform="matrix(0.34303269083 0.00000000000 0.00000000000 0.34303269083 61.14351684172pt 35.53252959804pt)" svg:viewBox="0 0 13 13" svg:d="M0.670806 13.0625C-1.77556 10.8636 2.50658 3.7185 12.9066 0C5.88717 6.27262 0.703488 11.963 0.670806 13.0625Z" koffice:nodeTypes="ccc"/>
            <draw:path draw:style-name="gr8" draw:id="shape79" draw:name="path2958" draw:layer="g4816" svg:width="12.90659664561pt" svg:height="13.06247488000pt" draw:transform="matrix(0.34303269083 0.00000000000 0.00000000000 0.34303269083 61.14351684172pt 35.53252959804pt)" svg:viewBox="0 0 13 13" svg:d="M0.670806 13.0625C-1.77556 10.8636 2.50658 3.7185 12.9066 0C5.88717 6.27262 0.703488 11.963 0.670806 13.0625Z" koffice:nodeTypes="ccc"/>
            <draw:path draw:style-name="gr7" draw:id="shape80" draw:name="path2960" draw:layer="g4816" svg:width="4.08070163413pt" svg:height="16.44951364000pt" draw:transform="matrix(0.34303269083 0.00000000000 0.00000000000 0.34303269083 61.09437882999pt 31.19549868128pt)" svg:viewBox="0 0 4 16" svg:d="M2.98812 16.4495C-0.479959 16.3846 -1.87391 8.79703 4.0807 0C2.6485 8.60073 2.27155 15.6651 2.98812 16.4495Z" koffice:nodeTypes="ccc"/>
            <draw:path draw:style-name="gr8" draw:id="shape81" draw:name="path2962" draw:layer="g4816" svg:width="4.08092609843pt" svg:height="16.44951364000pt" draw:transform="matrix(0.34303269083 0.00000000000 0.00000000000 0.34303269083 61.09434727663pt 31.19549868128pt)" svg:viewBox="0 0 4 16" svg:d="M2.98738 16.4495C-0.479864 16.3846 -1.87385 8.79703 4.08093 0C2.64868 8.60073 2.27173 15.6651 2.98738 16.4495Z" koffice:nodeTypes="ccc"/>
            <draw:path draw:style-name="gr7" draw:id="shape82" draw:name="path2964" draw:layer="g4816" svg:width="2.70440768900pt" svg:height="13.25726030769pt" draw:transform="matrix(0.34303269083 0.00000000000 0.00000000000 0.34303269083 62.66989374526pt 30.13319504430pt)" svg:viewBox="0 0 3 13" svg:d="M1.96763 13.2573C-0.333095 13.1918 -1.22331 7.10043 2.70441 0C1.72229 6.90492 1.47695 12.6376 1.96763 13.2573Z" koffice:nodeTypes="ccc"/>
            <draw:path draw:style-name="gr8" draw:id="shape83" draw:name="path2966" draw:layer="g4816" svg:width="2.70440768900pt" svg:height="13.25726030769pt" draw:transform="matrix(0.34303269083 0.00000000000 0.00000000000 0.34303269083 62.66989374526pt 30.13319504430pt)" svg:viewBox="0 0 3 13" svg:d="M1.96763 13.2573C-0.333095 13.1918 -1.22331 7.10043 2.70441 0C1.72229 6.90492 1.47695 12.6376 1.96763 13.2573Z" koffice:nodeTypes="ccc"/>
            <draw:path draw:style-name="gr7" draw:id="shape84" draw:name="path2968" draw:layer="g4816" svg:width="13.79929394000pt" svg:height="11.80559381333pt" draw:transform="matrix(0.34303269083 0.00000000000 0.00000000000 0.34303269083 63.67878874330pt 31.84808407232pt)" svg:viewBox="0 0 14 12" svg:d="M0.549686 11.8056C-1.72821 9.43781 3.14766 2.75183 13.7993 0C6.29207 5.56715 0.645789 10.7177 0.549686 11.8056Z" koffice:nodeTypes="ccc"/>
            <draw:path draw:style-name="gr8" draw:id="shape85" draw:name="path2970" draw:layer="g4816" svg:width="13.79929394000pt" svg:height="11.80559381333pt" draw:transform="matrix(0.34303269083 0.00000000000 0.00000000000 0.34303269083 63.67878874330pt 31.84808407232pt)" svg:viewBox="0 0 14 12" svg:d="M0.549686 11.8056C-1.72821 9.43781 3.14766 2.75183 13.7993 0C6.29207 5.56715 0.645789 10.7177 0.549686 11.8056Z" koffice:nodeTypes="ccc"/>
            <draw:path draw:style-name="gr7" draw:id="shape86" draw:name="path2972" draw:layer="g4816" svg:width="7.25375335184pt" svg:height="11.17315605333pt" draw:transform="matrix(0.34303269083 0.00000000000 0.00000000000 0.34303269083 64.20648450375pt 29.64636304947pt)" svg:viewBox="0 0 7 11" svg:d="M0.904913 11.1732C-1.29877 10.1148 0.412219 4.45027 7.25375 0C3.37246 5.57114 0.707835 10.4267 0.904913 11.1732Z" koffice:nodeTypes="ccc"/>
            <draw:path draw:style-name="gr8" draw:id="shape87" draw:name="path2974" draw:layer="g4816" svg:width="7.25375335184pt" svg:height="11.17315605333pt" draw:transform="matrix(0.34303269083 0.00000000000 0.00000000000 0.34303269083 64.20648450375pt 29.64636304947pt)" svg:viewBox="0 0 7 11" svg:d="M0.904913 11.1732C-1.29877 10.1148 0.412219 4.45027 7.25375 0C3.37246 5.57114 0.707835 10.4267 0.904913 11.1732Z" koffice:nodeTypes="ccc"/>
            <draw:path draw:style-name="gr7" draw:id="shape88" draw:name="path2976" draw:layer="g4816" svg:width="18.40242244101pt" svg:height="9.00076472518pt" draw:transform="matrix(0.34303269083 0.00000000000 0.00000000000 0.34303269083 65.13217345492pt 64.96363676701pt)" svg:viewBox="0 0 18 9" svg:d="M18.1338 0C19.9311 3.22574 12.5791 9.09639 0 8.99958C9.93321 5.12902 17.7091 1.16165 18.1338 0Z" koffice:nodeTypes="ccc"/>
            <draw:path draw:style-name="gr5" draw:id="shape89" draw:name="path2978" draw:layer="g4816" svg:width="18.40242244101pt" svg:height="9.00076472518pt" draw:transform="matrix(0.34303269083 0.00000000000 0.00000000000 0.34303269083 65.13217345492pt 64.96363676701pt)" svg:viewBox="0 0 18 9" svg:d="M18.1338 0C19.9311 3.22574 12.5791 9.09639 0 8.99958C9.93321 5.12902 17.7091 1.16165 18.1338 0Z" koffice:nodeTypes="ccc"/>
            <draw:path draw:style-name="gr7" draw:id="shape90" draw:name="path2980" draw:layer="g4816" svg:width="7.12515543310pt" svg:height="12.74050801231pt" draw:transform="matrix(0.34303269083 0.00000000000 0.00000000000 0.34303269083 59.86102988883pt 43.08940256404pt)" svg:viewBox="0 0 7 13" svg:d="M1.54957 12.7405C-1.25356 11.6547 -0.732158 6.35481 7.12516 0C3.01691 7.47229 1.2243 11.8147 1.54957 12.7405Z" koffice:nodeTypes="ccc"/>
            <draw:path draw:style-name="gr8" draw:id="shape91" draw:name="path2982" draw:layer="g4816" svg:width="7.12515543310pt" svg:height="12.74050801231pt" draw:transform="matrix(0.34303269083 0.00000000000 0.00000000000 0.34303269083 59.86102988883pt 43.08940256404pt)" svg:viewBox="0 0 7 13" svg:d="M1.54957 12.7405C-1.25356 11.6547 -0.732158 6.35481 7.12516 0C3.01691 7.47229 1.2243 11.8147 1.54957 12.7405Z" koffice:nodeTypes="ccc"/>
            <draw:path draw:style-name="gr7" draw:id="shape92" draw:name="path2984" draw:layer="g4816" svg:width="15.54251776000pt" svg:height="13.77887974101pt" draw:transform="matrix(0.34303269083 0.00000000000 0.00000000000 0.34303269083 56.88511871495pt 51.28815830113pt)" svg:viewBox="0 0 16 14" svg:d="M15.5425 12.818C13.3766 15.8727 5.09595 11.6558 0 0C7.58045 7.47185 14.3322 12.8838 15.5425 12.818Z" koffice:nodeTypes="ccc"/>
            <draw:path draw:style-name="gr5" draw:id="shape93" draw:name="path2986" draw:layer="g4816" svg:width="15.54251776000pt" svg:height="13.77887974101pt" draw:transform="matrix(0.34303269083 0.00000000000 0.00000000000 0.34303269083 56.88511871495pt 51.28815830113pt)" svg:viewBox="0 0 16 14" svg:d="M15.5425 12.818C13.3766 15.8727 5.09595 11.6558 0 0C7.58045 7.47185 14.3322 12.8838 15.5425 12.818Z" koffice:nodeTypes="ccc"/>
            <draw:path draw:style-name="gr7" draw:id="shape94" draw:name="path2988" draw:layer="g4816" svg:width="8.71115548444pt" svg:height="15.42978194680pt" draw:transform="matrix(0.34303269083 0.00000000000 0.00000000000 0.34303269083 57.64994440244pt 38.61954938939pt)" svg:viewBox="0 0 9 15" svg:d="M8.71116 15.0479C5.53223 17.2069 0.794928 9.94508 0 0C3.78339 7.75274 7.75724 14.7866 8.71116 15.0479Z" koffice:nodeTypes="ccc"/>
            <draw:path draw:style-name="gr8" draw:id="shape95" draw:name="path2990" draw:layer="g4816" svg:width="8.71115548444pt" svg:height="15.42978194680pt" draw:transform="matrix(0.34303269083 0.00000000000 0.00000000000 0.34303269083 57.64994440244pt 38.61954938939pt)" svg:viewBox="0 0 9 15" svg:d="M8.71116 15.0479C5.53223 17.2069 0.794928 9.94508 0 0C3.78339 7.75274 7.75724 14.7866 8.71116 15.0479Z" koffice:nodeTypes="ccc"/>
            <draw:path draw:style-name="gr9" draw:id="shape96" draw:name="path2992" draw:layer="g4816" svg:width="7.00499635937pt" svg:height="12.74050801231pt" draw:transform="matrix(0.34303269083 0.00000000000 0.00000000000 0.34303269083 59.88484736336pt 43.08940256404pt)" svg:viewBox="0 0 7 13" svg:d="M1.56383 12.7405C5.28115 9.3564 7.15702 0.989969 6.99536 0C-0.795415 6.35481 -1.21556 11.6547 1.56383 12.7405Z" koffice:nodeTypes="ccc"/>
            <draw:path draw:style-name="gr9" draw:id="shape97" draw:name="path2994" draw:layer="g4816" svg:width="18.52961755723pt" svg:height="9.12919994050pt" draw:transform="matrix(0.34303269083 0.00000000000 0.00000000000 0.34303269083 68.98978188296pt 66.54597796329pt)" svg:viewBox="0 0 19 9" svg:d="M18.2621 0C11.9667 0.291671 0.655841 8.05561 0 9.12802C12.6225 9.22551 20.0648 3.24867 18.2621 0Z" koffice:nodeTypes="ccc"/>
            <draw:path draw:style-name="gr9" draw:id="shape98" draw:name="path2996" draw:layer="g4816" svg:width="18.52843296061pt" svg:height="9.13081114184pt" draw:transform="matrix(0.34303269083 0.00000000000 0.00000000000 0.34303269083 66.80617298619pt 65.52785693690pt)" svg:viewBox="0 0 19 9" svg:d="M18.2607 0C11.9663 0.292503 0.65582 8.05712 0 9.12963C12.6221 9.22713 20.0642 3.24896 18.2607 0Z" koffice:nodeTypes="ccc"/>
            <draw:path draw:style-name="gr9" draw:id="shape99" draw:name="path2998" draw:layer="g4816" svg:width="9.22804911166pt" svg:height="18.50958587874pt" draw:transform="matrix(0.34303269083 0.00000000000 0.00000000000 0.34303269083 73.06867640949pt 60.39416689895pt)" svg:viewBox="0 0 9 19" svg:d="M9.22805 18.2514C8.93399 11.9383 1.11356 0.653864 0.00051896 0C-0.0642868 12.5921 5.95617 20.0175 9.22805 18.2514Z" koffice:nodeTypes="ccc"/>
            <draw:path draw:style-name="gr9" draw:id="shape100" draw:name="path3000" draw:layer="g4816" svg:width="10.33826327273pt" svg:height="17.98121977059pt" draw:transform="matrix(0.34303269083 0.00000000000 0.00000000000 0.34303269083 70.88524331944pt 59.92956342248pt)" svg:viewBox="0 0 10 18" svg:d="M10.3383 17.6145C9.52315 11.2784 1.09665 0.563593 0 0C0.971006 12.738 7.33063 19.7035 10.3383 17.6145Z" koffice:nodeTypes="ccc"/>
            <draw:path draw:style-name="gr9" draw:id="shape101" draw:name="path3002" draw:layer="g4816" svg:width="5.69761538306pt" svg:height="17.92041535535pt" draw:transform="matrix(0.34303269083 0.00000000000 0.00000000000 0.34303269083 69.14672762030pt 58.44683891962pt)" svg:viewBox="0 0 6 18" svg:d="M5.63176 17.8164C6.32403 12.1202 1.34874 0.761411 0.530189 0C-1.45307 11.2922 2.5454 18.9088 5.63176 17.8164Z" koffice:nodeTypes="ccc"/>
            <draw:path draw:style-name="gr9" draw:id="shape102" draw:name="path3004" draw:layer="g4816" svg:width="20.40220361554pt" svg:height="4.63939283395pt" draw:transform="matrix(0.34303269083 0.00000000000 0.00000000000 0.34303269083 62.97079307651pt 63.89929741420pt)" svg:viewBox="0 0 20 5" svg:d="M20.3981 1.00057C14.5562 -1.26734 1.04394 0.938157 0 1.59086C11.3573 6.74857 20.6267 4.5423 20.3981 1.00057Z" koffice:nodeTypes="ccc"/>
            <draw:path draw:style-name="gr9" draw:id="shape103" draw:name="path3006" draw:layer="g4816" svg:width="19.30062339200pt" svg:height="6.89949325245pt" draw:transform="matrix(0.34303269083 0.00000000000 0.00000000000 0.34303269083 61.42989022928pt 61.66221059206pt)" svg:viewBox="0 0 19 7" svg:d="M19.3006 4.65604C14.4438 0.908836 1.1749 -0.339703 0 0.0764769C9.30098 8.08237 18.5705 8.24202 19.3006 4.65604Z" koffice:nodeTypes="ccc"/>
            <draw:path draw:style-name="gr9" draw:id="shape104" draw:name="path3008" draw:layer="g4816" svg:width="4.13353670449pt" svg:height="18.10249365339pt" draw:transform="matrix(0.34303269083 0.00000000000 0.00000000000 0.34303269083 67.12258154787pt 56.37766572850pt)" svg:viewBox="0 0 4 18" svg:d="M3.68568 18.0817C5.21393 12.712 2.39312 0.873677 1.74647 0C-1.80827 10.513 0.688849 18.567 3.68568 18.0817Z" koffice:nodeTypes="ccc"/>
            <draw:path draw:style-name="gr9" draw:id="shape105" draw:name="path3010" draw:layer="g4816" svg:width="4.20583691258pt" svg:height="16.49178585777pt" draw:transform="matrix(0.34303269083 0.00000000000 0.00000000000 0.34303269083 65.50702243733pt 55.62546364404pt)" svg:viewBox="0 0 4 16" svg:d="M3.75058 16.4714C5.30756 11.5917 2.42493 0.818699 1.76211 0C-1.84896 9.59454 0.735063 16.9295 3.75058 16.4714Z" koffice:nodeTypes="ccc"/>
            <draw:path draw:style-name="gr9" draw:id="shape106" draw:name="path3012" draw:layer="g4816" svg:width="15.73391556000pt" svg:height="13.83721793440pt" draw:transform="matrix(0.34303269083 0.00000000000 0.00000000000 0.34303269083 60.85359530868pt 57.39578675490pt)" svg:viewBox="0 0 16 14" svg:d="M15.7339 12.8781C12.8494 7.18722 1.21775 0.165897 0 0C5.12723 11.6797 13.5547 15.9393 15.7339 12.8781Z" koffice:nodeTypes="ccc"/>
            <draw:path draw:style-name="gr9" draw:id="shape107" draw:name="path3014" draw:layer="g4816" svg:width="4.19595905907pt" svg:height="16.64803204000pt" draw:transform="matrix(0.34303269083 0.00000000000 0.00000000000 0.34303269083 64.09271371259pt 53.55629045293pt)" svg:viewBox="0 0 4 17" svg:d="M2.64061 16.648C5.02331 12.0749 4.09661 0.921309 3.5673 0C-1.66186 8.88341 -0.404144 16.5493 2.64061 16.648Z" koffice:nodeTypes="ccc"/>
            <draw:path draw:style-name="gr9" draw:id="shape108" draw:name="path3016" draw:layer="g4816" svg:width="4.13180368424pt" svg:height="18.25368760889pt" draw:transform="matrix(0.34303269083 0.00000000000 0.00000000000 0.34303269083 62.52982983634pt 50.64654995620pt)" svg:viewBox="0 0 4 18" svg:d="M2.60776 18.2537C4.95819 13.2194 4.01787 1.00622 3.51826 0C-1.62184 9.71172 -0.417538 18.1562 2.60776 18.2537Z" koffice:nodeTypes="ccc"/>
            <draw:path draw:style-name="gr9" draw:id="shape109" draw:name="path3018" draw:layer="g4816" svg:width="15.09788736000pt" svg:height="6.35500716315pt" draw:transform="matrix(0.34303269083 0.00000000000 0.00000000000 0.34303269083 57.77206404037pt 55.65253532757pt)" svg:viewBox="0 0 15 6" svg:d="M15.0979 4.87259C11.4571 1.64597 0.972954 -0.19868 0 0.0170376C6.8744 6.87045 14.2827 7.60755 15.0979 4.87259Z" koffice:nodeTypes="ccc"/>
            <draw:path draw:style-name="gr9" draw:id="shape110" draw:name="path3020" draw:layer="g4816" svg:width="5.43620498932pt" svg:height="17.93126574222pt" draw:transform="matrix(0.34303269083 0.00000000000 0.00000000000 0.34303269083 61.37683757922pt 48.31200667545pt)" svg:viewBox="0 0 5 18" svg:d="M2.52029 17.9313C5.65342 13.1987 5.68762 1.06197 5.21548 0C-1.55712 9.11056 -0.916481 17.5448 2.52029 17.9313Z" koffice:nodeTypes="ccc"/>
            <draw:path draw:style-name="gr9" draw:id="shape111" draw:name="path3022" draw:layer="g4816" svg:width="8.64763684210pt" svg:height="14.78182052571pt" draw:transform="matrix(0.34303269083 0.00000000000 0.00000000000 0.34303269083 60.52111548358pt 44.73815488927pt)" svg:viewBox="0 0 9 15" svg:d="M1.07711 14.7818C5.0043 11.5997 8.71035 1.02754 8.64683 0C0.506226 5.86604 -1.55225 13.423 1.07711 14.7818Z" koffice:nodeTypes="ccc"/>
            <draw:path draw:style-name="gr9" draw:id="shape112" draw:name="path3024" draw:layer="g4816" svg:width="12.72466551286pt" svg:height="10.68097139293pt" draw:transform="matrix(0.34303269083 0.00000000000 0.00000000000 0.34303269083 56.20893541904pt 47.52632460037pt)" svg:viewBox="0 0 13 11" svg:d="M12.7247 9.94773C10.3906 5.53002 0.991718 0.0953859 0 0C4.15607 8.99466 10.966 12.3001 12.7247 9.94773Z" koffice:nodeTypes="ccc"/>
            <draw:path draw:style-name="gr9" draw:id="shape113" draw:name="path3026" draw:layer="g4816" svg:width="8.27137600000pt" svg:height="14.38080106873pt" draw:transform="matrix(0.34303269083 0.00000000000 0.00000000000 0.34303269083 57.40625397887pt 43.42145820877pt)" svg:viewBox="0 0 8 14" svg:d="M8.27138 14.0894C7.62025 9.02266 0.867402 0.457295 0 0C0.774603 10.1667 5.85477 15.7564 8.27138 14.0894Z" koffice:nodeTypes="ccc"/>
            <draw:path draw:style-name="gr9" draw:id="shape114" draw:name="path3028" draw:layer="g4816" svg:width="12.60016092774pt" svg:height="7.49154632000pt" draw:transform="matrix(0.34303269083 0.00000000000 0.00000000000 0.34303269083 60.52039452529pt 41.03148084519pt)" svg:viewBox="0 0 13 7" svg:d="M0.256107 7.49155C4.71 6.92951 12.1859 0.812094 12.6002 0C3.69242 0.71842 -1.20726 5.33783 0.256107 7.49155Z" koffice:nodeTypes="ccc"/>
            <draw:path draw:style-name="gr9" draw:id="shape115" draw:name="path3030" draw:layer="g4816" svg:width="5.59624256326pt" svg:height="15.46695092963pt" draw:transform="matrix(0.34303269083 0.00000000000 0.00000000000 0.34303269083 59.37061802714pt 35.08988021378pt)" svg:viewBox="0 0 6 15" svg:d="M5.53087 15.3812C6.21473 10.4652 1.32618 0.666217 0.505208 0C-1.40925 9.73605 2.52208 16.3007 5.53087 15.3812Z" koffice:nodeTypes="ccc"/>
            <draw:path draw:style-name="gr9" draw:id="shape116" draw:name="path3032" draw:layer="g4816" svg:width="14.61866218210pt" svg:height="10.48770769455pt" draw:transform="matrix(0.34303269083 0.00000000000 0.00000000000 0.34303269083 60.91722538813pt 38.25428818019pt)" svg:viewBox="0 0 15 10" svg:d="M0.422631 10.4877C5.75039 9.29099 14.2356 1.00768 14.6187 0C3.836 1.79586 -1.61891 7.9685 0.422631 10.4877Z" koffice:nodeTypes="ccc"/>
            <draw:path draw:style-name="gr9" draw:id="shape117" draw:name="path3034" draw:layer="g4816" svg:width="12.96399562528pt" svg:height="13.19270892308pt" draw:transform="matrix(0.34303269083 0.00000000000 0.00000000000 0.34303269083 61.17783987221pt 35.51030107967pt)" svg:viewBox="0 0 13 13" svg:d="M0.66984 13.1927C5.80031 11.0151 12.7707 1.1049 12.964 0C2.54084 3.73699 -1.78275 10.9829 0.66984 13.1927Z" koffice:nodeTypes="ccc"/>
            <draw:path draw:style-name="gr9" draw:id="shape118" draw:name="path3036" draw:layer="g4816" svg:width="4.17120651960pt" svg:height="16.58118400000pt" draw:transform="matrix(0.34303269083 0.00000000000 0.00000000000 0.34303269083 61.13869859491pt 31.20647572738pt)" svg:viewBox="0 0 4 17" svg:d="M2.61592 16.5812C4.9924 12.0173 4.06762 0.886067 3.57337 0C-1.64116 8.83217 -0.419833 16.516 2.61592 16.5812Z" koffice:nodeTypes="ccc"/>
            <draw:path draw:style-name="gr9" draw:id="shape119" draw:name="path3038" draw:layer="g4816" svg:width="3.64945260926pt" svg:height="13.45185969231pt" draw:transform="matrix(0.34303269083 0.00000000000 0.00000000000 0.34303269083 62.70870560709pt 30.13319504430pt)" svg:viewBox="0 0 4 13" svg:d="M2.30386 13.4519C4.37122 9.74426 3.55151 0.754378 3.12357 0C-1.4382 7.15235 -0.368791 13.3868 2.30386 13.4519Z" koffice:nodeTypes="ccc"/>
            <draw:path draw:style-name="gr9" draw:id="shape120" draw:name="path3040" draw:layer="g4816" svg:width="13.96122604249pt" svg:height="11.93448965333pt" draw:transform="matrix(0.34303269083 0.00000000000 0.00000000000 0.34303269083 63.70632406081pt 31.82585555396pt)" svg:viewBox="0 0 14 12" svg:d="M0.537453 11.9345C5.82931 10.2296 13.6385 1.06189 13.9612 0C3.21534 2.76682 -1.72181 9.55381 0.537453 11.9345Z" koffice:nodeTypes="ccc"/>
            <draw:path draw:style-name="gr9" draw:id="shape121" draw:name="path3042" draw:layer="g4816" svg:width="7.30942327256pt" svg:height="11.36074800000pt" draw:transform="matrix(0.34303269083 0.00000000000 0.00000000000 0.34303269083 64.23067276896pt 29.64636304947pt)" svg:viewBox="0 0 7 11" svg:d="M0.902541 11.3607C4.2379 8.91268 7.37461 0.815763 7.30839 0C0.440659 4.51939 -1.30959 10.2936 0.902541 11.3607Z" koffice:nodeTypes="ccc"/>
            <draw:path draw:style-name="gr9" draw:id="shape122" draw:name="path3044" draw:layer="g4816" svg:width="18.59280474884pt" svg:height="9.19381010810pt" draw:transform="matrix(0.34303269083 0.00000000000 0.00000000000 0.34303269083 65.14342492717pt 64.95265972090pt)" svg:viewBox="0 0 19 9" svg:d="M18.3257 0C11.987 0.29351 0.656958 8.11721 0 9.19261C12.644 9.29125 20.1315 3.29249 18.3257 0Z" koffice:nodeTypes="ccc"/>
            <draw:path draw:style-name="gr9" draw:id="shape123" draw:name="path3046" draw:layer="g4816" svg:width="15.73232896000pt" svg:height="13.83885367774pt" draw:transform="matrix(0.34303269083 0.00000000000 0.00000000000 0.34303269083 56.91859870558pt 51.26592978277pt)" svg:viewBox="0 0 16 14" svg:d="M15.7323 12.8797C12.8805 7.18847 1.24942 0.166732 0 0C5.12618 11.6812 13.554 15.9411 15.7323 12.8797Z" koffice:nodeTypes="ccc"/>
            <draw:path draw:style-name="gr9" draw:id="shape124" draw:name="path3048" draw:layer="g4816" svg:width="8.20860700444pt" svg:height="15.34164562874pt" draw:transform="matrix(0.34303269083 0.00000000000 0.00000000000 0.34303269083 57.66119587470pt 38.58634382492pt)" svg:viewBox="0 0 8 15" svg:d="M8.20861 15.038C7.40639 8.80742 2.68476 1.40291 0 0C0.894665 11.9716 5.92496 16.6359 8.20861 15.038Z" koffice:nodeTypes="ccc"/>
            <draw:path draw:style-name="gr4" draw:id="shape125" draw:name="path3050" draw:layer="g4816" svg:width="64.66560839934pt" svg:height="103.39727580000pt" draw:transform="matrix(0.34303269083 0.00000000000 0.00000000000 0.34303269083 78.31203828908pt 33.37499118576pt)" svg:viewBox="0 0 65 103" svg:d="M0 102.851C0.552451 102.014 1.42897 101.5 2.27413 101.082C7.63379 98.3803 12.9605 97.1901 19.002 96.2576C20.3989 96.0327 21.7957 94.7779 23.2246 94.135C26.6672 92.5596 30.5006 91.9478 33.8458 90.3405C34.0734 90.2431 34.9178 89.7613 35.3078 89.3114C36.6395 87.8317 39.0431 87.3811 40.5372 85.9987C46.2868 80.7563 52.4579 75.932 55.6415 68.985C59.507 60.5272 64.3134 51.8117 63.6645 42.1949C63.2423 36.1166 64.184 29.9744 62.6247 24.1849C60.3184 15.5978 57.3632 7.10813 51.9062 0L52.8479 0.546411C58.3048 7.65454 61.2279 16.145 63.5672 24.7321C65.1256 30.5208 64.184 36.6638 64.6062 42.7421C65.2559 52.3581 60.4487 61.0736 56.5832 69.5641C53.4003 76.4792 47.2285 81.3027 41.4788 86.5778C39.9855 87.9283 37.5811 88.3782 36.2494 89.8898C35.8602 90.3077 34.9829 90.823 34.7883 90.9188C31.4101 92.5269 27.6097 93.1379 24.1663 94.6822C22.7373 95.3571 21.3405 96.5791 19.9437 96.8048C13.9021 97.7373 8.57545 98.9594 3.21579 101.628C2.37144 102.046 1.49411 102.562 0.909493 103.397L0 102.851" koffice:nodeTypes="ccccccccccccccccccccccc"/>
            <draw:path draw:style-name="gr5" draw:id="shape126" draw:name="path3052" draw:layer="g4816" svg:width="64.66560839934pt" svg:height="103.39727580000pt" draw:transform="matrix(0.34303269083 0.00000000000 0.00000000000 0.34303269083 78.31203828908pt 33.37499118576pt)" svg:viewBox="0 0 65 103" svg:d="M0 102.851C0.552451 102.014 1.42897 101.5 2.27413 101.082C7.63379 98.3803 12.9605 97.1901 19.002 96.2576C20.3989 96.0327 21.7957 94.7779 23.2246 94.135C26.6672 92.5596 30.5006 91.9478 33.8458 90.3405C34.0734 90.2431 34.9178 89.7613 35.3078 89.3114C36.6395 87.8317 39.0431 87.3811 40.5372 85.9987C46.2868 80.7563 52.4579 75.932 55.6415 68.985C59.507 60.5272 64.3134 51.8117 63.6645 42.1949C63.2423 36.1166 64.184 29.9744 62.6247 24.1849C60.3184 15.5978 57.3632 7.10813 51.9062 0L52.8479 0.546411C58.3048 7.65454 61.2279 16.145 63.5672 24.7321C65.1256 30.5208 64.184 36.6638 64.6062 42.7421C65.2559 52.3581 60.4487 61.0736 56.5832 69.5641C53.4003 76.4792 47.2285 81.3027 41.4788 86.5778C39.9855 87.9283 37.5811 88.3782 36.2494 89.8898C35.8602 90.3077 34.9829 90.823 34.7883 90.9188C31.4101 92.5269 27.6097 93.1379 24.1663 94.6822C22.7373 95.3571 21.3405 96.5791 19.9437 96.8048C13.9021 97.7373 8.57545 98.9594 3.21579 101.628C2.37144 102.046 1.49411 102.562 0.909493 103.397L0 102.851" koffice:nodeTypes="ccccccccccccccccccccccc"/>
            <draw:path draw:style-name="gr6" draw:id="shape127" draw:name="path3054" draw:layer="g4816" svg:width="63.85718279171pt" svg:height="103.30061902913pt" draw:transform="matrix(0.34303269083 0.00000000000 0.00000000000 0.34303269083 78.62241426774pt 33.56297310034pt)" svg:viewBox="0 0 64 103" svg:d="M52.0207 0C57.4863 7.13921 60.4141 15.6668 62.757 24.2914C64.3179 30.1055 63.3748 36.2753 63.7976 42.3802C64.4484 52.0383 59.6336 60.7918 55.7619 69.3195C52.5741 76.2648 46.3924 81.1095 40.6336 86.4076C39.138 87.764 36.7298 88.2158 35.396 89.734C35.0061 90.1539 34.1274 90.6714 33.9325 90.7675C30.5489 92.3827 26.7425 92.9964 23.2937 94.5475C21.8624 95.2252 20.4634 96.4526 19.0644 96.6794C13.0132 97.6159 7.67811 98.8433 2.30996 101.524C1.46426 101.944 0.585543 102.461 0 103.301" koffice:nodeTypes="ccccccccccc"/>
            <draw:path draw:style-name="gr4" draw:id="shape128" draw:name="path3056" draw:layer="g4816" svg:width="18.59320439727pt" svg:height="9.19538831402pt" draw:transform="matrix(0.34303269083 0.00000000000 0.00000000000 0.34303269083 85.29405846217pt 66.55695500940pt)" svg:viewBox="0 0 19 9" svg:d="M0.267295 0C6.21168 0.293535 17.5419 7.49849 18.5932 9.19421C5.94906 9.29205 -1.53936 3.29277 0.267295 0Z" koffice:nodeTypes="ccc"/>
            <draw:path draw:style-name="gr4" draw:id="shape129" draw:name="path3058" draw:layer="g4816" svg:width="18.59501082563pt" svg:height="9.19534993754pt" draw:transform="matrix(0.34303269083 0.00000000000 0.00000000000 0.34303269083 87.47736640773pt 65.53910840916pt)" svg:viewBox="0 0 19 9" svg:d="M0.268199 0C6.21288 0.293535 17.5437 7.49848 18.595 9.19419C5.9169 9.29122 -1.53854 3.29276 0.268199 0Z" koffice:nodeTypes="ccc"/>
            <draw:path draw:style-name="gr4" draw:id="shape130" draw:name="path3060" draw:layer="g4816" svg:width="9.22937803385pt" svg:height="18.52402225616pt" draw:transform="matrix(0.34303269083 0.00000000000 0.00000000000 0.34303269083 84.37548413226pt 60.41639541731pt)" svg:viewBox="0 0 9 19" svg:d="M0 18.2577C0.294887 12.3349 7.52611 1.04691 9.2282 0C9.32622 12.5971 3.30452 20.0577 0 18.2577Z" koffice:nodeTypes="ccc"/>
            <draw:path draw:style-name="gr4" draw:id="shape131" draw:name="path3062" draw:layer="g4816" svg:width="10.27476485818pt" svg:height="17.98167261302pt" draw:transform="matrix(0.34303269083 0.00000000000 0.00000000000 0.34303269083 86.03823219128pt 59.95151751469pt)" svg:viewBox="0 0 10 18" svg:d="M0 17.6148C0.74921 11.6439 8.58846 0.896001 10.2748 0C9.30675 12.7382 2.96668 19.7046 0 17.6148Z" koffice:nodeTypes="ccc"/>
            <draw:path draw:style-name="gr4" draw:id="shape132" draw:name="path3064" draw:layer="g4816" svg:width="5.69339207711pt" svg:height="17.91906794122pt" draw:transform="matrix(0.34303269083 0.00000000000 0.00000000000 0.34303269083 89.42898601714pt 58.46906743798pt)" svg:viewBox="0 0 6 18" svg:d="M0.066398 17.8149C-0.595221 12.4507 3.87479 1.19177 5.16608 0C7.1486 11.2918 3.11966 18.9081 0.066398 17.8149Z" koffice:nodeTypes="ccc"/>
            <draw:path draw:style-name="gr4" draw:id="shape133" draw:name="path3066" draw:layer="g4816" svg:width="20.33762813073pt" svg:height="4.69825670049pt" draw:transform="matrix(0.34303269083 0.00000000000 0.00000000000 0.34303269083 90.67023173117pt 63.91105732273pt)" svg:viewBox="0 0 20 5" svg:d="M0.00414972 1.03571C5.44632 -1.12091 18.708 0.598337 20.3376 1.63051C8.99752 6.82083 -0.224153 4.60061 0.00414972 1.03571Z" koffice:nodeTypes="ccc"/>
            <draw:path draw:style-name="gr4" draw:id="shape134" draw:name="path3068" draw:layer="g4816" svg:width="19.36354563200pt" svg:height="6.99232380859pt" draw:transform="matrix(0.34303269083 0.00000000000 0.00000000000 0.34303269083 92.42303105924pt 61.66831672635pt)" svg:viewBox="0 0 19 7" svg:d="M0 4.73343C4.61044 1.18738 17.5192 -0.488501 19.3635 0.123963C10.0159 8.18274 0.731279 8.34425 0 4.73343Z" koffice:nodeTypes="ccc"/>
            <draw:path draw:style-name="gr4" draw:id="shape135" draw:name="path3070" draw:layer="g4816" svg:width="4.14025462458pt" svg:height="18.03692295881pt" draw:transform="matrix(0.34303269083 0.00000000000 0.00000000000 0.34303269083 91.89808945153pt 56.39989424687pt)" svg:viewBox="0 0 4 18" svg:d="M0.451252 18.016C-0.989415 12.9797 1.39253 1.35579 2.39204 0C5.9504 10.4931 3.45053 18.5005 0.451252 18.016Z" koffice:nodeTypes="ccc"/>
            <draw:path draw:style-name="gr4" draw:id="shape136" draw:name="path3072" draw:layer="g4816" svg:width="4.20663272778pt" svg:height="16.42539460091pt" draw:transform="matrix(0.34303269083 0.00000000000 0.00000000000 0.34303269083 93.66727551745pt 55.64769216241pt)" svg:viewBox="0 0 4 16" svg:d="M0.455334 16.405C-1.00252 11.8302 1.41685 1.24098 2.44399 0C6.05623 9.54278 3.47114 16.863 0.455334 16.405Z" koffice:nodeTypes="ccc"/>
            <draw:path draw:style-name="gr4" draw:id="shape137" draw:name="path3074" draw:layer="g4816" svg:width="15.73391556000pt" svg:height="13.77268436968pt" draw:transform="matrix(0.34303269083 0.00000000000 0.00000000000 0.34303269083 94.28528693124pt 57.38453528264pt)" svg:viewBox="0 0 16 14" svg:d="M0 12.8151C2.69173 7.50311 13.8109 0.19927 15.7339 0C10.6067 11.6203 2.17846 15.87 0 12.8151Z" koffice:nodeTypes="ccc"/>
            <draw:path draw:style-name="gr4" draw:id="shape138" draw:name="path3076" draw:layer="g4816" svg:width="4.30813519609pt" svg:height="16.58281284000pt" draw:transform="matrix(0.34303269083 0.00000000000 0.00000000000 0.34303269083 95.06889891725pt 53.57851897130pt)" svg:viewBox="0 0 4 17" svg:d="M1.62025 16.5828C-0.627212 12.3135 -0.124085 1.41224 0.68125 0C5.97985 8.83342 4.73864 16.5168 1.62025 16.5828Z" koffice:nodeTypes="ccc"/>
            <draw:path draw:style-name="gr4" draw:id="shape139" draw:name="path3078" draw:layer="g4816" svg:width="4.23210091967pt" svg:height="18.19090350222pt" draw:transform="matrix(0.34303269083 0.00000000000 0.00000000000 0.34303269083 96.47790179577pt 50.66850404841pt)" svg:viewBox="0 0 4 18" svg:d="M1.58108 18.1909C-0.618849 13.4894 -0.113211 1.55699 0.659598 0C5.89189 9.69501 4.64362 18.0936 1.58108 18.1909Z" koffice:nodeTypes="ccc"/>
            <draw:path draw:style-name="gr4" draw:id="shape140" draw:name="path3080" draw:layer="g4816" svg:width="15.09944164000pt" svg:height="6.39184648026pt" draw:transform="matrix(0.34303269083 0.00000000000 0.00000000000 0.34303269083 97.48866341133pt 55.66806649189pt)" svg:viewBox="0 0 15 6" svg:d="M0 4.90535C3.42184 1.85363 13.5925 -0.303676 15.0994 0.034979C8.22468 6.90823 0.816795 7.64823 0 4.90535Z" koffice:nodeTypes="ccc"/>
            <draw:path draw:style-name="gr4" draw:id="shape141" draw:name="path3082" draw:layer="g4816" svg:width="5.63357850148pt" svg:height="17.86744494222pt" draw:transform="matrix(0.34303269083 0.00000000000 0.00000000000 0.34303269083 97.38852486034pt 48.33396076767pt)" svg:viewBox="0 0 6 18" svg:d="M3.0544 17.8674C0.070398 13.4327 -0.444202 1.60685 0.309865 0C7.20432 9.06245 6.58697 17.5136 3.0544 17.8674Z" koffice:nodeTypes="ccc"/>
            <draw:path draw:style-name="gr4" draw:id="shape142" draw:name="path3084" draw:layer="g4816" svg:width="8.65063513150pt" svg:height="14.84765641143pt" draw:transform="matrix(0.34303269083 0.00000000000 0.00000000000 0.34303269083 97.03363299056pt 44.73815488927pt)" svg:viewBox="0 0 9 15" svg:d="M7.57347 14.8477C3.89894 11.8579 -0.0932429 1.62713 0.0016597 0C8.14367 5.87909 10.2033 13.4529 7.57347 14.8477Z" koffice:nodeTypes="ccc"/>
            <draw:path draw:style-name="gr4" draw:id="shape143" draw:name="path3086" draw:layer="g4816" svg:width="12.72309051077pt" svg:height="10.68175542407pt" draw:transform="matrix(0.34303269083 0.00000000000 0.00000000000 0.34303269083 99.98292271292pt 47.53730164647pt)" svg:viewBox="0 0 13 11" svg:d="M0 9.94888C2.17328 5.81718 11.1568 0.159245 12.7231 0C8.56727 8.99499 1.75777 12.3005 0 9.94888Z" koffice:nodeTypes="ccc"/>
            <draw:path draw:style-name="gr4" draw:id="shape144" draw:name="path3088" draw:layer="g4816" svg:width="8.26984220444pt" svg:height="14.38080106873pt" draw:transform="matrix(0.34303269083 0.00000000000 0.00000000000 0.34303269083 100.23786460875pt 43.42145820877pt)" svg:viewBox="0 0 8 14" svg:d="M0 14.0894C0.619625 9.31698 6.90713 0.719186 8.26984 0C7.49608 10.1667 2.38494 15.7564 0 14.0894Z" koffice:nodeTypes="ccc"/>
            <draw:path draw:style-name="gr4" draw:id="shape145" draw:name="path3090" draw:layer="g4816" svg:width="12.53817109133pt" svg:height="7.49154632000pt" draw:transform="matrix(0.34303269083 0.00000000000 0.00000000000 0.34303269083 95.68184162216pt 41.03148084519pt)" svg:viewBox="0 0 13 7" svg:d="M12.2815 7.49155C8.12452 6.92951 0.634814 1.24872 0 0C8.88583 0.68668 13.7412 5.30609 12.2815 7.49155Z" koffice:nodeTypes="ccc"/>
            <draw:path draw:style-name="gr4" draw:id="shape146" draw:name="path3092" draw:layer="g4816" svg:width="5.55939763747pt" svg:height="15.46565507951pt" draw:transform="matrix(0.34303269083 0.00000000000 0.00000000000 0.34303269083 99.41839121916pt 35.07890316768pt)" svg:viewBox="0 0 6 15" svg:d="M0.0650679 15.3798C-0.581946 10.7503 3.77929 1.04687 5.04042 0C6.98231 9.73564 3.06395 16.3 0.0650679 15.3798Z" koffice:nodeTypes="ccc"/>
            <draw:path draw:style-name="gr4" draw:id="shape147" draw:name="path3094" draw:layer="g4816" svg:width="14.68332920494pt" svg:height="10.55029271273pt" draw:transform="matrix(0.34303269083 0.00000000000 0.00000000000 0.34303269083 94.58441143765pt 38.24331113408pt)" svg:viewBox="0 0 15 11" svg:d="M14.2599 10.5503C9.24009 9.41347 0.63954 1.61083 0 0C10.8389 1.80043 16.3059 8.02358 14.2599 10.5503Z" koffice:nodeTypes="ccc"/>
            <draw:path draw:style-name="gr4" draw:id="shape148" draw:name="path3096" draw:layer="g4816" svg:width="12.96396584939pt" svg:height="13.19270892308pt" draw:transform="matrix(0.34303269083 0.00000000000 0.00000000000 0.34303269083 94.96147297141pt 35.51030107967pt)" svg:viewBox="0 0 13 13" svg:d="M12.2941 13.1927C7.4864 11.1779 0.322752 1.72222 0 0C10.4231 3.73699 14.7467 10.9829 12.2941 13.1927Z" koffice:nodeTypes="ccc"/>
            <draw:path draw:style-name="gr4" draw:id="shape149" draw:name="path3098" draw:layer="g4816" svg:width="4.30813519609pt" svg:height="16.58281284000pt" draw:transform="matrix(0.34303269083 0.00000000000 0.00000000000 0.34303269083 98.03956201988pt 31.18424720902pt)" svg:viewBox="0 0 4 17" svg:d="M1.62025 16.5828C-0.627212 12.3135 -0.124085 1.41224 0.68125 0C5.97985 8.83342 4.73864 16.5168 1.62025 16.5828Z" koffice:nodeTypes="ccc"/>
            <draw:path draw:style-name="gr4" draw:id="shape150" draw:name="path3100" draw:layer="g4816" svg:width="3.76608466296pt" svg:height="13.38683569231pt" draw:transform="matrix(0.34303269083 0.00000000000 0.00000000000 0.34303269083 96.73081666689pt 30.12221799820pt)" svg:viewBox="0 0 4 13" svg:d="M1.4257 13.3868C-0.565979 9.91714 -0.0945024 1.14547 0.592992 0C5.22709 7.13505 4.14072 13.3211 1.4257 13.3868Z" koffice:nodeTypes="ccc"/>
            <draw:path draw:style-name="gr4" draw:id="shape151" draw:name="path3102" draw:layer="g4816" svg:width="13.92340158550pt" svg:height="11.93448965333pt" draw:transform="matrix(0.34303269083 0.00000000000 0.00000000000 0.34303269083 92.09042656221pt 31.82585555396pt)" svg:viewBox="0 0 14 12" svg:d="M13.3737 11.9345C8.41129 10.358 0.515384 1.6411 0 0C10.7313 2.76682 15.6618 9.55381 13.3737 11.9345Z" koffice:nodeTypes="ccc"/>
            <draw:path draw:style-name="gr4" draw:id="shape152" draw:name="path3104" draw:layer="g4816" svg:width="7.31258077315pt" svg:height="11.29856133333pt" draw:transform="matrix(0.34303269083 0.00000000000 0.00000000000 0.34303269083 93.89653416420pt 29.62413453110pt)" svg:viewBox="0 0 7 11" svg:d="M6.40936 11.2986C3.27198 9.04506 -0.0968097 1.25212 0.00212796 0C6.87216 4.507 8.62279 10.2661 6.40936 11.2986Z" koffice:nodeTypes="ccc"/>
            <draw:path draw:style-name="gr4" draw:id="shape153" draw:name="path3106" draw:layer="g4816" svg:width="18.57877814189pt" svg:height="9.19538831402pt" draw:transform="matrix(0.34303269083 0.00000000000 0.00000000000 0.34303269083 89.13187288699pt 64.96363676701pt)" svg:viewBox="0 0 19 9" svg:d="M0.259168 0C6.23458 0.293535 17.5604 7.49849 18.5788 9.19421C5.93874 9.29205 -1.51346 3.29277 0.259168 0Z" koffice:nodeTypes="ccc"/>
            <draw:path draw:style-name="gr4" draw:id="shape154" draw:name="path3108" draw:layer="g4816" svg:width="7.07679671549pt" svg:height="12.86042283278pt" draw:transform="matrix(0.34303269083 0.00000000000 0.00000000000 0.34303269083 98.28696908944pt 43.08940256404pt)" svg:viewBox="0 0 7 13" svg:d="M5.52285 12.8329C5.94515 13.2499 1.52671 8.91893 0 0C7.8298 6.38465 8.31725 11.7421 5.52285 12.8329Z" koffice:nodeTypes="ccc"/>
            <draw:path draw:style-name="gr4" draw:id="shape155" draw:name="path3110" draw:layer="g4816" svg:width="15.79903504000pt" svg:height="13.83885367774pt" draw:transform="matrix(0.34303269083 0.00000000000 0.00000000000 0.34303269083 98.19805501597pt 51.26592978277pt)" svg:viewBox="0 0 16 14" svg:d="M0 12.8797C2.72989 7.52111 13.8403 0.23359 15.799 0C10.6294 11.6812 2.21635 15.9411 0 12.8797Z" koffice:nodeTypes="ccc"/>
            <draw:path draw:style-name="gr4" draw:id="shape156" draw:name="path3112" draw:layer="g4816" svg:width="8.27137600000pt" svg:height="14.38317706841pt" draw:transform="matrix(0.34303269083 0.00000000000 0.00000000000 0.34303269083 99.98292271292pt 38.51993269597pt)" svg:viewBox="0 0 8 14" svg:d="M0 14.0906C0.712481 8.66338 6.10249 1.14414 8.27138 0C7.49677 10.2 2.38516 15.7577 0 14.0906Z" koffice:nodeTypes="ccc"/>
            <draw:path draw:style-name="gr7" draw:id="shape157" draw:name="path3114" draw:layer="g4816" svg:width="5.48299889722pt" svg:height="17.78916623222pt" draw:transform="matrix(0.34303269083 0.00000000000 0.00000000000 0.34303269083 89.47432204883pt 58.46906743798pt)" svg:viewBox="0 0 5 18" svg:d="M0 17.6847C2.99708 18.7731 6.88893 11.2508 4.97398 0C3.12021 9.53469 0.896295 17.1241 0 17.6847Z" koffice:nodeTypes="ccc"/>
            <draw:path draw:style-name="gr8" draw:id="shape158" draw:name="path3116" draw:layer="g4816" svg:width="5.48299889722pt" svg:height="17.78916623222pt" draw:transform="matrix(0.34303269083 0.00000000000 0.00000000000 0.34303269083 89.47432204883pt 58.46906743798pt)" svg:viewBox="0 0 5 18" svg:d="M0 17.6847C2.99708 18.7731 6.88893 11.2508 4.97398 0C3.12021 9.53469 0.896295 17.1241 0 17.6847Z" koffice:nodeTypes="ccc"/>
            <draw:path draw:style-name="gr7" draw:id="shape159" draw:name="path3118" draw:layer="g4816" svg:width="18.46718089404pt" svg:height="9.06488118704pt" draw:transform="matrix(0.34303269083 0.00000000000 0.00000000000 0.34303269083 85.34856899937pt 66.54597796329pt)" svg:viewBox="0 0 18 9" svg:d="M0.269114 0C-1.5314 3.26932 5.83274 9.16084 18.4672 9.06369C8.48409 5.14645 0.726942 1.16498 0.269114 0Z" koffice:nodeTypes="ccc"/>
            <draw:path draw:style-name="gr5" draw:id="shape160" draw:name="path3120" draw:layer="g4816" svg:width="18.46718089404pt" svg:height="9.06488118704pt" draw:transform="matrix(0.34303269083 0.00000000000 0.00000000000 0.34303269083 85.34856899937pt 66.54597796329pt)" svg:viewBox="0 0 18 9" svg:d="M0.269114 0C-1.5314 3.26932 5.83274 9.16084 18.4672 9.06369C8.48409 5.14645 0.726942 1.16498 0.269114 0Z" koffice:nodeTypes="ccc"/>
            <draw:path draw:style-name="gr7" draw:id="shape161" draw:name="path3122" draw:layer="g4816" svg:width="18.46715780714pt" svg:height="9.06648669610pt" draw:transform="matrix(0.34303269083 0.00000000000 0.00000000000 0.34303269083 87.53218571949pt 65.52785693690pt)" svg:viewBox="0 0 18 9" svg:d="M0.269091 0C-1.53142 3.26961 5.83352 9.16246 18.4672 9.0653C8.48406 5.14771 0.727729 1.16588 0.269091 0Z" koffice:nodeTypes="ccc"/>
            <draw:path draw:style-name="gr5" draw:id="shape162" draw:name="path3124" draw:layer="g4816" svg:width="18.46715780714pt" svg:height="9.06648669610pt" draw:transform="matrix(0.34303269083 0.00000000000 0.00000000000 0.34303269083 87.53218571949pt 65.52785693690pt)" svg:viewBox="0 0 18 9" svg:d="M0.269091 0C-1.53142 3.26961 5.83352 9.16246 18.4672 9.0653C8.48406 5.14771 0.727729 1.16588 0.269091 0Z" koffice:nodeTypes="ccc"/>
            <draw:path draw:style-name="gr7" draw:id="shape163" draw:name="path3126" draw:layer="g4816" svg:width="9.03439305727pt" svg:height="18.38196005775pt" draw:transform="matrix(0.34303269083 0.00000000000 0.00000000000 0.34303269083 84.40868969674pt 60.41639541731pt)" svg:viewBox="0 0 9 18" svg:d="M0 18.1229C3.23737 19.8829 9.1302 12.5487 9.03321 0C5.11535 9.94062 1.16542 17.6661 0 18.1229Z" koffice:nodeTypes="ccc"/>
            <draw:path draw:style-name="gr5" draw:id="shape164" draw:name="path3128" draw:layer="g4816" svg:width="9.03439305727pt" svg:height="18.38196005775pt" draw:transform="matrix(0.34303269083 0.00000000000 0.00000000000 0.34303269083 84.40868969674pt 60.41639541731pt)" svg:viewBox="0 0 9 18" svg:d="M0 18.1229C3.23737 19.8829 9.1302 12.5487 9.03321 0C5.11535 9.94062 1.16542 17.6661 0 18.1229Z" koffice:nodeTypes="ccc"/>
            <draw:path draw:style-name="gr7" draw:id="shape165" draw:name="path3130" draw:layer="g4816" svg:width="10.14989172364pt" svg:height="17.85488896466pt" draw:transform="matrix(0.34303269083 0.00000000000 0.00000000000 0.34303269083 86.06046070964pt 59.95151751469pt)" svg:viewBox="0 0 10 18" svg:d="M0 17.487C2.97934 19.5686 9.18777 12.6932 10.1499 0C5.58674 9.6851 1.14809 17.1229 0 17.487Z" koffice:nodeTypes="ccc"/>
            <draw:path draw:style-name="gr5" draw:id="shape166" draw:name="path3132" draw:layer="g4816" svg:width="10.14989172364pt" svg:height="17.85488896466pt" draw:transform="matrix(0.34303269083 0.00000000000 0.00000000000 0.34303269083 86.06046070964pt 59.95151751469pt)" svg:viewBox="0 0 10 18" svg:d="M0 17.487C2.97934 19.5686 9.18777 12.6932 10.1499 0C5.58674 9.6851 1.14809 17.1229 0 17.487Z" koffice:nodeTypes="ccc"/>
            <draw:path draw:style-name="gr7" draw:id="shape167" draw:name="path3134" draw:layer="g4816" svg:width="20.20714842137pt" svg:height="3.54144804280pt" draw:transform="matrix(0.34303269083 0.00000000000 0.00000000000 0.34303269083 90.64800332349pt 64.25561729313pt)" svg:viewBox="0 0 20 4" svg:d="M0.00413605 0C-0.222629 3.45964 8.90427 5.5839 20.2071 0.576606C9.58618 1.15321 0.91361 0.818991 0.00413605 0Z" koffice:nodeTypes="ccc"/>
            <draw:path draw:style-name="gr5" draw:id="shape168" draw:name="path3136" draw:layer="g4816" svg:width="20.20714842137pt" svg:height="3.54144804280pt" draw:transform="matrix(0.34303269083 0.00000000000 0.00000000000 0.34303269083 90.64800332349pt 64.25561729313pt)" svg:viewBox="0 0 20 4" svg:d="M0.00413605 0C-0.222629 3.45964 8.90427 5.5839 20.2071 0.576606C9.58618 1.15321 0.91361 0.818991 0.00413605 0Z" koffice:nodeTypes="ccc"/>
            <draw:path draw:style-name="gr7" draw:id="shape169" draw:name="path3138" draw:layer="g4816" svg:width="19.17351948800pt" svg:height="6.74738891103pt" draw:transform="matrix(0.34303269083 0.00000000000 0.00000000000 0.34303269083 92.46721366982pt 61.68863506108pt)" svg:viewBox="0 0 19 7" svg:d="M0 4.5288C0.728465 8.07503 9.87188 7.91716 19.1735 0C9.33376 3.29332 1.07625 5.13044 0 4.5288Z" koffice:nodeTypes="ccc"/>
            <draw:path draw:style-name="gr5" draw:id="shape170" draw:name="path3140" draw:layer="g4816" svg:width="19.17351948800pt" svg:height="6.74738891103pt" draw:transform="matrix(0.34303269083 0.00000000000 0.00000000000 0.34303269083 92.46721366982pt 61.68863506108pt)" svg:viewBox="0 0 19 7" svg:d="M0 4.5288C0.728465 8.07503 9.87188 7.91716 19.1735 0C9.33376 3.29332 1.07625 5.13044 0 4.5288Z" koffice:nodeTypes="ccc"/>
            <draw:path draw:style-name="gr7" draw:id="shape171" draw:name="path3142" draw:layer="g4816" svg:width="4.10794318386pt" svg:height="17.90758156334pt" draw:transform="matrix(0.34303269083 0.00000000000 0.00000000000 0.34303269083 92.07944951610pt 56.41114571913pt)" svg:viewBox="0 0 4 18" svg:d="M0 17.8867C3.34018 18.3695 6.12339 10.4227 2.16139 0C1.86628 9.45803 0.883687 17.147 0 17.8867Z" koffice:nodeTypes="ccc"/>
            <draw:path draw:style-name="gr8" draw:id="shape172" draw:name="path3144" draw:layer="g4816" svg:width="4.10794318386pt" svg:height="17.90758156334pt" draw:transform="matrix(0.34303269083 0.00000000000 0.00000000000 0.34303269083 92.07944951610pt 56.41114571913pt)" svg:viewBox="0 0 4 18" svg:d="M0 17.8867C3.34018 18.3695 6.12339 10.4227 2.16139 0C1.86628 9.45803 0.883687 17.147 0 17.8867Z" koffice:nodeTypes="ccc"/>
            <draw:path draw:style-name="gr7" draw:id="shape173" draw:name="path3146" draw:layer="g4816" svg:width="3.31609936984pt" svg:height="16.36081449261pt" draw:transform="matrix(0.34303269083 0.00000000000 0.00000000000 0.34303269083 93.83083722242pt 55.64769216241pt)" svg:viewBox="0 0 3 16" svg:d="M0 16.3404C2.70676 16.7966 4.94297 9.55636 1.73579 0C1.52965 8.6754 0.705826 15.6875 0 16.3404Z" koffice:nodeTypes="ccc"/>
            <draw:path draw:style-name="gr8" draw:id="shape174" draw:name="path3148" draw:layer="g4816" svg:width="3.31609936984pt" svg:height="16.36081449261pt" draw:transform="matrix(0.34303269083 0.00000000000 0.00000000000 0.34303269083 93.83083722242pt 55.64769216241pt)" svg:viewBox="0 0 3 16" svg:d="M0 16.3404C2.70676 16.7966 4.94297 9.55636 1.73579 0C1.52965 8.6754 0.705826 15.6875 0 16.3404Z" koffice:nodeTypes="ccc"/>
            <draw:path draw:style-name="gr7" draw:id="shape175" draw:name="path3150" draw:layer="g4816" svg:width="15.54251776000pt" svg:height="13.77789469686pt" draw:transform="matrix(0.34303269083 0.00000000000 0.00000000000 0.34303269083 94.35169806019pt 57.39578675490pt)" svg:viewBox="0 0 16 14" svg:d="M0 12.8167C2.16595 15.8722 10.4466 11.6546 15.5425 0C7.96207 7.47076 1.21032 12.8834 0 12.8167Z" koffice:nodeTypes="ccc"/>
            <draw:path draw:style-name="gr5" draw:id="shape176" draw:name="path3152" draw:layer="g4816" svg:width="15.54251776000pt" svg:height="13.77789469686pt" draw:transform="matrix(0.34303269083 0.00000000000 0.00000000000 0.34303269083 94.35169806019pt 57.39578675490pt)" svg:viewBox="0 0 16 14" svg:d="M0 12.8167C2.16595 15.8722 10.4466 11.6546 15.5425 0C7.96207 7.47076 1.21032 12.8834 0 12.8167Z" koffice:nodeTypes="ccc"/>
            <draw:path draw:style-name="gr7" draw:id="shape177" draw:name="path3154" draw:layer="g4816" svg:width="4.08023677302pt" svg:height="16.45113600000pt" draw:transform="matrix(0.34303269083 0.00000000000 0.00000000000 0.34303269083 95.30505451455pt 53.58949601740pt)" svg:viewBox="0 0 4 16" svg:d="M1.09345 16.4511C4.55947 16.353 5.95427 8.79828 0 0C1.43212 8.60196 1.80905 15.6667 1.09345 16.4511Z" koffice:nodeTypes="ccc"/>
            <draw:path draw:style-name="gr8" draw:id="shape178" draw:name="path3156" draw:layer="g4816" svg:width="4.08023677302pt" svg:height="16.45113600000pt" draw:transform="matrix(0.34303269083 0.00000000000 0.00000000000 0.34303269083 95.30505451455pt 53.58949601740pt)" svg:viewBox="0 0 4 16" svg:d="M1.09345 16.4511C4.55947 16.353 5.95427 8.79828 0 0C1.43212 8.60196 1.80905 15.6667 1.09345 16.4511Z" koffice:nodeTypes="ccc"/>
            <draw:path draw:style-name="gr7" draw:id="shape179" draw:name="path3158" draw:layer="g4816" svg:width="3.77562791841pt" svg:height="18.05924867556pt" draw:transform="matrix(0.34303269083 0.00000000000 0.00000000000 0.34303269083 96.73508919610pt 50.67975552067pt)" svg:viewBox="0 0 4 18" svg:d="M1.00419 18.0592C4.23828 17.9623 5.49353 9.65986 0 0C1.35006 9.43309 1.69516 17.1874 1.00419 18.0592Z" koffice:nodeTypes="ccc"/>
            <draw:path draw:style-name="gr8" draw:id="shape180" draw:name="path3160" draw:layer="g4816" svg:width="3.77562791841pt" svg:height="18.05924867556pt" draw:transform="matrix(0.34303269083 0.00000000000 0.00000000000 0.34303269083 96.73508919610pt 50.67975552067pt)" svg:viewBox="0 0 4 18" svg:d="M1.00419 18.0592C4.23828 17.9623 5.49353 9.65986 0 0C1.35006 9.43309 1.69516 17.1874 1.00419 18.0592Z" koffice:nodeTypes="ccc"/>
            <draw:path draw:style-name="gr7" draw:id="shape181" draw:name="path3162" draw:layer="g4816" svg:width="15.90443729067pt" svg:height="6.30730259518pt" draw:transform="matrix(0.34303269083 0.00000000000 0.00000000000 0.34303269083 97.53312044806pt 55.66964625462pt)" svg:viewBox="0 0 16 6" svg:d="M0 4.83729C0.864954 7.56273 8.61823 6.79727 15.9044 0C7.78623 3.21448 0.931679 5.20483 0 4.83729Z" koffice:nodeTypes="ccc"/>
            <draw:path draw:style-name="gr8" draw:id="shape182" draw:name="path3164" draw:layer="g4816" svg:width="15.90443729067pt" svg:height="6.30730259518pt" draw:transform="matrix(0.34303269083 0.00000000000 0.00000000000 0.34303269083 97.53312044806pt 55.66964625462pt)" svg:viewBox="0 0 16 6" svg:d="M0 4.83729C0.864954 7.56273 8.61823 6.79727 15.9044 0C7.78623 3.21448 0.931679 5.20483 0 4.83729Z" koffice:nodeTypes="ccc"/>
            <draw:path draw:style-name="gr7" draw:id="shape183" draw:name="path3166" draw:layer="g4816" svg:width="5.04173895659pt" svg:height="17.73855630222pt" draw:transform="matrix(0.34303269083 0.00000000000 0.00000000000 0.34303269083 97.49991488359pt 48.34521223993pt)" svg:viewBox="0 0 5 18" svg:d="M2.6285 17.7386C5.93823 17.3542 6.52225 9.06147 0 0C2.20595 9.18933 3.24466 16.8419 2.6285 17.7386Z" koffice:nodeTypes="ccc"/>
            <draw:path draw:style-name="gr8" draw:id="shape184" draw:name="path3168" draw:layer="g4816" svg:width="5.04173895659pt" svg:height="17.73855630222pt" draw:transform="matrix(0.34303269083 0.00000000000 0.00000000000 0.34303269083 97.49991488359pt 48.34521223993pt)" svg:viewBox="0 0 5 18" svg:d="M2.6285 17.7386C5.93823 17.3542 6.52225 9.06147 0 0C2.20595 9.18933 3.24466 16.8419 2.6285 17.7386Z" koffice:nodeTypes="ccc"/>
            <draw:path draw:style-name="gr7" draw:id="shape185" draw:name="path3170" draw:layer="g4816" svg:width="8.64663790273pt" svg:height="14.65058761143pt" draw:transform="matrix(0.34303269083 0.00000000000 0.00000000000 0.34303269083 97.05644222088pt 44.76010898148pt)" svg:viewBox="0 0 9 15" svg:d="M7.57007 14.6506C10.1985 13.2978 8.14013 5.84076 0 0C4.62406 7.32529 7.79198 13.6604 7.57007 14.6506Z" koffice:nodeTypes="ccc"/>
            <draw:path draw:style-name="gr8" draw:id="shape186" draw:name="path3172" draw:layer="g4816" svg:width="8.64663790273pt" svg:height="14.65058761143pt" draw:transform="matrix(0.34303269083 0.00000000000 0.00000000000 0.34303269083 97.05644222088pt 44.76010898148pt)" svg:viewBox="0 0 9 15" svg:d="M7.57007 14.6506C10.1985 13.2978 8.14013 5.84076 0 0C4.62406 7.32529 7.79198 13.6604 7.57007 14.6506Z" koffice:nodeTypes="ccc"/>
            <draw:path draw:style-name="gr7" draw:id="shape187" draw:name="path3174" draw:layer="g4816" svg:width="12.53228430769pt" svg:height="10.62504406647pt" draw:transform="matrix(0.34303269083 0.00000000000 0.00000000000 0.34303269083 100.01612827739pt 47.52632460037pt)" svg:viewBox="0 0 13 11" svg:d="M0 9.8902C1.74454 12.2364 8.43916 8.97108 12.5323 0C6.40871 5.76948 0.983417 9.95389 0 9.8902Z" koffice:nodeTypes="ccc"/>
            <draw:path draw:style-name="gr8" draw:id="shape188" draw:name="path3176" draw:layer="g4816" svg:width="12.53228430769pt" svg:height="10.62504406647pt" draw:transform="matrix(0.34303269083 0.00000000000 0.00000000000 0.34303269083 100.01612827739pt 47.52632460037pt)" svg:viewBox="0 0 13 11" svg:d="M0 9.8902C1.74454 12.2364 8.43916 8.97108 12.5323 0C6.40871 5.76948 0.983417 9.95389 0 9.8902Z" koffice:nodeTypes="ccc"/>
            <draw:path draw:style-name="gr7" draw:id="shape189" draw:name="path3178" draw:layer="g4816" svg:width="8.14759936000pt" svg:height="14.25522020967pt" draw:transform="matrix(0.34303269083 0.00000000000 0.00000000000 0.34303269083 100.25981870096pt 43.42145820877pt)" svg:viewBox="0 0 8 14" svg:d="M0 13.9624C2.39846 15.6229 7.37958 10.1222 8.1476 0C4.4894 7.74646 0.922542 13.6701 0 13.9624Z" koffice:nodeTypes="ccc"/>
            <draw:path draw:style-name="gr8" draw:id="shape190" draw:name="path3180" draw:layer="g4816" svg:width="8.14759936000pt" svg:height="14.25522020967pt" draw:transform="matrix(0.34303269083 0.00000000000 0.00000000000 0.34303269083 100.25981870096pt 43.42145820877pt)" svg:viewBox="0 0 8 14" svg:d="M0 13.9624C2.39846 15.6229 7.37958 10.1222 8.1476 0C4.4894 7.74646 0.922542 13.6701 0 13.9624Z" koffice:nodeTypes="ccc"/>
            <draw:path draw:style-name="gr7" draw:id="shape191" draw:name="path3182" draw:layer="g4816" svg:width="12.43357935955pt" svg:height="7.36665728000pt" draw:transform="matrix(0.34303269083 0.00000000000 0.00000000000 0.34303269083 95.71532161279pt 41.05370936355pt)" svg:viewBox="0 0 12 7" svg:d="M12.1668 7.36666C13.6517 5.23097 8.84869 0.680932 0 0C8.24782 4.05489 11.6606 5.57105 12.1668 7.36666Z" koffice:nodeTypes="ccc"/>
            <draw:path draw:style-name="gr8" draw:id="shape192" draw:name="path3184" draw:layer="g4816" svg:width="12.43357935955pt" svg:height="7.36665728000pt" draw:transform="matrix(0.34303269083 0.00000000000 0.00000000000 0.34303269083 95.71532161279pt 41.05370936355pt)" svg:viewBox="0 0 12 7" svg:d="M12.1668 7.36666C13.6517 5.23097 8.84869 0.680932 0 0C8.24782 4.05489 11.6606 5.57105 12.1668 7.36666Z" koffice:nodeTypes="ccc"/>
            <draw:path draw:style-name="gr7" draw:id="shape193" draw:name="path3186" draw:layer="g4816" svg:width="5.34356597812pt" svg:height="15.28988976057pt" draw:transform="matrix(0.34303269083 0.00000000000 0.00000000000 0.34303269083 99.46178744901pt 35.08988021378pt)" svg:viewBox="0 0 5 15" svg:d="M0 15.1983C2.94009 16.1438 6.71465 9.68016 4.84391 0C3.04016 8.19819 0.902288 14.6939 0 15.1983Z" koffice:nodeTypes="ccc"/>
            <draw:path draw:style-name="gr8" draw:id="shape194" draw:name="path3188" draw:layer="g4816" svg:width="5.34356597812pt" svg:height="15.28988976057pt" draw:transform="matrix(0.34303269083 0.00000000000 0.00000000000 0.34303269083 99.46178744901pt 35.08988021378pt)" svg:viewBox="0 0 5 15" svg:d="M0 15.1983C2.94009 16.1438 6.71465 9.68016 4.84391 0C3.04016 8.19819 0.902288 14.6939 0 15.1983Z" koffice:nodeTypes="ccc"/>
            <draw:path draw:style-name="gr7" draw:id="shape195" draw:name="path3190" draw:layer="g4816" svg:width="14.55731175559pt" svg:height="10.36154327273pt" draw:transform="matrix(0.34303269083 0.00000000000 0.00000000000 0.34303269083 94.61789142827pt 38.27651669856pt)" svg:viewBox="0 0 15 10" svg:d="M14.1339 10.3615C16.1712 7.85754 10.7592 1.78425 0 0C7.92599 4.78984 13.9432 9.32888 14.1339 10.3615Z" koffice:nodeTypes="ccc"/>
            <draw:path draw:style-name="gr8" draw:id="shape196" draw:name="path3192" draw:layer="g4816" svg:width="14.55731175559pt" svg:height="10.36154327273pt" draw:transform="matrix(0.34303269083 0.00000000000 0.00000000000 0.34303269083 94.61789142827pt 38.27651669856pt)" svg:viewBox="0 0 15 10" svg:d="M14.1339 10.3615C16.1712 7.85754 10.7592 1.78425 0 0C7.92599 4.78984 13.9432 9.32888 14.1339 10.3615Z" koffice:nodeTypes="ccc"/>
            <draw:path draw:style-name="gr7" draw:id="shape197" draw:name="path3194" draw:layer="g4816" svg:width="12.97066686294pt" svg:height="13.06247488000pt" draw:transform="matrix(0.34303269083 0.00000000000 0.00000000000 0.34303269083 94.97245001752pt 35.53252959804pt)" svg:viewBox="0 0 13 13" svg:d="M12.2981 13.0625C14.7513 10.8636 10.4578 3.7185 0 0C7.06881 6.27262 12.2653 11.963 12.2981 13.0625Z" koffice:nodeTypes="ccc"/>
            <draw:path draw:style-name="gr8" draw:id="shape198" draw:name="path3196" draw:layer="g4816" svg:width="12.97066686294pt" svg:height="13.06247488000pt" draw:transform="matrix(0.34303269083 0.00000000000 0.00000000000 0.34303269083 94.97245001752pt 35.53252959804pt)" svg:viewBox="0 0 13 13" svg:d="M12.2981 13.0625C14.7513 10.8636 10.4578 3.7185 0 0C7.06881 6.27262 12.2653 11.963 12.2981 13.0625Z" koffice:nodeTypes="ccc"/>
            <draw:path draw:style-name="gr7" draw:id="shape199" draw:name="path3198" draw:layer="g4816" svg:width="3.10264703194pt" svg:height="16.44951364000pt" draw:transform="matrix(0.34303269083 0.00000000000 0.00000000000 0.34303269083 98.26474057107pt 31.19549868128pt)" svg:viewBox="0 0 3 16" svg:d="M0.825055 16.4495C3.47214 16.3846 4.52477 8.79703 0 0C1.1097 8.60073 1.39435 15.6651 0.825055 16.4495Z" koffice:nodeTypes="ccc"/>
            <draw:path draw:style-name="gr8" draw:id="shape200" draw:name="path3200" draw:layer="g4816" svg:width="3.10264703194pt" svg:height="16.44951364000pt" draw:transform="matrix(0.34303269083 0.00000000000 0.00000000000 0.34303269083 98.26474057107pt 31.19549868128pt)" svg:viewBox="0 0 3 16" svg:d="M0.825055 16.4495C3.47214 16.3846 4.52477 8.79703 0 0C1.1097 8.60073 1.39435 15.6651 0.825055 16.4495Z" koffice:nodeTypes="ccc"/>
            <draw:path draw:style-name="gr7" draw:id="shape201" draw:name="path3202" draw:layer="g4816" svg:width="2.70440839225pt" svg:height="13.25726030769pt" draw:transform="matrix(0.34303269083 0.00000000000 0.00000000000 0.34303269083 96.92334553683pt 30.13319504430pt)" svg:viewBox="0 0 3 13" svg:d="M0.736779 13.2573C3.0375 13.1918 3.92772 7.10043 0 0C0.982119 6.90492 1.22746 12.6376 0.736779 13.2573Z" koffice:nodeTypes="ccc"/>
            <draw:path draw:style-name="gr8" draw:id="shape202" draw:name="path3204" draw:layer="g4816" svg:width="2.70440839225pt" svg:height="13.25726030769pt" draw:transform="matrix(0.34303269083 0.00000000000 0.00000000000 0.34303269083 96.92334553683pt 30.13319504430pt)" svg:viewBox="0 0 3 13" svg:d="M0.736779 13.2573C3.0375 13.1918 3.92772 7.10043 0 0C0.982119 6.90492 1.22746 12.6376 0.736779 13.2573Z" koffice:nodeTypes="ccc"/>
            <draw:path draw:style-name="gr7" draw:id="shape203" draw:name="path3206" draw:layer="g4816" svg:width="13.86354582257pt" svg:height="11.80559381333pt" draw:transform="matrix(0.34303269083 0.00000000000 0.00000000000 0.34303269083 92.11265508057pt 31.84808407232pt)" svg:viewBox="0 0 14 12" svg:d="M13.313 11.8056C15.5954 9.43781 10.7082 2.75183 0 0C7.5565 5.56715 13.2159 10.7177 13.313 11.8056Z" koffice:nodeTypes="ccc"/>
            <draw:path draw:style-name="gr8" draw:id="shape204" draw:name="path3208" draw:layer="g4816" svg:width="13.86354582257pt" svg:height="11.80559381333pt" draw:transform="matrix(0.34303269083 0.00000000000 0.00000000000 0.34303269083 92.11265508057pt 31.84808407232pt)" svg:viewBox="0 0 14 12" svg:d="M13.313 11.8056C15.5954 9.43781 10.7082 2.75183 0 0C7.5565 5.56715 13.2159 10.7177 13.313 11.8056Z" koffice:nodeTypes="ccc"/>
            <draw:path draw:style-name="gr7" draw:id="shape205" draw:name="path3210" draw:layer="g4816" svg:width="7.25375111808pt" svg:height="11.17315605333pt" draw:transform="matrix(0.34303269083 0.00000000000 0.00000000000 0.34303269083 93.91947686973pt 29.64636304947pt)" svg:viewBox="0 0 7 11" svg:d="M6.34884 11.1732C8.55252 10.1148 6.84153 4.45027 0 0C3.88129 5.57114 6.54591 10.4267 6.34884 11.1732Z" koffice:nodeTypes="ccc"/>
            <draw:path draw:style-name="gr8" draw:id="shape206" draw:name="path3212" draw:layer="g4816" svg:width="7.25375111808pt" svg:height="11.17315605333pt" draw:transform="matrix(0.34303269083 0.00000000000 0.00000000000 0.34303269083 93.91947686973pt 29.64636304947pt)" svg:viewBox="0 0 7 11" svg:d="M6.34884 11.1732C8.55252 10.1148 6.84153 4.45027 0 0C3.88129 5.57114 6.54591 10.4267 6.34884 11.1732Z" koffice:nodeTypes="ccc"/>
            <draw:path draw:style-name="gr7" draw:id="shape207" draw:name="path3214" draw:layer="g4816" svg:width="18.40242317717pt" svg:height="9.00076472518pt" draw:transform="matrix(0.34303269083 0.00000000000 0.00000000000 0.34303269083 89.19492235327pt 64.96363676701pt)" svg:viewBox="0 0 18 9" svg:d="M0.268652 0C-1.52871 3.22574 5.82332 9.09639 18.4024 8.99958C8.43686 5.12902 0.693321 1.16165 0.268652 0Z" koffice:nodeTypes="ccc"/>
            <draw:path draw:style-name="gr5" draw:id="shape208" draw:name="path3216" draw:layer="g4816" svg:width="18.40242317717pt" svg:height="9.00076472518pt" draw:transform="matrix(0.34303269083 0.00000000000 0.00000000000 0.34303269083 89.19492235327pt 64.96363676701pt)" svg:viewBox="0 0 18 9" svg:d="M0.268652 0C-1.52871 3.22574 5.82332 9.09639 18.4024 8.99958C8.43686 5.12902 0.693321 1.16165 0.268652 0Z" koffice:nodeTypes="ccc"/>
            <draw:path draw:style-name="gr7" draw:id="shape209" draw:name="path3218" draw:layer="g4816" svg:width="7.12432582702pt" svg:height="12.74050801231pt" draw:transform="matrix(0.34303269083 0.00000000000 0.00000000000 0.34303269083 98.28696908944pt 43.08940256404pt)" svg:viewBox="0 0 7 13" svg:d="M5.57445 12.7405C8.37823 11.6547 7.85605 6.35481 0 0C4.10719 7.47229 5.8997 11.8147 5.57445 12.7405Z" koffice:nodeTypes="ccc"/>
            <draw:path draw:style-name="gr8" draw:id="shape210" draw:name="path3220" draw:layer="g4816" svg:width="7.12432582702pt" svg:height="12.74050801231pt" draw:transform="matrix(0.34303269083 0.00000000000 0.00000000000 0.34303269083 98.28696908944pt 43.08940256404pt)" svg:viewBox="0 0 7 13" svg:d="M5.57445 12.7405C8.37823 11.6547 7.85605 6.35481 0 0C4.10719 7.47229 5.8997 11.8147 5.57445 12.7405Z" koffice:nodeTypes="ccc"/>
            <draw:path draw:style-name="gr7" draw:id="shape211" draw:name="path3222" draw:layer="g4816" svg:width="15.60566016000pt" svg:height="13.77887974101pt" draw:transform="matrix(0.34303269083 0.00000000000 0.00000000000 0.34303269083 98.26474057107pt 51.28815830113pt)" svg:viewBox="0 0 16 14" svg:d="M0 12.818C2.20195 15.8727 10.4994 11.6558 15.6057 0C8.00983 7.47185 1.24438 12.8838 0 12.818Z" koffice:nodeTypes="ccc"/>
            <draw:path draw:style-name="gr5" draw:id="shape212" draw:name="path3224" draw:layer="g4816" svg:width="15.60566016000pt" svg:height="13.77887974101pt" draw:transform="matrix(0.34303269083 0.00000000000 0.00000000000 0.34303269083 98.26474057107pt 51.28815830113pt)" svg:viewBox="0 0 16 14" svg:d="M0 12.818C2.20195 15.8727 10.4994 11.6558 15.6057 0C8.00983 7.47185 1.24438 12.8838 0 12.818Z" koffice:nodeTypes="ccc"/>
            <draw:path draw:style-name="gr7" draw:id="shape213" draw:name="path3226" draw:layer="g4816" svg:width="8.64673628444pt" svg:height="15.42978194680pt" draw:transform="matrix(0.34303269083 0.00000000000 0.00000000000 0.34303269083 99.88303159335pt 38.61954938939pt)" svg:viewBox="0 0 9 15" svg:d="M0 15.0479C3.16715 17.2069 7.8869 9.94508 8.64674 0C4.87815 7.75274 0.95038 14.7866 0 15.0479Z" koffice:nodeTypes="ccc"/>
            <draw:path draw:style-name="gr8" draw:id="shape214" draw:name="path3228" draw:layer="g4816" svg:width="8.64673628444pt" svg:height="15.42978194680pt" draw:transform="matrix(0.34303269083 0.00000000000 0.00000000000 0.34303269083 99.88303159335pt 38.61954938939pt)" svg:viewBox="0 0 9 15" svg:d="M0 15.0479C3.16715 17.2069 7.8869 9.94508 8.64674 0C4.87815 7.75274 0.95038 14.7866 0 15.0479Z" koffice:nodeTypes="ccc"/>
            <draw:path draw:style-name="gr9" draw:id="shape215" draw:name="path3230" draw:layer="g4816" svg:width="7.00348488167pt" svg:height="12.74050801231pt" draw:transform="matrix(0.34303269083 0.00000000000 0.00000000000 0.34303269083 98.28366377184pt 43.08940256404pt)" svg:viewBox="0 0 7 13" svg:d="M5.43979 12.7405C1.72207 9.3564 -0.152002 0.989969 0.00963797 0C7.79878 6.35481 8.21888 11.6547 5.43979 12.7405Z" koffice:nodeTypes="ccc"/>
            <draw:path draw:style-name="gr9" draw:id="shape216" draw:name="path3232" draw:layer="g4816" svg:width="18.57715345115pt" svg:height="9.12919994050pt" draw:transform="matrix(0.34303269083 0.00000000000 0.00000000000 0.34303269083 85.30774418145pt 66.54597796329pt)" svg:viewBox="0 0 19 9" svg:d="M0.259157 0C6.59516 0.291671 17.9205 8.05561 18.5772 9.12802C5.93848 9.22551 -1.51339 3.24867 0.259157 0Z" koffice:nodeTypes="ccc"/>
            <draw:path draw:style-name="gr9" draw:id="shape217" draw:name="path3234" draw:layer="g4816" svg:width="18.57715345115pt" svg:height="9.13081114184pt" draw:transform="matrix(0.34303269083 0.00000000000 0.00000000000 0.34303269083 87.49135307823pt 65.52785693690pt)" svg:viewBox="0 0 19 9" svg:d="M0.259157 0C6.59516 0.292503 17.9205 8.05712 18.5772 9.12963C5.93848 9.22713 -1.51339 3.24896 0.259157 0Z" koffice:nodeTypes="ccc"/>
            <draw:path draw:style-name="gr9" draw:id="shape218" draw:name="path3236" draw:layer="g4816" svg:width="9.16306722214pt" svg:height="18.50958587874pt" draw:transform="matrix(0.34303269083 0.00000000000 0.00000000000 0.34303269083 84.37548413226pt 60.39416689895pt)" svg:viewBox="0 0 9 19" svg:d="M0 18.2514C0.293826 11.9383 8.08587 0.653864 9.16189 0C9.25956 12.5921 3.26034 20.0175 0 18.2514Z" koffice:nodeTypes="ccc"/>
            <draw:path draw:style-name="gr9" draw:id="shape219" draw:name="path3238" draw:layer="g4816" svg:width="10.33826327273pt" svg:height="17.98121977059pt" draw:transform="matrix(0.34303269083 0.00000000000 0.00000000000 0.34303269083 86.02698071902pt 59.92956342248pt)" svg:viewBox="0 0 10 18" svg:d="M0 17.6145C0.815117 11.2784 9.24162 0.563593 10.3383 0C9.36726 12.738 3.00764 19.7035 0 17.6145Z" koffice:nodeTypes="ccc"/>
            <draw:path draw:style-name="gr9" draw:id="shape220" draw:name="path3240" draw:layer="g4816" svg:width="5.69283417951pt" svg:height="17.92041535535pt" draw:transform="matrix(0.34303269083 0.00000000000 0.00000000000 0.34303269083 89.41793422559pt 58.44683891962pt)" svg:viewBox="0 0 6 18" svg:d="M0.0658277 17.8164C-0.626149 12.1202 4.34704 0.761411 5.16526 0C7.14846 11.2922 3.11894 18.9088 0.0658277 17.8164Z" koffice:nodeTypes="ccc"/>
            <draw:path draw:style-name="gr9" draw:id="shape221" draw:name="path3242" draw:layer="g4816" svg:width="20.40220280073pt" svg:height="4.63939283395pt" draw:transform="matrix(0.34303269083 0.00000000000 0.00000000000 0.34303269083 90.67023664712pt 63.89929741420pt)" svg:viewBox="0 0 20 5" svg:d="M0.00414182 1.00057C5.84601 -1.26734 19.3583 0.938157 20.4022 1.59086C9.0449 6.74857 -0.224523 4.5423 0.00414182 1.00057Z" koffice:nodeTypes="ccc"/>
            <draw:path draw:style-name="gr9" draw:id="shape222" draw:name="path3244" draw:layer="g4816" svg:width="19.30062339200pt" svg:height="6.89949325245pt" draw:transform="matrix(0.34303269083 0.00000000000 0.00000000000 0.34303269083 92.40080254087pt 61.66221059206pt)" svg:viewBox="0 0 19 7" svg:d="M0 4.65604C4.85679 0.908836 18.1257 -0.339703 19.3006 0.0764769C9.99964 8.08237 0.698654 8.24202 0 4.65604Z" koffice:nodeTypes="ccc"/>
            <draw:path draw:style-name="gr9" draw:id="shape223" draw:name="path3246" draw:layer="g4816" svg:width="4.14695356148pt" svg:height="18.10249365339pt" draw:transform="matrix(0.34303269083 0.00000000000 0.00000000000 0.34303269083 91.88263834329pt 56.37766572850pt)" svg:viewBox="0 0 4 18" svg:d="M0.433624 18.0817C-1.06722 12.712 1.75816 0.873677 2.40586 0C5.96636 10.513 3.43605 18.567 0.433624 18.0817Z" koffice:nodeTypes="ccc"/>
            <draw:path draw:style-name="gr9" draw:id="shape224" draw:name="path3248" draw:layer="g4816" svg:width="4.17676183069pt" svg:height="16.49178585777pt" draw:transform="matrix(0.34303269083 0.00000000000 0.00000000000 0.34303269083 93.65631029354pt 55.62546364404pt)" svg:viewBox="0 0 4 16" svg:d="M0.45368 16.4714C-1.0979 11.5917 1.77474 0.818699 2.43527 0C6.00114 9.59454 3.45876 16.9295 0.45368 16.4714Z" koffice:nodeTypes="ccc"/>
            <draw:path draw:style-name="gr9" draw:id="shape225" draw:name="path3250" draw:layer="g4816" svg:width="15.73391556000pt" svg:height="13.83721793440pt" draw:transform="matrix(0.34303269083 0.00000000000 0.00000000000 0.34303269083 94.27403545898pt 57.39578675490pt)" svg:viewBox="0 0 16 14" svg:d="M0 12.8781C2.88451 7.18722 14.5162 0.165897 15.7339 0C10.6067 11.6797 2.17925 15.9393 0 12.8781Z" koffice:nodeTypes="ccc"/>
            <draw:path draw:style-name="gr9" draw:id="shape226" draw:name="path3252" draw:layer="g4816" svg:width="4.17060146841pt" svg:height="16.64803204000pt" draw:transform="matrix(0.34303269083 0.00000000000 0.00000000000 0.34303269083 95.07088840248pt 53.55629045293pt)" svg:viewBox="0 0 4 17" svg:d="M1.55476 16.648C-0.820727 12.0749 0.103167 0.921309 0.598198 0C5.81154 8.88341 4.5903 16.5493 1.55476 16.648Z" koffice:nodeTypes="ccc"/>
            <draw:path draw:style-name="gr9" draw:id="shape227" draw:name="path3254" draw:layer="g4816" svg:width="4.13125380372pt" svg:height="18.25368760889pt" draw:transform="matrix(0.34303269083 0.00000000000 0.00000000000 0.34303269083 96.48144043904pt 50.64654995620pt)" svg:viewBox="0 0 4 18" svg:d="M1.52367 18.2537C-0.825874 13.2194 0.113651 1.00622 0.613228 0C5.75298 9.71172 4.54876 18.1562 1.52367 18.2537Z" koffice:nodeTypes="ccc"/>
            <draw:path draw:style-name="gr9" draw:id="shape228" draw:name="path3256" draw:layer="g4816" svg:width="15.09944164000pt" svg:height="6.35500716315pt" draw:transform="matrix(0.34303269083 0.00000000000 0.00000000000 0.34303269083 97.46670931911pt 55.65253532757pt)" svg:viewBox="0 0 15 6" svg:d="M0 4.87259C3.60991 1.64597 14.1257 -0.19868 15.0994 0.0170376C8.22391 6.87045 0.816018 7.60755 0 4.87259Z" koffice:nodeTypes="ccc"/>
            <draw:path draw:style-name="gr9" draw:id="shape229" draw:name="path3258" draw:layer="g4816" svg:width="5.43616687076pt" svg:height="17.93126574222pt" draw:transform="matrix(0.34303269083 0.00000000000 0.00000000000 0.34303269083 97.40519089768pt 48.31200667545pt)" svg:viewBox="0 0 5 18" svg:d="M2.91555 17.9313C-0.217574 13.1987 -0.25094 1.06197 0.220362 0C6.99294 9.11056 6.35314 17.5448 2.91555 17.9313Z" koffice:nodeTypes="ccc"/>
            <draw:path draw:style-name="gr9" draw:id="shape230" draw:name="path3260" draw:layer="g4816" svg:width="8.69843319846pt" svg:height="14.78182052571pt" draw:transform="matrix(0.34303269083 0.00000000000 0.00000000000 0.34303269083 97.01218693360pt 44.73815488927pt)" svg:viewBox="0 0 9 15" svg:d="M7.62437 14.7818C3.68488 11.5997 -0.0320375 1.02754 0.000208286 0C8.1639 5.86604 10.2607 13.423 7.62437 14.7818Z" koffice:nodeTypes="ccc"/>
            <draw:path draw:style-name="gr9" draw:id="shape231" draw:name="path3262" draw:layer="g4816" svg:width="12.72309051077pt" svg:height="10.68097139293pt" draw:transform="matrix(0.34303269083 0.00000000000 0.00000000000 0.34303269083 99.94971714845pt 47.52632460037pt)" svg:viewBox="0 0 13 11" svg:d="M0 9.94773C2.33315 5.53002 11.7314 0.0953859 12.7231 0C8.56727 8.99466 1.75777 12.3001 0 9.94773Z" koffice:nodeTypes="ccc"/>
            <draw:path draw:style-name="gr9" draw:id="shape232" draw:name="path3264" draw:layer="g4816" svg:width="8.26984220444pt" svg:height="14.38080106873pt" draw:transform="matrix(0.34303269083 0.00000000000 0.00000000000 0.34303269083 100.20465904428pt 43.42145820877pt)" svg:viewBox="0 0 8 14" svg:d="M0 14.0894C0.650299 9.02266 7.40252 0.457295 8.26984 0C7.49608 10.1667 2.38494 15.7564 0 14.0894Z" koffice:nodeTypes="ccc"/>
            <draw:path draw:style-name="gr9" draw:id="shape233" draw:name="path3266" draw:layer="g4816" svg:width="12.60019956736pt" svg:height="7.49154632000pt" draw:transform="matrix(0.34303269083 0.00000000000 0.00000000000 0.34303269083 95.65961310380pt 41.03148084519pt)" svg:viewBox="0 0 13 7" svg:d="M12.3441 7.49155C7.8902 6.92951 0.414279 0.812094 0 0C8.90778 0.71842 13.8075 5.33783 12.3441 7.49155Z" koffice:nodeTypes="ccc"/>
            <draw:path draw:style-name="gr9" draw:id="shape234" draw:name="path3268" draw:layer="g4816" svg:width="5.55865580785pt" svg:height="15.46695092963pt" draw:transform="matrix(0.34303269083 0.00000000000 0.00000000000 0.34303269083 99.38515801976pt 35.08988021378pt)" svg:viewBox="0 0 6 15" svg:d="M0.0651486 15.3812C-0.616407 10.4652 4.25655 0.666217 5.03932 0C6.98193 9.73605 3.06383 16.3007 0.0651486 15.3812Z" koffice:nodeTypes="ccc"/>
            <draw:path draw:style-name="gr9" draw:id="shape235" draw:name="path3270" draw:layer="g4816" svg:width="14.68175047042pt" svg:height="10.48770769455pt" draw:transform="matrix(0.34303269083 0.00000000000 0.00000000000 0.34303269083 94.56245734543pt 38.25428818019pt)" svg:viewBox="0 0 15 10" svg:d="M14.2583 10.4877C8.91905 9.29099 0.415521 1.00768 0 0C10.8376 1.79586 16.3042 7.9685 14.2583 10.4877Z" koffice:nodeTypes="ccc"/>
            <draw:path draw:style-name="gr9" draw:id="shape236" draw:name="path3272" draw:layer="g4816" svg:width="13.02902690464pt" svg:height="13.19270892308pt" draw:transform="matrix(0.34303269083 0.00000000000 0.00000000000 0.34303269083 94.92826740694pt 35.51030107967pt)" svg:viewBox="0 0 13 13" svg:d="M12.3578 13.1927C7.21364 11.0151 0.225852 1.1049 0 0C10.4813 3.73699 14.8165 10.9829 12.3578 13.1927Z" koffice:nodeTypes="ccc"/>
            <draw:path draw:style-name="gr9" draw:id="shape237" draw:name="path3274" draw:layer="g4816" svg:width="4.17060146841pt" svg:height="16.58118400000pt" draw:transform="matrix(0.34303269083 0.00000000000 0.00000000000 0.34303269083 98.03057445900pt 31.20647572738pt)" svg:viewBox="0 0 4 17" svg:d="M1.55476 16.5812C-0.820727 12.0173 0.103167 0.886067 0.598198 0C5.81154 8.83217 4.5903 16.516 1.55476 16.5812Z" koffice:nodeTypes="ccc"/>
            <draw:path draw:style-name="gr9" draw:id="shape238" draw:name="path3276" draw:layer="g4816" svg:width="3.64944113072pt" svg:height="13.45185969231pt" draw:transform="matrix(0.34303269083 0.00000000000 0.00000000000 0.34303269083 96.72668487604pt 30.13319504430pt)" svg:viewBox="0 0 4 13" svg:d="M1.34526 13.4519C-0.721214 9.74426 0.0976104 0.754378 0.525552 0C5.08732 7.15235 4.01879 13.3868 1.34526 13.4519Z" koffice:nodeTypes="ccc"/>
            <draw:path draw:style-name="gr9" draw:id="shape239" draw:name="path3278" draw:layer="g4816" svg:width="13.92340158550pt" svg:height="11.93448965333pt" draw:transform="matrix(0.34303269083 0.00000000000 0.00000000000 0.34303269083 92.06819804384pt 31.82585555396pt)" svg:viewBox="0 0 14 12" svg:d="M13.3737 11.9345C8.12089 10.2296 0.322315 1.06189 0 0C10.7313 2.76682 15.6618 9.55381 13.3737 11.9345Z" koffice:nodeTypes="ccc"/>
            <draw:path draw:style-name="gr9" draw:id="shape240" draw:name="path3280" draw:layer="g4816" svg:width="7.28396929172pt" svg:height="11.36074800000pt" draw:transform="matrix(0.34303269083 0.00000000000 0.00000000000 0.34303269083 93.88592550893pt 29.64636304947pt)" svg:viewBox="0 0 7 11" svg:d="M6.36308 11.3607C3.06617 8.91268 -0.065073 0.815763 0.0010283 0C6.8568 4.51939 8.60399 10.2936 6.36308 11.3607Z" koffice:nodeTypes="ccc"/>
            <draw:path draw:style-name="gr9" draw:id="shape241" draw:name="path3282" draw:layer="g4816" svg:width="18.59458759031pt" svg:height="9.19381010810pt" draw:transform="matrix(0.34303269083 0.00000000000 0.00000000000 0.34303269083 89.15116575470pt 64.95265972090pt)" svg:viewBox="0 0 19 9" svg:d="M0.267975 0C6.60694 0.29351 17.9051 8.11721 18.5946 9.19261C5.91743 9.29125 -1.53793 3.29249 0.267975 0Z" koffice:nodeTypes="ccc"/>
            <draw:path draw:style-name="gr9" draw:id="shape242" draw:name="path3284" draw:layer="g4816" svg:width="15.79903504000pt" svg:height="13.83885367774pt" draw:transform="matrix(0.34303269083 0.00000000000 0.00000000000 0.34303269083 98.19805501597pt 51.26592978277pt)" svg:viewBox="0 0 16 14" svg:d="M0 12.8797C2.89047 7.18847 14.5462 0.166732 15.799 0C10.6294 11.6812 2.21635 15.9411 0 12.8797Z" koffice:nodeTypes="ccc"/>
            <draw:path draw:style-name="gr9" draw:id="shape243" draw:name="path3286" draw:layer="g4816" svg:width="8.20860700444pt" svg:height="15.34164562874pt" draw:transform="matrix(0.34303269083 0.00000000000 0.00000000000 0.34303269083 99.96069419456pt 38.58634382492pt)" svg:viewBox="0 0 8 15" svg:d="M0 15.038C0.802219 8.80742 5.52385 1.40291 8.20861 0C7.28338 11.9716 2.28365 16.6359 0 15.038Z" koffice:nodeTypes="ccc"/>
            <draw:path draw:style-name="gr10" draw:id="shape244" draw:name="path3288" draw:layer="g4816" svg:width="20.48323957121pt" svg:height="15.71694667397pt" draw:transform="matrix(0.34303269083 0.00000000000 0.00000000000 0.34303269083 86.80305787876pt 62.16449000980pt)" svg:viewBox="0 0 20 16" svg:d="M0 3.93195C5.82108 11.4763 10.3994 14.6408 15.9914 15.6636C18.7384 16.1433 24.0356 13.3301 16.9394 9.59003C14.6507 11.6999 5.59196 3.35631 3.98974 0L0 3.93195" koffice:nodeTypes="ccccc"/>
            <draw:path draw:style-name="gr11" draw:id="shape245" draw:name="path3290" draw:layer="g4816" svg:width="20.48323957121pt" svg:height="15.71694667397pt" draw:transform="matrix(0.34303269083 0.00000000000 0.00000000000 0.34303269083 86.80305787876pt 62.16449000980pt)" svg:viewBox="0 0 20 16" svg:d="M0 3.93195C5.82108 11.4763 10.3994 14.6408 15.9914 15.6636C18.7384 16.1433 24.0356 13.3301 16.9394 9.59003C14.6507 11.6999 5.59196 3.35631 3.98974 0L0 3.93195" koffice:nodeTypes="ccccc"/>
            <draw:path draw:style-name="gr12" draw:id="shape246" draw:name="path3292" draw:layer="g4816" svg:width="54.12166845630pt" svg:height="48.05441541333pt" draw:transform="matrix(0.34303269083 0.00000000000 0.00000000000 0.34303269083 69.65499087703pt 47.05046965164pt)" svg:viewBox="0 0 54 48" svg:d="M50.0459 48.0544C37.0088 31.7244 29.0823 15.9754 0 0C25.7185 8.32632 34.1616 20.9455 54.1217 44.3427L50.0459 48.0544" koffice:nodeTypes="cccc"/>
            <draw:path draw:style-name="gr11" draw:id="shape247" draw:name="path3294" draw:layer="g4816" svg:width="54.12166845630pt" svg:height="48.05441541333pt" draw:transform="matrix(0.34303269083 0.00000000000 0.00000000000 0.34303269083 69.65499087703pt 47.05046965164pt)" svg:viewBox="0 0 54 48" svg:d="M50.0459 48.0544C37.0088 31.7244 29.0823 15.9754 0 0C25.7185 8.32632 34.1616 20.9455 54.1217 44.3427L50.0459 48.0544" koffice:nodeTypes="cccc"/>
            <draw:path draw:style-name="gr13" draw:id="shape248" draw:name="path3296" draw:layer="g4816" svg:width="38.29759148308pt" svg:height="38.05602063158pt" draw:transform="matrix(0.34303269083 0.00000000000 0.00000000000 0.34303269083 73.66765008133pt 49.02002614934pt)" svg:viewBox="0 0 38 38" svg:d="M38.2976 38.056C26.1612 23.2075 14.2491 7.64963 0 0" koffice:nodeTypes="cc"/>
            <draw:path draw:style-name="gr10" draw:id="shape249" draw:name="path3298" draw:layer="g4816" svg:width="20.77248731414pt" svg:height="16.56351241004pt" draw:transform="matrix(0.34303269083 0.00000000000 0.00000000000 0.34303269083 85.90326336102pt 62.18260909197pt)" svg:viewBox="0 0 21 17" svg:d="M20.0281 15.3376C19.2889 11.0056 20.671 7.13276 20.671 7.13276C21.1205 5.42669 20.0281 3.16224 18.3564 2.11222C18.292 2.07885 12.5394 0.241727 12.5394 0.241727C9.87233 -0.57875 7.49333 0.865225 6.07945 1.9478C3.66942 3.35921 3.21908 3.26072 2.19109 2.86677C-1.15145 2.86677 -0.0263981 5.62367 1.35565 5.98425C4.21603 7.03427 6.62607 4.86831 6.62607 4.86831C8.651 3.06375 12.4431 1.19325 12.4431 1.19325C16.0427 1.45616 18.1639 2.50618 18.8386 3.81829C19.2889 5.72216 17.8098 11.9246 17.4247 12.8761C16.7818 14.2216 16.6211 15.7966 17.0714 15.8951C18.8386 16.8475 19.3852 16.552 19.7385 16.3876C20.3814 15.8951 19.7385 15.1406 20.0281 15.3376Z" koffice:nodeTypes="cccccccccccccc"/>
            <draw:path draw:style-name="gr9" draw:id="shape250" draw:name="path3300" draw:layer="g4816" svg:width="20.77248731414pt" svg:height="16.56351241004pt" draw:transform="matrix(0.34303269083 0.00000000000 0.00000000000 0.34303269083 85.90326336102pt 62.18260909197pt)" svg:viewBox="0 0 21 17" svg:d="M20.0281 15.3376C19.2889 11.0056 20.671 7.13276 20.671 7.13276C21.1205 5.42669 20.0281 3.16224 18.3564 2.11222C18.292 2.07885 12.5394 0.241727 12.5394 0.241727C9.87233 -0.57875 7.49333 0.865225 6.07945 1.9478C3.66942 3.35921 3.21908 3.26072 2.19109 2.86677C-1.15145 2.86677 -0.0263981 5.62367 1.35565 5.98425C4.21603 7.03427 6.62607 4.86831 6.62607 4.86831C8.651 3.06375 12.4431 1.19325 12.4431 1.19325C16.0427 1.45616 18.1639 2.50618 18.8386 3.81829C19.2889 5.72216 17.8098 11.9246 17.4247 12.8761C16.7818 14.2216 16.6211 15.7966 17.0714 15.8951C18.8386 16.8475 19.3852 16.552 19.7385 16.3876C20.3814 15.8951 19.7385 15.1406 20.0281 15.3376Z" koffice:nodeTypes="cccccccccccccc"/>
            <draw:path draw:style-name="gr9" draw:id="shape251" draw:name="path3302" draw:layer="g4816" svg:width="1.51264619111pt" svg:height="5.74516490667pt" draw:transform="matrix(0.34303269083 0.00000000000 0.00000000000 0.34303269083 88.83271619664pt 63.65791713262pt)" svg:viewBox="0 0 2 6" svg:d="M1.46603 0C1.90387 1.45214 -0.918005 3.28318 0.313861 5.74516" koffice:nodeTypes="cc"/>
            <draw:path draw:style-name="gr9" draw:id="shape252" draw:name="path3304" draw:layer="g4816" svg:width="1.47773597116pt" svg:height="5.80266099200pt" draw:transform="matrix(0.34303269083 0.00000000000 0.00000000000 0.34303269083 89.47147891002pt 64.26659433924pt)" svg:viewBox="0 0 1 6" svg:d="M1.42409 0C1.89575 1.59868 -0.932274 3.09222 0.325164 5.80266" koffice:nodeTypes="cc"/>
            <draw:path draw:style-name="gr9" draw:id="shape253" draw:name="path3306" draw:layer="g4816" svg:width="1.15152068640pt" svg:height="5.59597363200pt" draw:transform="matrix(0.34303269083 0.00000000000 0.00000000000 0.34303269083 90.13117634159pt 64.70924372349pt)" svg:viewBox="0 0 1 6" svg:d="M1.10094 0C1.5173 1.56995 -0.80658 2.96895 0.303421 5.59597" koffice:nodeTypes="cc"/>
            <draw:path draw:style-name="gr9" draw:id="shape254" draw:name="path3308" draw:layer="g4816" svg:width="0.97630055382pt" svg:height="4.68202291200pt" draw:transform="matrix(0.34303269083 0.00000000000 0.00000000000 0.34303269083 90.89265363773pt 65.31764650395pt)" svg:viewBox="0 0 1 5" svg:d="M0.927724 0C1.3111 1.43604 -0.732249 2.24734 0.28903 4.68202" koffice:nodeTypes="cc"/>
            <draw:path draw:style-name="gr9" draw:id="shape255" draw:name="path3310" draw:layer="g4816" svg:width="10.02730961455pt" svg:height="4.59098600771pt" draw:transform="matrix(0.34303269083 0.00000000000 0.00000000000 0.34303269083 86.33735669768pt 62.58491087569pt)" svg:viewBox="0 0 10 5" svg:d="M10.0273 0C7.71373 0.690793 4.16506 4.07705 3.73351 4.14647C1.97522 4.87241 0.70958 4.56129 0 4.25018" koffice:nodeTypes="ccc"/>
            <draw:path draw:style-name="gr10" draw:id="shape256" draw:name="path3312" draw:layer="g4816" svg:width="1.46684192000pt" svg:height="2.01412864000pt" draw:transform="matrix(0.34303269083 0.00000000000 0.00000000000 0.34303269083 91.63597685339pt 62.67355052300pt)" svg:viewBox="0 0 1 2" svg:d="M0.747466 2.01413C0.332283 2.01413 0 1.55544 0 1.00706C0 0.45755 0.332283 0 0.747466 0C1.13456 0 1.46684 0.685757 1.46684 1.28069C1.46684 1.8302 1.13456 2.01413 0.747466 2.01413Z" koffice:nodeTypes="ccccc"/>
            <draw:path draw:style-name="gr9" draw:id="shape257" draw:name="path3314" draw:layer="g4816" svg:width="1.46684192000pt" svg:height="2.01412864000pt" draw:transform="matrix(0.34303269083 0.00000000000 0.00000000000 0.34303269083 91.63597685339pt 62.67355052300pt)" svg:viewBox="0 0 1 2" svg:d="M0.747466 2.01413C0.332283 2.01413 0 1.55544 0 1.00706C0 0.45755 0.332283 0 0.747466 0C1.13456 0 1.46684 0.685757 1.46684 1.28069C1.46684 1.8302 1.13456 2.01413 0.747466 2.01413Z" koffice:nodeTypes="ccccc"/>
            <draw:path draw:style-name="gr10" draw:id="shape258" draw:name="path3316" draw:layer="g4816" svg:width="1.94281472000pt" svg:height="1.74874176000pt" draw:transform="matrix(0.34303269083 0.00000000000 0.00000000000 0.34303269083 90.99299637769pt 62.48529418227pt)" svg:viewBox="0 0 2 2" svg:d="M0.955638 1.74874C0.413952 1.74874 0 1.3224 0 0.852684C0 0.384025 0.413952 0 0.955638 0C1.49732 0 1.94281 0.384025 1.94281 0.852684C1.94281 1.3224 1.49732 1.74874 0.955638 1.74874Z" koffice:nodeTypes="ccccc"/>
            <draw:path draw:style-name="gr9" draw:id="shape259" draw:name="path3318" draw:layer="g4816" svg:width="1.94281472000pt" svg:height="1.74874176000pt" draw:transform="matrix(0.34303269083 0.00000000000 0.00000000000 0.34303269083 90.99299637769pt 62.48529418227pt)" svg:viewBox="0 0 2 2" svg:d="M0.955638 1.74874C0.413952 1.74874 0 1.3224 0 0.852684C0 0.384025 0.413952 0 0.955638 0C1.49732 0 1.94281 0.384025 1.94281 0.852684C1.94281 1.3224 1.49732 1.74874 0.955638 1.74874Z" koffice:nodeTypes="ccccc"/>
            <draw:path draw:style-name="gr10" draw:id="shape260" draw:name="path3320" draw:layer="g4816" svg:width="1.69721888000pt" svg:height="1.24820000000pt" draw:transform="matrix(0.34303269083 0.00000000000 0.00000000000 0.34303269083 90.39447293872pt 62.30828931380pt)" svg:viewBox="0 0 2 1" svg:d="M0.833502 1.2482C0.357426 1.2482 0 0.968224 0 0.637056C0 0.279976 0.357426 0 0.833502 0C1.30958 0 1.69722 0.279976 1.69722 0.637056C1.69722 0.968224 1.30958 1.2482 0.833502 1.2482Z" koffice:nodeTypes="ccccc"/>
            <draw:path draw:style-name="gr9" draw:id="shape261" draw:name="path3322" draw:layer="g4816" svg:width="1.69721888000pt" svg:height="1.24820000000pt" draw:transform="matrix(0.34303269083 0.00000000000 0.00000000000 0.34303269083 90.39447293872pt 62.30828931380pt)" svg:viewBox="0 0 2 1" svg:d="M0.833502 1.2482C0.357426 1.2482 0 0.968224 0 0.637056C0 0.279976 0.357426 0 0.833502 0C1.30958 0 1.69722 0.279976 1.69722 0.637056C1.69722 0.968224 1.30958 1.2482 0.833502 1.2482Z" koffice:nodeTypes="ccccc"/>
            <draw:path draw:style-name="gr9" draw:id="shape262" draw:name="path3324" draw:layer="g4816" svg:width="0.31489122272pt" svg:height="4.31483340800pt" draw:transform="matrix(0.34303269083 0.00000000000 0.00000000000 0.34303269083 93.22352336902pt 65.85991258162pt)" svg:viewBox="0 0 0 4" svg:d="M0.0507423 0C0.830071 1.61788 -0.421073 1.97757 0.159381 4.31483" koffice:nodeTypes="cc"/>
            <draw:path draw:style-name="gr14" draw:id="shape263" draw:name="path3326" draw:layer="g4816" svg:width="76.93750557043pt" svg:height="88.39003730204pt" draw:transform="matrix(0.34303269083 0.00000000000 0.00000000000 0.34303269083 73.26447275085pt 37.23833216757pt)" svg:viewBox="0 0 77 88" svg:d="M1.37735 0.0263977L52.0977 47.9852C52.7481 49.6571 50.8291 50.1067 50.8943 50.5245C52.2595 52.7743 51.8699 54.9923 52.1621 55.603C54.2758 58.3997 56.9087 58.3033 57.1365 58.2714C59.705 57.7572 60.2258 61.1638 60.9083 61.293C62.1761 62.5781 60.5832 63.8641 62.0465 64.989C61.8187 65.0209 69.3938 72.1572 70.9545 74.0857C71.2797 74.922 76.9375 80.4502 76.9375 80.4502C76.0915 82.5079 67.0209 88.1971 67.0531 88.39C60.3554 80.7077 51.5769 65.0536 50.6996 64.9572C45.8225 59.653 41.1733 52.3566 42.0185 50.2996C41.3681 46.6674 37.2067 43.4528 35.9059 43.6139C36.7189 41.3313 35.6129 39.4992 35.5808 39.3063L8.59506 13.7846C8.59506 12.0482 9.96101 12.3057 10.3836 12.2411C10.3836 12.2411 0.206997 1.50531 0.0114018 1.50531C-0.11819 0.444955 0.889569 -0.133851 1.37735 0.0263977Z" koffice:nodeTypes="cccccccccccccccccc"/>
            <draw:path draw:style-name="gr15" draw:id="shape264" draw:name="path3328" draw:layer="g4816" svg:width="76.93589574062pt" svg:height="88.39003730204pt" draw:transform="matrix(0.34303269083 0.00000000000 0.00000000000 0.34303269083 73.26447275085pt 37.23833216757pt)" svg:viewBox="0 0 77 88" svg:d="M1.37733 0.0263977L52.0972 47.9852C52.7475 49.6571 50.8286 50.1067 50.8938 50.5245C52.2589 52.7743 51.8694 54.9923 52.1615 55.603C54.2752 58.3997 56.9081 58.3033 57.1359 58.2714C59.7044 57.7572 60.2251 61.1638 60.9077 61.293C62.1754 62.5781 60.5825 63.8641 62.0458 64.989C61.8181 65.0209 69.3931 72.1572 70.9538 74.0857C71.279 74.922 76.9359 80.4502 76.9359 80.4502C76.0907 82.5079 67.0202 88.1971 67.0524 88.39C60.3547 80.7077 51.5764 65.0536 50.699 64.9572C45.8221 59.653 41.1729 52.3566 42.0181 50.2996C41.3677 46.6674 37.2063 43.4528 35.9056 43.6139C36.7185 41.3313 35.6126 39.4992 35.5804 39.3063L8.59497 13.7846C8.59497 12.0482 9.9609 12.3057 10.3835 12.2411C10.3835 12.2411 0.206995 1.50531 0.0114017 1.50531C-0.118189 0.444955 0.889559 -0.133851 1.37733 0.0263977Z" koffice:nodeTypes="cccccccccccccccccc"/>
            <draw:path draw:style-name="gr16" draw:id="shape265" draw:name="path3330" draw:layer="g4816" svg:width="20.04940803048pt" svg:height="22.90838818909pt" draw:transform="matrix(0.34303269083 0.00000000000 0.00000000000 0.34303269083 91.53636015997pt 58.95562500666pt)" svg:viewBox="0 0 20 23" svg:d="M0 2.8311C2.27314 1.97475 5.27246 0 5.27246 0L20.0494 17.2144L13.5137 22.9084L0 2.8311" koffice:nodeTypes="ccccc"/>
            <draw:path draw:style-name="gr12" draw:id="shape266" draw:name="path3332" draw:layer="g4816" svg:width="83.91775134358pt" svg:height="76.95498126316pt" draw:transform="matrix(0.34303269083 0.00000000000 0.00000000000 0.34303269083 62.27237851797pt 28.47346567297pt)" svg:viewBox="0 0 84 77" svg:d="M20.6387 19.701C21.6398 20.6421 21.9309 19.8958 22.2211 19.701L22.932 18.76C23.4165 17.5589 24.3857 17.2023 24.8374 17.3649L83.7822 74.1632C84.4282 75.8513 82.554 76.5002 82.5867 76.955L42.3433 38.0714C42.3433 38.0714 28.5516 23.8235 24.5472 19.8636L22.2211 22.038C21.6398 22.785 20.897 22.785 20.0574 22.038L0 0L20.2509 19.3444L20.6387 19.701" koffice:nodeTypes="ccccccccccccc"/>
            <draw:path draw:style-name="gr15" draw:id="shape267" draw:name="path3334" draw:layer="g4816" svg:width="83.91775134358pt" svg:height="76.95498126316pt" draw:transform="matrix(0.34303269083 0.00000000000 0.00000000000 0.34303269083 62.27237851797pt 28.47346567297pt)" svg:viewBox="0 0 84 77" svg:d="M20.6387 19.701C21.6398 20.6421 21.9309 19.8958 22.2211 19.701L22.932 18.76C23.4165 17.5589 24.3857 17.2023 24.8374 17.3649L83.7822 74.1632C84.4282 75.8513 82.554 76.5002 82.5867 76.955L42.3433 38.0714C42.3433 38.0714 28.5516 23.8235 24.5472 19.8636L22.2211 22.038C21.6398 22.785 20.897 22.785 20.0574 22.038L0 0L20.2509 19.3444L20.6387 19.701" koffice:nodeTypes="ccccccccccccc"/>
            <draw:path draw:style-name="gr15" draw:id="shape268" draw:name="path3336" draw:layer="g4816" svg:width="4.42762840488pt" svg:height="4.61877651840pt" draw:transform="matrix(0.34303269083 0.00000000000 0.00000000000 0.34303269083 89.15725095459pt 58.23662848667pt)" svg:viewBox="0 0 4 5" svg:d="M0.383484 0C-0.832319 2.72805 0.930783 5.20774 4.42763 4.49497" koffice:nodeTypes="cc"/>
            <draw:path draw:style-name="gr17" draw:id="shape269" draw:name="path3338" draw:layer="g4816" svg:width="1.14179904390pt" svg:height="1.19939072000pt" draw:transform="matrix(0.34303269083 0.00000000000 0.00000000000 0.34303269083 89.67382986182pt 59.02203613561pt)" svg:viewBox="0 0 1 1" svg:d="M1.10531 0C1.38142 0.999286 0 1.19939 0 1.19939" koffice:nodeTypes="cc"/>
            <draw:path draw:style-name="gr15" draw:id="shape270" draw:name="path3340" draw:layer="g4816" svg:width="30.55938355200pt" svg:height="30.90269013333pt" draw:transform="matrix(0.34303269083 0.00000000000 0.00000000000 0.34303269083 86.50365894620pt 52.42785011316pt)" svg:viewBox="0 0 31 31" svg:d="M0 0C6.03388 4.15717 9.26277 8.64236 10.2414 9.624C11.9701 12.767 17.0899 16.7935 18.2316 16.8593L30.5594 30.9027" koffice:nodeTypes="cccc"/>
            <draw:path draw:style-name="gr12" draw:id="shape271" draw:name="path3342" draw:layer="g4816" svg:width="16.71010884000pt" svg:height="17.04190040889pt" draw:transform="matrix(0.34303269083 0.00000000000 0.00000000000 0.34303269083 88.28825221700pt 53.83291201482pt)" svg:viewBox="0 0 17 17" svg:d="M8.35546 0C7.29836 1.06721 0.859256 3.51533 0 7.94064C3.20402 12.7108 7.00158 16.2573 7.39728 17.0419C12.8136 14.6257 15.7527 12.805 16.7101 12.0834C16.4787 11.2987 15.29 10.4822 15.29 10.4822C14.5305 9.28964 13.1766 9.91782 13.1766 9.91782C10.3364 8.75642 9.01605 6.3083 9.5769 4.51949C10.2375 2.25975 9.77556 2.79374 9.87449 2.51118C9.5769 1.25559 8.35546 1.1062e-14 8.35546 0Z" koffice:nodeTypes="ccccccccc"/>
            <draw:path draw:style-name="gr15" draw:id="shape272" draw:name="path3344" draw:layer="g4816" svg:width="16.71010884000pt" svg:height="17.04190040889pt" draw:transform="matrix(0.34303269083 0.00000000000 0.00000000000 0.34303269083 88.28825221700pt 53.83291201482pt)" svg:viewBox="0 0 17 17" svg:d="M8.35546 0C7.29836 1.06721 0.859256 3.51533 0 7.94064C3.20402 12.7108 7.00158 16.2573 7.39728 17.0419C12.8136 14.6257 15.7527 12.805 16.7101 12.0834C16.4787 11.2987 15.29 10.4822 15.29 10.4822C14.5305 9.28964 13.1766 9.91782 13.1766 9.91782C10.3364 8.75642 9.01605 6.3083 9.5769 4.51949C10.2375 2.25975 9.77556 2.79374 9.87449 2.51118C9.5769 1.25559 8.35546 1.1062e-14 8.35546 0Z" koffice:nodeTypes="ccccccccc"/>
            <draw:path draw:style-name="gr12" draw:id="shape273" draw:name="path3346" draw:layer="g4816" svg:width="1.36083945684pt" svg:height="5.67959562667pt" draw:transform="matrix(0.34303269083 0.00000000000 0.00000000000 0.34303269083 90.41610033625pt 55.31563651768pt)" svg:viewBox="0 0 1 6" svg:d="M0.347894 0C-0.318606 1.91395 -0.0520066 4.29881 1.36084 5.6796L0.347894 0" koffice:nodeTypes="ccc"/>
            <draw:path draw:style-name="gr15" draw:id="shape274" draw:name="path3348" draw:layer="g4816" svg:width="1.36083945684pt" svg:height="5.67959562667pt" draw:transform="matrix(0.34303269083 0.00000000000 0.00000000000 0.34303269083 90.41610033625pt 55.31563651768pt)" svg:viewBox="0 0 1 6" svg:d="M0.347894 0C-0.318606 1.91395 -0.0520066 4.29881 1.36084 5.6796" koffice:nodeTypes="cc"/>
            <draw:path draw:style-name="gr9" draw:id="shape275" draw:name="path3350" draw:layer="g4816" svg:width="1.94281472000pt" svg:height="1.93493792000pt" draw:transform="matrix(0.34303269083 0.00000000000 0.00000000000 0.34303269083 90.44990702156pt 57.96000692478pt)" svg:viewBox="0 0 2 2" svg:d="M0.955638 1.93494C1.49654 1.93494 1.94281 1.52261 1.94281 0.9836C1.94281 0.444587 1.49654 0 0.955638 0C0.445491 0 0 0.444587 0 0.9836C0 1.52261 0.445491 1.93494 0.955638 1.93494Z" koffice:nodeTypes="ccccc"/>
            <draw:path draw:style-name="gr9" draw:id="shape276" draw:name="path3352" draw:layer="g4816" svg:width="1.94281472000pt" svg:height="1.93493792000pt" draw:transform="matrix(0.34303269083 0.00000000000 0.00000000000 0.34303269083 89.43013943825pt 56.59912763371pt)" svg:viewBox="0 0 2 2" svg:d="M0.955638 1.93494C1.49654 1.93494 1.94281 1.49114 1.94281 0.951338C1.94281 0.412325 1.49654 0 0.955638 0C0.445491 0 0 0.412325 0 0.951338C0 1.49114 0.445491 1.93494 0.955638 1.93494Z" koffice:nodeTypes="ccccc"/>
            <draw:path draw:style-name="gr14" draw:id="shape277" draw:name="path3354" draw:layer="g4816" svg:width="77.26743180468pt" svg:height="88.38846857206pt" draw:transform="matrix(0.34303269083 0.00000000000 0.00000000000 0.34303269083 61.50755283048pt 36.98393025308pt)" svg:viewBox="0 0 77 88" svg:d="M75.2608 0.0264232L24.7308 47.9848C24.0833 49.6558 25.993 50.1063 25.961 50.524C24.569 52.7739 24.9576 54.9918 24.6659 55.6025C22.5623 58.3992 19.9401 58.3028 19.7133 58.2709C17.1561 57.7559 16.2497 61.3562 15.5702 61.4846C14.6317 62.4811 15.7 64.4743 14.4699 65.4381C14.6638 65.4708 6.53853 73.346 5.66501 74.1815C5.34125 75.017 0 80.4495 0 80.4495C0.841457 82.5064 9.8731 88.1963 9.84105 88.3885C16.5086 80.7062 25.2485 65.0523 26.1549 64.9566C30.9785 59.6525 35.6073 52.3561 34.7658 50.2992C35.4454 46.6669 39.5565 43.4524 40.8516 43.6135C40.0422 41.331 41.1425 39.4989 41.1745 39.306L77.2674 4.36583C77.2674 2.59834 76.6199 3.11256 75.3898 3.01609C75.3898 3.01609 76.3939 1.50531 76.5879 1.50531C76.7497 0.444181 75.7135 -0.133823 75.2608 0.0264232Z" koffice:nodeTypes="cccccccccccccccccc"/>
            <draw:path draw:style-name="gr15" draw:id="shape278" draw:name="path3356" draw:layer="g4816" svg:width="77.26743180468pt" svg:height="88.38846857206pt" draw:transform="matrix(0.34303269083 0.00000000000 0.00000000000 0.34303269083 61.50755283048pt 36.98393025308pt)" svg:viewBox="0 0 77 88" svg:d="M75.2608 0.0264232L24.7308 47.9848C24.0833 49.6558 25.993 50.1063 25.961 50.524C24.569 52.7739 24.9576 54.9918 24.6659 55.6025C22.5623 58.3992 19.9401 58.3028 19.7133 58.2709C17.1561 57.7559 16.2497 61.3562 15.5702 61.4846C14.6317 62.4811 15.7 64.4743 14.4699 65.4381C14.6638 65.4708 6.53853 73.346 5.66501 74.1815C5.34125 75.017 0 80.4495 0 80.4495C0.841457 82.5064 9.8731 88.1963 9.84105 88.3885C16.5086 80.7062 25.2485 65.0523 26.1549 64.9566C30.9785 59.6525 35.6073 52.3561 34.7658 50.2992C35.4454 46.6669 39.5565 43.4524 40.8516 43.6135C40.0422 41.331 41.1425 39.4989 41.1745 39.306L77.2674 4.36583C77.2674 2.59834 76.6199 3.11256 75.3898 3.01609C75.3898 3.01609 76.3939 1.50531 76.5879 1.50531C76.7497 0.444181 75.7135 -0.133823 75.2608 0.0264232Z" koffice:nodeTypes="cccccccccccccccccc"/>
            <draw:path draw:style-name="gr16" draw:id="shape279" draw:name="path3358" draw:layer="g4816" svg:width="20.04940803048pt" svg:height="22.29193505391pt" draw:transform="matrix(0.34303269083 0.00000000000 0.00000000000 0.34303269083 62.42770372038pt 58.63482083419pt)" svg:viewBox="0 0 20 22" svg:d="M20.0494 2.92196C17.7755 2.09578 14.7762 0 14.7762 0L0 16.7985L6.53566 22.2919L20.0494 2.92196" koffice:nodeTypes="ccccc"/>
            <draw:path draw:style-name="gr12" draw:id="shape280" draw:name="path3360" draw:layer="g4816" svg:width="83.91623310860pt" svg:height="76.95337125053pt" draw:transform="matrix(0.34303269083 0.00000000000 0.00000000000 0.34303269083 69.92979017560pt 28.21907262945pt)" svg:viewBox="0 0 84 77" svg:d="M63.2785 19.7008C62.2766 20.6419 61.9864 19.8956 61.7281 19.7008L60.9845 18.7598C60.5007 17.5587 59.5316 17.2013 59.079 17.3639L0.135645 74.1624C-0.510433 75.8497 1.36303 76.4994 1.33025 76.9534L41.5742 38.071C41.5742 38.071 55.4624 23.725 59.3701 19.8634L61.7281 22.0377C62.2766 22.784 63.0195 22.784 63.8598 22.0377L83.9162 0L63.6655 19.3434L63.2785 19.7008" koffice:nodeTypes="ccccccccccccc"/>
            <draw:path draw:style-name="gr15" draw:id="shape281" draw:name="path3362" draw:layer="g4816" svg:width="83.91623310860pt" svg:height="76.95337125053pt" draw:transform="matrix(0.34303269083 0.00000000000 0.00000000000 0.34303269083 69.92979017560pt 28.21907262945pt)" svg:viewBox="0 0 84 77" svg:d="M63.2785 19.7008C62.2766 20.6419 61.9864 19.8956 61.7281 19.7008L60.9845 18.7598C60.5007 17.5587 59.5316 17.2013 59.079 17.3639L0.135645 74.1624C-0.510433 75.8497 1.36303 76.4994 1.33025 76.9534L41.5742 38.071C41.5742 38.071 55.4624 23.7258 59.3701 19.8634L61.7281 22.0377C62.2766 22.784 63.0195 22.784 63.8598 22.0377L83.9162 0L63.6655 19.3434L63.2785 19.7008" koffice:nodeTypes="ccccccccccccc"/>
            <draw:path draw:style-name="gr15" draw:id="shape282" draw:name="path3364" draw:layer="g4816" svg:width="4.45849655608pt" svg:height="4.61871981984pt" draw:transform="matrix(0.34303269083 0.00000000000 0.00000000000 0.34303269083 70.23128579763pt 57.98223544315pt)" svg:viewBox="0 0 4 5" svg:d="M4.08919 0C5.27901 2.72726 3.50901 5.20771 0 4.49495" koffice:nodeTypes="cc"/>
            <draw:path draw:style-name="gr17" draw:id="shape283" draw:name="path3366" draw:layer="g4816" svg:width="1.14179904390pt" svg:height="1.19815200000pt" draw:transform="matrix(0.34303269083 0.00000000000 0.00000000000 0.34303269083 70.96216841981pt 58.76764309209pt)" svg:viewBox="0 0 1 1" svg:d="M0.036491 0C-0.239622 0.99877 1.1418 1.19815 1.1418 1.19815" koffice:nodeTypes="cc"/>
            <draw:path draw:style-name="gr15" draw:id="shape284" draw:name="path3368" draw:layer="g4816" svg:width="30.55938355200pt" svg:height="30.90431404800pt" draw:transform="matrix(0.34303269083 0.00000000000 0.00000000000 0.34303269083 64.11240587160pt 52.17318264349pt)" svg:viewBox="0 0 31 31" svg:d="M30.5594 0C24.6563 4.05984 21.4274 8.54515 20.3188 9.62507C18.5901 12.7682 13.4694 16.7947 12.3286 16.8597L0 30.9043" koffice:nodeTypes="cccc"/>
            <draw:path draw:style-name="gr12" draw:id="shape285" draw:name="path3370" draw:layer="g4816" svg:width="16.71010884000pt" svg:height="17.04190040889pt" draw:transform="matrix(0.34303269083 0.00000000000 0.00000000000 0.34303269083 67.10529749259pt 53.57851897130pt)" svg:viewBox="0 0 17 17" svg:d="M8.35546 0C9.41175 1.06721 15.8844 3.51533 16.7101 7.93986C13.5069 12.7108 9.70934 16.2573 9.31283 17.0419C3.89731 14.6249 0.95818 12.805 0 12.0826C0.231369 11.298 1.4201 10.4822 1.4201 10.4822C2.17961 9.28964 3.53349 9.91704 3.53349 9.91704C6.3737 8.75642 7.69487 6.3083 7.13321 4.51949C6.47262 2.25975 6.93536 2.79296 6.83562 2.51118C7.13321 1.25559 8.35546 2.2124e-14 8.35546 0Z" koffice:nodeTypes="ccccccccc"/>
            <draw:path draw:style-name="gr15" draw:id="shape286" draw:name="path3372" draw:layer="g4816" svg:width="16.71010884000pt" svg:height="17.04190040889pt" draw:transform="matrix(0.34303269083 0.00000000000 0.00000000000 0.34303269083 67.10529749259pt 53.57851897130pt)" svg:viewBox="0 0 17 17" svg:d="M8.35546 0C9.41175 1.06721 15.8844 3.51533 16.7101 7.93986C13.5069 12.7108 9.70934 16.2573 9.31283 17.0419C3.89731 14.6249 0.95818 12.805 0 12.0826C0.231369 11.298 1.4201 10.4822 1.4201 10.4822C2.17961 9.28964 3.53349 9.91704 3.53349 9.91704C6.3737 8.75642 7.69487 6.3083 7.13321 4.51949C6.47262 2.25975 6.93536 2.79296 6.83562 2.51118C7.13321 1.25559 8.35546 2.2124e-14 8.35546 0Z" koffice:nodeTypes="ccccccccc"/>
            <draw:path draw:style-name="gr12" draw:id="shape287" draw:name="path3374" draw:layer="g4816" svg:width="1.35994887729pt" svg:height="5.67959562667pt" draw:transform="matrix(0.34303269083 0.00000000000 0.00000000000 0.34303269083 70.02080093853pt 55.06124347416pt)" svg:viewBox="0 0 1 6" svg:d="M1.01262 0C1.67824 1.91395 1.41172 4.29881 0 5.6796L1.01262 0" koffice:nodeTypes="ccc"/>
            <draw:path draw:style-name="gr15" draw:id="shape288" draw:name="path3376" draw:layer="g4816" svg:width="1.35994887729pt" svg:height="5.67959562667pt" draw:transform="matrix(0.34303269083 0.00000000000 0.00000000000 0.34303269083 70.02080093853pt 55.06124347416pt)" svg:viewBox="0 0 1 6" svg:d="M1.01262 0C1.67824 1.91395 1.41172 4.29881 0 5.6796" koffice:nodeTypes="cc"/>
            <draw:path draw:style-name="gr9" draw:id="shape289" draw:name="path3378" draw:layer="g4816" svg:width="1.94123808000pt" svg:height="1.93493792000pt" draw:transform="matrix(0.34303269083 0.00000000000 0.00000000000 0.34303269083 69.87672720838pt 57.70561388126pt)" svg:viewBox="0 0 2 2" svg:d="M0.986776 1.93494C0.44531 1.93494 0 1.52261 0 0.982813C0 0.4438 0.44531 0 0.986776 0C1.52745 0 1.94124 0.4438 1.94124 0.982813C1.94124 1.52261 1.52745 1.93494 0.986776 1.93494Z" koffice:nodeTypes="ccccc"/>
            <draw:path draw:style-name="gr9" draw:id="shape290" draw:name="path3380" draw:layer="g4816" svg:width="1.94123808000pt" svg:height="1.93651200000pt" draw:transform="matrix(0.34303269083 0.00000000000 0.00000000000 0.34303269083 70.89649479170pt 56.34446016403pt)" svg:viewBox="0 0 2 2" svg:d="M0.986776 1.93651C0.44531 1.93651 0 1.49174 0 0.952512C0 0.41328 0.44531 0 0.986776 0C1.52745 0 1.94124 0.41328 1.94124 0.952512C1.94124 1.49174 1.52745 1.93651 0.986776 1.93651Z" koffice:nodeTypes="ccccc"/>
            <draw:path draw:style-name="gr12" draw:id="shape291" draw:name="path3382" draw:layer="g4816" svg:width="5.52687929550pt" svg:height="5.31932693288pt" draw:transform="matrix(0.34303269083 0.00000000000 0.00000000000 0.34303269083 85.22894946706pt 38.08826035783pt)" svg:viewBox="0 0 6 5" svg:d="M0 1.54945C0 0.699022 0.868394 0 1.95408 0L5.52056 3.64501C5.52056 3.64501 5.61347 4.19187 5.08675 4.89014C4.52855 5.58841 3.72158 5.22458 3.72158 5.22458L0 1.54945" koffice:nodeTypes="cccccc"/>
            <draw:path draw:style-name="gr15" draw:id="shape292" draw:name="path3384" draw:layer="g4816" svg:width="5.52687929550pt" svg:height="5.31932693288pt" draw:transform="matrix(0.34303269083 0.00000000000 0.00000000000 0.34303269083 85.22894946706pt 38.08826035783pt)" svg:viewBox="0 0 6 5" svg:d="M0 1.54945C0 0.699022 0.868394 0 1.95408 0L5.52056 3.64501C5.52056 3.64501 5.61347 4.19187 5.08675 4.89014C4.52855 5.58841 3.72158 5.22458 3.72158 5.22458L0 1.54945" koffice:nodeTypes="cccccc"/>
            <draw:path draw:style-name="gr18" draw:id="shape293" draw:name="path3386" draw:layer="g4816" svg:width="27.48374757926pt" svg:height="24.42797107948pt" draw:transform="matrix(0.34303269083 0.00000000000 0.00000000000 0.34303269083 78.65561983222pt 27.30409568789pt)" svg:viewBox="0 0 27 24" svg:d="M0 6.62804C0.293797 5.97752 2.08644 4.41577 2.34796 4.3504C2.44562 -0.433295 4.59744 0.185752 4.59744 0.185752C7.69442 -0.302545 10.4984 -0.107226 10.3354 4.28583C9.74857 6.7257 10.14 7.83223 11.835 9.26403C25.2343 17.6595 26.6363 21.8903 27.4837 22.7362C17.6383 25.4367 7.79208 26.088 2.25029 15.5118C1.14129 11.9654 3.48844 7.57154 3.48844 7.57154C3.58691 7.27937 3.61919 6.53038 3.61919 6.53038C2.57557 6.82336 2.29402e-14 6.62804 0 6.62804Z" koffice:nodeTypes="cccccccccc"/>
            <draw:path draw:style-name="gr11" draw:id="shape294" draw:name="path3388" draw:layer="g4816" svg:width="27.48374757926pt" svg:height="24.42797107948pt" draw:transform="matrix(0.34303269083 0.00000000000 0.00000000000 0.34303269083 78.65561983222pt 27.30409568789pt)" svg:viewBox="0 0 27 24" svg:d="M0 6.62804C0.293797 5.97752 2.08644 4.41577 2.34796 4.3504C2.44562 -0.433295 4.59744 0.185752 4.59744 0.185752C7.69442 -0.302545 10.4984 -0.107226 10.3354 4.28583C9.74857 6.7257 10.14 7.83223 11.835 9.26403C25.2343 17.6595 26.6363 21.8903 27.4837 22.7362C17.6383 25.4367 7.79208 26.088 2.25029 15.5118C1.14129 11.9654 3.48844 7.57154 3.48844 7.57154C3.58691 7.27937 3.61919 6.53038 3.61919 6.53038C2.57557 6.82336 2.29402e-14 6.62804 0 6.62804Z" koffice:nodeTypes="cccccccccc"/>
            <draw:path draw:style-name="gr10" draw:id="shape295" draw:name="path3390" draw:layer="g4816" svg:width="21.19065889066pt" svg:height="16.71341812324pt" draw:transform="matrix(0.34303269083 0.00000000000 0.00000000000 0.34303269083 68.02739403213pt 61.45619610977pt)" svg:viewBox="0 0 21 17" svg:d="M21.1907 4.0882C15.4126 11.8681 10.8681 15.0986 5.31751 16.186C0.708724 18.428 -3.44681 13.0217 4.37646 9.36281C6.64831 11.5385 15.64 3.46189 17.2304 0L21.1907 4.0882" koffice:nodeTypes="ccccc"/>
            <draw:path draw:style-name="gr11" draw:id="shape296" draw:name="path3392" draw:layer="g4816" svg:width="21.19065889066pt" svg:height="16.71341812324pt" draw:transform="matrix(0.34303269083 0.00000000000 0.00000000000 0.34303269083 68.02739403213pt 61.45619610977pt)" svg:viewBox="0 0 21 17" svg:d="M21.1907 4.0882C15.4126 11.8681 10.8681 15.0986 5.31751 16.186C0.708724 18.428 -3.44681 13.0217 4.37646 9.36281C6.64831 11.5385 15.64 3.46189 17.2304 0L21.1907 4.0882" koffice:nodeTypes="ccccc"/>
            <draw:path draw:style-name="gr12" draw:id="shape297" draw:name="path3394" draw:layer="g4816" svg:width="54.12166845630pt" svg:height="48.05441541333pt" draw:transform="matrix(0.34303269083 0.00000000000 0.00000000000 0.34303269083 73.86715789432pt 46.35342722387pt)" svg:viewBox="0 0 54 48" svg:d="M4.07578 48.0544C17.1128 31.7244 25.0394 15.9754 54.1217 0C28.4039 8.32632 19.96 20.9455 0 44.3427L4.07578 48.0544" koffice:nodeTypes="cccc"/>
            <draw:path draw:style-name="gr11" draw:id="shape298" draw:name="path3396" draw:layer="g4816" svg:width="54.12166845630pt" svg:height="48.05441541333pt" draw:transform="matrix(0.34303269083 0.00000000000 0.00000000000 0.34303269083 73.86715789432pt 46.35342722387pt)" svg:viewBox="0 0 54 48" svg:d="M4.07578 48.0544C17.1128 31.7244 25.0394 15.9754 54.1217 0C28.4039 8.32632 19.96 20.9455 0 44.3427L4.07578 48.0544" koffice:nodeTypes="cccc"/>
            <draw:path draw:style-name="gr13" draw:id="shape299" draw:name="path3398" draw:layer="g4816" svg:width="38.29759148308pt" svg:height="38.05602063158pt" draw:transform="matrix(0.34303269083 0.00000000000 0.00000000000 0.34303269083 75.14186737346pt 48.32298372156pt)" svg:viewBox="0 0 38 38" svg:d="M0 38.056C12.1364 23.2083 24.0485 7.61761 38.2976 0" koffice:nodeTypes="cc"/>
            <draw:path draw:style-name="gr10" draw:id="shape300" draw:name="path3400" draw:layer="g4816" svg:width="20.77154533739pt" svg:height="16.55454680770pt" draw:transform="matrix(0.34303269083 0.00000000000 0.00000000000 0.34303269083 68.99913944721pt 61.48533358430pt)" svg:viewBox="0 0 21 17" svg:d="M0.744638 15.3341C1.48378 10.9708 0.101764 7.13151 0.101764 7.13151C-0.348567 5.42591 0.744638 3.16207 2.41547 2.11234C2.47992 2.07897 8.23238 0.241539 8.23238 0.241539C10.9001 -0.577901 13.2783 0.865681 14.6921 1.91541C17.1021 3.35899 17.5524 3.26053 18.5804 2.86668C21.9229 2.86668 20.7979 5.62283 19.4166 5.98332C16.5563 7.03387 14.1455 4.86768 14.1455 4.86768C12.1206 3.06361 8.32865 1.16107 8.32865 1.16107C4.72919 1.45565 2.60802 2.50538 1.93332 3.81795C1.48378 5.68793 2.96208 11.9221 3.34716 12.8733C3.99004 14.1859 4.15076 15.7931 3.70043 15.8915C1.93332 16.8436 1.38672 16.5482 1.03345 16.3513C0.39058 15.8915 1.03345 15.1372 0.744638 15.3341Z" koffice:nodeTypes="cccccccccccccc"/>
            <draw:path draw:style-name="gr9" draw:id="shape301" draw:name="path3402" draw:layer="g4816" svg:width="20.77154533739pt" svg:height="16.55454680770pt" draw:transform="matrix(0.34303269083 0.00000000000 0.00000000000 0.34303269083 68.99913944721pt 61.48533358430pt)" svg:viewBox="0 0 21 17" svg:d="M0.744638 15.3341C1.48378 10.9708 0.101764 7.13151 0.101764 7.13151C-0.348567 5.42591 0.744638 3.16207 2.41547 2.11234C2.47992 2.07897 8.23238 0.241539 8.23238 0.241539C10.9001 -0.577901 13.2783 0.865681 14.6921 1.91541C17.1021 3.35899 17.5524 3.26053 18.5804 2.86668C21.9229 2.86668 20.7979 5.62283 19.4166 5.98332C16.5563 7.03387 14.1455 4.86768 14.1455 4.86768C12.1206 3.06361 8.32865 1.16107 8.32865 1.16107C4.72919 1.45565 2.60802 2.50538 1.93332 3.81795C1.48378 5.68793 2.96208 11.9221 3.34716 12.8733C3.99004 14.1859 4.15076 15.7931 3.70043 15.8915C1.93332 16.8436 1.38672 16.5482 1.03345 16.3513C0.39058 15.8915 1.03345 15.1372 0.744638 15.3341Z" koffice:nodeTypes="cccccccccccccc"/>
            <draw:path draw:style-name="gr9" draw:id="shape302" draw:name="path3404" draw:layer="g4816" svg:width="1.51243527032pt" svg:height="5.67959562667pt" draw:transform="matrix(0.34303269083 0.00000000000 0.00000000000 0.34303269083 72.81221067914pt 62.96114913100pt)" svg:viewBox="0 0 2 6" svg:d="M0.0464313 0C-0.390398 1.44305 2.43029 3.26361 1.19852 5.6796" koffice:nodeTypes="cc"/>
            <draw:path draw:style-name="gr9" draw:id="shape303" draw:name="path3406" draw:layer="g4816" svg:width="1.48029984624pt" svg:height="5.80266099200pt" draw:transform="matrix(0.34303269083 0.00000000000 0.00000000000 0.34303269083 72.17807913702pt 63.56955191146pt)" svg:viewBox="0 0 1 6" svg:d="M0.0534833 0C-0.417613 1.59868 2.41286 3.09222 1.15531 5.80266" koffice:nodeTypes="cc"/>
            <draw:path draw:style-name="gr9" draw:id="shape304" draw:name="path3408" draw:layer="g4816" svg:width="1.15089833590pt" svg:height="5.59597363200pt" draw:transform="matrix(0.34303269083 0.00000000000 0.00000000000 0.34303269083 71.56748488054pt 64.01220129571pt)" svg:viewBox="0 0 1 6" svg:d="M0.0505793 0C-0.365667 1.56995 1.95673 2.93425 0.847883 5.59597" koffice:nodeTypes="cc"/>
            <draw:path draw:style-name="gr9" draw:id="shape305" draw:name="path3410" draw:layer="g4816" svg:width="0.97629940036pt" svg:height="4.61875827200pt" draw:transform="matrix(0.34303269083 0.00000000000 0.00000000000 0.34303269083 70.83517350992pt 64.62087850233pt)" svg:viewBox="0 0 1 5" svg:d="M0.0485761 0C-0.334799 1.42553 1.70855 2.23134 0.68727 4.61876" koffice:nodeTypes="cc"/>
            <draw:path draw:style-name="gr9" draw:id="shape306" draw:name="path3412" draw:layer="g4816" svg:width="10.02730961455pt" svg:height="4.63116165650pt" draw:transform="matrix(0.34303269083 0.00000000000 0.00000000000 0.34303269083 72.12674723410pt 61.87689140181pt)" svg:viewBox="0 0 10 5" svg:d="M0 0C2.31435 0.728241 5.86225 4.09485 6.2938 4.19901C8.05286 4.89282 9.31773 4.61564 10.0273 4.30317" koffice:nodeTypes="ccc"/>
            <draw:path draw:style-name="gr10" draw:id="shape307" draw:name="path3414" draw:layer="g4816" svg:width="1.46684192000pt" svg:height="2.10598144000pt" draw:transform="matrix(0.34303269083 0.00000000000 0.00000000000 0.34303269083 69.84324721776pt 61.96525662297pt)" svg:viewBox="0 0 1 2" svg:d="M0.720061 2.10598C1.13456 2.10598 1.46684 1.63811 1.46684 1.07621C1.46684 0.467867 1.13456 0 0.720061 0C0.332283 0 0 0.748819 0 1.31072C0 1.91907 0.332283 2.10598 0.720061 2.10598Z" koffice:nodeTypes="ccccc"/>
            <draw:path draw:style-name="gr9" draw:id="shape308" draw:name="path3416" draw:layer="g4816" svg:width="1.46684192000pt" svg:height="2.10598144000pt" draw:transform="matrix(0.34303269083 0.00000000000 0.00000000000 0.34303269083 69.84324721776pt 61.96525662297pt)" svg:viewBox="0 0 1 2" svg:d="M0.720061 2.10598C1.13456 2.10598 1.46684 1.63811 1.46684 1.07621C1.46684 0.467867 1.13456 0 0.720061 0C0.332283 0 0 0.748819 0 1.31072C0 1.91907 0.332283 2.10598 0.720061 2.10598Z" koffice:nodeTypes="ccccc"/>
            <draw:path draw:style-name="gr10" draw:id="shape309" draw:name="path3418" draw:layer="g4816" svg:width="1.94281472000pt" svg:height="1.66513216000pt" draw:transform="matrix(0.34303269083 0.00000000000 0.00000000000 0.34303269083 70.39758804615pt 61.78825175450pt)" svg:viewBox="0 0 2 2" svg:d="M0.987177 1.66513C1.52886 1.66513 1.94281 1.2904 1.94281 0.83205C1.94281 0.374732 1.52886 0 0.987177 0C0.445491 0 0 0.374732 0 0.83205C0 1.2904 0.445491 1.66513 0.987177 1.66513Z" koffice:nodeTypes="ccccc"/>
            <draw:path draw:style-name="gr9" draw:id="shape310" draw:name="path3420" draw:layer="g4816" svg:width="1.94281472000pt" svg:height="1.66513216000pt" draw:transform="matrix(0.34303269083 0.00000000000 0.00000000000 0.34303269083 70.39758804615pt 61.78825175450pt)" svg:viewBox="0 0 2 2" svg:d="M0.987177 1.66513C1.52886 1.66513 1.94281 1.2904 1.94281 0.83205C1.94281 0.374732 1.52886 0 0.987177 0C0.445491 0 0 0.374732 0 0.83205C0 1.2904 0.445491 1.66513 0.987177 1.66513Z" koffice:nodeTypes="ccccc"/>
            <draw:path draw:style-name="gr10" draw:id="shape311" draw:name="path3422" draw:layer="g4816" svg:width="1.69574528000pt" svg:height="1.24946432000pt" draw:transform="matrix(0.34303269083 0.00000000000 0.00000000000 0.34303269083 71.04056852185pt 61.61124688603pt)" svg:viewBox="0 0 2 1" svg:d="M0.862605 1.24946C1.33847 1.24946 1.69575 0.968714 1.69575 0.612086C1.69575 0.280118 1.33847 0 0.862605 0C0.386736 0 0 0.280118 0 0.612086C0 0.968714 0.386736 1.24946 0.862605 1.24946Z" koffice:nodeTypes="ccccc"/>
            <draw:path draw:style-name="gr9" draw:id="shape312" draw:name="path3424" draw:layer="g4816" svg:width="1.69574528000pt" svg:height="1.24946432000pt" draw:transform="matrix(0.34303269083 0.00000000000 0.00000000000 0.34303269083 71.04056852185pt 61.61124688603pt)" svg:viewBox="0 0 2 1" svg:d="M0.862605 1.24946C1.33847 1.24946 1.69575 0.968714 1.69575 0.612086C1.69575 0.280118 1.33847 0 0.862605 0C0.386736 0 0 0.280118 0 0.612086C0 0.968714 0.386736 1.24946 0.862605 1.24946Z" koffice:nodeTypes="ccccc"/>
            <draw:path draw:style-name="gr9" draw:id="shape313" draw:name="path3426" draw:layer="g4816" svg:width="0.31452299487pt" svg:height="4.25410880000pt" draw:transform="matrix(0.34303269083 0.00000000000 0.00000000000 0.34303269083 68.65086851702pt 65.16287015385pt)" svg:viewBox="0 0 0 4" svg:d="M0.264255 0C-0.515065 1.60645 0.735347 1.96361 0.155231 4.25411" koffice:nodeTypes="cc"/>
            <draw:path draw:style-name="gr19" draw:id="shape314" draw:name="path3428" draw:layer="g4816" svg:width="42.17781635034pt" svg:height="114.94414680000pt" draw:transform="matrix(0.34303269083 0.00000000000 0.00000000000 0.34303269083 76.25027460409pt 34.14942178859pt)" svg:viewBox="0 0 42 115" svg:d="M30.5364 0C47.0192 20.6635 53.0103 45.9258 0 114.944C26.7805 77.7312 54.1759 34.5583 28.4969 1.39293L30.5364 0" koffice:nodeTypes="cccc"/>
            <draw:path draw:style-name="gr20" draw:id="shape315" draw:name="path3430" draw:layer="g4816" svg:width="42.17781635034pt" svg:height="114.94414680000pt" draw:transform="matrix(0.34303269083 0.00000000000 0.00000000000 0.34303269083 76.25027460409pt 34.14942178859pt)" svg:viewBox="0 0 42 115" svg:d="M30.5364 0C47.0192 20.6635 53.0103 45.9258 0 114.944C26.7805 77.7312 54.1759 34.5583 28.4969 1.39293L30.5364 0" koffice:nodeTypes="cccc"/>
            <draw:path draw:style-name="gr19" draw:id="shape316" draw:name="path3432" draw:layer="g4816" svg:width="13.10568940501pt" svg:height="50.44096800000pt" draw:transform="matrix(0.34303269083 0.00000000000 0.00000000000 0.34303269083 86.12687183859pt 35.11210873215pt)" svg:viewBox="0 0 13 50" svg:d="M1.75085 0C13.6623 13.5739 19.5403 33.8868 2.40722 50.441C10.6614 36.4461 15.914 21.9329 0 0.744863L1.75085 0" koffice:nodeTypes="cccc"/>
            <draw:path draw:style-name="gr20" draw:id="shape317" draw:name="path3434" draw:layer="g4816" svg:width="13.10568940501pt" svg:height="50.44096800000pt" draw:transform="matrix(0.34303269083 0.00000000000 0.00000000000 0.34303269083 86.12687183859pt 35.11210873215pt)" svg:viewBox="0 0 13 50" svg:d="M1.75085 0C13.6623 13.5739 19.5403 33.8868 2.40722 50.441C10.6614 36.4461 15.914 21.9329 0 0.744863L1.75085 0" koffice:nodeTypes="cccc"/>
            <draw:path draw:style-name="gr19" draw:id="shape318" draw:name="path3436" draw:layer="g4816" svg:width="19.46761990879pt" svg:height="62.24343849290pt" draw:transform="matrix(0.34303269083 0.00000000000 0.00000000000 0.34303269083 86.14910035695pt 34.71391638463pt)" svg:viewBox="0 0 19 62" svg:d="M2.25687 0C17.859 16.9019 29.3401 41.6255 6.96658 62.2434C19.3636 42.1746 23.7137 31.0247 0 0.937034L2.25687 0" koffice:nodeTypes="cccc"/>
            <draw:path draw:style-name="gr20" draw:id="shape319" draw:name="path3438" draw:layer="g4816" svg:width="19.46761990879pt" svg:height="62.24343849290pt" draw:transform="matrix(0.34303269083 0.00000000000 0.00000000000 0.34303269083 86.14910035695pt 34.71391638463pt)" svg:viewBox="0 0 19 62" svg:d="M2.25687 0C17.859 16.9019 29.3401 41.6255 6.96658 62.2434C19.3636 42.1746 23.7137 31.0247 0 0.937034L2.25687 0" koffice:nodeTypes="cccc"/>
            <draw:path draw:style-name="gr19" draw:id="shape320" draw:name="path3440" draw:layer="g4816" svg:width="29.67769793572pt" svg:height="110.75147909091pt" draw:transform="matrix(0.34303269083 0.00000000000 0.00000000000 0.34303269083 83.08979760702pt 33.62938422929pt)" svg:viewBox="0 0 30 111" svg:d="M12.4218 0C32.133 19.548 42.8553 51.7511 0 110.751C16.508 79.6492 41.6462 32.7858 10.329 1.13345L12.4218 5.70373e-15" koffice:nodeTypes="cccc"/>
            <draw:path draw:style-name="gr20" draw:id="shape321" draw:name="path3442" draw:layer="g4816" svg:width="29.67769793572pt" svg:height="110.75147909091pt" draw:transform="matrix(0.34303269083 0.00000000000 0.00000000000 0.34303269083 83.08979760702pt 33.62938422929pt)" svg:viewBox="0 0 30 111" svg:d="M12.4218 0C32.133 19.548 42.8553 51.7511 0 110.751C16.508 79.6492 41.6462 32.7858 10.329 1.13345L12.4218 5.70373e-15" koffice:nodeTypes="cccc"/>
            <draw:path draw:style-name="gr21" draw:id="shape322" draw:name="path3444" draw:layer="g4816" svg:width="19.45371363667pt" svg:height="62.24343849290pt" draw:transform="matrix(0.34303269083 0.00000000000 0.00000000000 0.34303269083 86.53713893683pt 34.71391638463pt)" svg:viewBox="0 0 19 62" svg:d="M2.25606 0C17.8526 16.9019 29.3296 41.6255 6.93171 62.2434C19.3567 42.1746 23.6729 31.0247 0 0.937034L2.25606 0" koffice:nodeTypes="cccc"/>
            <draw:path draw:style-name="gr20" draw:id="shape323" draw:name="path3446" draw:layer="g4816" svg:width="19.45371363667pt" svg:height="62.24343849290pt" draw:transform="matrix(0.34303269083 0.00000000000 0.00000000000 0.34303269083 86.53713893683pt 34.71391638463pt)" svg:viewBox="0 0 19 62" svg:d="M2.25606 0C17.8526 16.9019 29.3296 41.6255 6.93171 62.2434C19.3567 42.1746 23.6729 31.0247 0 0.937034L2.25606 0" koffice:nodeTypes="cccc"/>
            <draw:path draw:style-name="gr21" draw:id="shape324" draw:name="path3448" draw:layer="g4816" svg:width="12.54561968969pt" svg:height="54.50517600000pt" draw:transform="matrix(0.34303269083 0.00000000000 0.00000000000 0.34303269083 86.43724781726pt 35.11210873215pt)" svg:viewBox="0 0 13 55" svg:d="M1.81756 1.14218e-14C14.4383 13.5775 18.3041 37.9788 0.197952 54.5052C10.242 38.4321 19.1629 24.9198 0 0.745061L1.81756 0" koffice:nodeTypes="cccc"/>
            <draw:path draw:style-name="gr20" draw:id="shape325" draw:name="path3450" draw:layer="g4816" svg:width="12.54561968969pt" svg:height="54.50517600000pt" draw:transform="matrix(0.34303269083 0.00000000000 0.00000000000 0.34303269083 86.43724781726pt 35.11210873215pt)" svg:viewBox="0 0 13 55" svg:d="M1.81756 1.14218e-14C14.4383 13.5775 18.3041 37.9788 0.197952 54.5052C10.242 38.4321 19.1629 24.9198 0 0.745061L1.81756 0" koffice:nodeTypes="cccc"/>
            <draw:path draw:style-name="gr21" draw:id="shape326" draw:name="path3452" draw:layer="g4816" svg:width="29.40529199035pt" svg:height="109.97600130909pt" draw:transform="matrix(0.34303269083 0.00000000000 0.00000000000 0.34303269083 83.34446507669pt 33.44140231471pt)" svg:viewBox="0 0 29 110" svg:d="M12.0723 0C31.7258 19.4795 42.659 51.1824 0 109.976C17.4084 77.1444 44.7092 35.6049 10.2831 0.741519L12.0723 1.70511e-14" koffice:nodeTypes="cccc"/>
            <draw:path draw:style-name="gr20" draw:id="shape327" draw:name="path3454" draw:layer="g4816" svg:width="29.40529199035pt" svg:height="109.97600130909pt" draw:transform="matrix(0.34303269083 0.00000000000 0.00000000000 0.34303269083 83.34446507669pt 33.44140231471pt)" svg:viewBox="0 0 29 110" svg:d="M12.0723 0C31.7258 19.4795 42.659 51.1824 0 109.976C17.4084 77.1444 44.7092 35.6049 10.2831 0.741519L12.0723 1.70511e-14" koffice:nodeTypes="cccc"/>
            <draw:path draw:style-name="gr21" draw:id="shape328" draw:name="path3456" draw:layer="g4816" svg:width="42.67958888897pt" svg:height="114.87989130526pt" draw:transform="matrix(0.34303269083 0.00000000000 0.00000000000 0.34303269083 77.17042549398pt 33.86182318060pt)" svg:viewBox="0 0 43 115" svg:d="M30.3583 0C46.713 20.5926 55.2434 46.4639 0 114.88C26.2696 78.2595 54.8895 35.8432 28.3299 1.35962L30.3583 0" koffice:nodeTypes="cccc"/>
            <draw:path draw:style-name="gr20" draw:id="shape329" draw:name="path3458" draw:layer="g4816" svg:width="42.67958888897pt" svg:height="114.87989130526pt" draw:transform="matrix(0.34303269083 0.00000000000 0.00000000000 0.34303269083 77.17042549398pt 33.86182318060pt)" svg:viewBox="0 0 43 115" svg:d="M30.3583 0C46.713 20.5926 55.2434 46.4639 0 114.88C26.2696 78.2595 54.8895 35.8432 28.3299 1.35962L30.3583 0" koffice:nodeTypes="cccc"/>
            <draw:path draw:style-name="gr19" draw:id="shape330" draw:name="path3460" draw:layer="g4816" svg:width="23.92756802783pt" svg:height="24.34705313789pt" draw:transform="matrix(0.34303269083 0.00000000000 0.00000000000 0.34303269083 79.47615402869pt 27.34299013725pt)" svg:viewBox="0 0 24 24" svg:d="M0 4.32648C0.0652778 -0.416245 2.2733 0.167934 2.2733 0.167934C5.405 -0.286517 8.23969 -0.0915217 8.04141 4.29425C7.48165 6.73007 7.84394 7.83478 9.55748 9.23197C23.1043 17.6465 23.0708 20.9598 23.9276 21.8043C21.3238 22.519 19.9399 23.689 17.4022 23.9484C16.5447 24.0459 15.8201 24.0459 14.9959 24.0781C14.4354 24.0781 13.9082 24.4037 13.3477 24.3384C17.0065 24.5656 4.81179 10.3044 0.197465 9.81696C0.823316 7.93227 1.12033 7.28283 1.12033 7.28283C1.21906 6.99034 1.2517 6.53588 1.2517 6.53588L0 4.32648" koffice:nodeTypes="cccccccccccc"/>
            <draw:path draw:style-name="gr21" draw:id="shape331" draw:name="path3462" draw:layer="g4816" svg:width="8.53370589745pt" svg:height="12.12673285333pt" draw:transform="matrix(0.34303269083 0.00000000000 0.00000000000 0.34303269083 84.22015892985pt 31.77069589727pt)" svg:viewBox="0 0 9 12" svg:d="M8.04359 12.1267C5.27316 8.3984 0 0.486549 0 0.486549L0.20078 0C8.11051 6.32273 9.04501 5.99863 8.34434 11.8026L8.04359 12.1267" koffice:nodeTypes="ccccc"/>
            <draw:path draw:style-name="gr20" draw:id="shape332" draw:name="path3464" draw:layer="g4816" svg:width="8.53370589745pt" svg:height="12.12673285333pt" draw:transform="matrix(0.34303269083 0.00000000000 0.00000000000 0.34303269083 84.22015892985pt 31.77069589727pt)" svg:viewBox="0 0 9 12" svg:d="M8.04359 12.1267C5.27316 8.3984 0 0.486549 0 0.486549L0.20078 0C8.11051 6.32273 9.04501 5.99863 8.34434 11.8026L8.04359 12.1267" koffice:nodeTypes="ccccc"/>
            <draw:path draw:style-name="gr21" draw:id="shape333" draw:name="path3466" draw:layer="g4816" svg:width="16.51121956000pt" svg:height="11.06088401455pt" draw:transform="matrix(0.34303269083 0.00000000000 0.00000000000 0.34303269083 83.01213500581pt 30.81926042597pt)" svg:viewBox="0 0 17 11" svg:d="M0.557498 0C8.66561 3.2666 11.883 5.01302 16.5112 11.0609C2.49493 5.30422 4.46405 5.17506 0 0.74365L0.557498 2.85002e-15" koffice:nodeTypes="cccc"/>
            <draw:path draw:style-name="gr20" draw:id="shape334" draw:name="path3468" draw:layer="g4816" svg:width="16.51121956000pt" svg:height="11.06088401455pt" draw:transform="matrix(0.34303269083 0.00000000000 0.00000000000 0.34303269083 83.01213500581pt 30.81926042597pt)" svg:viewBox="0 0 17 11" svg:d="M0.557498 0C8.66561 3.2666 11.883 5.01302 16.5112 11.0609C2.49493 5.30422 4.46405 5.17506 0 0.74365L0.557498 2.85002e-15" koffice:nodeTypes="cccc"/>
            <draw:path draw:style-name="gr21" draw:id="shape335" draw:name="path3470" draw:layer="g4816" svg:width="6.26191851120pt" svg:height="12.86913102769pt" draw:transform="matrix(0.34303269083 0.00000000000 0.00000000000 0.34303269083 83.97646850629pt 31.50505138149pt)" svg:viewBox="0 0 6 13" svg:d="M5.59315 12.8691C2.01723 9.11457 0 0.417881 0 0.417881L0.274664 0C5.62342 6.51496 7.36522 9.08273 5.59315 12.8691Z" koffice:nodeTypes="cccc"/>
            <draw:path draw:style-name="gr20" draw:id="shape336" draw:name="path3472" draw:layer="g4816" svg:width="6.26191851120pt" svg:height="12.86913102769pt" draw:transform="matrix(0.34303269083 0.00000000000 0.00000000000 0.34303269083 83.97646850629pt 31.50505138149pt)" svg:viewBox="0 0 6 13" svg:d="M5.59315 12.8691C2.01723 9.11457 0 0.417881 0 0.417881L0.274664 0C5.62342 6.51496 7.36522 9.08273 5.59315 12.8691Z" koffice:nodeTypes="cccc"/>
            <draw:path draw:style-name="gr21" draw:id="shape337" draw:name="path3474" draw:layer="g4816" svg:width="4.96717224369pt" svg:height="10.80408023273pt" draw:transform="matrix(0.34303269083 0.00000000000 0.00000000000 0.34303269083 83.84337182224pt 32.30198492883pt)" svg:viewBox="0 0 5 11" svg:d="M4.32103 10.8041C1.22401 7.5114 0 0.319516 0 0.319516L0.252291 0C3.13268 3.54718 6.37323 7.38375 4.32103 10.8041Z" koffice:nodeTypes="cccc"/>
            <draw:path draw:style-name="gr20" draw:id="shape338" draw:name="path3476" draw:layer="g4816" svg:width="4.96717224369pt" svg:height="10.80408023273pt" draw:transform="matrix(0.34303269083 0.00000000000 0.00000000000 0.34303269083 83.84337182224pt 32.30198492883pt)" svg:viewBox="0 0 5 11" svg:d="M4.32103 10.8041C1.22401 7.5114 0 0.319516 0 0.319516L0.252291 0C3.13268 3.54718 6.37323 7.38375 4.32103 10.8041Z" koffice:nodeTypes="cccc"/>
            <draw:path draw:style-name="gr21" draw:id="shape339" draw:name="path3478" draw:layer="g4816" svg:width="3.36114861740pt" svg:height="9.17610726400pt" draw:transform="matrix(0.34303269083 0.00000000000 0.00000000000 0.34303269083 83.51076732521pt 32.65599466577pt)" svg:viewBox="0 0 3 9" svg:d="M2.66822 9.17611C0.410691 6.27169 0 0.24676 0 0.24676L0.23964 0C3.01032 4.20182 4.24155 6.79663 2.66822 9.17611Z" koffice:nodeTypes="cccc"/>
            <draw:path draw:style-name="gr20" draw:id="shape340" draw:name="path3480" draw:layer="g4816" svg:width="3.36114861740pt" svg:height="9.17610726400pt" draw:transform="matrix(0.34303269083 0.00000000000 0.00000000000 0.34303269083 83.51076732521pt 32.65599466577pt)" svg:viewBox="0 0 3 9" svg:d="M2.66822 9.17611C0.410691 6.27169 0 0.24676 0 0.24676L0.23964 0C3.01032 4.20182 4.24155 6.79663 2.66822 9.17611Z" koffice:nodeTypes="cccc"/>
            <draw:path draw:style-name="gr21" draw:id="shape341" draw:name="path3482" draw:layer="g4816" svg:width="2.49064566885pt" svg:height="8.61383367111pt" draw:transform="matrix(0.34303269083 0.00000000000 0.00000000000 0.34303269083 83.17764298626pt 32.76658840530pt)" svg:viewBox="0 0 2 9" svg:d="M1.73274 8.61383C-0.142042 5.77438 0.00258388 0.220707 0.00258388 0.220707L0.254339 0C2.49069 4.07056 3.17543 6.56329 1.73274 8.61383Z" koffice:nodeTypes="cccc"/>
            <draw:path draw:style-name="gr20" draw:id="shape342" draw:name="path3484" draw:layer="g4816" svg:width="2.49064566885pt" svg:height="8.61383367111pt" draw:transform="matrix(0.34303269083 0.00000000000 0.00000000000 0.34303269083 83.17764298626pt 32.76658840530pt)" svg:viewBox="0 0 2 9" svg:d="M1.73274 8.61383C-0.142042 5.77438 0.00258388 0.220707 0.00258388 0.220707L0.254339 0C2.49069 4.07056 3.17543 6.56329 1.73274 8.61383Z" koffice:nodeTypes="cccc"/>
            <draw:path draw:style-name="gr21" draw:id="shape343" draw:name="path3486" draw:layer="g4816" svg:width="1.98730752967pt" svg:height="7.99840008000pt" draw:transform="matrix(0.34303269083 0.00000000000 0.00000000000 0.34303269083 82.75662386384pt 32.94359327377pt)" svg:viewBox="0 0 2 8" svg:d="M0.838985 7.9984C-0.449706 5.25707 0.130045 0.160784 0.130045 0.160784L0.323827 0C1.48333 1.51585 3.12609 4.93471 0.838985 7.9984Z" koffice:nodeTypes="cccc"/>
            <draw:path draw:style-name="gr20" draw:id="shape344" draw:name="path3488" draw:layer="g4816" svg:width="1.98730752967pt" svg:height="7.99840008000pt" draw:transform="matrix(0.34303269083 0.00000000000 0.00000000000 0.34303269083 82.75662386384pt 32.94359327377pt)" svg:viewBox="0 0 2 8" svg:d="M0.838985 7.9984C-0.449706 5.25707 0.130045 0.160784 0.130045 0.160784L0.323827 0C1.48333 1.51585 3.12609 4.93471 0.838985 7.9984Z" koffice:nodeTypes="cccc"/>
            <draw:path draw:style-name="gr21" draw:id="shape345" draw:name="path3490" draw:layer="g4816" svg:width="6.71735512048pt" svg:height="6.06256224000pt" draw:transform="matrix(0.34303269083 0.00000000000 0.00000000000 0.34303269083 83.69929809209pt 31.38348059586pt)" svg:viewBox="0 0 7 6" svg:d="M6.66767 6.06256C3.45361 4.73329 0 0.226773 0 0.226773L0.137129 0C4.9578 2.30231 7.07737 4.1173 6.66767 6.06256Z" koffice:nodeTypes="cccc"/>
            <draw:path draw:style-name="gr20" draw:id="shape346" draw:name="path3492" draw:layer="g4816" svg:width="6.71735512048pt" svg:height="6.06256224000pt" draw:transform="matrix(0.34303269083 0.00000000000 0.00000000000 0.34303269083 83.69929809209pt 31.38348059586pt)" svg:viewBox="0 0 7 6" svg:d="M6.66767 6.06256C3.45361 4.73329 0 0.226773 0 0.226773L0.137129 0C4.9578 2.30231 7.07737 4.1173 6.66767 6.06256Z" koffice:nodeTypes="cccc"/>
            <draw:path draw:style-name="gr21" draw:id="shape347" draw:name="path3494" draw:layer="g4816" svg:width="4.92801772428pt" svg:height="7.00531370667pt" draw:transform="matrix(0.34303269083 0.00000000000 0.00000000000 0.34303269083 83.51076732521pt 31.23968129186pt)" svg:viewBox="0 0 5 7" svg:d="M4.68431 7.00531C1.66866 4.94884 0 0.243768 0 0.243768L0.192996 0C3.97825 2.99697 5.58258 4.98342 4.68431 7.00531Z" koffice:nodeTypes="cccc"/>
            <draw:path draw:style-name="gr20" draw:id="shape348" draw:name="path3496" draw:layer="g4816" svg:width="4.92801772428pt" svg:height="7.00531370667pt" draw:transform="matrix(0.34303269083 0.00000000000 0.00000000000 0.34303269083 83.51076732521pt 31.23968129186pt)" svg:viewBox="0 0 5 7" svg:d="M4.68431 7.00531C1.66866 4.94884 0 0.243768 0 0.243768L0.192996 0C3.97825 2.99697 5.58258 4.98342 4.68431 7.00531Z" koffice:nodeTypes="cccc"/>
            <draw:path draw:style-name="gr21" draw:id="shape349" draw:name="path3498" draw:layer="g4816" svg:width="4.03670460949pt" svg:height="5.94311628800pt" draw:transform="matrix(0.34303269083 0.00000000000 0.00000000000 0.34303269083 83.38892211342pt 31.63787363938pt)" svg:viewBox="0 0 4 6" svg:d="M3.63586 5.94312C1.04956 4.14989 0 0.176183 0 0.176183L0.224573 0C3.48553 2.63751 4.76058 4.3252 3.63586 5.94312L3.63586 5.94312" koffice:nodeTypes="ccccc"/>
            <draw:path draw:style-name="gr20" draw:id="shape350" draw:name="path3500" draw:layer="g4816" svg:width="4.03670460949pt" svg:height="5.94311628800pt" draw:transform="matrix(0.34303269083 0.00000000000 0.00000000000 0.34303269083 83.38892211342pt 31.63787363938pt)" svg:viewBox="0 0 4 6" svg:d="M3.63586 5.94312C1.04956 4.14989 0 0.176183 0 0.176183L0.224573 0C3.48553 2.63751 4.76058 4.3252 3.63586 5.94312L3.63586 5.94312" koffice:nodeTypes="ccccc"/>
            <draw:path draw:style-name="gr21" draw:id="shape351" draw:name="path3502" draw:layer="g4816" svg:width="3.05045291907pt" svg:height="4.62029619200pt" draw:transform="matrix(0.34303269083 0.00000000000 0.00000000000 0.34303269083 83.13398021760pt 31.81487850785pt)" svg:viewBox="0 0 3 5" svg:d="M2.51446 4.6203C0.399152 3.13147 0 0.123813 0 0.123813L0.199576 0C2.79308 2.10866 3.75144 3.44215 2.51446 4.6203Z" koffice:nodeTypes="cccc"/>
            <draw:path draw:style-name="gr20" draw:id="shape352" draw:name="path3504" draw:layer="g4816" svg:width="3.05045291907pt" svg:height="4.62029619200pt" draw:transform="matrix(0.34303269083 0.00000000000 0.00000000000 0.34303269083 83.13398021760pt 31.81487850785pt)" svg:viewBox="0 0 3 5" svg:d="M2.51446 4.6203C0.399152 3.13147 0 0.123813 0 0.123813L0.199576 0C2.79308 2.10866 3.75144 3.44215 2.51446 4.6203Z" koffice:nodeTypes="cccc"/>
            <draw:path draw:style-name="gr21" draw:id="shape353" draw:name="path3506" draw:layer="g4816" svg:width="1.57604877845pt" svg:height="4.88056464000pt" draw:transform="matrix(0.34303269083 0.00000000000 0.00000000000 0.34303269083 82.86691866778pt 31.87031259069pt)" svg:viewBox="0 0 2 5" svg:d="M1.09306 4.88056C-0.11209 3.27757 0.00295687 0.142272 0.00295687 0.142272L0.14641 0C1.58023 2.31613 2.0106 3.70527 1.09306 4.88056Z" koffice:nodeTypes="cccc"/>
            <draw:path draw:style-name="gr20" draw:id="shape354" draw:name="path3508" draw:layer="g4816" svg:width="1.57604877845pt" svg:height="4.88056464000pt" draw:transform="matrix(0.34303269083 0.00000000000 0.00000000000 0.34303269083 82.86691866778pt 31.87031259069pt)" svg:viewBox="0 0 2 5" svg:d="M1.09306 4.88056C-0.11209 3.27757 0.00295687 0.142272 0.00295687 0.142272L0.14641 0C1.58023 2.31613 2.0106 3.70527 1.09306 4.88056Z" koffice:nodeTypes="cccc"/>
            <draw:path draw:style-name="gr21" draw:id="shape355" draw:name="path3510" draw:layer="g4816" svg:width="1.77800607905pt" svg:height="4.00000000000pt" draw:transform="matrix(0.34303269083 0.00000000000 0.00000000000 0.34303269083 82.51326251712pt 31.95867781185pt)" svg:viewBox="0 0 2 4" svg:d="M0.861789 4C-0.5175 2.6448 0.172678 0.0968 0.172678 0.0968L0.430828 0C1.98186 1.9352 2.28375 3.1288 0.861789 4Z" koffice:nodeTypes="cccc"/>
            <draw:path draw:style-name="gr20" draw:id="shape356" draw:name="path3512" draw:layer="g4816" svg:width="1.77800607905pt" svg:height="4.00000000000pt" draw:transform="matrix(0.34303269083 0.00000000000 0.00000000000 0.34303269083 82.51326251712pt 31.95867781185pt)" svg:viewBox="0 0 2 4" svg:d="M0.861789 4C-0.5175 2.6448 0.172678 0.0968 0.172678 0.0968L0.430828 0C1.98186 1.9352 2.28375 3.1288 0.861789 4Z" koffice:nodeTypes="cccc"/>
            <draw:path draw:style-name="gr21" draw:id="shape357" draw:name="path3514" draw:layer="g4816" svg:width="6.90537236162pt" svg:height="5.80638762667pt" draw:transform="matrix(0.34303269083 0.00000000000 0.00000000000 0.34303269083 82.42458861295pt 30.73062077866pt)" svg:viewBox="0 0 7 6" svg:d="M6.86333 5.80639C3.08537 4.28357 0 0.254197 0 0.254197L0.139035 0C5.0267 2.28462 7.24525 3.90267 6.86333 5.80639Z" koffice:nodeTypes="cccc"/>
            <draw:path draw:style-name="gr20" draw:id="shape358" draw:name="path3516" draw:layer="g4816" svg:width="6.90537236162pt" svg:height="5.80638762667pt" draw:transform="matrix(0.34303269083 0.00000000000 0.00000000000 0.34303269083 82.42458861295pt 30.73062077866pt)" svg:viewBox="0 0 7 6" svg:d="M6.86333 5.80639C3.08537 4.28357 0 0.254197 0 0.254197L0.139035 0C5.0267 2.28462 7.24525 3.90267 6.86333 5.80639Z" koffice:nodeTypes="cccc"/>
            <draw:path draw:style-name="gr21" draw:id="shape359" draw:name="path3518" draw:layer="g4816" svg:width="4.92743820536pt" svg:height="6.93461002667pt" draw:transform="matrix(0.34303269083 0.00000000000 0.00000000000 0.34303269083 82.23605784607pt 30.60904999303pt)" svg:viewBox="0 0 5 7" svg:d="M4.68404 6.93461C1.66777 4.92381 0 0.208133 0 0.208133L0.192984 0C3.97802 2.9818 5.58145 4.92381 4.68404 6.93461Z" koffice:nodeTypes="cccc"/>
            <draw:path draw:style-name="gr20" draw:id="shape360" draw:name="path3520" draw:layer="g4816" svg:width="4.92743820536pt" svg:height="6.93461002667pt" draw:transform="matrix(0.34303269083 0.00000000000 0.00000000000 0.34303269083 82.23605784607pt 30.60904999303pt)" svg:viewBox="0 0 5 7" svg:d="M4.68404 6.93461C1.66777 4.92381 0 0.208133 0 0.208133L0.192984 0C3.97802 2.9818 5.58145 4.92381 4.68404 6.93461Z" koffice:nodeTypes="cccc"/>
            <draw:path draw:style-name="gr21" draw:id="shape361" draw:name="path3522" draw:layer="g4816" svg:width="3.78549757977pt" svg:height="5.94311628800pt" draw:transform="matrix(0.34303269083 0.00000000000 0.00000000000 0.34303269083 82.11421263428pt 31.00724234055pt)" svg:viewBox="0 0 4 6" svg:d="M3.37533 5.94312C0.870792 4.14989 0 0.176183 0 0.176183L0.217473 0C3.37533 2.63751 4.4645 4.3252 3.37533 5.94312Z" koffice:nodeTypes="cccc"/>
            <draw:path draw:style-name="gr20" draw:id="shape362" draw:name="path3524" draw:layer="g4816" svg:width="3.78549757977pt" svg:height="5.94311628800pt" draw:transform="matrix(0.34303269083 0.00000000000 0.00000000000 0.34303269083 82.11421263428pt 31.00724234055pt)" svg:viewBox="0 0 4 6" svg:d="M3.37533 5.94312C0.870792 4.14989 0 0.176183 0 0.176183L0.217473 0C3.37533 2.63751 4.4645 4.3252 3.37533 5.94312Z" koffice:nodeTypes="cccc"/>
            <draw:path draw:style-name="gr21" draw:id="shape363" draw:name="path3526" draw:layer="g4816" svg:width="2.17469629536pt" svg:height="4.74415923200pt" draw:transform="matrix(0.34303269083 0.00000000000 0.00000000000 0.34303269083 81.84801926620pt 31.18424720902pt)" svg:viewBox="0 0 2 5" svg:d="M1.81589 4.74416C0.358273 3.26745 0 0.125462 0 0.125462L0.165514 0C1.95347 2.13674 2.66934 3.55033 1.81589 4.74416Z" koffice:nodeTypes="cccc"/>
            <draw:path draw:style-name="gr20" draw:id="shape364" draw:name="path3528" draw:layer="g4816" svg:width="2.17469629536pt" svg:height="4.74415923200pt" draw:transform="matrix(0.34303269083 0.00000000000 0.00000000000 0.34303269083 81.84801926620pt 31.18424720902pt)" svg:viewBox="0 0 2 5" svg:d="M1.81589 4.74416C0.358273 3.26745 0 0.125462 0 0.125462L0.165514 0C1.95347 2.13674 2.66934 3.55033 1.81589 4.74416Z" koffice:nodeTypes="cccc"/>
            <draw:path draw:style-name="gr21" draw:id="shape365" draw:name="path3530" draw:layer="g4816" svg:width="1.57241651213pt" svg:height="4.81012624000pt" draw:transform="matrix(0.34303269083 0.00000000000 0.00000000000 0.34303269083 81.59289918579pt 31.23968129186pt)" svg:viewBox="0 0 2 5" svg:d="M1.09002 4.81013C-0.0562872 3.28892 0.000460578 0.106151 0.000460578 0.106151L0.143748 0C1.57663 2.26338 2.00649 3.67844 1.09002 4.81013Z" koffice:nodeTypes="cccc"/>
            <draw:path draw:style-name="gr20" draw:id="shape366" draw:name="path3532" draw:layer="g4816" svg:width="1.57241651213pt" svg:height="4.81012624000pt" draw:transform="matrix(0.34303269083 0.00000000000 0.00000000000 0.34303269083 81.59289918579pt 31.23968129186pt)" svg:viewBox="0 0 2 5" svg:d="M1.09002 4.81013C-0.0562872 3.28892 0.000460578 0.106151 0.000460578 0.106151L0.143748 0C1.57663 2.26338 2.00649 3.67844 1.09002 4.81013Z" koffice:nodeTypes="cccc"/>
            <draw:path draw:style-name="gr21" draw:id="shape367" draw:name="path3534" draw:layer="g4816" svg:width="1.79886931411pt" svg:height="4.00000000000pt" draw:transform="matrix(0.34303269083 0.00000000000 0.00000000000 0.34303269083 81.24912954139pt 31.32804651302pt)" svg:viewBox="0 0 2 4" svg:d="M0.912388 4C-0.474969 2.6128 0.132335 0.0648 0.132335 0.0648L0.391995 0C1.9521 1.9352 2.34159 3.0968 0.912388 4Z" koffice:nodeTypes="cccc"/>
            <draw:path draw:style-name="gr20" draw:id="shape368" draw:name="path3536" draw:layer="g4816" svg:width="1.79886931411pt" svg:height="4.00000000000pt" draw:transform="matrix(0.34303269083 0.00000000000 0.00000000000 0.34303269083 81.24912954139pt 31.32804651302pt)" svg:viewBox="0 0 2 4" svg:d="M0.912388 4C-0.474969 2.6128 0.132335 0.0648 0.132335 0.0648L0.391995 0C1.9521 1.9352 2.34159 3.0968 0.912388 4Z" koffice:nodeTypes="cccc"/>
            <draw:path draw:style-name="gr21" draw:id="shape369" draw:name="path3538" draw:layer="g4816" svg:width="6.85137658683pt" svg:height="5.93457930667pt" draw:transform="matrix(0.34303269083 0.00000000000 0.00000000000 0.34303269083 82.13644115265pt 29.82336791794pt)" svg:viewBox="0 0 7 6" svg:d="M6.80225 5.93458C3.17672 4.45869 0 0.224367 0 0.224367L0.172685 0C5.00701 2.3097 7.21687 4.00996 6.80225 5.93458Z" koffice:nodeTypes="cccc"/>
            <draw:path draw:style-name="gr20" draw:id="shape370" draw:name="path3540" draw:layer="g4816" svg:width="6.85137658683pt" svg:height="5.93457930667pt" draw:transform="matrix(0.34303269083 0.00000000000 0.00000000000 0.34303269083 82.13644115265pt 29.82336791794pt)" svg:viewBox="0 0 7 6" svg:d="M6.80225 5.93458C3.17672 4.45869 0 0.224367 0 0.224367L0.172685 0C5.00701 2.3097 7.21687 4.00996 6.80225 5.93458Z" koffice:nodeTypes="cccc"/>
            <draw:path draw:style-name="gr21" draw:id="shape371" draw:name="path3542" draw:layer="g4816" svg:width="5.04940867184pt" svg:height="7.00531370667pt" draw:transform="matrix(0.34303269083 0.00000000000 0.00000000000 0.34303269083 81.93693333966pt 29.69054566005pt)" svg:viewBox="0 0 5 7" svg:d="M4.74085 7.00531C2.11035 5.22805 0 0.243768 0 0.243768L0.194554 0C4.05911 2.99783 5.71443 4.98428 4.80597 7.00531L4.74085 7.00531" koffice:nodeTypes="ccccc"/>
            <draw:path draw:style-name="gr20" draw:id="shape372" draw:name="path3544" draw:layer="g4816" svg:width="5.04940867184pt" svg:height="7.00531370667pt" draw:transform="matrix(0.34303269083 0.00000000000 0.00000000000 0.34303269083 81.93693333966pt 29.69054566005pt)" svg:viewBox="0 0 5 7" svg:d="M4.74085 7.00531C2.11035 5.22805 0 0.243768 0 0.243768L0.194554 0C4.05911 2.99783 5.71443 4.98428 4.80597 7.00531L4.74085 7.00531" koffice:nodeTypes="ccccc"/>
            <draw:path draw:style-name="gr21" draw:id="shape373" draw:name="path3546" draw:layer="g4816" svg:width="3.17417404737pt" svg:height="5.87181171200pt" draw:transform="matrix(0.34303269083 0.00000000000 0.00000000000 0.34303269083 81.82606517398pt 30.07803538762pt)" svg:viewBox="0 0 3 6" svg:d="M2.87839 5.87181C0.978466 4.15873 0 0.174256 0 0.174256L0.172461 0C2.67671 2.62077 3.74212 4.19428 2.87839 5.80159L2.87839 5.87181" koffice:nodeTypes="ccccc"/>
            <draw:path draw:style-name="gr20" draw:id="shape374" draw:name="path3548" draw:layer="g4816" svg:width="3.17417404737pt" svg:height="5.87181171200pt" draw:transform="matrix(0.34303269083 0.00000000000 0.00000000000 0.34303269083 81.82606517398pt 30.07803538762pt)" svg:viewBox="0 0 3 6" svg:d="M2.87839 5.87181C0.978466 4.15873 0 0.174256 0 0.174256L0.172461 0C2.67671 2.62077 3.74212 4.19428 2.87839 5.80159" koffice:nodeTypes="cccc"/>
            <draw:path draw:style-name="gr21" draw:id="shape375" draw:name="path3550" draw:layer="g4816" svg:width="3.01423082361pt" svg:height="4.62029619200pt" draw:transform="matrix(0.34303269083 0.00000000000 0.00000000000 0.34303269083 81.57112327816pt 30.25476582993pt)" svg:viewBox="0 0 3 5" svg:d="M2.45922 4.6203C0.396775 3.163 0 0.124582 0 0.124582L0.197406 0C2.77644 2.10866 3.68883 3.44215 2.49851 4.6203L2.45922 4.6203" koffice:nodeTypes="ccccc"/>
            <draw:path draw:style-name="gr20" draw:id="shape376" draw:name="path3552" draw:layer="g4816" svg:width="3.01423082361pt" svg:height="4.62029619200pt" draw:transform="matrix(0.34303269083 0.00000000000 0.00000000000 0.34303269083 81.57112327816pt 30.25476582993pt)" svg:viewBox="0 0 3 5" svg:d="M2.45922 4.6203C0.396775 3.163 0 0.124582 0 0.124582L0.197406 0C2.77644 2.10866 3.68883 3.44215 2.49851 4.6203L2.45922 4.6203" koffice:nodeTypes="ccccc"/>
            <draw:path draw:style-name="gr21" draw:id="shape377" draw:name="path3554" draw:layer="g4816" svg:width="1.57656397431pt" svg:height="4.88056464000pt" draw:transform="matrix(0.34303269083 0.00000000000 0.00000000000 0.34303269083 81.30439008786pt 30.31019991277pt)" svg:viewBox="0 0 2 5" svg:d="M1.09168 4.88056C-0.084547 3.27757 0.00139719 0.142272 0.00139719 0.142272L0.173996 0C1.57964 2.31613 2.01007 3.70527 1.09168 4.88056Z" koffice:nodeTypes="cccc"/>
            <draw:path draw:style-name="gr20" draw:id="shape378" draw:name="path3556" draw:layer="g4816" svg:width="1.57656397431pt" svg:height="4.88056464000pt" draw:transform="matrix(0.34303269083 0.00000000000 0.00000000000 0.34303269083 81.30439008786pt 30.31019991277pt)" svg:viewBox="0 0 2 5" svg:d="M1.09168 4.88056C-0.084547 3.27757 0.00139719 0.142272 0.00139719 0.142272L0.173996 0C1.57964 2.31613 2.01007 3.70527 1.09168 4.88056Z" koffice:nodeTypes="cccc"/>
            <draw:path draw:style-name="gr21" draw:id="shape379" draw:name="path3558" draw:layer="g4816" svg:width="1.77807854148pt" svg:height="4.19594256000pt" draw:transform="matrix(0.34303269083 0.00000000000 0.00000000000 0.34303269083 80.95023410775pt 30.39856513393pt)" svg:viewBox="0 0 2 4" svg:d="M0.861406 4.19594C-0.516844 2.77517 0.172281 0.0999619 0.172281 0.0999619L0.431503 0C1.98257 2.01563 2.28339 3.27089 0.861406 4.19594Z" koffice:nodeTypes="cccc"/>
            <draw:path draw:style-name="gr20" draw:id="shape380" draw:name="path3560" draw:layer="g4816" svg:width="1.77807854148pt" svg:height="4.19594256000pt" draw:transform="matrix(0.34303269083 0.00000000000 0.00000000000 0.34303269083 80.95023410775pt 30.39856513393pt)" svg:viewBox="0 0 2 4" svg:d="M0.861406 4.19594C-0.516844 2.77517 0.172281 0.0999619 0.172281 0.0999619L0.431503 0C1.98257 2.01563 2.28339 3.27089 0.861406 4.19594Z" koffice:nodeTypes="cccc"/>
            <draw:path draw:style-name="gr21" draw:id="shape381" draw:name="path3562" draw:layer="g4816" svg:width="2.02755188416pt" svg:height="4.00000000000pt" draw:transform="matrix(0.34303269083 0.00000000000 0.00000000000 0.34303269083 80.80448273920pt 31.04044790502pt)" svg:viewBox="0 0 2 4" svg:d="M0.926818 4C-0.499382 2.6128 0.145369 0.0648 0.145369 0.0648L0.375475 0C2.26189 2.1608 2.62983 3.064 0.973522 4L0.926818 4" koffice:nodeTypes="ccccc"/>
            <draw:path draw:style-name="gr20" draw:id="shape382" draw:name="path3564" draw:layer="g4816" svg:width="2.02755188416pt" svg:height="4.00000000000pt" draw:transform="matrix(0.34303269083 0.00000000000 0.00000000000 0.34303269083 80.80448273920pt 31.04044790502pt)" svg:viewBox="0 0 2 4" svg:d="M0.926818 4C-0.499382 2.6128 0.145369 0.0648 0.145369 0.0648L0.375475 0C2.26189 2.1608 2.62983 3.064 0.973522 4L0.926818 4" koffice:nodeTypes="ccccc"/>
            <draw:path draw:style-name="gr21" draw:id="shape383" draw:name="path3566" draw:layer="g4816" svg:width="1.96968036105pt" svg:height="4.06264336000pt" draw:transform="matrix(0.34303269083 0.00000000000 0.00000000000 0.34303269083 80.54954084223pt 30.07803538762pt)" svg:viewBox="0 0 2 4" svg:d="M0.913495 4.06264C-0.492204 2.66462 0.14328 0.0967488 0.14328 0.0967488L0.368955 0C2.04748 1.98254 2.59202 3.0879 1.09538 3.99734L0.913495 4.06264" koffice:nodeTypes="ccccc"/>
            <draw:path draw:style-name="gr20" draw:id="shape384" draw:name="path3568" draw:layer="g4816" svg:width="1.96968036105pt" svg:height="4.06264336000pt" draw:transform="matrix(0.34303269083 0.00000000000 0.00000000000 0.34303269083 80.54954084223pt 30.07803538762pt)" svg:viewBox="0 0 2 4" svg:d="M0.913495 4.06264C-0.492204 2.66462 0.14328 0.0967488 0.14328 0.0967488L0.368955 0C2.04748 1.98254 2.59202 3.0879 1.09538 3.99734" koffice:nodeTypes="cccc"/>
            <draw:path draw:style-name="gr21" draw:id="shape385" draw:name="path3570" draw:layer="g4816" svg:width="1.85300193916pt" svg:height="4.06425600000pt" draw:transform="matrix(0.34303269083 0.00000000000 0.00000000000 0.34303269083 80.41771386622pt 30.84121451818pt)" svg:viewBox="0 0 2 4" svg:d="M0.925635 4.06426C-0.481353 2.66596 0.133932 0.0975744 0.133932 0.0975744L0.39747 0C1.98197 1.98374 2.42083 3.15383 0.969195 4.06426L0.925635 4.06426" koffice:nodeTypes="ccccc"/>
            <draw:path draw:style-name="gr20" draw:id="shape386" draw:name="path3572" draw:layer="g4816" svg:width="1.85300193916pt" svg:height="4.06425600000pt" draw:transform="matrix(0.34303269083 0.00000000000 0.00000000000 0.34303269083 80.41771386622pt 30.84121451818pt)" svg:viewBox="0 0 2 4" svg:d="M0.925635 4.06426C-0.481353 2.66596 0.133932 0.0975744 0.133932 0.0975744L0.39747 0C1.98197 1.98374 2.42083 3.15383 0.969195 4.06426L0.925635 4.06426" koffice:nodeTypes="ccccc"/>
            <draw:path draw:style-name="gr21" draw:id="shape387" draw:name="path3574" draw:layer="g4816" svg:width="1.85309683839pt" svg:height="4.12902400000pt" draw:transform="matrix(0.34303269083 0.00000000000 0.00000000000 0.34303269083 80.12947083898pt 30.58682147466pt)" svg:viewBox="0 0 2 4" svg:d="M0.926038 4.09651C-0.482074 2.68712 0.134315 0.0983488 0.134315 0.0983488L0.39786 0C1.98131 1.99868 2.42128 3.21137 0.969599 4.12902L0.926038 4.09651" koffice:nodeTypes="ccccc"/>
            <draw:path draw:style-name="gr20" draw:id="shape388" draw:name="path3576" draw:layer="g4816" svg:width="1.85309683839pt" svg:height="4.12902400000pt" draw:transform="matrix(0.34303269083 0.00000000000 0.00000000000 0.34303269083 80.12947083898pt 30.58682147466pt)" svg:viewBox="0 0 2 4" svg:d="M0.926038 4.09651C-0.482074 2.68712 0.134315 0.0983488 0.134315 0.0983488L0.39786 0C1.98131 1.99868 2.42128 3.21137 0.969599 4.12902L0.926038 4.09651" koffice:nodeTypes="ccccc"/>
            <draw:path draw:style-name="gr21" draw:id="shape389" draw:name="path3578" draw:layer="g4816" svg:width="1.62491629539pt" svg:height="3.99840016000pt" draw:transform="matrix(0.34303269083 0.00000000000 0.00000000000 0.34303269083 79.59452364032pt 30.40981660619pt)" svg:viewBox="0 0 2 4" svg:d="M0.259703 3.96641C-0.564278 2.38592 0.835877 0.064787 0.835877 0.064787L1.08368 0C1.90766 2.19316 1.90766 3.41772 0.259703 3.9984L0.259703 3.96641" koffice:nodeTypes="ccccc"/>
            <draw:path draw:style-name="gr20" draw:id="shape390" draw:name="path3580" draw:layer="g4816" svg:width="1.62491629539pt" svg:height="3.99840016000pt" draw:transform="matrix(0.34303269083 0.00000000000 0.00000000000 0.34303269083 79.59452364032pt 30.40981660619pt)" svg:viewBox="0 0 2 4" svg:d="M0.259703 3.96641C-0.564278 2.38592 0.835877 0.064787 0.835877 0.064787L1.08368 0C1.90766 2.19316 1.90766 3.41772 0.259703 3.9984L0.259703 3.96641" koffice:nodeTypes="ccccc"/>
            <draw:path draw:style-name="gr21" draw:id="shape391" draw:name="path3582" draw:layer="g4816" svg:width="1.60036168903pt" svg:height="3.93466896000pt" draw:transform="matrix(0.34303269083 0.00000000000 0.00000000000 0.34303269083 79.88270683500pt 30.50943329961pt)" svg:viewBox="0 0 2 4" svg:d="M0.257599 3.93467C-0.560131 2.36683 0.830415 0.0317376 0.830415 0.0317376L1.07533 0C1.89306 2.17482 1.85258 3.35863 0.257599 3.93467Z" koffice:nodeTypes="cccc"/>
            <draw:path draw:style-name="gr20" draw:id="shape392" draw:name="path3584" draw:layer="g4816" svg:width="1.60036168903pt" svg:height="3.93466896000pt" draw:transform="matrix(0.34303269083 0.00000000000 0.00000000000 0.34303269083 79.88270683500pt 30.50943329961pt)" svg:viewBox="0 0 2 4" svg:d="M0.257599 3.93467C-0.560131 2.36683 0.830415 0.0317376 0.830415 0.0317376L1.07533 0C1.89306 2.17482 1.85258 3.35863 0.257599 3.93467Z" koffice:nodeTypes="cccc"/>
            <draw:path draw:style-name="gr21" draw:id="shape393" draw:name="path3586" draw:layer="g4816" svg:width="1.59953331041pt" svg:height="3.93625600000pt" draw:transform="matrix(0.34303269083 0.00000000000 0.00000000000 0.34303269083 79.37293502492pt 30.25476582993pt)" svg:viewBox="0 0 2 4" svg:d="M0.257121 3.93626C-0.559387 2.3681 0.82979 0.0325376 0.82979 0.0325376L1.07464 0C1.89216 2.17605 1.85169 3.3601 0.257121 3.93626Z" koffice:nodeTypes="cccc"/>
            <draw:path draw:style-name="gr20" draw:id="shape394" draw:name="path3588" draw:layer="g4816" svg:width="1.59953331041pt" svg:height="3.93625600000pt" draw:transform="matrix(0.34303269083 0.00000000000 0.00000000000 0.34303269083 79.37293502492pt 30.25476582993pt)" svg:viewBox="0 0 2 4" svg:d="M0.257121 3.93626C-0.559387 2.3681 0.82979 0.0325376 0.82979 0.0325376L1.07464 0C1.89216 2.17605 1.85169 3.3601 0.257121 3.93626Z" koffice:nodeTypes="cccc"/>
            <draw:path draw:style-name="gr21" draw:id="shape395" draw:name="path3590" draw:layer="g4816" svg:width="1.96968036105pt" svg:height="4.06264336000pt" draw:transform="matrix(0.34303269083 0.00000000000 0.00000000000 0.34303269083 80.54954084223pt 30.07803538762pt)" svg:viewBox="0 0 2 4" svg:d="M0.913495 4.06264C-0.492204 2.66462 0.14328 0.0967488 0.14328 0.0967488L0.368955 0C2.04748 1.98254 2.59202 3.0879 1.09538 3.99734L0.913495 4.06264" koffice:nodeTypes="ccccc"/>
            <draw:path draw:style-name="gr20" draw:id="shape396" draw:name="path3592" draw:layer="g4816" svg:width="1.96968036105pt" svg:height="4.06264336000pt" draw:transform="matrix(0.34303269083 0.00000000000 0.00000000000 0.34303269083 80.54954084223pt 30.07803538762pt)" svg:viewBox="0 0 2 4" svg:d="M0.913495 4.06264C-0.492204 2.66462 0.14328 0.0967488 0.14328 0.0967488L0.368955 0C2.04748 1.98254 2.59202 3.0879 1.09538 3.99734" koffice:nodeTypes="cccc"/>
            <draw:path draw:style-name="gr21" draw:id="shape397" draw:name="path3594" draw:layer="g4816" svg:width="1.96008725618pt" svg:height="4.06425600000pt" draw:transform="matrix(0.34303269083 0.00000000000 0.00000000000 0.34303269083 80.26256752391pt 29.82336791794pt)" svg:viewBox="0 0 2 4" svg:d="M0.952396 4.06426C-0.495796 2.66596 0.138138 0.0975744 0.138138 0.0975744L0.363263 0C2.0377 1.98294 2.58091 3.08851 1.08792 3.99894L0.952396 4.06426" koffice:nodeTypes="ccccc"/>
            <draw:path draw:style-name="gr20" draw:id="shape398" draw:name="path3596" draw:layer="g4816" svg:width="1.96008725618pt" svg:height="4.06425600000pt" draw:transform="matrix(0.34303269083 0.00000000000 0.00000000000 0.34303269083 80.26256752391pt 29.82336791794pt)" svg:viewBox="0 0 2 4" svg:d="M0.952396 4.06426C-0.495796 2.66596 0.138138 0.0975744 0.138138 0.0975744L0.363263 0C2.0377 1.98294 2.58091 3.08851 1.08792 3.99894" koffice:nodeTypes="cccc"/>
            <draw:path draw:style-name="gr21" draw:id="shape399" draw:name="path3598" draw:layer="g4816" svg:width="1.69984466477pt" svg:height="3.93466896000pt" draw:transform="matrix(0.34303269083 0.00000000000 0.00000000000 0.34303269083 79.72233906886pt 29.64636304947pt)" svg:viewBox="0 0 2 4" svg:d="M0.242931 3.93467C-0.557069 2.36762 0.875003 0.0317376 0.875003 0.0317376L1.12846 0C1.92846 2.17482 2.05467 3.32689 0.411901 3.93467L0.242931 3.93467" koffice:nodeTypes="ccccc"/>
            <draw:path draw:style-name="gr20" draw:id="shape400" draw:name="path3600" draw:layer="g4816" svg:width="1.69984466477pt" svg:height="3.93466896000pt" draw:transform="matrix(0.34303269083 0.00000000000 0.00000000000 0.34303269083 79.72233906886pt 29.64636304947pt)" svg:viewBox="0 0 2 4" svg:d="M0.242931 3.93467C-0.557069 2.36762 0.875003 0.0317376 0.875003 0.0317376L1.12846 0C1.92846 2.17482 2.05467 3.32689 0.411901 3.93467" koffice:nodeTypes="cccc"/>
            <draw:path draw:style-name="gr21" draw:id="shape401" draw:name="path3602" draw:layer="g4816" svg:width="1.69952530288pt" svg:height="3.93466896000pt" draw:transform="matrix(0.34303269083 0.00000000000 0.00000000000 0.34303269083 80.01061750397pt 29.74597974289pt)" svg:viewBox="0 0 2 4" svg:d="M0.243453 3.93467C-0.557514 2.36683 0.874423 0.0317376 0.874423 0.0317376L1.12785 0C1.92778 2.17482 2.05502 3.32689 0.411364 3.90214L0.243453 3.93467" koffice:nodeTypes="ccccc"/>
            <draw:path draw:style-name="gr20" draw:id="shape402" draw:name="path3604" draw:layer="g4816" svg:width="1.69952530288pt" svg:height="3.93466896000pt" draw:transform="matrix(0.34303269083 0.00000000000 0.00000000000 0.34303269083 80.01061750397pt 29.74597974289pt)" svg:viewBox="0 0 2 4" svg:d="M0.243453 3.93467C-0.557514 2.36683 0.874423 0.0317376 0.874423 0.0317376L1.12785 0C1.92778 2.17482 2.05502 3.32689 0.411364 3.90214" koffice:nodeTypes="cccc"/>
            <draw:path draw:style-name="gr21" draw:id="shape403" draw:name="path3606" draw:layer="g4816" svg:width="10.43766661669pt" svg:height="11.45256145455pt" draw:transform="matrix(0.34303269083 0.00000000000 0.00000000000 0.34303269083 84.22015892985pt 31.77069589727pt)" svg:viewBox="0 0 10 11" svg:d="M0.198609 0C8.02281 6.41768 11.06 5.23242 10.3334 11.1236L10.0694 11.4526C7.29621 7.66824 0 0.493856 0 0.493856L0.198609 0" koffice:nodeTypes="ccccc"/>
            <draw:path draw:style-name="gr20" draw:id="shape404" draw:name="path3608" draw:layer="g4816" svg:width="10.43766661669pt" svg:height="11.45256145455pt" draw:transform="matrix(0.34303269083 0.00000000000 0.00000000000 0.34303269083 84.22015892985pt 31.77069589727pt)" svg:viewBox="0 0 10 11" svg:d="M0.198609 0C8.02281 6.41768 11.06 5.23242 10.3334 11.1236L10.0694 11.4526C7.29621 7.66824 0 0.493856 0 0.493856" koffice:nodeTypes="cccc"/>
            <draw:path draw:style-name="gr22" draw:id="shape405" draw:name="path3610" draw:layer="g4816" svg:width="13.53512452571pt" svg:height="14.46890107784pt" draw:transform="matrix(0.34303269083 0.00000000000 0.00000000000 0.34303269083 72.82516179264pt 48.57958682147pt)" svg:viewBox="0 0 14 14" svg:d="M13.5351 2.28854C6.57681 -0.92475 1.27037 -1.67867 0 6.22403C0 12.6507 1.84302 16.0282 8.57872 13.7657C12.0736 10.5849 13.5351 2.28854 13.5351 2.28854Z" koffice:nodeTypes="cccc"/>
            <draw:path draw:style-name="gr20" draw:id="shape406" draw:name="path3612" draw:layer="g4816" svg:width="13.53512452571pt" svg:height="14.46890107784pt" draw:transform="matrix(0.34303269083 0.00000000000 0.00000000000 0.34303269083 72.82516179264pt 48.57958682147pt)" svg:viewBox="0 0 14 14" svg:d="M13.5351 2.28854C6.57681 -0.92475 1.27037 -1.67867 0 6.22403C0 12.6507 1.84302 16.0282 8.57872 13.7657C12.0736 10.5849 13.5351 2.28854 13.5351 2.28854Z" koffice:nodeTypes="cccc"/>
            <draw:path draw:style-name="gr23" draw:id="shape407" draw:name="path3614" draw:layer="g4816" svg:width="50.53781916613pt" svg:height="53.99454095651pt" draw:transform="matrix(0.34303269083 0.00000000000 0.00000000000 0.34303269083 71.60257151472pt 35.18770907958pt)" svg:viewBox="0 0 51 54" svg:d="M7.63324 53.7223C7.6651 53.7223 46.0086 54.9593 46.8448 52.1598C51.6381 44.2813 51.2837 35.6866 48.5179 30.2499C43.4992 17.8786 37.7734 10.0324 37.7734 10.0324C39.9936 9.44702 41.8269 3.84721 40.1863 1.0469C26.2897 2.34935 8.37307 0.102965 8.37307 0.102965L7.79411 0.102965C3.93412 -0.450153 2.80806 1.40541 2.80806 1.40541C-0.344764 5.53967 -1.63089 10.7818 3.19429 19.9296C13.3591 36.7936 12.0077 37.6722 13.7772 40.6348C15.8032 52.0621 11.686 52.4529 7.79411 53.7546L7.63324 53.7223" koffice:nodeTypes="cccccccccccc"/>
            <draw:path draw:style-name="gr20" draw:id="shape408" draw:name="path3616" draw:layer="g4816" svg:width="50.53781916613pt" svg:height="53.99454095651pt" draw:transform="matrix(0.34303269083 0.00000000000 0.00000000000 0.34303269083 71.60257151472pt 35.18770907958pt)" svg:viewBox="0 0 51 54" svg:d="M7.63324 53.7223C7.6651 53.7223 46.0086 54.9593 46.8448 52.1598C51.6381 44.2813 51.2837 35.6866 48.5179 30.2499C43.4992 17.8786 37.7734 10.0324 37.7734 10.0324C39.9936 9.44702 41.8269 3.84721 40.1863 1.0469C26.2897 2.34935 8.37307 0.102965 8.37307 0.102965L7.79411 0.102965C3.93412 -0.450153 2.80806 1.40541 2.80806 1.40541C-0.344764 5.53967 -1.63089 10.7818 3.19429 19.9296C13.3591 36.7936 12.0077 37.6722 13.7772 40.6348C15.8032 52.0621 11.686 52.4529 7.79411 53.7546L7.63324 53.7223" koffice:nodeTypes="cccccccccccc"/>
            <draw:path draw:style-name="gr20" draw:id="shape409" draw:name="path3618" draw:layer="g4816" svg:width="3.94742258923pt" svg:height="9.67783737600pt" draw:transform="matrix(0.34303269083 0.00000000000 0.00000000000 0.34303269083 73.56775896176pt 35.24493099004pt)" svg:viewBox="0 0 4 10" svg:d="M0 0C0.408363 0 0.741477 0.126708 1.11222 0.285684C2.29784 0.888532 3.33573 1.65036 3.66976 2.7923C3.96617 3.64857 4.0405 4.50562 3.81842 5.42563C3.48439 6.88553 2.85395 8.12271 1.81607 9.32841C1.66832 9.51886 1.51966 9.67784 1.22325 9.67784C1.22325 9.67784 1.26088 9.67784 1.26088 9.67784" koffice:nodeTypes="ccccccc"/>
            <draw:path draw:style-name="gr20" draw:id="shape410" draw:name="path3620" draw:layer="g4816" svg:width="4.39756402169pt" svg:height="11.68208265122pt" draw:transform="matrix(0.34303269083 0.00000000000 0.00000000000 0.34303269083 74.42122429656pt 48.64378789403pt)" svg:viewBox="0 0 4 12" svg:d="M0 0C1.45702 0.0639359 2.10123 0.509119 2.6775 1.30477C3.18498 1.97333 3.38881 2.70504 3.76125 3.40518C4.40462 4.51892 4.50695 5.72818 4.30312 6.9698C4.03218 8.62424 3.82919 10.5021 2.33778 11.6158C3.25292 11.7752 3.72685 11.5842 4.26957 11.6797" koffice:nodeTypes="cccccc"/>
            <draw:path draw:style-name="gr20" draw:id="shape411" draw:name="path3622" draw:layer="g4816" svg:width="5.95323488640pt" svg:height="7.76378280341pt" draw:transform="matrix(0.34303269083 0.00000000000 0.00000000000 0.34303269083 73.72343631932pt 50.07365191801pt)" svg:viewBox="0 0 6 8" svg:d="M5.95323 0.0241331C4.891 -0.0389149 2.6701 0.0241331 1.99435 0.18333C1.64054 0.247166 1.41502 0.342526 1.15763 0.596295C0.674729 1.0731 0.545635 1.42223 0.352791 1.83598C-0.194663 2.91568 -0.0336946 4.15536 0.352791 5.36273C0.642854 6.22097 1.15763 7.10995 2.0589 7.45986C2.86374 7.74594 3.73234 7.87283 4.56986 7.65058" koffice:nodeTypes="ccccccc"/>
            <draw:path draw:style-name="gr20" draw:id="shape412" draw:name="path3624" draw:layer="g4816" svg:width="4.47914896000pt" svg:height="3.47372209609pt" draw:transform="matrix(0.34303269083 0.00000000000 0.00000000000 0.34303269083 74.35481316761pt 50.22585466416pt)" svg:viewBox="0 0 4 3" svg:d="M0 0C1.05989 0.48638 0.991322 2.22185 0.752592 3.19375C1.98349 3.19375 3.21439 3.50624 4.47915 3.47094" koffice:nodeTypes="ccc"/>
            <draw:path draw:style-name="gr20" draw:id="shape413" draw:name="path3626" draw:layer="g4816" svg:width="2.68240000000pt" svg:height="0.09680000000pt" draw:transform="matrix(0.34303269083 0.00000000000 0.00000000000 0.34303269083 74.13307683626pt 48.86497537308pt)" svg:viewBox="0 0 3 0" svg:d="M0 0.0968L2.6824 0" koffice:nodeTypes="cc"/>
            <draw:path draw:style-name="gr20" draw:id="shape414" draw:name="path3628" draw:layer="g4816" svg:width="2.68240000000pt" svg:height="0.09600000000pt" draw:transform="matrix(0.34303269083 0.00000000000 0.00000000000 0.34303269083 74.27715056641pt 49.00904910323pt)" svg:viewBox="0 0 3 0" svg:d="M0 0.096L2.6824 0" koffice:nodeTypes="cc"/>
            <draw:path draw:style-name="gr20" draw:id="shape415" draw:name="path3630" draw:layer="g4816" svg:width="2.71440000000pt" svg:height="0.09680000000pt" draw:transform="matrix(0.34303269083 0.00000000000 0.00000000000 0.34303269083 74.43247576882pt 49.15284840723pt)" svg:viewBox="0 0 3 0" svg:d="M0 0.0968L2.7144 0" koffice:nodeTypes="cc"/>
            <draw:path draw:style-name="gr20" draw:id="shape416" draw:name="path3632" draw:layer="g4816" svg:width="2.68240000000pt" svg:height="0.09680000000pt" draw:transform="matrix(0.34303269083 0.00000000000 0.00000000000 0.34303269083 74.53209246223pt 49.37403588628pt)" svg:viewBox="0 0 3 0" svg:d="M0 0.0968L2.6824 0" koffice:nodeTypes="cc"/>
            <draw:path draw:style-name="gr20" draw:id="shape417" draw:name="path3634" draw:layer="g4816" svg:width="2.68160000000pt" svg:height="0.09680000000pt" draw:transform="matrix(0.34303269083 0.00000000000 0.00000000000 0.34303269083 74.63198358181pt 49.54006370864pt)" svg:viewBox="0 0 3 0" svg:d="M0 0.0968L2.6816 0" koffice:nodeTypes="cc"/>
            <draw:path draw:style-name="gr20" draw:id="shape418" draw:name="path3636" draw:layer="g4816" svg:width="2.71440000000pt" svg:height="0.09680000000pt" draw:transform="matrix(0.34303269083 0.00000000000 0.00000000000 0.34303269083 74.68741766464pt 49.72804562322pt)" svg:viewBox="0 0 3 0" svg:d="M0 0.0968L2.7144 0" koffice:nodeTypes="cc"/>
            <draw:path draw:style-name="gr20" draw:id="shape419" draw:name="path3638" draw:layer="g4816" svg:width="2.71440000000pt" svg:height="0.09680000000pt" draw:transform="matrix(0.34303269083 0.00000000000 0.00000000000 0.34303269083 74.76508026585pt 49.90505049169pt)" svg:viewBox="0 0 3 0" svg:d="M0 0.0968L2.7144 0" koffice:nodeTypes="cc"/>
            <draw:path draw:style-name="gr20" draw:id="shape420" draw:name="path3640" draw:layer="g4816" svg:width="5.60419024363pt" svg:height="7.32460576447pt" draw:transform="matrix(0.34303269083 0.00000000000 0.00000000000 0.34303269083 72.70924490551pt 36.00466079803pt)" svg:viewBox="0 0 6 7" svg:d="M3.35583 7.32461C2.26258 7.13936 0.888671 7.04673 0.420134 5.84339C0.233029 5.41089 0.0451507 4.94854 0.0142242 4.4548C-0.0793284 3.12745 0.294882 1.8001 0.951297 0.627369C2.29428 -0.51397 4.16765 0.133631 5.60419 0.750612" koffice:nodeTypes="ccccc"/>
            <draw:path draw:style-name="gr20" draw:id="shape421" draw:name="path3642" draw:layer="g4816" svg:width="3.45216400000pt" svg:height="4.84049360693pt" draw:transform="matrix(0.34303269083 0.00000000000 0.00000000000 0.34303269083 73.31281706593pt 36.08591311845pt)" svg:viewBox="0 0 3 5" svg:d="M0 0.177319C0.330724 0.0708334 0.690433 -0.142137 0.960958 0.141237C1.20101 0.39029 1.47154 0.638463 1.53099 1.02832C1.68112 2.23486 1.62092 3.4414 1.02116 4.43498C1.80152 4.86092 2.64208 4.89612 3.45216 4.78963" koffice:nodeTypes="ccccc"/>
            <draw:path draw:style-name="gr20" draw:id="shape422" draw:name="path3644" draw:layer="g4816" svg:width="30.75509250133pt" svg:height="0.43454464000pt" draw:transform="matrix(0.34303269083 0.00000000000 0.00000000000 0.34303269083 74.09987127178pt 38.40439928570pt)" svg:viewBox="0 0 31 0" svg:d="M0 0.434545C15.4428 -0.543181 30.7551 0.434545 30.7551 0.434545" koffice:nodeTypes="cc"/>
            <draw:path draw:style-name="gr18" draw:id="shape423" draw:name="path3646" draw:layer="g4816" svg:width="3.88562944000pt" svg:height="3.26308096000pt" draw:transform="matrix(0.34303269083 0.00000000000 0.00000000000 0.34303269083 76.25027460409pt 41.36353648991pt)" svg:viewBox="0 0 4 3" svg:d="M3.88563 3.0875L1.43346 3.26308L1.40113 3.14603C1.62427 3.0875 1.752 3.0586 1.59273 2.79631L0.573225 0.524579C0.413952 0.203762 0.254679 0.203762 0.0315392 0.203762L0 0.0874298L1.465 0L1.52886 0.116332C1.24264 0.145235 1.11491 0.145235 1.30572 0.582383L2.32523 2.7674C2.42063 3.00079 2.51604 3.02969 2.80305 3.02969C3.43935 2.97117 3.50322 2.56364 3.47168 2.03906L3.59941 2.03906L3.88563 3.0875" koffice:nodeTypes="ccccccccccccccc"/>
            <draw:path draw:style-name="gr18" draw:id="shape424" draw:name="path3648" draw:layer="g4816" svg:width="2.94743232000pt" svg:height="3.20410000000pt" draw:transform="matrix(0.34303269083 0.00000000000 0.00000000000 0.34303269083 77.27004218740pt 41.29712536097pt)" svg:viewBox="0 0 3 3" svg:d="M2.94743 3.11746L1.4416 3.2041L1.40988 3.08882C1.60178 3.06018 1.76196 3.03083 1.63429 2.74228L0.608993 0.49046C0.448815 0.201912 0.256126 0.201912 0.0325114 0.201912L0 0.086636L1.47332 0L1.53755 0.115276C1.34565 0.115276 1.15296 0.143916 1.28142 0.46182L2.33844 2.71364C2.4669 3.00219 2.65879 3.00219 2.8832 3.00219L2.94743 3.11746" koffice:nodeTypes="ccccccccccccc"/>
            <draw:path draw:style-name="gr18" draw:id="shape425" draw:name="path3650" draw:layer="g4816" svg:width="3.48777880407pt" svg:height="3.26339077481pt" draw:transform="matrix(0.34303269083 0.00000000000 0.00000000000 0.34303269083 77.86856562637pt 41.25260897585pt)" svg:viewBox="0 0 3 3" svg:d="M1.32821 3.14705C1.53887 3.08852 1.65989 3.05962 1.53887 2.79732L0.543833 0.52476C0.422815 0.204651 0.242036 0.204651 0.0605089 0.204651L0 0.0883128L1.23707 0.000156271C1.47911 0.000156271 2.29336 -0.0287475 2.62579 0.699628C2.83645 1.22423 2.44426 1.36947 2.29336 1.428L2.29336 1.45763C2.65567 1.48653 3.19876 1.6903 3.41016 2.24381C3.59094 2.62245 3.50055 3.11815 2.65567 3.17596L1.35809 3.26339L1.32821 3.14705" koffice:nodeTypes="ccccccccccccc"/>
            <draw:path draw:style-name="gr18" draw:id="shape426" draw:name="path3652" draw:layer="g4816" svg:width="3.94896384000pt" svg:height="3.37971456000pt" draw:transform="matrix(0.34303269083 0.00000000000 0.00000000000 0.34303269083 78.88860763583pt 41.16430310308pt)" svg:viewBox="0 0 4 3" svg:d="M0 0.148543L2.47208 0L2.92118 0.978764L2.79321 0.978764C2.40769 0.29635 2.05476 0.207372 1.4443 0.236786C1.22014 0.236786 1.15576 0.266936 1.25194 0.474307L1.73363 1.57146C2.15095 1.57146 2.31151 1.42292 2.11836 0.830221L2.21533 0.830221L2.95377 2.4311L2.825 2.46125C2.53646 1.86781 2.24713 1.72001 1.79802 1.74942L2.34331 2.90541C2.40769 3.11351 2.53646 3.17234 2.79321 3.14293C3.24232 3.11351 3.59604 2.96497 3.56345 2.25314L3.69222 2.22373L3.94896 3.23191L1.4443 3.37971L1.37991 3.26132C1.60486 3.20176 1.73363 3.20176 1.60486 2.90541L0.577878 0.5927C0.449107 0.266936 0.256746 0.266936 0.0635904 0.266936L0 0.148543" koffice:nodeTypes="ccccccccccccccccccccccc"/>
            <draw:path draw:style-name="gr18" draw:id="shape427" draw:name="path3654" draw:layer="g4816" svg:width="4.82768784000pt" svg:height="3.22107256712pt" draw:transform="matrix(0.34303269083 0.00000000000 0.00000000000 0.34303269083 79.94158078362pt 41.12784945995pt)" svg:viewBox="0 0 5 3" svg:d="M4.82769 3.07678L3.86971 3.10549L2.16556 1.71637L2.02318 1.71637L2.48459 2.61373C2.66213 2.98991 2.76935 3.01863 3.12442 3.01863L3.15957 3.16364L1.56177 3.22107L1.49146 3.10549C1.81049 3.04734 1.88168 3.04734 1.70415 2.67117L0.674101 0.616553C0.461412 0.210943 0.319033 0.210943 0.0351552 0.182227L0 0.0666463L1.52661 0.00849691C1.84565 -0.0202188 2.8757 -0.0202188 3.26592 0.76085C3.5498 1.34019 3.12442 1.51392 2.91085 1.60007L4.54381 2.87433C4.65015 2.96048 4.72134 2.96048 4.79253 2.96048L4.82769 3.07678" koffice:nodeTypes="ccccccccccccccccccc"/>
            <draw:path draw:style-name="gr18" draw:id="shape428" draw:name="path3656" draw:layer="g4816" svg:width="4.05910272000pt" svg:height="3.26163600000pt" draw:transform="matrix(0.34303269083 0.00000000000 0.00000000000 0.34303269083 81.06123948650pt 41.05370936355pt)" svg:viewBox="0 0 4 3" svg:d="M4.0591 3.17423L2.25475 3.26164L2.17937 3.14533C2.5181 3.08754 2.66792 3.08754 2.44272 2.67938L1.16506 0.203717C0.826337 0.232613 0.300571 0.291127 0.601142 1.0482L0.450391 1.0482L0 0.116306L3.00664 0L3.49518 0.931896L3.34443 0.931896C2.85589 0.174821 2.33012 0.174821 1.9914 0.174821L3.26999 2.65049C3.45796 3.05792 3.60778 3.05792 3.98373 3.05792L4.0591 3.17423" koffice:nodeTypes="ccccccccccccccc"/>
            <draw:path draw:style-name="gr18" draw:id="shape429" draw:name="path3658" draw:layer="g4816" svg:width="3.07729152000pt" svg:height="3.32114176000pt" draw:transform="matrix(0.34303269083 0.00000000000 0.00000000000 0.34303269083 82.50197678800pt 40.99827528071pt)" svg:viewBox="0 0 3 3" svg:d="M3.07729 3.20378L1.63668 3.26282L1.57106 3.14473C1.83357 3.11558 1.93161 3.08642 1.86598 2.93917C1.80035 2.8218 1.50624 2.46899 1.37498 2.32174L0.392966 2.35162C0.426186 2.70371 0.426186 2.91001 0.458596 2.96833C0.524225 3.14473 0.753523 3.17462 0.916381 3.17462L0.949601 3.29198L0.0656294 3.32114L0 3.20378C0.229298 3.14473 0.229298 2.99821 0.196888 2.61624L0.0656294 0L0.164479 0L2.25895 2.43983C2.65192 2.93917 2.81477 3.11558 3.01166 3.08642L3.07729 3.20378" koffice:nodeTypes="ccccccccccccccccc"/>
            <draw:path draw:style-name="gr18" draw:id="shape430" draw:name="path3660" draw:layer="g4816" svg:width="3.52646321229pt" svg:height="3.14707600000pt" draw:transform="matrix(0.34303269083 0.00000000000 0.00000000000 0.34303269083 83.18941430044pt 40.98729823461pt)" svg:viewBox="0 0 4 3" svg:d="M1.15302 3.03283C1.42569 3.00374 1.45649 2.88949 1.39565 2.71777L0.516044 0.429308C0.394356 0.171723 0.212577 0.143339 0.0300462 0.143339L0 0.028384L1.24391 0C2.42698 0 3.09476 0.801138 3.36743 1.48803C3.70169 2.34594 3.54996 3.06121 2.51787 3.11869L1.21387 3.14708L1.15302 3.03283" koffice:nodeTypes="cccccccccc"/>
            <draw:path draw:style-name="gr18" draw:id="shape431" draw:name="path3662" draw:layer="g4816" svg:width="2.75712533333pt" svg:height="3.32114176000pt" draw:transform="matrix(0.34303269083 0.00000000000 0.00000000000 0.34303269083 78.96599581088pt 43.44368672713pt)" svg:viewBox="0 0 3 3" svg:d="M2.75713 3.20305L1.20869 3.32114L1.14657 3.20305C1.642 3.17389 1.57988 2.99748 1.45641 2.70371L0.651126 0.881313C0.589005 0.76395 0.496206 0.558383 0.341285 0.558383C0.279164 0.558383 0.155687 0.6167 0.0621216 0.704904L0 0.587542L0.80528 0L0.898846 0L2.07532 2.67455C2.19956 2.99748 2.29236 3.11485 2.69577 3.11485L2.75713 3.20305" koffice:nodeTypes="ccccccccccccc"/>
            <draw:path draw:style-name="gr18" draw:id="shape432" draw:name="path3664" draw:layer="g4816" svg:width="2.84225227916pt" svg:height="3.32114176000pt" draw:transform="matrix(0.34303269083 0.00000000000 0.00000000000 0.34303269083 79.78625558121pt 43.39922969040pt)" svg:viewBox="0 0 3 3" svg:d="M0.424391 1.05845C0.925077 1.05845 1.27127 1.08761 1.69566 1.26402C2.0037 1.35222 2.46624 1.64599 2.69703 2.11617C3.04322 2.7336 2.77428 3.26282 1.8492 3.32114C1.46391 3.32114 1.04047 3.20378 0.885976 2.93917C0.809681 2.79265 0.847829 2.6454 1.04047 2.6454C1.42576 2.61624 1.92645 2.99821 2.23449 2.99821C2.42714 2.99821 2.69703 2.88012 2.50438 2.46899C2.34989 2.20438 1.92645 1.96965 1.61841 1.88145C1.19497 1.7342 0.77058 1.7342 0.38529 1.7342L0 0.0882042L1.65656 0L1.77291 0.617429L0.347142 0.676475L0.424391 1.05845" koffice:nodeTypes="ccccccccccccccc"/>
            <draw:path draw:style-name="gr18" draw:id="shape433" draw:name="path3666" draw:layer="g4816" svg:width="3.64733674101pt" svg:height="3.21020441320pt" draw:transform="matrix(0.34303269083 0.00000000000 0.00000000000 0.34303269083 80.77281760005pt 43.34290120906pt)" svg:viewBox="0 0 4 3" svg:d="M1.32693 3.09482C1.57368 3.09482 1.605 2.95005 1.51256 2.77661L0.524813 0.493979C0.401822 0.205156 0.216189 0.205156 0.0618775 0.205156L0 0.060387L1.26505 0.00305246C2.40711 -0.0549988 3.14735 0.725467 3.45674 1.44788C3.82648 2.31435 3.70348 3.06543 2.68518 3.15287L1.35825 3.2102L1.32693 3.09482" koffice:nodeTypes="cccccccccc"/>
            <draw:path draw:style-name="gr18" draw:id="shape434" draw:name="path3668" draw:layer="g4816" svg:width="3.88405264000pt" svg:height="3.31968400000pt" draw:transform="matrix(0.34303269083 0.00000000000 0.00000000000 0.34303269083 81.88149925682pt 43.26668185866pt)" svg:viewBox="0 0 4 3" svg:d="M2.24054e-14 0.117337L2.48321 0L2.89708 0.940152L2.77016 0.969304C2.38782 0.293706 2.03781 0.175641 1.4647 0.205522C1.21007 0.234674 1.14622 0.234674 1.2416 0.440195L1.71933 1.55672C2.13319 1.52756 2.29243 1.41023 2.10087 0.822086L2.22858 0.792934L2.89708 2.40941L2.80169 2.40941C2.48321 1.82127 2.19705 1.67478 1.78239 1.70393L2.29243 2.84961C2.38782 3.05586 2.48321 3.11416 2.77016 3.08501C3.18402 3.08501 3.56636 2.93779 3.53404 2.20316L3.62943 2.20316L3.88405 3.20235L1.40084 3.31968L1.33699 3.20235C1.56009 3.14404 1.68779 3.14404 1.56009 2.84961L0.573109 0.557532C0.445401 0.234674 0.254627 0.234674 0.0630656 0.234674L0 0.117337" koffice:nodeTypes="ccccccccccccccccccccccc"/>
            <draw:path draw:style-name="gr18" draw:id="shape435" draw:name="path3670" draw:layer="g4816" svg:width="2.79882692810pt" svg:height="3.68332864000pt" draw:transform="matrix(0.34303269083 0.00000000000 0.00000000000 0.34303269083 77.17493660453pt 45.96621192245pt)" svg:viewBox="0 0 3 4" svg:d="M1.86035 1.0832C1.64167 0.743114 1.14173 0.185779 0.642558 0.247961C0.42388 0.247961 0.267793 0.402264 0.392972 0.743114C0.517378 1.02178 0.642558 1.11467 1.07914 1.29968L1.86035 1.60982C2.01567 1.70271 2.45302 1.94991 2.70261 2.50724C2.8896 2.94021 2.85869 3.55973 2.10994 3.62115C1.70349 3.65262 1.4539 3.46684 1.32873 3.49755C1.236 3.49755 1.26691 3.59044 1.26691 3.68333L1.14173 3.68333L0.642558 2.44506L0.736056 2.44506C1.04823 2.94021 1.51649 3.46684 2.04735 3.43537C2.54652 3.40466 2.35952 2.90951 2.32784 2.84733C2.20343 2.50724 1.95308 2.41435 1.60999 2.29076L1.26691 2.13569C0.392972 1.7956 0.205203 1.36186 0.111705 1.11467C-0.0127021 0.836004 -0.200471 0.123596 0.611649 0.0928893C0.923825 0.0621821 1.20432 0.216486 1.32873 0.185779C1.423 0.185779 1.39132 0.123596 1.39132 0.0314749L1.51649 0L1.98476 1.0832L1.86035 1.0832" koffice:nodeTypes="ccccccccccccccccccccccc"/>
            <draw:path draw:style-name="gr18" draw:id="shape436" draw:name="path3672" draw:layer="g4816" svg:width="3.94896384000pt" svg:height="3.32114176000pt" draw:transform="matrix(0.34303269083 0.00000000000 0.00000000000 0.34303269083 77.89079414473pt 45.93300635798pt)" svg:viewBox="0 0 4 3" svg:d="M0 0.14725L2.47287 0L2.89018 0.940358L2.79321 0.940358C2.3759 0.264612 2.02297 0.176408 1.44509 0.205567C1.22014 0.235454 1.12396 0.264612 1.22014 0.470179L1.73443 1.55779C2.15095 1.52863 2.31231 1.38138 2.11915 0.793837L2.21533 0.793837L2.95377 2.38078L2.8258 2.40994C2.50467 1.8224 2.21533 1.67515 1.79802 1.70504L2.3441 2.85096C2.44028 3.05653 2.53646 3.11558 2.8258 3.08642C3.24311 3.08642 3.59604 2.91001 3.56424 2.20438L3.66042 2.17522L3.94896 3.17389L1.44509 3.32114L1.38071 3.20378C1.63745 3.17389 1.76622 3.14473 1.60566 2.85096L0.577878 0.558383C0.418107 0.264612 0.256746 0.264612 0.0325901 0.264612L0 0.14725" koffice:nodeTypes="ccccccccccccccccccccccc"/>
            <draw:path draw:style-name="gr18" draw:id="shape437" draw:name="path3674" draw:layer="g4816" svg:width="3.10182544000pt" svg:height="3.32114176000pt" draw:transform="matrix(0.34303269083 0.00000000000 0.00000000000 0.34303269083 78.93279024641pt 45.85561818293pt)" svg:viewBox="0 0 3 3" svg:d="M3.10183 3.23294L1.73584 3.32114L1.70766 3.20378C1.96339 3.14473 2.04863 3.14473 1.90703 2.73287L0.882009 0.264612C0.626283 0.293771 0.256431 0.352817 0.483978 1.11677L0.369852 1.11677L0 0.146521L2.27617 0L2.67491 0.969517L2.56149 0.969517C2.19093 0.205567 1.76402 0.205567 1.50829 0.205567L2.50443 2.70371C2.67491 3.11558 2.76015 3.11558 3.04476 3.11558L3.10183 3.23294" koffice:nodeTypes="ccccccccccccccc"/>
            <draw:path draw:style-name="gr18" draw:id="shape438" draw:name="path3676" draw:layer="g4816" svg:width="2.94584661333pt" svg:height="3.20410000000pt" draw:transform="matrix(0.34303269083 0.00000000000 0.00000000000 0.34303269083 79.93060373751pt 45.82241261845pt)" svg:viewBox="0 0 3 3" svg:d="M2.94585 3.11746L1.44042 3.2041L1.377 3.08882C1.60056 3.06018 1.76069 3.03083 1.63306 2.74228L0.608037 0.49046C0.447902 0.201912 0.256057 0.201912 0.0634197 0.201912L0 0.086636L1.50463 0L1.53634 0.115276C1.3445 0.115276 1.15265 0.144632 1.28029 0.46182L2.33702 2.71364C2.46544 3.00219 2.62558 3.00219 2.88163 3.00219L2.94585 3.11746" koffice:nodeTypes="ccccccccccccc"/>
            <draw:path draw:style-name="gr18" draw:id="shape439" draw:name="path3678" draw:layer="g4816" svg:width="3.94896384000pt" svg:height="3.32114176000pt" draw:transform="matrix(0.34303269083 0.00000000000 0.00000000000 0.34303269083 80.52912717648pt 45.76697853562pt)" svg:viewBox="0 0 4 3" svg:d="M1.12959e-14 0.118092L2.47208 0L2.92118 0.941087L2.79321 0.941087C2.40769 0.264612 2.05476 0.176408 1.47689 0.206296C1.22014 0.206296 1.15576 0.235454 1.25194 0.441021L1.73363 1.52863C2.15095 1.52863 2.31151 1.38138 2.11915 0.793837L2.24713 0.793837L2.95377 2.38078L2.85759 2.40994C2.53646 1.8224 2.24713 1.67588 1.82981 1.70504L2.34331 2.85096C2.44028 3.05726 2.53646 3.11558 2.825 3.08642C3.24232 3.05726 3.62783 2.91001 3.56345 2.20438L3.69222 2.17522L3.94896 3.17462L1.4443 3.32114L1.38071 3.20378C1.63745 3.14473 1.76543 3.14473 1.60486 2.85096L0.577878 0.559112C0.449107 0.235454 0.256746 0.235454 0.0643853 0.235454L0 0.118092" koffice:nodeTypes="ccccccccccccccccccccccc"/>
            <draw:path draw:style-name="gr18" draw:id="shape440" draw:name="path3680" draw:layer="g4816" svg:width="5.68604480000pt" svg:height="3.43879936000pt" draw:transform="matrix(0.34303269083 0.00000000000 0.00000000000 0.34303269083 81.55987180590pt 45.67861331446pt)" svg:viewBox="0 0 6 3" svg:d="M5.68604 3.25929L4.17005 3.31938L4.10095 3.19995C4.37651 3.17028 4.47973 3.13987 4.34238 2.81127L3.20517 0.388682L3.20517 0.388682L3.41163 3.34979L3.27342 3.34979L0.792548 0.597859L0.792548 0.597859L1.82653 2.81127C1.99886 3.17028 2.13707 3.25929 2.51585 3.28971L2.58495 3.40913L1.48187 3.4388L1.44774 3.31938C1.79241 3.28971 1.82653 3.19995 1.68918 2.93069L0.620218 0.627529C0.482866 0.388682 0.379638 0.3286 0.0349779 0.3286L0 0.209176L1.17219 0.149836L3.13607 2.36251L2.99786 0.0593408L4.17005 0L4.23915 0.119423C3.96274 0.149836 3.82539 0.179506 4.03185 0.568188L5.0317 2.69111C5.20318 3.07979 5.30726 3.1102 5.65192 3.13987L5.68604 3.25929" koffice:nodeTypes="cccccccccccccccccccccccccccc"/>
            <draw:path draw:style-name="gr18" draw:id="shape441" draw:name="path3682" draw:layer="g4816" svg:width="3.39180311173pt" svg:height="3.16439474671pt" draw:transform="matrix(0.34303269083 0.00000000000 0.00000000000 0.34303269083 83.00088353355pt 45.65304081304pt)" svg:viewBox="0 0 3 3" svg:d="M1.21993 3.04984C1.42841 3.02066 1.54775 2.9922 1.45861 2.70545L0.535562 0.46762C0.386754 0.180865 0.238682 0.180865 0.0302036 0.180865L0 0.066306L1.21993 0.0086705C1.45861 -0.0197915 2.26159 -0.0197915 2.55921 0.69745C2.76768 1.21404 2.38019 1.35706 2.23212 1.41469L2.23212 1.41469C2.58867 1.47162 3.12423 1.67228 3.33271 2.21803C3.48152 2.59089 3.39238 3.04984 2.55921 3.10747L1.2796 3.16439L1.21993 3.04984" koffice:nodeTypes="ccccccccccccc"/>
            <draw:path draw:style-name="gr18" draw:id="shape442" draw:name="path3684" draw:layer="g4816" svg:width="4.68635904000pt" svg:height="3.14707600000pt" draw:transform="matrix(0.34303269083 0.00000000000 0.00000000000 0.34303269083 84.05413110749pt 45.61220218551pt)" svg:viewBox="0 0 5 3" svg:d="M4.68636 3.06121L3.74251 3.0896L2.06349 1.68814L1.95871 1.68814L2.37782 2.57514C2.55273 2.94697 2.65751 2.94697 2.9727 3.00374L3.04284 3.11798L1.43396 3.14708L1.39846 3.03283C1.67815 2.97535 1.78293 2.97535 1.60888 2.60352L0.664161 0.571938C0.489245 0.171723 0.314329 0.171723 0.0346368 0.14263L0 0.028384L1.50324 0C1.85307 0 2.86793 0 3.21776 0.772045C3.49745 1.34469 3.07748 1.48732 2.83242 1.57318L4.40667 2.86111C4.51144 2.94697 4.58158 2.94697 4.65172 2.94697L4.68636 3.06121" koffice:nodeTypes="ccccccccccccccccccc"/>
            <draw:path draw:style-name="gr18" draw:id="shape443" draw:name="path3686" draw:layer="g4816" svg:width="3.27465216000pt" svg:height="3.44028304000pt" draw:transform="matrix(0.34303269083 0.00000000000 0.00000000000 0.34303269083 85.24020093932pt 45.57899662104pt)" svg:viewBox="0 0 3 3" svg:d="M0 0L2.36768 0.179545L2.63116 1.13662L2.54357 1.13662C2.25114 0.448862 1.92903 0.298994 1.37385 0.269317C1.14005 0.238898 1.08142 0.269317 1.14005 0.478538L1.43248 1.58548C1.84145 1.61516 2.01734 1.49571 1.90008 0.9274L2.01734 0.9274L2.45599 2.54256L2.33873 2.54256C2.13388 1.94383 1.90008 1.76503 1.49039 1.73461L1.78354 2.90165C1.84145 3.11087 1.92903 3.17097 2.22219 3.20064C2.60148 3.23032 2.98222 3.14129 3.06981 2.42311L3.18634 2.45279L3.27465 3.44028L0.87657 3.23032L0.847617 3.11087C1.08142 3.11087 1.19868 3.11087 1.11109 2.81188L0.496554 0.478538C0.40897 0.179545 0.2338 0.149868 0.0289536 0.119449L0 2.10867e-14" koffice:nodeTypes="ccccccccccccccccccccccc"/>
            <draw:path draw:style-name="gr18" draw:id="shape444" draw:name="path3688" draw:layer="g4816" svg:width="3.93457885148pt" svg:height="3.21734583402pt" draw:transform="matrix(0.34303269083 0.00000000000 0.00000000000 0.34303269083 79.94158078362pt 48.28724158426pt)" svg:viewBox="0 0 4 3" svg:d="M0.925337 3.10183C1.25791 3.07242 1.29547 2.9569 1.25791 2.78327L0.555202 0.469406C0.444345 0.208961 0.221714 0.208961 0.036647 0.180262L0 0.0647476L1.51719 0.00663179C2.92351 -0.0801831 3.62622 0.701152 3.84885 1.42437C4.10721 2.2918 3.81129 3.04372 2.55338 3.13053L0.961984 3.21735L0.925337 3.10183" koffice:nodeTypes="cccccccccc"/>
            <draw:path draw:style-name="gr18" draw:id="shape445" draw:name="path3690" draw:layer="g4816" svg:width="3.83703061333pt" svg:height="3.32114176000pt" draw:transform="matrix(0.34303269083 0.00000000000 0.00000000000 0.34303269083 81.06123948650pt 48.19016146367pt)" svg:viewBox="0 0 4 3" svg:d="M0 0.14725L2.84995 0L3.106 0.940358L2.99652 0.970246C2.66719 0.293771 2.30168 0.176408 1.64392 0.235454C1.35169 0.235454 1.27841 0.264612 1.35169 0.470179L1.64392 1.55779C2.11892 1.5279 2.33877 1.41127 2.26549 0.822996L2.37496 0.822996L2.84995 2.40994L2.74048 2.40994C2.48443 1.8224 2.1922 1.70504 1.71721 1.7342L2.04654 2.85096C2.11892 3.05653 2.2293 3.11558 2.52153 3.11558C3.03271 3.08569 3.5077 2.93917 3.58099 2.20438L3.72756 2.20438L3.83703 3.20378L0.949984 3.32114L0.912889 3.20378C1.16893 3.17389 1.3155 3.14473 1.24222 2.85096L0.547372 0.587542C0.474992 0.264612 0.255139 0.264612 0.0361899 0.264612L0 0.14725" koffice:nodeTypes="ccccccccccccccccccccccc"/>
            <draw:path draw:style-name="gr18" draw:id="shape446" draw:name="path3692" draw:layer="g4816" svg:width="2.78102528000pt" svg:height="3.32114176000pt" draw:transform="matrix(0.34303269083 0.00000000000 0.00000000000 0.34303269083 82.62409642594pt 48.10152181636pt)" svg:viewBox="0 0 3 3" svg:d="M2.78103 3.23367L0.838647 3.32114L0.799969 3.20378C1.40938 3.20378 1.37165 2.99821 1.2575 2.70444L0.723557 0.882042C0.685823 0.764679 0.609411 0.559112 0.418852 0.588271C0.34244 0.588271 0.190559 0.647316 0.0377344 0.705633L0 0.588271L1.14335 0.0298874L1.21882 0L2.05747 2.70444C2.13388 3.02737 2.21029 3.14473 2.74329 3.11558L2.78103 3.23367" koffice:nodeTypes="ccccccccccccc"/>
            <draw:path draw:style-name="gr18" draw:id="shape447" draw:name="path3694" draw:layer="g4816" svg:width="2.70587607930pt" svg:height="3.32858157930pt" draw:transform="matrix(0.34303269083 0.00000000000 0.00000000000 0.34303269083 83.38090618837pt 48.06801086303pt)" svg:viewBox="0 0 3 3" svg:d="M2.13203 0.648853C2.24463 1.06045 1.86869 1.23705 1.60629 1.32536C2.13203 1.56034 2.54519 1.88436 2.65778 2.32588C2.84575 2.91408 2.46982 3.29648 1.7561 3.3264C1.1922 3.35559 0.628301 3.09068 0.478486 2.59006C0.327741 2.06097 0.666452 1.85444 1.00423 1.73768C0.553859 1.56034 0.139774 1.29616 0.0271805 0.883841C-0.0854132 0.442326 0.139774 0.030733 0.928861 0.00154189C1.71795 -0.0283789 2.05666 0.383944 2.13203 0.648853Z" koffice:nodeTypes="ccccccccc"/>
            <draw:path draw:style-name="gr18" draw:id="shape448" draw:name="path3696" draw:layer="g4816" svg:width="2.70606848000pt" svg:height="3.26870444085pt" draw:transform="matrix(0.34303269083 0.00000000000 0.00000000000 0.34303269083 84.17597631928pt 48.03404265670pt)" svg:viewBox="0 0 3 3" svg:d="M2.70607 3.1812L0.563919 3.2687L0.525766 3.15227C1.12784 2.30687 1.57823 1.66541 1.39026 1.11145C1.35303 0.994295 1.16506 0.527846 0.639295 0.527846C0.525766 0.557496 0.187973 0.586423 0.112598 0.994295L0 0.994295C0 0.732506 0.112598 0.032465 0.826337 0.00353772C1.12784 -0.0261128 1.80436 0.119971 2.02955 0.848939C2.0677 0.965368 2.1803 1.31539 1.72898 1.86935L1.12784 2.62724L1.87973 2.59831C2.44272 2.56939 2.44272 2.51081 2.5181 2.18972L2.63069 2.18972L2.70607 3.1812" koffice:nodeTypes="ccccccccccccccc"/>
            <draw:path draw:style-name="gr18" draw:id="shape449" draw:name="path3698" draw:layer="g4816" svg:width="2.63213568000pt" svg:height="3.26308096000pt" draw:transform="matrix(0.34303269083 0.00000000000 0.00000000000 0.34303269083 84.97400757123pt 47.99092807683pt)" svg:viewBox="0 0 3 3" svg:d="M2.63214 3.20455L0.74155 3.26308L0.70484 3.14675C1.29771 3.14675 1.26008 2.97189 1.18666 2.6807L0.70484 0.874298C0.667212 0.757965 0.592873 0.554204 0.408403 0.554204C0.334065 0.554204 0.185388 0.612008 0.0376282 0.670536L0 0.554204L1.11233 0L1.22337 0L1.92821 2.6807C2.03926 3.00079 2.11268 3.11712 2.59543 3.08822L2.63214 3.20455" koffice:nodeTypes="ccccccccccccc"/>
            <draw:path draw:style-name="gr21" draw:id="shape450" draw:name="path3700" draw:layer="g4816" svg:width="0.98557255852pt" svg:height="2.62379712000pt" draw:transform="matrix(0.34303269083 0.00000000000 0.00000000000 0.34303269083 81.02599803869pt 29.84559643631pt)" svg:viewBox="0 0 1 3" svg:d="M0.486389 2.6238C-0.251432 1.71927 0.0694288 0.0598528 0.0694288 0.0598528L0.198091 0C1.03201 1.26663 1.28854 1.99085 0.55072 2.59387L0.486389 2.6238" koffice:nodeTypes="ccccc"/>
            <draw:path draw:style-name="gr20" draw:id="shape451" draw:name="path3702" draw:layer="g4816" svg:width="0.98557255852pt" svg:height="2.62379712000pt" draw:transform="matrix(0.34303269083 0.00000000000 0.00000000000 0.34303269083 81.02599803869pt 29.84559643631pt)" svg:viewBox="0 0 1 3" svg:d="M0.486389 2.6238C-0.251432 1.71927 0.0694288 0.0598528 0.0694288 0.0598528L0.198091 0C1.03201 1.26663 1.28854 1.99085 0.55072 2.59387" koffice:nodeTypes="cccc"/>
            <draw:path draw:style-name="gr21" draw:id="shape452" draw:name="path3704" draw:layer="g4816" svg:width="0.97333564789pt" svg:height="2.62379712000pt" draw:transform="matrix(0.34303269083 0.00000000000 0.00000000000 0.34303269083 80.82534599744pt 29.66859156784pt)" svg:viewBox="0 0 1 3" svg:d="M0.45508 2.6238C-0.246575 1.71927 0.0722871 0.0598528 0.0722871 0.0598528L0.200148 0C0.996513 1.26663 1.2838 1.99011 0.55058 2.56394L0.45508 2.6238" koffice:nodeTypes="ccccc"/>
            <draw:path draw:style-name="gr20" draw:id="shape453" draw:name="path3706" draw:layer="g4816" svg:width="0.97333564789pt" svg:height="2.62379712000pt" draw:transform="matrix(0.34303269083 0.00000000000 0.00000000000 0.34303269083 80.82534599744pt 29.66859156784pt)" svg:viewBox="0 0 1 3" svg:d="M0.45508 2.6238C-0.246575 1.71927 0.0722871 0.0598528 0.0722871 0.0598528L0.200148 0C0.996513 1.26663 1.2838 1.99011 0.55058 2.56394" koffice:nodeTypes="cccc"/>
            <draw:path draw:style-name="gr21" draw:id="shape454" draw:name="path3708" draw:layer="g4816" svg:width="0.84531449882pt" svg:height="2.62379712000pt" draw:transform="matrix(0.34303269083 0.00000000000 0.00000000000 0.34303269083 80.44726128983pt 29.53576930995pt)" svg:viewBox="0 0 1 3" svg:d="M0.130422 2.6238C-0.285888 1.56814 0.427576 0.0299264 0.427576 0.0299264L0.545996 0C0.962302 1.44769 1.02188 2.20183 0.219421 2.59387L0.130422 2.6238" koffice:nodeTypes="ccccc"/>
            <draw:path draw:style-name="gr20" draw:id="shape455" draw:name="path3710" draw:layer="g4816" svg:width="0.84531449882pt" svg:height="2.62379712000pt" draw:transform="matrix(0.34303269083 0.00000000000 0.00000000000 0.34303269083 80.44726128983pt 29.53576930995pt)" svg:viewBox="0 0 1 3" svg:d="M0.130422 2.6238C-0.285888 1.56814 0.427576 0.0299264 0.427576 0.0299264L0.545996 0C0.962302 1.44769 1.02188 2.20183 0.219421 2.59387" koffice:nodeTypes="cccc"/>
            <draw:path draw:style-name="gr21" draw:id="shape456" draw:name="path3712" draw:layer="g4816" svg:width="0.83113926089pt" svg:height="2.62379712000pt" draw:transform="matrix(0.34303269083 0.00000000000 0.00000000000 0.34303269083 80.65131444283pt 29.60218043889pt)" svg:viewBox="0 0 1 3" svg:d="M0.117243 2.6238C-0.265658 1.56814 0.411895 0.0299264 0.411895 0.0299264L0.559221 0C0.942119 1.44769 1.00047 2.20183 0.205493 2.59387L0.117243 2.6238" koffice:nodeTypes="ccccc"/>
            <draw:path draw:style-name="gr20" draw:id="shape457" draw:name="path3714" draw:layer="g4816" svg:width="0.83113926089pt" svg:height="2.62379712000pt" draw:transform="matrix(0.34303269083 0.00000000000 0.00000000000 0.34303269083 80.65131444283pt 29.60218043889pt)" svg:viewBox="0 0 1 3" svg:d="M0.117243 2.6238C-0.265658 1.56814 0.411895 0.0299264 0.411895 0.0299264L0.559221 0C0.942119 1.44769 1.00047 2.20183 0.205493 2.59387" koffice:nodeTypes="cccc"/>
            <draw:path draw:style-name="gr21" draw:id="shape458" draw:name="path3716" draw:layer="g4816" svg:width="0.97323709836pt" svg:height="2.62379712000pt" draw:transform="matrix(0.34303269083 0.00000000000 0.00000000000 0.34303269083 81.21338932018pt 29.66859156784pt)" svg:viewBox="0 0 1 3" svg:d="M0.51818 2.6238C1.2198 1.71927 0.900952 0.0598528 0.900952 0.0598528L0.773887 0C-0.023226 1.26663 -0.310503 1.99011 0.422684 2.56394L0.51818 2.6238" koffice:nodeTypes="ccccc"/>
            <draw:path draw:style-name="gr20" draw:id="shape459" draw:name="path3718" draw:layer="g4816" svg:width="0.97323709836pt" svg:height="2.62379712000pt" draw:transform="matrix(0.34303269083 0.00000000000 0.00000000000 0.34303269083 81.21338932018pt 29.66859156784pt)" svg:viewBox="0 0 1 3" svg:d="M0.51818 2.6238C1.2198 1.71927 0.900952 0.0598528 0.900952 0.0598528L0.773887 0C-0.023226 1.26663 -0.310503 1.99011 0.422684 2.56394" koffice:nodeTypes="cccc"/>
            <draw:path draw:style-name="gr21" draw:id="shape460" draw:name="path3720" draw:layer="g4816" svg:width="0.83992697340pt" svg:height="2.62379712000pt" draw:transform="matrix(0.34303269083 0.00000000000 0.00000000000 0.34303269083 81.61566766721pt 29.53576930995pt)" svg:viewBox="0 0 1 3" svg:d="M0.710218 2.6238C1.12447 1.56814 0.414013 0.0299264 0.414013 0.0299264L0.295238 0C-0.119008 1.44769 -0.178396 2.20183 0.65083 2.59387L0.710218 2.6238" koffice:nodeTypes="ccccc"/>
            <draw:path draw:style-name="gr20" draw:id="shape461" draw:name="path3722" draw:layer="g4816" svg:width="0.83992697340pt" svg:height="2.62379712000pt" draw:transform="matrix(0.34303269083 0.00000000000 0.00000000000 0.34303269083 81.61566766721pt 29.53576930995pt)" svg:viewBox="0 0 1 3" svg:d="M0.710218 2.6238C1.12447 1.56814 0.414013 0.0299264 0.414013 0.0299264L0.295238 0C-0.119008 1.44769 -0.178396 2.20183 0.65083 2.59387" koffice:nodeTypes="cccc"/>
            <draw:path draw:style-name="gr21" draw:id="shape462" draw:name="path3724" draw:layer="g4816" svg:width="0.85547431716pt" svg:height="2.62379712000pt" draw:transform="matrix(0.34303269083 0.00000000000 0.00000000000 0.34303269083 81.41326324799pt 29.60218043889pt)" svg:viewBox="0 0 1 3" svg:d="M0.724572 2.6238C1.14263 1.56814 0.425638 0.0299264 0.425638 0.0299264L0.276171 0C-0.112295 1.44769 -0.172229 2.20183 0.6343 2.59387L0.724572 2.6238" koffice:nodeTypes="ccccc"/>
            <draw:path draw:style-name="gr20" draw:id="shape463" draw:name="path3726" draw:layer="g4816" svg:width="0.85547431716pt" svg:height="2.62379712000pt" draw:transform="matrix(0.34303269083 0.00000000000 0.00000000000 0.34303269083 81.41326324799pt 29.60218043889pt)" svg:viewBox="0 0 1 3" svg:d="M0.724572 2.6238C1.14263 1.56814 0.425638 0.0299264 0.425638 0.0299264L0.276171 0C-0.112295 1.44769 -0.172229 2.20183 0.6343 2.59387" koffice:nodeTypes="cccc"/>
            <draw:path draw:style-name="gr21" draw:id="shape464" draw:name="path3728" draw:layer="g4816" svg:width="0.63886051926pt" svg:height="1.40582912000pt" draw:transform="matrix(0.34303269083 0.00000000000 0.00000000000 0.34303269083 81.80290400707pt 29.60218043889pt)" svg:viewBox="0 0 1 1" svg:d="M0.621781 1.40583C0.750946 0.702915 0.105121 0 0.105121 0L0.0277503 0C-0.0751979 0.919557 0.105121 1.24351 0.621781 1.40583Z" koffice:nodeTypes="cccc"/>
            <draw:path draw:style-name="gr20" draw:id="shape465" draw:name="path3730" draw:layer="g4816" svg:width="0.63886051926pt" svg:height="1.40582912000pt" draw:transform="matrix(0.34303269083 0.00000000000 0.00000000000 0.34303269083 81.80290400707pt 29.60218043889pt)" svg:viewBox="0 0 1 1" svg:d="M0.621781 1.40583C0.750946 0.702915 0.105121 0 0.105121 0L0.0277503 0C-0.0751979 0.919557 0.105121 1.24351 0.621781 1.40583Z" koffice:nodeTypes="cccc"/>
            <draw:path draw:style-name="gr21" draw:id="shape466" draw:name="path3732" draw:layer="g4816" svg:width="1.20648256000pt" svg:height="1.35399968000pt" draw:transform="matrix(0.34303269083 0.00000000000 0.00000000000 0.34303269083 82.00334446861pt 29.27012479416pt)" svg:viewBox="0 0 1 1" svg:d="M1.20648 1.354C1.17133 0.663506 0.106325 0 0.106325 0L0 0.0263296C0.177501 0.928777 0.390152 1.354 1.17133 1.354L1.20648 1.354" koffice:nodeTypes="ccccc"/>
            <draw:path draw:style-name="gr20" draw:id="shape467" draw:name="path3734" draw:layer="g4816" svg:width="1.20648256000pt" svg:height="1.35399968000pt" draw:transform="matrix(0.34303269083 0.00000000000 0.00000000000 0.34303269083 82.00334446861pt 29.27012479416pt)" svg:viewBox="0 0 1 1" svg:d="M1.20648 1.354C1.17133 0.663506 0.106325 0 0.106325 0L0 0.0263296C0.177501 0.928777 0.390152 1.354 1.17133 1.354" koffice:nodeTypes="cccc"/>
            <draw:path draw:style-name="gr21" draw:id="shape468" draw:name="path3736" draw:layer="g4816" svg:width="1.27961344000pt" svg:height="1.40717088000pt" draw:transform="matrix(0.34303269083 0.00000000000 0.00000000000 0.34303269083 81.89247630293pt 29.36974148758pt)" svg:viewBox="0 0 1 1" svg:d="M1.27961 1.37966C1.20631 0.676408 0.1095 0 0.1095 0L0 0.0268416C0.182802 0.946837 0.438906 1.40717 1.20631 1.40717L1.27961 1.37966" koffice:nodeTypes="ccccc"/>
            <draw:path draw:style-name="gr20" draw:id="shape469" draw:name="path3738" draw:layer="g4816" svg:width="1.27961344000pt" svg:height="1.40717088000pt" draw:transform="matrix(0.34303269083 0.00000000000 0.00000000000 0.34303269083 81.89247630293pt 29.36974148758pt)" svg:viewBox="0 0 1 1" svg:d="M1.27961 1.37966C1.20631 0.676408 0.1095 0 0.1095 0L0 0.0268416C0.182802 0.946837 0.438906 1.40717 1.20631 1.40717" koffice:nodeTypes="cccc"/>
            <draw:path draw:style-name="gr21" draw:id="shape470" draw:name="path3740" draw:layer="g4816" svg:width="1.41120000000pt" svg:height="1.27418944000pt" draw:transform="matrix(0.34303269083 0.00000000000 0.00000000000 0.34303269083 81.99236742250pt 29.29235331253pt)" svg:viewBox="0 0 1 1" svg:d="M1.4112 1.27419C0.7056 1.20104 0 0.109268 0 0.109268L0.02688 0C0.949536 0.181511 1.4112 0.437071 1.4112 1.20104L1.4112 1.27419" koffice:nodeTypes="ccccc"/>
            <draw:path draw:style-name="gr20" draw:id="shape471" draw:name="path3742" draw:layer="g4816" svg:width="1.41120000000pt" svg:height="1.27418944000pt" draw:transform="matrix(0.34303269083 0.00000000000 0.00000000000 0.34303269083 81.99236742250pt 29.29235331253pt)" svg:viewBox="0 0 1 1" svg:d="M1.4112 1.27419C0.7056 1.20104 0 0.109268 0 0.109268L0.02688 0C0.949536 0.181511 1.4112 0.437071 1.4112 1.20104" koffice:nodeTypes="cccc"/>
            <draw:path draw:style-name="gr21" draw:id="shape472" draw:name="path3744" draw:layer="g4816" svg:width="1.93098816000pt" svg:height="2.16610296703pt" draw:transform="matrix(0.34303269083 0.00000000000 0.00000000000 0.34303269083 82.08100706981pt 28.99350323227pt)" svg:viewBox="0 0 2 2" svg:d="M1.93099 2.13583C1.66085 0.9019 0.134513 0 0.134513 0L0 0.0470966C0.493586 1.61424 0.942705 2.32657 1.88541 2.13583L1.93099 2.13583" koffice:nodeTypes="ccccc"/>
            <draw:path draw:style-name="gr20" draw:id="shape473" draw:name="path3746" draw:layer="g4816" svg:width="1.93098816000pt" svg:height="2.16610296703pt" draw:transform="matrix(0.34303269083 0.00000000000 0.00000000000 0.34303269083 82.08100706981pt 28.99350323227pt)" svg:viewBox="0 0 2 2" svg:d="M1.93099 2.13583C1.66085 0.9019 0.134513 0 0.134513 0L0 0.0470966C0.493586 1.61424 0.942705 2.32657 1.88541 2.13583" koffice:nodeTypes="cccc"/>
            <draw:path draw:style-name="gr21" draw:id="shape474" draw:name="path3748" draw:layer="g4816" svg:width="1.46684192000pt" svg:height="1.41766876398pt" draw:transform="matrix(0.34303269083 0.00000000000 0.00000000000 0.34303269083 82.12518968039pt 28.79454427159pt)" svg:viewBox="0 0 1 1" svg:d="M1.46684 1.26686C1.10715 0.42197 0.0554947 0 0.0554947 0L0 0.0762022C0.526172 1.18971 0.88586 1.65073 1.41135 1.30496L1.46684 1.26686" koffice:nodeTypes="ccccc"/>
            <draw:path draw:style-name="gr20" draw:id="shape475" draw:name="path3750" draw:layer="g4816" svg:width="1.46684192000pt" svg:height="1.41766876398pt" draw:transform="matrix(0.34303269083 0.00000000000 0.00000000000 0.34303269083 82.12518968039pt 28.79454427159pt)" svg:viewBox="0 0 1 1" svg:d="M1.46684 1.26686C1.10715 0.42197 0.0554947 0 0.0554947 0L0 0.0762022C0.526172 1.18971 0.88586 1.65073 1.41135 1.30496" koffice:nodeTypes="cccc"/>
            <draw:path draw:style-name="gr21" draw:id="shape476" draw:name="path3752" draw:layer="g4816" svg:width="1.46684192000pt" svg:height="1.41029727829pt" draw:transform="matrix(0.34303269083 0.00000000000 0.00000000000 0.34303269083 82.06975559755pt 28.93834357559pt)" svg:viewBox="0 0 1 1" svg:d="M1.46684 1.26356C1.10715 0.382869 0.0554947 0 0.0554947 0L0 0.0760038C0.526172 1.14861 0.88586 1.64643 1.41135 1.30252L1.46684 1.26356" koffice:nodeTypes="ccccc"/>
            <draw:path draw:style-name="gr20" draw:id="shape477" draw:name="path3754" draw:layer="g4816" svg:width="1.46684192000pt" svg:height="1.41029727829pt" draw:transform="matrix(0.34303269083 0.00000000000 0.00000000000 0.34303269083 82.06975559755pt 28.93834357559pt)" svg:viewBox="0 0 1 1" svg:d="M1.46684 1.26356C1.10715 0.382869 0.0554947 0 0.0554947 0L0 0.0760038C0.526172 1.14861 0.88586 1.64643 1.41135 1.30252" koffice:nodeTypes="cccc"/>
            <draw:path draw:style-name="gr21" draw:id="shape478" draw:name="path3756" draw:layer="g4816" svg:width="1.87869728000pt" svg:height="0.42385137615pt" draw:transform="matrix(0.34303269083 0.00000000000 0.00000000000 0.34303269083 81.99236742250pt 28.67231500478pt)" svg:viewBox="0 0 2 0" svg:d="M1.8787 0.357498C1.12737 0.567914 0.0310144 0.210624 0.0310144 0.210624L0 0.147603C1.03278 -0.0622917 1.59724 -0.0831247 1.8787 0.315832L1.8787 0.357498" koffice:nodeTypes="ccccc"/>
            <draw:path draw:style-name="gr20" draw:id="shape479" draw:name="path3758" draw:layer="g4816" svg:width="1.87869728000pt" svg:height="0.42385137615pt" draw:transform="matrix(0.34303269083 0.00000000000 0.00000000000 0.34303269083 81.99236742250pt 28.67231500478pt)" svg:viewBox="0 0 2 0" svg:d="M1.8787 0.357498C1.12737 0.567914 0.0310144 0.210624 0.0310144 0.210624L0 0.147603C1.03278 -0.0622917 1.59724 -0.0831247 1.8787 0.315832" koffice:nodeTypes="cccc"/>
            <draw:path draw:style-name="gr21" draw:id="shape480" draw:name="path3760" draw:layer="g4816" svg:width="1.75668768000pt" svg:height="0.94044987658pt" draw:transform="matrix(0.34303269083 0.00000000000 0.00000000000 0.34303269083 82.18062376323pt 28.49569419134pt)" svg:viewBox="0 0 2 1" svg:d="M1.75669 0.750988C1.2416 0.0938735 0.0607306 0 0.0607306 0L0 0.062841C0.727267 0.844862 1.18087 1.15752 1.69596 0.782021L1.75669 0.750988" koffice:nodeTypes="ccccc"/>
            <draw:path draw:style-name="gr20" draw:id="shape481" draw:name="path3762" draw:layer="g4816" svg:width="1.75668768000pt" svg:height="0.94044987658pt" draw:transform="matrix(0.34303269083 0.00000000000 0.00000000000 0.34303269083 82.18062376323pt 28.49569419134pt)" svg:viewBox="0 0 2 1" svg:d="M1.75669 0.750988C1.2416 0.0938735 0.0607306 0 0.0607306 0L0 0.062841C0.727267 0.844862 1.18087 1.15752 1.69596 0.782021" koffice:nodeTypes="cccc"/>
            <draw:path draw:style-name="gr21" draw:id="shape482" draw:name="path3764" draw:layer="g4816" svg:width="1.75668768000pt" svg:height="0.94044987658pt" draw:transform="matrix(0.34303269083 0.00000000000 0.00000000000 0.34303269083 82.04752707919pt 28.26325524003pt)" svg:viewBox="0 0 2 1" svg:d="M1.75669 0.750988C1.27234 0.0938735 0.0607306 0 0.0607306 0L0 0.062841C0.727267 0.844862 1.18162 1.15752 1.7267 0.782021L1.75669 0.750988" koffice:nodeTypes="ccccc"/>
            <draw:path draw:style-name="gr20" draw:id="shape483" draw:name="path3766" draw:layer="g4816" svg:width="1.75668768000pt" svg:height="0.94044987658pt" draw:transform="matrix(0.34303269083 0.00000000000 0.00000000000 0.34303269083 82.04752707919pt 28.26325524003pt)" svg:viewBox="0 0 2 1" svg:d="M1.75669 0.750988C1.27234 0.0938735 0.0607306 0 0.0607306 0L0 0.062841C0.727267 0.844862 1.18162 1.15752 1.7267 0.782021" koffice:nodeTypes="cccc"/>
            <draw:path draw:style-name="gr21" draw:id="shape484" draw:name="path3768" draw:layer="g4816" svg:width="1.94281472000pt" svg:height="0.45497501954pt" draw:transform="matrix(0.34303269083 0.00000000000 0.00000000000 0.34303269083 82.05877855145pt 28.12354057910pt)" svg:viewBox="0 0 2 0" svg:d="M1.94281 0.209433C1.2734 -0.117034 0.0315392 0.035677 0.0315392 0.035677L0 0.0788463C0.955638 0.470607 1.465 0.601193 1.91049 0.253142L1.94281 0.209433" koffice:nodeTypes="ccccc"/>
            <draw:path draw:style-name="gr20" draw:id="shape485" draw:name="path3770" draw:layer="g4816" svg:width="1.94281472000pt" svg:height="0.45497501954pt" draw:transform="matrix(0.34303269083 0.00000000000 0.00000000000 0.34303269083 82.05877855145pt 28.12354057910pt)" svg:viewBox="0 0 2 0" svg:d="M1.94281 0.209433C1.2734 -0.117034 0.0315392 0.035677 0.0315392 0.035677L0 0.0788463C0.955638 0.470607 1.465 0.601193 1.91049 0.253142" koffice:nodeTypes="cccc"/>
            <draw:path draw:style-name="gr21" draw:id="shape486" draw:name="path3772" draw:layer="g4816" svg:width="1.81718048000pt" svg:height="0.43239385298pt" draw:transform="matrix(0.34303269083 0.00000000000 0.00000000000 0.34303269083 81.92568186740pt 27.82199066713pt)" svg:viewBox="0 0 2 0" svg:d="M1.81718 0.0399557C1.04776 -0.129433 0 0.294566 0 0.294566L0 0.358218C1.04776 0.485523 1.60138 0.485523 1.81718 0.0615239L1.81718 0.0399557" koffice:nodeTypes="ccccc"/>
            <draw:path draw:style-name="gr20" draw:id="shape487" draw:name="path3774" draw:layer="g4816" svg:width="1.81718048000pt" svg:height="0.43239385298pt" draw:transform="matrix(0.34303269083 0.00000000000 0.00000000000 0.34303269083 81.92568186740pt 27.82199066713pt)" svg:viewBox="0 0 2 0" svg:d="M1.81718 0.0399557C1.04776 -0.129433 0 0.294566 0 0.294566L0 0.358218C1.04776 0.485523 1.60138 0.485523 1.81718 0.0615239" koffice:nodeTypes="cccc"/>
            <draw:path draw:style-name="gr21" draw:id="shape488" draw:name="path3776" draw:layer="g4816" svg:width="1.81718048000pt" svg:height="0.43178526852pt" draw:transform="matrix(0.34303269083 0.00000000000 0.00000000000 0.34303269083 81.75937961889pt 27.73350979517pt)" svg:viewBox="0 0 2 0" svg:d="M1.81718 0.0401492C1.07826 -0.129647 0.031265 0.294054 0.031265 0.294054L0 0.357662C1.04776 0.484877 1.60214 0.484877 1.81718 0.0611765L1.81718 0.0401492" koffice:nodeTypes="ccccc"/>
            <draw:path draw:style-name="gr20" draw:id="shape489" draw:name="path3778" draw:layer="g4816" svg:width="1.81718048000pt" svg:height="0.43178526852pt" draw:transform="matrix(0.34303269083 0.00000000000 0.00000000000 0.34303269083 81.75937961889pt 27.73350979517pt)" svg:viewBox="0 0 2 0" svg:d="M1.81718 0.0401492C1.07826 -0.129647 0.031265 0.294054 0.031265 0.294054L0 0.357662C1.04776 0.484877 1.60214 0.484877 1.81718 0.0611765" koffice:nodeTypes="cccc"/>
            <draw:path draw:style-name="gr21" draw:id="shape490" draw:name="path3780" draw:layer="g4816" svg:width="1.46684192000pt" svg:height="0.93716360018pt" draw:transform="matrix(0.34303269083 0.00000000000 0.00000000000 0.34303269083 81.52666624142pt 27.51075395914pt)" svg:viewBox="0 0 1 1" svg:d="M1.46684 0.000844362C0.747466 -0.0309084 0 0.843454 0 0.843454L0 0.937164C0.94067 0.843454 1.43944 0.687788 1.46684 0.0318227L1.46684 0.000844362" koffice:nodeTypes="ccccc"/>
            <draw:path draw:style-name="gr20" draw:id="shape491" draw:name="path3782" draw:layer="g4816" svg:width="1.46684192000pt" svg:height="0.93716360018pt" draw:transform="matrix(0.34303269083 0.00000000000 0.00000000000 0.34303269083 81.52666624142pt 27.51075395914pt)" svg:viewBox="0 0 1 1" svg:d="M1.46684 0.000844362C0.747466 -0.0309084 0 0.843454 0 0.843454L0 0.937164C0.94067 0.843454 1.43944 0.687788 1.46684 0.0318227" koffice:nodeTypes="cccc"/>
            <draw:path draw:style-name="gr21" draw:id="shape492" draw:name="path3784" draw:layer="g4816" svg:width="1.52355968000pt" svg:height="0.93863317668pt" draw:transform="matrix(0.34303269083 0.00000000000 0.00000000000 0.34303269083 81.70394553605pt 27.57690491497pt)" svg:viewBox="0 0 2 1" svg:d="M1.52356 0.000804768C0.790408 -0.0301978 0 0.84485 0 0.84485L0.0286278 0.938633C0.987311 0.84485 1.49493 0.720065 1.52356 0.0325825L1.52356 0.000804768" koffice:nodeTypes="ccccc"/>
            <draw:path draw:style-name="gr20" draw:id="shape493" draw:name="path3786" draw:layer="g4816" svg:width="1.52355968000pt" svg:height="0.93863317668pt" draw:transform="matrix(0.34303269083 0.00000000000 0.00000000000 0.34303269083 81.70394553605pt 27.57690491497pt)" svg:viewBox="0 0 2 1" svg:d="M1.52356 0.000804768C0.790408 -0.0301978 0 0.84485 0 0.84485L0.0286278 0.938633C0.987311 0.84485 1.49493 0.720065 1.52356 0.0325825" koffice:nodeTypes="cccc"/>
            <draw:path draw:style-name="gr21" draw:id="shape494" draw:name="path3788" draw:layer="g4816" svg:width="1.58760000000pt" svg:height="1.20761491422pt" draw:transform="matrix(0.34303269083 0.00000000000 0.00000000000 0.34303269083 81.48248363084pt 27.15495025326pt)" svg:viewBox="0 0 2 1" svg:d="M1.5876 0.00411988C1.4243 0.656221 0.121968 1.20761 0.121968 1.20761L0 1.18213C0.325584 0.355347 0.651168 -0.0456114 1.50595 0.00411988L1.5876 0.00411988" koffice:nodeTypes="ccccc"/>
            <draw:path draw:style-name="gr20" draw:id="shape495" draw:name="path3790" draw:layer="g4816" svg:width="1.58760000000pt" svg:height="1.20761491422pt" draw:transform="matrix(0.34303269083 0.00000000000 0.00000000000 0.34303269083 81.48248363084pt 27.15495025326pt)" svg:viewBox="0 0 2 1" svg:d="M1.5876 0.00411988C1.4243 0.656221 0.121968 1.20761 0.121968 1.20761L0 1.18213C0.325584 0.355347 0.651168 -0.0456114 1.50595 0.00411988" koffice:nodeTypes="cccc"/>
            <draw:path draw:style-name="gr21" draw:id="shape496" draw:name="path3792" draw:layer="g4816" svg:width="1.58760000000pt" svg:height="1.20657073575pt" draw:transform="matrix(0.34303269083 0.00000000000 0.00000000000 0.34303269083 81.49346067695pt 27.34316339278pt)" svg:viewBox="0 0 2 1" svg:d="M1.5876 0.00421591C1.42531 0.655413 0.121968 1.20657 0.121968 1.20657L0 1.18172C0.325584 0.354669 0.651168 -0.0461151 1.50595 0.00421591L1.5876 0.00421591" koffice:nodeTypes="ccccc"/>
            <draw:path draw:style-name="gr20" draw:id="shape497" draw:name="path3794" draw:layer="g4816" svg:width="1.58760000000pt" svg:height="1.20657073575pt" draw:transform="matrix(0.34303269083 0.00000000000 0.00000000000 0.34303269083 81.49346067695pt 27.34316339278pt)" svg:viewBox="0 0 2 1" svg:d="M1.5876 0.00421591C1.42531 0.655413 0.121968 1.20657 0.121968 1.20657L0 1.18172C0.325584 0.354669 0.651168 -0.0461151 1.50595 0.00421591" koffice:nodeTypes="cccc"/>
            <draw:path draw:style-name="gr21" draw:id="shape498" draw:name="path3796" draw:layer="g4816" svg:width="1.25674562414pt" svg:height="1.58155776000pt" draw:transform="matrix(0.34303269083 0.00000000000 0.00000000000 0.34303269083 81.19406174439pt 27.14579194636pt)" svg:viewBox="0 0 1 2" svg:d="M1.22964 0C0.563768 0.161979 0 1.45982 0 1.45982L0.0260006 1.58156C0.871336 1.2576 1.281 0.932636 1.25564 0.0814925L1.22964 0" koffice:nodeTypes="ccccc"/>
            <draw:path draw:style-name="gr20" draw:id="shape499" draw:name="path3798" draw:layer="g4816" svg:width="1.25674562414pt" svg:height="1.58155776000pt" draw:transform="matrix(0.34303269083 0.00000000000 0.00000000000 0.34303269083 81.19406174439pt 27.14579194636pt)" svg:viewBox="0 0 1 2" svg:d="M1.22964 0C0.563768 0.161979 0 1.45982 0 1.45982L0.0260006 1.58156C0.871336 1.2576 1.281 0.932636 1.25564 0.0814925" koffice:nodeTypes="cccc"/>
            <draw:path draw:style-name="gr21" draw:id="shape500" draw:name="path3800" draw:layer="g4816" svg:width="1.66838034805pt" svg:height="1.30056192000pt" draw:transform="matrix(0.34303269083 0.00000000000 0.00000000000 0.34303269083 81.00580540366pt 26.96878707789pt)" svg:viewBox="0 0 2 1" svg:d="M1.54379 0C0.542496 0.286433 0 1.24831 0 1.24831L0.0826661 1.30056C1.21003 0.910264 1.91992 0.598026 1.58512 0.0522547L1.54379 0" koffice:nodeTypes="ccccc"/>
            <draw:path draw:style-name="gr20" draw:id="shape501" draw:name="path3802" draw:layer="g4816" svg:width="1.66838034805pt" svg:height="1.30056192000pt" draw:transform="matrix(0.34303269083 0.00000000000 0.00000000000 0.34303269083 81.00580540366pt 26.96878707789pt)" svg:viewBox="0 0 2 1" svg:d="M1.54379 0C0.542496 0.286433 0 1.24831 0 1.24831L0.0826661 1.30056C1.21003 0.910264 1.91992 0.598026 1.58512 0.0522547" koffice:nodeTypes="cccc"/>
            <draw:path draw:style-name="gr21" draw:id="shape502" draw:name="path3804" draw:layer="g4816" svg:width="2.15770825353pt" svg:height="1.81108512000pt" draw:transform="matrix(0.34303269083 0.00000000000 0.00000000000 0.34303269083 81.08319357871pt 27.03519820684pt)" svg:viewBox="0 0 2 2" svg:d="M1.9942 0C0.855495 0.337247 0 1.5964 0 1.5964L0.0951856 1.81109C0.949506 1.50353 2.61114 1.04295 2.0412 0.0609024L1.9942 0" koffice:nodeTypes="ccccc"/>
            <draw:path draw:style-name="gr20" draw:id="shape503" draw:name="path3806" draw:layer="g4816" svg:width="2.15770825353pt" svg:height="1.81108512000pt" draw:transform="matrix(0.34303269083 0.00000000000 0.00000000000 0.34303269083 81.08319357871pt 27.03519820684pt)" svg:viewBox="0 0 2 2" svg:d="M1.9942 0C0.855495 0.337247 0 1.5964 0 1.5964L0.0951856 1.81109C0.949506 1.50353 2.61114 1.04295 2.0412 0.0609024" koffice:nodeTypes="cccc"/>
            <draw:path draw:style-name="gr21" draw:id="shape504" draw:name="path3808" draw:layer="g4816" svg:width="0.94173266566pt" svg:height="1.57282848000pt" draw:transform="matrix(0.34303269083 0.00000000000 0.00000000000 0.34303269083 79.77499408268pt 27.03519820684pt)" svg:viewBox="0 0 1 2" svg:d="M0.000804707 0C-0.0302491 0.743493 0.847795 1.57283 0.847795 1.57283L0.941733 1.54445C0.878849 0.571809 0.722027 0.0858422 0.0636885 1.26022e-15L0.000804707 1.26022e-15" koffice:nodeTypes="ccccc"/>
            <draw:path draw:style-name="gr20" draw:id="shape505" draw:name="path3810" draw:layer="g4816" svg:width="0.94173266566pt" svg:height="1.57282848000pt" draw:transform="matrix(0.34303269083 0.00000000000 0.00000000000 0.34303269083 79.77499408268pt 27.03519820684pt)" svg:viewBox="0 0 1 2" svg:d="M0.000804707 0C-0.0302491 0.743493 0.847795 1.57283 0.847795 1.57283L0.941733 1.54445C0.878849 0.571809 0.722027 0.0858422 0.0636885 1.26022e-15" koffice:nodeTypes="cccc"/>
            <draw:path draw:style-name="gr21" draw:id="shape506" draw:name="path3812" draw:layer="g4816" svg:width="1.58760000000pt" svg:height="1.25052224265pt" draw:transform="matrix(0.34303269083 0.00000000000 0.00000000000 0.34303269083 79.47615402869pt 27.34452169857pt)" svg:viewBox="0 0 2 1" svg:d="M0 0.0264644C0.162288 0.689416 1.46563 1.25052 1.46563 1.25052L1.5876 1.22522C1.26101 0.383876 0.935424 -0.0247751 0.08064 0.00116094L0 0.0264644" koffice:nodeTypes="ccccc"/>
            <draw:path draw:style-name="gr20" draw:id="shape507" draw:name="path3814" draw:layer="g4816" svg:width="1.58760000000pt" svg:height="1.25052224265pt" draw:transform="matrix(0.34303269083 0.00000000000 0.00000000000 0.34303269083 79.47615402869pt 27.34452169857pt)" svg:viewBox="0 0 2 1" svg:d="M0 0.0264644C0.162288 0.689416 1.46563 1.25052 1.46563 1.25052L1.5876 1.22522C1.26101 0.383876 0.935424 -0.0247751 0.08064 0.00116094" koffice:nodeTypes="cccc"/>
            <draw:path draw:style-name="gr21" draw:id="shape508" draw:name="path3816" draw:layer="g4816" svg:width="1.58760000000pt" svg:height="1.25052388769pt" draw:transform="matrix(0.34303269083 0.00000000000 0.00000000000 0.34303269083 79.57577072211pt 27.23392724569pt)" svg:viewBox="0 0 2 1" svg:d="M1.43246e-14 0.0264661C0.162288 0.689418 1.46563 1.25052 1.46563 1.25052L1.5876 1.22522C1.26202 0.383246 0.936432 -0.0247735 0.081648 0.00116259L0 0.0264661" koffice:nodeTypes="ccccc"/>
            <draw:path draw:style-name="gr20" draw:id="shape509" draw:name="path3818" draw:layer="g4816" svg:width="1.58760000000pt" svg:height="1.25052388769pt" draw:transform="matrix(0.34303269083 0.00000000000 0.00000000000 0.34303269083 79.57577072211pt 27.23392724569pt)" svg:viewBox="0 0 2 1" svg:d="M0 0.0264661C0.162288 0.689418 1.46563 1.25052 1.46563 1.25052L1.5876 1.22522C1.26202 0.383246 0.936432 -0.0247735 0.081648 0.00116259" koffice:nodeTypes="cccc"/>
            <draw:path draw:style-name="gr21" draw:id="shape510" draw:name="path3820" draw:layer="g4816" svg:width="0.94260881024pt" svg:height="1.75069472000pt" draw:transform="matrix(0.34303269083 0.00000000000 0.00000000000 0.34303269083 80.24026591672pt 26.86917038448pt)" svg:viewBox="0 0 1 2" svg:d="M0.22105 0C0.848628 0.48277 0.942609 1.69007 0.942609 1.69007L0.880472 1.75069C0.0960015 1.02617 -0.217788 0.573336 0.158914 0.0299392L0.22105 0" koffice:nodeTypes="ccccc"/>
            <draw:path draw:style-name="gr20" draw:id="shape511" draw:name="path3822" draw:layer="g4816" svg:width="0.94260881024pt" svg:height="1.75069472000pt" draw:transform="matrix(0.34303269083 0.00000000000 0.00000000000 0.34303269083 80.24026591672pt 26.86917038448pt)" svg:viewBox="0 0 1 2" svg:d="M0.22105 0C0.848628 0.48277 0.942609 1.69007 0.942609 1.69007L0.880472 1.75069C0.0960015 1.02617 -0.217788 0.573336 0.158914 0.0299392" koffice:nodeTypes="cccc"/>
            <draw:path draw:style-name="gr21" draw:id="shape512" draw:name="path3824" draw:layer="g4816" svg:width="0.94317529973pt" svg:height="1.68985728000pt" draw:transform="matrix(0.34303269083 0.00000000000 0.00000000000 0.34303269083 80.09609222671pt 26.90237594895pt)" svg:viewBox="0 0 1 2" svg:d="M0.2214 0C0.849166 0.474307 0.943175 1.63103 0.943175 1.63103L0.88102 1.68986C0.0963133 0.978764 -0.21757 0.533871 0.158468 0.0301498L0.2214 0" koffice:nodeTypes="ccccc"/>
            <draw:path draw:style-name="gr20" draw:id="shape513" draw:name="path3826" draw:layer="g4816" svg:width="0.94317529973pt" svg:height="1.68985728000pt" draw:transform="matrix(0.34303269083 0.00000000000 0.00000000000 0.34303269083 80.09609222671pt 26.90237594895pt)" svg:viewBox="0 0 1 2" svg:d="M0.2214 0C0.849166 0.474307 0.943175 1.63103 0.943175 1.63103L0.88102 1.68986C0.0963133 0.978764 -0.21757 0.533871 0.158468 0.0301498" koffice:nodeTypes="cccc"/>
            <draw:path draw:style-name="gr21" draw:id="shape514" draw:name="path3828" draw:layer="g4816" svg:width="0.41652308093pt" svg:height="1.93493792000pt" draw:transform="matrix(0.34303269083 0.00000000000 0.00000000000 0.34303269083 80.42410131054pt 26.72537108048pt)" svg:viewBox="0 0 0 2" svg:d="M0.155776 0C-0.136455 0.697963 0.072134 1.90346 0.072134 1.90346L0.135124 1.93494C0.447491 0.951338 0.551785 0.412325 0.176428 0.0314752L0.155776 0" koffice:nodeTypes="ccccc"/>
            <draw:path draw:style-name="gr20" draw:id="shape515" draw:name="path3830" draw:layer="g4816" svg:width="0.41652308093pt" svg:height="1.93493792000pt" draw:transform="matrix(0.34303269083 0.00000000000 0.00000000000 0.34303269083 80.42410131054pt 26.72537108048pt)" svg:viewBox="0 0 0 2" svg:d="M0.155776 0C-0.136455 0.697963 0.072134 1.90346 0.072134 1.90346L0.135124 1.93494C0.447491 0.951338 0.551785 0.412325 0.176428 0.0314752" koffice:nodeTypes="cccc"/>
            <draw:path draw:style-name="gr21" draw:id="shape516" draw:name="path3832" draw:layer="g4816" svg:width="0.45115376682pt" svg:height="1.80956288000pt" draw:transform="matrix(0.34303269083 0.00000000000 0.00000000000 0.34303269083 80.02410456945pt 26.99101559626pt)" svg:viewBox="0 0 0 2" svg:d="M0.033469 1.35174e-15C-0.118062 0.735848 0.294081 1.77912 0.294081 1.77912L0.359099 1.80956C0.511168 0.767048 0.511168 0.214591 0.0769939 0L0.033469 0" koffice:nodeTypes="ccccc"/>
            <draw:path draw:style-name="gr20" draw:id="shape517" draw:name="path3834" draw:layer="g4816" svg:width="0.45115376682pt" svg:height="1.80956288000pt" draw:transform="matrix(0.34303269083 0.00000000000 0.00000000000 0.34303269083 80.02410456945pt 26.99101559626pt)" svg:viewBox="0 0 0 2" svg:d="M0.033469 1.35174e-15C-0.118062 0.735848 0.294081 1.77912 0.294081 1.77912L0.359099 1.80956C0.511168 0.767048 0.511168 0.214591 0.0769939 0" koffice:nodeTypes="cccc"/>
            <draw:path draw:style-name="gr21" draw:id="shape518" draw:name="path3836" draw:layer="g4816" svg:width="0.57206860855pt" svg:height="1.87249952000pt" draw:transform="matrix(0.34303269083 0.00000000000 0.00000000000 0.34303269083 80.55100708601pt 26.83596482000pt)" svg:viewBox="0 0 1 2" svg:d="M0.220413 1.37505e-15C0.660308 0.623908 0.562889 1.84154 0.562889 1.84154L0.513878 1.8725C0.000768667 0.998563 -0.17047 0.499282 0.195605 0.0317373L0.220413 0" koffice:nodeTypes="ccccc"/>
            <draw:path draw:style-name="gr20" draw:id="shape519" draw:name="path3838" draw:layer="g4816" svg:width="0.57206860855pt" svg:height="1.87249952000pt" draw:transform="matrix(0.34303269083 0.00000000000 0.00000000000 0.34303269083 80.55100708601pt 26.83596482000pt)" svg:viewBox="0 0 1 2" svg:d="M0.220413 0C0.660308 0.623908 0.562889 1.84154 0.562889 1.84154L0.513878 1.8725C0.000768667 0.998563 -0.17047 0.499282 0.195605 0.0317373" koffice:nodeTypes="cccc"/>
            <draw:path draw:style-name="gr21" draw:id="shape520" draw:name="path3840" draw:layer="g4816" svg:width="0.40059023152pt" svg:height="1.93493792000pt" draw:transform="matrix(0.34303269083 0.00000000000 0.00000000000 0.34303269083 80.85610593738pt 26.85819333837pt)" svg:viewBox="0 0 0 2" svg:d="M0.296461 0C0.542034 0.729438 0.276207 1.90346 0.276207 1.90346L0.214434 1.93494C-0.0508869 0.888388 -0.11266 0.348588 0.276207 0L0.296461 0" koffice:nodeTypes="ccccc"/>
            <draw:path draw:style-name="gr20" draw:id="shape521" draw:name="path3842" draw:layer="g4816" svg:width="0.40059023152pt" svg:height="1.93493792000pt" draw:transform="matrix(0.34303269083 0.00000000000 0.00000000000 0.34303269083 80.85610593738pt 26.85819333837pt)" svg:viewBox="0 0 0 2" svg:d="M0.296461 0C0.542034 0.729438 0.276207 1.90346 0.276207 1.90346L0.214434 1.93494C-0.0508869 0.888388 -0.11266 0.348588 0.276207 0" koffice:nodeTypes="cccc"/>
            <draw:path draw:style-name="gr21" draw:id="shape522" draw:name="path3844" draw:layer="g4816" svg:width="0.40139627259pt" svg:height="1.93651200000pt" draw:transform="matrix(0.34303269083 0.00000000000 0.00000000000 0.34303269083 80.73137925099pt 26.80275925553pt)" svg:viewBox="0 0 0 2" svg:d="M0.302081 0C0.547394 0.729734 0.261026 1.90424 0.261026 1.90424L0.199698 1.93651C-0.0461231 0.920237 -0.107452 0.349517 0.261026 0.031488L0.302081 1.39835e-15" koffice:nodeTypes="ccccc"/>
            <draw:path draw:style-name="gr20" draw:id="shape523" draw:name="path3846" draw:layer="g4816" svg:width="0.40139627259pt" svg:height="1.93651200000pt" draw:transform="matrix(0.34303269083 0.00000000000 0.00000000000 0.34303269083 80.73137925099pt 26.80275925553pt)" svg:viewBox="0 0 0 2" svg:d="M0.302081 0C0.547394 0.729734 0.261026 1.90424 0.261026 1.90424L0.199698 1.93651C-0.0461231 0.920237 -0.107452 0.349517 0.261026 0.031488" koffice:nodeTypes="cccc"/>
            <draw:path draw:style-name="gr21" draw:id="shape524" draw:name="path3848" draw:layer="g4816" svg:width="1.87869728000pt" svg:height="0.55932064900pt" draw:transform="matrix(0.34303269083 0.00000000000 0.00000000000 0.34303269083 79.12132101329pt 28.27687092585pt)" svg:viewBox="0 0 2 1" svg:d="M0 0.235961C0.626491 0.645798 1.84768 0.549471 1.84768 0.549471L1.8787 0.501009C1.00254 0.0187776 0.500883 -0.174474 0.0310144 0.187499L0 0.235961" koffice:nodeTypes="ccccc"/>
            <draw:path draw:style-name="gr20" draw:id="shape525" draw:name="path3850" draw:layer="g4816" svg:width="1.87869728000pt" svg:height="0.55932064900pt" draw:transform="matrix(0.34303269083 0.00000000000 0.00000000000 0.34303269083 79.12132101329pt 28.27687092585pt)" svg:viewBox="0 0 2 1" svg:d="M0 0.235961C0.626491 0.645798 1.84768 0.549471 1.84768 0.549471L1.8787 0.501009C1.00254 0.0187776 0.500883 -0.174474 0.0310144 0.187499" koffice:nodeTypes="cccc"/>
            <draw:path draw:style-name="gr21" draw:id="shape526" draw:name="path3852" draw:layer="g4816" svg:width="1.81718048000pt" svg:height="0.46643241707pt" draw:transform="matrix(0.34303269083 0.00000000000 0.00000000000 0.34303269083 79.37626290912pt 28.65124456504pt)" svg:viewBox="0 0 2 0" svg:d="M0 0.416976C0.892958 0.615307 1.78668 0.153081 1.78668 0.153081L1.81718 0.0869706C0.770186 -0.0676515 0.215804 -0.0452504 1.08366e-14 0.395121L1.08366e-14 0.416976" koffice:nodeTypes="ccccc"/>
            <draw:path draw:style-name="gr20" draw:id="shape527" draw:name="path3854" draw:layer="g4816" svg:width="1.81718048000pt" svg:height="0.46643241707pt" draw:transform="matrix(0.34303269083 0.00000000000 0.00000000000 0.34303269083 79.37626290912pt 28.65124456504pt)" svg:viewBox="0 0 2 0" svg:d="M0 0.416976C0.892958 0.615307 1.78668 0.153081 1.78668 0.153081L1.81718 0.0869706C0.770186 -0.0676515 0.215804 -0.0452504 1.08366e-14 0.395121" koffice:nodeTypes="cccc"/>
            <draw:path draw:style-name="gr21" draw:id="shape528" draw:name="path3856" draw:layer="g4816" svg:width="1.94281472000pt" svg:height="0.38254723662pt" draw:transform="matrix(0.34303269083 0.00000000000 0.00000000000 0.34303269083 79.23218917897pt 28.49836984632pt)" svg:viewBox="0 0 2 0" svg:d="M1.1205e-14 0.294532C0.732498 0.513729 1.91049 0.254453 1.91049 0.254453L1.94281 0.194581C0.92331 -0.0449034 0.350085 -0.104775 0.0315392 0.254453L0 0.294532" koffice:nodeTypes="ccccc"/>
            <draw:path draw:style-name="gr20" draw:id="shape529" draw:name="path3858" draw:layer="g4816" svg:width="1.94281472000pt" svg:height="0.38254723662pt" draw:transform="matrix(0.34303269083 0.00000000000 0.00000000000 0.34303269083 79.23218917897pt 28.49836984632pt)" svg:viewBox="0 0 2 0" svg:d="M0 0.294532C0.732498 0.513729 1.91049 0.254453 1.91049 0.254453L1.94281 0.194581C0.92331 -0.0449034 0.350085 -0.104775 0.0315392 0.254453" koffice:nodeTypes="cccc"/>
            <draw:path draw:style-name="gr21" draw:id="shape530" draw:name="path3860" draw:layer="g4816" svg:width="1.81718048000pt" svg:height="0.45157698110pt" draw:transform="matrix(0.34303269083 0.00000000000 0.00000000000 0.34303269083 79.24316622508pt 28.02112881630pt)" svg:viewBox="0 0 2 0" svg:d="M0 0.041019C0.770186 -0.132624 1.81718 0.301216 1.81718 0.301216L1.81718 0.366265C0.770186 0.517867 0.246307 0.496363 0 0.0625228L0 0.041019" koffice:nodeTypes="ccccc"/>
            <draw:path draw:style-name="gr20" draw:id="shape531" draw:name="path3862" draw:layer="g4816" svg:width="1.81718048000pt" svg:height="0.45157698110pt" draw:transform="matrix(0.34303269083 0.00000000000 0.00000000000 0.34303269083 79.24316622508pt 28.02112881630pt)" svg:viewBox="0 0 2 0" svg:d="M0 0.041019C0.770186 -0.132624 1.81718 0.301216 1.81718 0.301216L1.81718 0.366265C0.770186 0.517867 0.246307 0.496363 0 0.0625228" koffice:nodeTypes="cccc"/>
            <draw:path draw:style-name="gr21" draw:id="shape532" draw:name="path3864" draw:layer="g4816" svg:width="1.30443552000pt" svg:height="1.65281335881pt" draw:transform="matrix(0.34303269083 0.00000000000 0.00000000000 0.34303269083 79.28762326181pt 27.63426509156pt)" svg:viewBox="0 0 1 2" svg:d="M0 0.118297C0.28686 1.11285 1.2521 1.65281 1.2521 1.65281L1.30444 1.56951C0.887068 0.326053 0.573719 -0.213906 0.0523325 0.0771572L0 0.118297" koffice:nodeTypes="ccccc"/>
            <draw:path draw:style-name="gr20" draw:id="shape533" draw:name="path3866" draw:layer="g4816" svg:width="1.30443552000pt" svg:height="1.65281335881pt" draw:transform="matrix(0.34303269083 0.00000000000 0.00000000000 0.34303269083 79.28762326181pt 27.63426509156pt)" svg:viewBox="0 0 1 2" svg:d="M0 0.118297C0.28686 1.11285 1.2521 1.65281 1.2521 1.65281L1.30444 1.56951C0.887068 0.326053 0.573719 -0.213906 0.0523325 0.0771572" koffice:nodeTypes="cccc"/>
            <draw:path draw:style-name="gr21" draw:id="shape534" draw:name="path3868" draw:layer="g4816" svg:width="1.30572800000pt" svg:height="1.68223703027pt" draw:transform="matrix(0.34303269083 0.00000000000 0.00000000000 0.34303269083 79.33180587239pt 27.81833786778pt)" svg:viewBox="0 0 1 2" svg:d="M0 0.0926217C0.261146 1.09703 1.22751 1.68224 1.22751 1.68224L1.30573 1.59923C0.861651 0.343724 0.548794 -0.241488 0.0265024 0.0926217L0 0.0926217" koffice:nodeTypes="ccccc"/>
            <draw:path draw:style-name="gr20" draw:id="shape535" draw:name="path3870" draw:layer="g4816" svg:width="1.30572800000pt" svg:height="1.68223703027pt" draw:transform="matrix(0.34303269083 0.00000000000 0.00000000000 0.34303269083 79.33180587239pt 27.81833786778pt)" svg:viewBox="0 0 1 2" svg:d="M0 0.0926217C0.261146 1.09703 1.22751 1.68224 1.22751 1.68224L1.30573 1.59923C0.861651 0.343724 0.548794 -0.241488 0.0265024 0.0926217" koffice:nodeTypes="cccc"/>
            <draw:path draw:style-name="gr21" draw:id="shape536" draw:name="path3872" draw:layer="g4816" svg:width="1.81870592000pt" svg:height="0.71512428607pt" draw:transform="matrix(0.34303269083 0.00000000000 0.00000000000 0.34303269083 79.27637178955pt 28.18337994074pt)" svg:viewBox="0 0 2 1" svg:d="M0 0.224647C0.555377 0.715124 1.75691 0.715124 1.75691 0.715124L1.81871 0.661003C0.986404 0.0331921 0.524099 -0.184648 0.0312781 0.169849L0 0.224647" koffice:nodeTypes="ccccc"/>
            <draw:path draw:style-name="gr20" draw:id="shape537" draw:name="path3874" draw:layer="g4816" svg:width="1.81870592000pt" svg:height="0.71512428607pt" draw:transform="matrix(0.34303269083 0.00000000000 0.00000000000 0.34303269083 79.27637178955pt 28.18337994074pt)" svg:viewBox="0 0 2 1" svg:d="M0 0.224647C0.555377 0.715124 1.75691 0.715124 1.75691 0.715124L1.81871 0.661003C0.986404 0.0331921 0.524099 -0.184648 0.0312781 0.169849" koffice:nodeTypes="cccc"/>
            <draw:path draw:style-name="gr21" draw:id="shape538" draw:name="path3876" draw:layer="g4816" svg:width="1.46547200000pt" svg:height="1.13379904000pt" draw:transform="matrix(0.34303269083 0.00000000000 0.00000000000 0.34303269083 79.59799924048pt 27.66582950567pt)" svg:viewBox="0 0 1 1" svg:d="M0 1.51318e-15C0.71904 0.0340736 1.46547 1.03073 1.46547 1.03073L1.43808 1.1338C0.49785 0.995801 0.027392 0.789656 0 0.068999L0 0" koffice:nodeTypes="ccccc"/>
            <draw:path draw:style-name="gr20" draw:id="shape539" draw:name="path3878" draw:layer="g4816" svg:width="1.46547200000pt" svg:height="1.13379904000pt" draw:transform="matrix(0.34303269083 0.00000000000 0.00000000000 0.34303269083 79.59799924048pt 27.66582950567pt)" svg:viewBox="0 0 1 1" svg:d="M0 0C0.71904 0.0340736 1.46547 1.03073 1.46547 1.03073L1.43808 1.1338C0.49785 0.995801 0.027392 0.789656 0 0.068999" koffice:nodeTypes="cccc"/>
            <draw:path draw:style-name="gr21" draw:id="shape540" draw:name="path3880" draw:layer="g4816" svg:width="1.41120000000pt" svg:height="1.27418944000pt" draw:transform="matrix(0.34303269083 0.00000000000 0.00000000000 0.34303269083 79.79750705347pt 29.48033522711pt)" svg:viewBox="0 0 1 1" svg:d="M0.02688 1.27419C0.73248 1.20195 1.4112 0.109268 1.4112 0.109268L1.38432 0C0.460992 0.182414 0 0.437071 0 1.20195L0.02688 1.27419" koffice:nodeTypes="ccccc"/>
            <draw:path draw:style-name="gr20" draw:id="shape541" draw:name="path3882" draw:layer="g4816" svg:width="1.41120000000pt" svg:height="1.27418944000pt" draw:transform="matrix(0.34303269083 0.00000000000 0.00000000000 0.34303269083 79.79750705347pt 29.48033522711pt)" svg:viewBox="0 0 1 1" svg:d="M0.02688 1.27419C0.73248 1.20195 1.4112 0.109268 1.4112 0.109268L1.38432 0C0.460992 0.182414 0 0.437071 0 1.20195" koffice:nodeTypes="cccc"/>
            <draw:path draw:style-name="gr21" draw:id="shape542" draw:name="path3884" draw:layer="g4816" svg:width="1.41120000000pt" svg:height="1.20297024000pt" draw:transform="matrix(0.34303269083 0.00000000000 0.00000000000 0.34303269083 79.93060373751pt 29.54674635605pt)" svg:viewBox="0 0 1 1" svg:d="M0.02688 1.20297C0.73248 1.16787 1.4112 0.10617 1.4112 0.10617L1.38432 0C0.460992 0.177243 0 0.389583 0 1.16787L0.02688 1.20297" koffice:nodeTypes="ccccc"/>
            <draw:path draw:style-name="gr20" draw:id="shape543" draw:name="path3886" draw:layer="g4816" svg:width="1.41120000000pt" svg:height="1.20297024000pt" draw:transform="matrix(0.34303269083 0.00000000000 0.00000000000 0.34303269083 79.93060373751pt 29.54674635605pt)" svg:viewBox="0 0 1 1" svg:d="M0.02688 1.20297C0.73248 1.16787 1.4112 0.10617 1.4112 0.10617L1.38432 0C0.460992 0.177243 0 0.389583 0 1.16787" koffice:nodeTypes="cccc"/>
            <draw:path draw:style-name="gr21" draw:id="shape544" draw:name="path3888" draw:layer="g4816" svg:width="1.95865412649pt" svg:height="2.20225600000pt" draw:transform="matrix(0.34303269083 0.00000000000 0.00000000000 0.34303269083 80.10448068538pt 29.67956861394pt)" svg:viewBox="0 0 2 2" svg:d="M0.10457 2.20226C1.18948 1.81879 1.95865 0.0961632 1.95865 0.0961632L1.86797 0C0.466206 0.622093 -0.212281 1.14921 0.0586658 2.10609L0.10457 2.20226" koffice:nodeTypes="ccccc"/>
            <draw:path draw:style-name="gr20" draw:id="shape545" draw:name="path3890" draw:layer="g4816" svg:width="1.95865412649pt" svg:height="2.20225600000pt" draw:transform="matrix(0.34303269083 0.00000000000 0.00000000000 0.34303269083 80.10448068538pt 29.67956861394pt)" svg:viewBox="0 0 2 2" svg:d="M0.10457 2.20226C1.18948 1.81879 1.95865 0.0961632 1.95865 0.0961632L1.86797 0C0.466206 0.622093 -0.212281 1.14921 0.0586658 2.10609" koffice:nodeTypes="cccc"/>
            <draw:path draw:style-name="gr21" draw:id="shape546" draw:name="path3892" draw:layer="g4816" svg:width="1.93020498150pt" svg:height="2.19988224000pt" draw:transform="matrix(0.34303269083 0.00000000000 0.00000000000 0.34303269083 79.97488367422pt 29.60218043889pt)" svg:viewBox="0 0 2 2" svg:d="M0.0896336 2.19988C1.2122 1.81781 1.9302 0.0949248 1.9302 0.0949248L1.88464 0C0.448634 0.621757 -0.179337 1.1474 0.044064 2.10496L0.0896336 2.19988" koffice:nodeTypes="ccccc"/>
            <draw:path draw:style-name="gr20" draw:id="shape547" draw:name="path3894" draw:layer="g4816" svg:width="1.93020498150pt" svg:height="2.19988224000pt" draw:transform="matrix(0.34303269083 0.00000000000 0.00000000000 0.34303269083 79.97488367422pt 29.60218043889pt)" svg:viewBox="0 0 2 2" svg:d="M0.0896336 2.19988C1.2122 1.81781 1.9302 0.0949248 1.9302 0.0949248L1.88464 0C0.448634 0.621757 -0.179337 1.1474 0.044064 2.10496" koffice:nodeTypes="cccc"/>
            <draw:path draw:style-name="gr21" draw:id="shape548" draw:name="path3896" draw:layer="g4816" svg:width="1.63732608000pt" svg:height="0.71736446045pt" draw:transform="matrix(0.34303269083 0.00000000000 0.00000000000 0.34303269083 79.66441036942pt 29.41392409816pt)" svg:viewBox="0 0 2 1" svg:d="M0 0.71078C0.760032 0.792767 1.63733 0.0819871 1.63733 0.0819871L1.63733 0C0.613816 0 0.0875846 0.0819871 0 0.655896L0 0.71078" koffice:nodeTypes="ccccc"/>
            <draw:path draw:style-name="gr20" draw:id="shape549" draw:name="path3898" draw:layer="g4816" svg:width="1.63732608000pt" svg:height="0.71736446045pt" draw:transform="matrix(0.34303269083 0.00000000000 0.00000000000 0.34303269083 79.66441036942pt 29.41392409816pt)" svg:viewBox="0 0 2 1" svg:d="M0 0.71078C0.760032 0.792767 1.63733 0.0819871 1.63733 0.0819871L1.63733 0C0.613816 0 0.0875846 0.0819871 0 0.655896" koffice:nodeTypes="cccc"/>
            <draw:path draw:style-name="gr21" draw:id="shape550" draw:name="path3900" draw:layer="g4816" svg:width="1.87869728000pt" svg:height="0.43170382113pt" draw:transform="matrix(0.34303269083 0.00000000000 0.00000000000 0.34303269083 79.68663888779pt 29.10583630700pt)" svg:viewBox="0 0 2 0" svg:d="M0 0.378278C0.751324 0.569083 1.84768 0.187474 1.84768 0.187474L1.8787 0.123872C0.814128 -0.066933 0.250441 -0.066933 0 0.335702L0 0.378278" koffice:nodeTypes="ccccc"/>
            <draw:path draw:style-name="gr20" draw:id="shape551" draw:name="path3902" draw:layer="g4816" svg:width="1.87869728000pt" svg:height="0.43170382113pt" draw:transform="matrix(0.34303269083 0.00000000000 0.00000000000 0.34303269083 79.68663888779pt 29.10583630700pt)" svg:viewBox="0 0 2 0" svg:d="M0 0.378278C0.751324 0.569083 1.84768 0.187474 1.84768 0.187474L1.8787 0.123872C0.814128 -0.066933 0.250441 -0.066933 0 0.335702" koffice:nodeTypes="cccc"/>
            <draw:path draw:style-name="gr21" draw:id="shape552" draw:name="path3904" draw:layer="g4816" svg:width="1.57993088000pt" svg:height="0.76507587704pt" draw:transform="matrix(0.34303269083 0.00000000000 0.00000000000 0.34303269083 79.73082149837pt 29.17050810074pt)" svg:viewBox="0 0 2 1" svg:d="M0 0.762027C0.747303 0.818006 1.57993 0.0846696 1.57993 0.0846696L1.57993 0C0.57452 0.0286897 0.0867469 0.141349 0 0.734037L0 0.762027" koffice:nodeTypes="ccccc"/>
            <draw:path draw:style-name="gr20" draw:id="shape553" draw:name="path3906" draw:layer="g4816" svg:width="1.57993088000pt" svg:height="0.76507587704pt" draw:transform="matrix(0.34303269083 0.00000000000 0.00000000000 0.34303269083 79.73082149837pt 29.17050810074pt)" svg:viewBox="0 0 2 1" svg:d="M0 0.762027C0.747303 0.818006 1.57993 0.0846696 1.57993 0.0846696L1.57993 0C0.57452 0.0286897 0.0867469 0.141349 0 0.734037" koffice:nodeTypes="cccc"/>
            <draw:path draw:style-name="gr21" draw:id="shape554" draw:name="path3908" draw:layer="g4816" svg:width="1.69574528000pt" svg:height="1.00205832297pt" draw:transform="matrix(0.34303269083 0.00000000000 0.00000000000 0.34303269083 79.46490255643pt 28.91611505722pt)" svg:viewBox="0 0 2 1" svg:d="M0 0.807229C0.446404 0.128932 1.63681 0 1.63681 0L1.69575 0.0648667C1.01141 0.904129 0.56574 1.22686 0.0302022 0.839262L0 0.807229" koffice:nodeTypes="ccccc"/>
            <draw:path draw:style-name="gr20" draw:id="shape555" draw:name="path3910" draw:layer="g4816" svg:width="1.69574528000pt" svg:height="1.00205832297pt" draw:transform="matrix(0.34303269083 0.00000000000 0.00000000000 0.34303269083 79.46490255643pt 28.91611505722pt)" svg:viewBox="0 0 2 1" svg:d="M0 0.807229C0.446404 0.128932 1.63681 0 1.63681 0L1.69575 0.0648667C1.01141 0.904129 0.56574 1.22686 0.0302022 0.839262" koffice:nodeTypes="cccc"/>
            <draw:path draw:style-name="gr21" draw:id="shape556" draw:name="path3912" draw:layer="g4816" svg:width="2.20938496000pt" svg:height="1.92365311051pt" draw:transform="matrix(0.34303269083 0.00000000000 0.00000000000 0.34303269083 82.13644115265pt 27.90932903465pt)" svg:viewBox="0 0 2 2" svg:d="M2.20938 0.0440448C1.77655 1.43101 0.143884 1.92365 0.143884 1.92365L0 1.87927C0.671853 0.446816 1.15226 -0.178978 2.16063 0.0440448L2.20938 0.0440448" koffice:nodeTypes="ccccc"/>
            <draw:path draw:style-name="gr20" draw:id="shape557" draw:name="path3914" draw:layer="g4816" svg:width="2.20938496000pt" svg:height="1.92365311051pt" draw:transform="matrix(0.34303269083 0.00000000000 0.00000000000 0.34303269083 82.13644115265pt 27.90932903465pt)" svg:viewBox="0 0 2 2" svg:d="M2.20938 0.0440448C1.77655 1.43101 0.143884 1.92365 0.143884 1.92365L0 1.87927C0.671853 0.446816 1.15226 -0.178978 2.16063 0.0440448" koffice:nodeTypes="cccc"/>
            <draw:path draw:style-name="gr21" draw:id="shape558" draw:name="path3916" draw:layer="g4816" svg:width="1.87869728000pt" svg:height="0.43076251112pt" draw:transform="matrix(0.34303269083 0.00000000000 0.00000000000 0.34303269083 79.43169699196pt 28.84046621730pt)" svg:viewBox="0 0 2 0" svg:d="M0 0.377341C0.782338 0.567938 1.8787 0.187269 1.8787 0.187269L1.8787 0.123737C0.845142 -0.06686 0.281456 -0.06686 0 0.335336L0 0.377341" koffice:nodeTypes="ccccc"/>
            <draw:path draw:style-name="gr20" draw:id="shape559" draw:name="path3918" draw:layer="g4816" svg:width="1.87869728000pt" svg:height="0.43076251112pt" draw:transform="matrix(0.34303269083 0.00000000000 0.00000000000 0.34303269083 79.43169699196pt 28.84046621730pt)" svg:viewBox="0 0 2 0" svg:d="M0 0.377341C0.782338 0.567938 1.8787 0.187269 1.8787 0.187269L1.8787 0.123737C0.845142 -0.06686 0.281456 -0.06686 0 0.335336" koffice:nodeTypes="cccc"/>
            <draw:path draw:style-name="gr21" draw:id="shape560" draw:name="path3920" draw:layer="g4816" svg:width="1.41578558092pt" svg:height="1.46136608000pt" draw:transform="matrix(0.34303269083 0.00000000000 0.00000000000 0.34303269083 81.65976292547pt 29.21469071132pt)" svg:viewBox="0 0 1 1" svg:d="M1.26888 1.46137C0.384565 1.13107 0 0.0827446 0 0.0827446L0.0771034 0C1.1537 0.551859 1.65344 0.882837 1.30695 1.43401L1.26888 1.46137" koffice:nodeTypes="ccccc"/>
            <draw:path draw:style-name="gr20" draw:id="shape561" draw:name="path3922" draw:layer="g4816" svg:width="1.41578558092pt" svg:height="1.46136608000pt" draw:transform="matrix(0.34303269083 0.00000000000 0.00000000000 0.34303269083 81.65976292547pt 29.21469071132pt)" svg:viewBox="0 0 1 1" svg:d="M1.26888 1.46137C0.384565 1.13107 0 0.0827446 0 0.0827446L0.0771034 0C1.1537 0.551859 1.65344 0.882837 1.30695 1.43401" koffice:nodeTypes="cccc"/>
            <draw:path draw:style-name="gr21" draw:id="shape562" draw:name="path3924" draw:layer="g4816" svg:width="0.74526829446pt" svg:height="1.81108512000pt" draw:transform="matrix(0.34303269083 0.00000000000 0.00000000000 0.34303269083 81.53764328753pt 29.30333035864pt)" svg:viewBox="0 0 1 2" svg:d="M0.530405 1.81109C0 1.2584 0 0.0616637 0 0.0616637L0.084257 0C0.697538 0.797821 0.948928 1.28885 0.55803 1.78063L0.530405 1.81109" koffice:nodeTypes="ccccc"/>
            <draw:path draw:style-name="gr20" draw:id="shape563" draw:name="path3926" draw:layer="g4816" svg:width="0.74526829446pt" svg:height="1.81108512000pt" draw:transform="matrix(0.34303269083 0.00000000000 0.00000000000 0.34303269083 81.53764328753pt 29.30333035864pt)" svg:viewBox="0 0 1 2" svg:d="M0.530405 1.81109C0 1.2584 0 0.0616637 0 0.0616637L0.084257 0C0.697538 0.797821 0.948928 1.28885 0.55803 1.78063" koffice:nodeTypes="cccc"/>
            <draw:path draw:style-name="gr21" draw:id="shape564" draw:name="path3928" draw:layer="g4816" svg:width="1.93098816000pt" svg:height="1.12927080396pt" draw:transform="matrix(0.34303269083 0.00000000000 0.00000000000 0.34303269083 81.65976292547pt 29.01573175064pt)" svg:viewBox="0 0 2 1" svg:d="M1.93099 1.09046C1.66085 0.484517 0.134513 0 0.134513 0L0 0.048091C0.493586 0.82416 0.898237 1.21189 1.84094 1.11451L1.93099 1.09046" koffice:nodeTypes="ccccc"/>
            <draw:path draw:style-name="gr20" draw:id="shape565" draw:name="path3930" draw:layer="g4816" svg:width="1.93098816000pt" svg:height="1.12927080396pt" draw:transform="matrix(0.34303269083 0.00000000000 0.00000000000 0.34303269083 81.65976292547pt 29.01573175064pt)" svg:viewBox="0 0 2 1" svg:d="M1.93099 1.09046C1.66085 0.484517 0.134513 0 0.134513 0L0 0.048091C0.493586 0.82416 0.898237 1.21189 1.84094 1.11451" koffice:nodeTypes="cccc"/>
            <draw:path draw:style-name="gr21" draw:id="shape566" draw:name="path3932" draw:layer="g4816" svg:width="1.63732608000pt" svg:height="0.71602159078pt" draw:transform="matrix(0.34303269083 0.00000000000 0.00000000000 0.34303269083 81.55987180590pt 29.01573175064pt)" svg:viewBox="0 0 2 1" svg:d="M1.63733 0.709438C0.906248 0.791348 0 0.0819103 0 0.0819103L0.0296774 0C1.02351 0 1.54974 0.0819103 1.63733 0.654605L1.63733 0.709438" koffice:nodeTypes="ccccc"/>
            <draw:path draw:style-name="gr20" draw:id="shape567" draw:name="path3934" draw:layer="g4816" svg:width="1.63732608000pt" svg:height="0.71602159078pt" draw:transform="matrix(0.34303269083 0.00000000000 0.00000000000 0.34303269083 81.55987180590pt 29.01573175064pt)" svg:viewBox="0 0 2 1" svg:d="M1.63733 0.709438C0.906248 0.791348 0 0.0819103 0 0.0819103L0.0296774 0C1.02351 0 1.54974 0.0819103 1.63733 0.654605" koffice:nodeTypes="cccc"/>
            <draw:path draw:style-name="gr21" draw:id="shape568" draw:name="path3936" draw:layer="g4816" svg:width="1.26310840743pt" svg:height="1.50405696000pt" draw:transform="matrix(0.34303269083 0.00000000000 0.00000000000 0.34303269083 81.17183322602pt 27.43339055436pt)" svg:viewBox="0 0 1 2" svg:d="M1.23274 0C0.590624 0.118716 0 1.42459 0 1.42459L0.0260663 1.50406C0.898969 1.18716 1.31031 0.870253 1.25881 0.0402259L1.23274 0" koffice:nodeTypes="ccccc"/>
            <draw:path draw:style-name="gr20" draw:id="shape569" draw:name="path3938" draw:layer="g4816" svg:width="1.26310840743pt" svg:height="1.50405696000pt" draw:transform="matrix(0.34303269083 0.00000000000 0.00000000000 0.34303269083 81.17183322602pt 27.43339055436pt)" svg:viewBox="0 0 1 2" svg:d="M1.23274 0C0.590624 0.118716 0 1.42459 0 1.42459L0.0260663 1.50406C0.898969 1.18716 1.31031 0.870253 1.25881 0.0402259" koffice:nodeTypes="cccc"/>
            <draw:path draw:style-name="gr21" draw:id="shape570" draw:name="path3940" draw:layer="g4816" svg:width="0.82489551842pt" svg:height="1.57424768000pt" draw:transform="matrix(0.34303269083 0.00000000000 0.00000000000 0.34303269083 80.92814280246pt 27.25638568589pt)" svg:viewBox="0 0 1 2" svg:d="M0.821773 0C0.880627 0.743828 0.0879174 1.57425 0.0879174 1.57425L0 1.54586C0.0290636 0.572776 0.146771 0.0574906 0.76292 0L0.821773 0" koffice:nodeTypes="ccccc"/>
            <draw:path draw:style-name="gr20" draw:id="shape571" draw:name="path3942" draw:layer="g4816" svg:width="0.82489551842pt" svg:height="1.57424768000pt" draw:transform="matrix(0.34303269083 0.00000000000 0.00000000000 0.34303269083 80.92814280246pt 27.25638568589pt)" svg:viewBox="0 0 1 2" svg:d="M0.821773 0C0.880627 0.743828 0.0879174 1.57425 0.0879174 1.57425L0 1.54586C0.0290636 0.572776 0.146771 0.0574906 0.76292 0" koffice:nodeTypes="cccc"/>
            <draw:path draw:style-name="gr21" draw:id="shape572" draw:name="path3944" draw:layer="g4816" svg:width="0.42265877699pt" svg:height="1.87249952000pt" draw:transform="matrix(0.34303269083 0.00000000000 0.00000000000 0.34303269083 81.00500345542pt 26.83596482000pt)" svg:viewBox="0 0 0 2" svg:d="M0.379631 0C0.547622 0.780273 0.169511 1.84154 0.169511 1.84154L0.10658 1.8725C-0.061932 0.811236 -0.061932 0.250028 0.337503 0L0.379631 0" koffice:nodeTypes="ccccc"/>
            <draw:path draw:style-name="gr20" draw:id="shape573" draw:name="path3946" draw:layer="g4816" svg:width="0.42265877699pt" svg:height="1.87249952000pt" draw:transform="matrix(0.34303269083 0.00000000000 0.00000000000 0.34303269083 81.00500345542pt 26.83596482000pt)" svg:viewBox="0 0 0 2" svg:d="M0.379631 0C0.547622 0.780273 0.169511 1.84154 0.169511 1.84154L0.10658 1.8725C-0.061932 0.811236 -0.061932 0.250028 0.337503 0" koffice:nodeTypes="cccc"/>
            <draw:path draw:style-name="gr21" draw:id="shape574" draw:name="path3948" draw:layer="g4816" svg:width="1.65804580643pt" svg:height="1.29927200000pt" draw:transform="matrix(0.34303269083 0.00000000000 0.00000000000 0.34303269083 80.02073468548pt 27.23443159368pt)" svg:viewBox="0 0 2 1" svg:d="M0.119047 0C1.11723 0.259854 1.65805 1.2219 1.65805 1.2219L1.57461 1.29927C0.327131 0.857584 -0.213683 0.545501 0.0768118 0.025792L0.119047 0" koffice:nodeTypes="ccccc"/>
            <draw:path draw:style-name="gr20" draw:id="shape575" draw:name="path3950" draw:layer="g4816" svg:width="1.65804580643pt" svg:height="1.29927200000pt" draw:transform="matrix(0.34303269083 0.00000000000 0.00000000000 0.34303269083 80.02073468548pt 27.23443159368pt)" svg:viewBox="0 0 2 1" svg:d="M0.119047 0C1.11723 0.259854 1.65805 1.2219 1.65805 1.2219L1.57461 1.29927C0.327131 0.857584 -0.213683 0.545501 0.0768118 0.025792" koffice:nodeTypes="cccc"/>
            <draw:path draw:style-name="gr21" draw:id="shape576" draw:name="path3952" draw:layer="g4816" svg:width="1.93098816000pt" svg:height="1.12894291410pt" draw:transform="matrix(0.34303269083 0.00000000000 0.00000000000 0.34303269083 79.80848409957pt 28.72813314264pt)" svg:viewBox="0 0 2 1" svg:d="M1.57979e-14 1.09031C0.270138 0.484447 1.79647 0 1.79647 0L1.93099 0.048084C1.4374 0.823439 1.03275 1.21112 0.0900461 1.11435L0 1.09031" koffice:nodeTypes="ccccc"/>
            <draw:path draw:style-name="gr20" draw:id="shape577" draw:name="path3954" draw:layer="g4816" svg:width="1.93098816000pt" svg:height="1.12894291410pt" draw:transform="matrix(0.34303269083 0.00000000000 0.00000000000 0.34303269083 79.80848409957pt 28.72813314264pt)" svg:viewBox="0 0 2 1" svg:d="M0 1.09031C0.270138 0.484447 1.79647 0 1.79647 0L1.93099 0.048084C1.4374 0.823439 1.03275 1.21112 0.0900461 1.11435" koffice:nodeTypes="cccc"/>
            <draw:path draw:style-name="gr21" draw:id="shape578" draw:name="path3956" draw:layer="g4816" svg:width="1.93098816000pt" svg:height="2.16779062983pt" draw:transform="matrix(0.34303269083 0.00000000000 0.00000000000 0.34303269083 80.28516232676pt 29.44712966263pt)" svg:viewBox="0 0 2 2" svg:d="M0 2.13784C0.269027 0.902251 1.79647 0 1.79647 0L1.93099 0.0482928C1.43629 1.61486 0.988284 2.32748 0.0455789 2.13784L0 2.13784" koffice:nodeTypes="ccccc"/>
            <draw:path draw:style-name="gr20" draw:id="shape579" draw:name="path3958" draw:layer="g4816" svg:width="1.93098816000pt" svg:height="2.16779062983pt" draw:transform="matrix(0.34303269083 0.00000000000 0.00000000000 0.34303269083 80.28516232676pt 29.44712966263pt)" svg:viewBox="0 0 2 2" svg:d="M0 2.13784C0.269027 0.902251 1.79647 0 1.79647 0L1.93099 0.0482928C1.43629 1.61486 0.988284 2.32748 0.0455789 2.13784" koffice:nodeTypes="cccc"/>
            <draw:path draw:style-name="gr21" draw:id="shape580" draw:name="path3960" draw:layer="g4816" svg:width="0.93227423631pt" svg:height="2.62529365333pt" draw:transform="matrix(0.34303269083 0.00000000000 0.00000000000 0.34303269083 81.03208675238pt 29.48033522711pt)" svg:viewBox="0 0 1 3" svg:d="M0.487585 2.62529C1.17351 1.71976 0.861443 0.0606182 0.861443 0.0606182L0.737082 0C-0.0430774 1.26774 -0.292573 1.99142 0.425018 2.56468L0.487585 2.62529" koffice:nodeTypes="ccccc"/>
            <draw:path draw:style-name="gr20" draw:id="shape581" draw:name="path3962" draw:layer="g4816" svg:width="0.93227423631pt" svg:height="2.62529365333pt" draw:transform="matrix(0.34303269083 0.00000000000 0.00000000000 0.34303269083 81.03208675238pt 29.48033522711pt)" svg:viewBox="0 0 1 3" svg:d="M0.487585 2.62529C1.17351 1.71976 0.861443 0.0606182 0.861443 0.0606182L0.737082 0C-0.0430774 1.26774 -0.292573 1.99142 0.425018 2.56468" koffice:nodeTypes="cccc"/>
            <draw:path draw:style-name="gr21" draw:id="shape582" draw:name="path3964" draw:layer="g4816" svg:width="1.88024832000pt" svg:height="0.40724335510pt" draw:transform="matrix(0.34303269083 0.00000000000 0.00000000000 0.34303269083 81.81481370172pt 28.53949274611pt)" svg:viewBox="0 0 2 0" svg:d="M1.88025 0.350935C1.12861 0.535745 0.0318029 0.206456 0.0318029 0.206456L0 0.144683C1.03398 -0.0610591 1.5979 -0.0814799 1.88025 0.309582L1.88025 0.350935" koffice:nodeTypes="ccccc"/>
            <draw:path draw:style-name="gr20" draw:id="shape583" draw:name="path3966" draw:layer="g4816" svg:width="1.88024832000pt" svg:height="0.40724335510pt" draw:transform="matrix(0.34303269083 0.00000000000 0.00000000000 0.34303269083 81.81481370172pt 28.53949274611pt)" svg:viewBox="0 0 2 0" svg:d="M1.88025 0.350935C1.12861 0.535745 0.0318029 0.206456 0.0318029 0.206456L0 0.144683C1.03398 -0.0610591 1.5979 -0.0814799 1.88025 0.309582" koffice:nodeTypes="cccc"/>
            <draw:path draw:style-name="gr21" draw:id="shape584" draw:name="path3968" draw:layer="g4816" svg:width="1.57993088000pt" svg:height="1.20659249976pt" draw:transform="matrix(0.34303269083 0.00000000000 0.00000000000 0.34303269083 81.78160813725pt 27.98606764233pt)" svg:viewBox="0 0 2 1" svg:d="M1.57993 0.179322C1.17748 0.958782 0.0575942 1.20659 0.0575942 1.20659L0 1.13541C0.632115 0.179322 1.03385 -0.245998 1.55078 0.144172L1.57993 0.179322" koffice:nodeTypes="ccccc"/>
            <draw:path draw:style-name="gr20" draw:id="shape585" draw:name="path3970" draw:layer="g4816" svg:width="1.57993088000pt" svg:height="1.20659249976pt" draw:transform="matrix(0.34303269083 0.00000000000 0.00000000000 0.34303269083 81.78160813725pt 27.98606764233pt)" svg:viewBox="0 0 2 1" svg:d="M1.57993 0.179322C1.17748 0.958782 0.0575942 1.20659 0.0575942 1.20659L0 1.13541C0.632115 0.179322 1.03385 -0.245998 1.55078 0.144172" koffice:nodeTypes="cccc"/>
            <draw:path draw:style-name="gr21" draw:id="shape586" draw:name="path3972" draw:layer="g4816" svg:width="1.69721888000pt" svg:height="0.94251300867pt" draw:transform="matrix(0.34303269083 0.00000000000 0.00000000000 0.34303269083 79.89712374688pt 27.57663139562pt)" svg:viewBox="0 0 2 1" svg:d="M0 0.221377C0.20856 1.00348 1.63753 0.941345 1.63753 0.941345L1.69722 0.878435C0.982368 0.0963336 0.53577 -0.217439 0.0302154 0.158467L0 0.221377" koffice:nodeTypes="ccccc"/>
            <draw:path draw:style-name="gr20" draw:id="shape587" draw:name="path3974" draw:layer="g4816" svg:width="1.69721888000pt" svg:height="0.94251300867pt" draw:transform="matrix(0.34303269083 0.00000000000 0.00000000000 0.34303269083 79.89712374688pt 27.57663139562pt)" svg:viewBox="0 0 2 1" svg:d="M0 0.221377C0.20856 1.00348 1.63753 0.941345 1.63753 0.941345L1.69722 0.878435C0.982368 0.0963336 0.53577 -0.217439 0.0302154 0.158467" koffice:nodeTypes="cccc"/>
            <draw:path draw:style-name="gr21" draw:id="shape588" draw:name="path3976" draw:layer="g4816" svg:width="1.41254432000pt" svg:height="1.41864685952pt" draw:transform="matrix(0.34303269083 0.00000000000 0.00000000000 0.34303269083 80.28516232676pt 27.47844130920pt)" svg:viewBox="0 0 1 1" svg:d="M0 0.151349C0.0544579 1.18806 1.35809 1.41865 1.35809 1.41865L1.41254 1.34242C0.896203 0.227577 0.543235 -0.233605 0.0275651 0.113234L0 0.151349" koffice:nodeTypes="ccccc"/>
            <draw:path draw:style-name="gr20" draw:id="shape589" draw:name="path3978" draw:layer="g4816" svg:width="1.41254432000pt" svg:height="1.41864685952pt" draw:transform="matrix(0.34303269083 0.00000000000 0.00000000000 0.34303269083 80.28516232676pt 27.47844130920pt)" svg:viewBox="0 0 1 1" svg:d="M0 0.151349C0.0544579 1.18806 1.35809 1.41865 1.35809 1.41865L1.41254 1.34242C0.896203 0.227577 0.543235 -0.233605 0.0275651 0.113234" koffice:nodeTypes="cccc"/>
            <draw:path draw:style-name="gr21" draw:id="shape590" draw:name="path3980" draw:layer="g4816" svg:width="1.94439200000pt" svg:height="0.63019571142pt" draw:transform="matrix(0.34303269083 0.00000000000 0.00000000000 0.34303269083 79.73082149837pt 28.00947452357pt)" svg:viewBox="0 0 2 1" svg:d="M0 0.280558C0.414909 0.869273 1.91205 0.536495 1.91205 0.536495L1.94439 0.459651C1.01992 -0.00141706 0.478013 -0.181145 0.0323408 0.229117L0 0.280558" koffice:nodeTypes="ccccc"/>
            <draw:path draw:style-name="gr20" draw:id="shape591" draw:name="path3982" draw:layer="g4816" svg:width="1.94439200000pt" svg:height="0.63019571142pt" draw:transform="matrix(0.34303269083 0.00000000000 0.00000000000 0.34303269083 79.73082149837pt 28.00947452357pt)" svg:viewBox="0 0 2 1" svg:d="M0 0.280558C0.414909 0.869273 1.91205 0.536495 1.91205 0.536495L1.94439 0.459651C1.01992 -0.00141706 0.478013 -0.181145 0.0323408 0.229117" koffice:nodeTypes="cccc"/>
            <draw:path draw:style-name="gr21" draw:id="shape592" draw:name="path3984" draw:layer="g4816" svg:width="1.87869728000pt" svg:height="0.57937812146pt" draw:transform="matrix(0.34303269083 0.00000000000 0.00000000000 0.34303269083 79.76430148899pt 28.28088890054pt)" svg:viewBox="0 0 2 1" svg:d="M0 0.427317C0.594701 0.869401 1.84768 0.206882 1.84768 0.206882L1.8787 0.132592C0.814128 -0.0634855 0.250441 -0.0878429 0 0.378602L0 0.427317" koffice:nodeTypes="ccccc"/>
            <draw:path draw:style-name="gr20" draw:id="shape593" draw:name="path3986" draw:layer="g4816" svg:width="1.87869728000pt" svg:height="0.57937812146pt" draw:transform="matrix(0.34303269083 0.00000000000 0.00000000000 0.34303269083 79.76430148899pt 28.28088890054pt)" svg:viewBox="0 0 2 1" svg:d="M0 0.427317C0.594701 0.869401 1.84768 0.206882 1.84768 0.206882L1.8787 0.132592C0.814128 -0.0634855 0.250441 -0.0878429 0 0.378602" koffice:nodeTypes="cccc"/>
            <draw:path draw:style-name="gr21" draw:id="shape594" draw:name="path3988" draw:layer="g4816" svg:width="1.52216352000pt" svg:height="1.06569199171pt" draw:transform="matrix(0.34303269083 0.00000000000 0.00000000000 0.34303269083 79.88614670078pt 28.46248862686pt)" svg:viewBox="0 0 2 1" svg:d="M0 0.999289C0.704899 1.36514 1.52216 0.0999289 1.52216 0.0999289L1.52216 0C0.535305 0.0999289 0.0565315 0.232892 0 0.932395L0 0.999289" koffice:nodeTypes="ccccc"/>
            <draw:path draw:style-name="gr20" draw:id="shape595" draw:name="path3990" draw:layer="g4816" svg:width="1.52216352000pt" svg:height="1.06569199171pt" draw:transform="matrix(0.34303269083 0.00000000000 0.00000000000 0.34303269083 79.88614670078pt 28.46248862686pt)" svg:viewBox="0 0 2 1" svg:d="M0 0.999289C0.704899 1.36514 1.52216 0.0999289 1.52216 0.0999289L1.52216 0C0.535305 0.0999289 0.0565315 0.232892 0 0.932395" koffice:nodeTypes="cccc"/>
            <draw:path draw:style-name="gr21" draw:id="shape596" draw:name="path3992" draw:layer="g4816" svg:width="1.08688879450pt" svg:height="1.63009568000pt" draw:transform="matrix(0.34303269083 0.00000000000 0.00000000000 0.34303269083 80.13829659122pt 28.87193244664pt)" svg:viewBox="0 0 1 2" svg:d="M0.17696 1.6301C1.05269 1.48493 1.08689 0.087391 1.08689 0.087391L1.01933 0C0.142764 0.640627 -0.227546 1.04797 0.142764 1.60121L0.17696 1.6301" koffice:nodeTypes="ccccc"/>
            <draw:path draw:style-name="gr20" draw:id="shape597" draw:name="path3994" draw:layer="g4816" svg:width="1.08688879450pt" svg:height="1.63009568000pt" draw:transform="matrix(0.34303269083 0.00000000000 0.00000000000 0.34303269083 80.13829659122pt 28.87193244664pt)" svg:viewBox="0 0 1 2" svg:d="M0.17696 1.6301C1.05269 1.48493 1.08689 0.087391 1.08689 0.087391L1.01933 0C0.142764 0.640627 -0.227546 1.04797 0.142764 1.60121" koffice:nodeTypes="cccc"/>
            <draw:path draw:style-name="gr21" draw:id="shape598" draw:name="path3996" draw:layer="g4816" svg:width="1.15368610248pt" svg:height="1.63154048000pt" draw:transform="matrix(0.34303269083 0.00000000000 0.00000000000 0.34303269083 80.24931690615pt 29.04893731511pt)" svg:viewBox="0 0 1 2" svg:d="M0.181839 1.63154C1.08408 1.45668 1.15369 0.0578048 1.15369 0.0578048L1.04971 0C0.147468 0.640911 -0.23491 1.04843 0.147468 1.57301L0.181839 1.63154" koffice:nodeTypes="ccccc"/>
            <draw:path draw:style-name="gr20" draw:id="shape599" draw:name="path3998" draw:layer="g4816" svg:width="1.15368610248pt" svg:height="1.63154048000pt" draw:transform="matrix(0.34303269083 0.00000000000 0.00000000000 0.34303269083 80.24931690615pt 29.04893731511pt)" svg:viewBox="0 0 1 2" svg:d="M0.181839 1.63154C1.08408 1.45668 1.15369 0.0578048 1.15369 0.0578048L1.04971 0C0.147468 0.640911 -0.23491 1.04843 0.147468 1.57301" koffice:nodeTypes="cccc"/>
            <draw:path draw:style-name="gr21" draw:id="shape600" draw:name="path4000" draw:layer="g4816" svg:width="1.46216171235pt" svg:height="1.40717088000pt" draw:transform="matrix(0.34303269083 0.00000000000 0.00000000000 0.34303269083 80.49111997228pt 29.09311992569pt)" svg:viewBox="0 0 1 1" svg:d="M0.133976 1.40717C1.1497 1.35282 1.46216 0.0543542 1.46216 0.0543542L1.42347 0C0.251026 0.487175 -0.218143 0.8388 0.0943145 1.35282L0.133976 1.40717" koffice:nodeTypes="ccccc"/>
            <draw:path draw:style-name="gr20" draw:id="shape601" draw:name="path4002" draw:layer="g4816" svg:width="1.46216171235pt" svg:height="1.40717088000pt" draw:transform="matrix(0.34303269083 0.00000000000 0.00000000000 0.34303269083 80.49111997228pt 29.09311992569pt)" svg:viewBox="0 0 1 1" svg:d="M0.133976 1.40717C1.1497 1.35282 1.46216 0.0543542 1.46216 0.0543542L1.42347 0C0.251026 0.487175 -0.218143 0.8388 0.0943145 1.35282" koffice:nodeTypes="cccc"/>
            <draw:path draw:style-name="gr21" draw:id="shape602" draw:name="path4004" draw:layer="g4816" svg:width="1.53306948536pt" svg:height="1.40717088000pt" draw:transform="matrix(0.34303269083 0.00000000000 0.00000000000 0.34303269083 80.64748249723pt 29.21469071132pt)" svg:viewBox="0 0 2 1" svg:d="M0.132452 1.40717C1.21313 1.35282 1.53307 0.0811958 1.53307 0.0811958L1.45284 0C0.29292 0.514688 -0.227113 0.8388 0.0928305 1.38033L0.132452 1.40717" koffice:nodeTypes="ccccc"/>
            <draw:path draw:style-name="gr20" draw:id="shape603" draw:name="path4006" draw:layer="g4816" svg:width="1.53306948536pt" svg:height="1.40717088000pt" draw:transform="matrix(0.34303269083 0.00000000000 0.00000000000 0.34303269083 80.64748249723pt 29.21469071132pt)" svg:viewBox="0 0 2 1" svg:d="M0.132452 1.40717C1.21313 1.35282 1.53307 0.0811958 1.53307 0.0811958L1.45284 0C0.29292 0.514688 -0.227113 0.8388 0.0928305 1.38033" koffice:nodeTypes="cccc"/>
            <draw:path draw:style-name="gr21" draw:id="shape604" draw:name="path4008" draw:layer="g4816" svg:width="0.69199749803pt" svg:height="1.87404800000pt" draw:transform="matrix(0.34303269083 0.00000000000 0.00000000000 0.34303269083 80.84196530104pt 29.28110184027pt)" svg:viewBox="0 0 1 2" svg:d="M0.235602 1.87405C0.907747 1.53021 0.63889 0.0627264 0.63889 0.0627264L0.558366 0C0.0206489 0.874298 -0.194305 1.37379 0.208983 1.8423L0.235602 1.87405" koffice:nodeTypes="ccccc"/>
            <draw:path draw:style-name="gr20" draw:id="shape605" draw:name="path4010" draw:layer="g4816" svg:width="0.69199749803pt" svg:height="1.87404800000pt" draw:transform="matrix(0.34303269083 0.00000000000 0.00000000000 0.34303269083 80.84196530104pt 29.28110184027pt)" svg:viewBox="0 0 1 2" svg:d="M0.235602 1.87405C0.907747 1.53021 0.63889 0.0627264 0.63889 0.0627264L0.558366 0C0.0206489 0.874298 -0.194305 1.37379 0.208983 1.8423" koffice:nodeTypes="cccc"/>
            <draw:path draw:style-name="gr21" draw:id="shape606" draw:name="path4012" draw:layer="g4816" svg:width="0.68894012814pt" svg:height="1.87404800000pt" draw:transform="matrix(0.34303269083 0.00000000000 0.00000000000 0.34303269083 81.01650407228pt 29.24789627580pt)" svg:viewBox="0 0 1 2" svg:d="M0.241712 1.87405C0.885811 1.53021 0.644772 0.0627264 0.644772 0.0627264L0.563762 0C0.000673614 0.874298 -0.187244 1.37456 0.215152 1.8423L0.241712 1.87405" koffice:nodeTypes="ccccc"/>
            <draw:path draw:style-name="gr20" draw:id="shape607" draw:name="path4014" draw:layer="g4816" svg:width="0.68894012814pt" svg:height="1.87404800000pt" draw:transform="matrix(0.34303269083 0.00000000000 0.00000000000 0.34303269083 81.01650407228pt 29.24789627580pt)" svg:viewBox="0 0 1 2" svg:d="M0.241712 1.87405C0.885811 1.53021 0.644772 0.0627264 0.644772 0.0627264L0.563762 0C0.000673614 0.874298 -0.187244 1.37456 0.215152 1.8423" koffice:nodeTypes="cccc"/>
            <draw:path draw:style-name="gr21" draw:id="shape608" draw:name="path4016" draw:layer="g4816" svg:width="0.58695947678pt" svg:height="2.00000000000pt" draw:transform="matrix(0.34303269083 0.00000000000 0.00000000000 0.34303269083 81.24260241528pt 29.13730253627pt)" svg:viewBox="0 0 1 2" svg:d="M0.362301 2C0.882047 1.4192 0.337171 0.0328 0.337171 0.0328L0.26301 0C-0.0587658 1.032 -0.132927 1.6128 0.312655 1.968L0.362301 2" koffice:nodeTypes="ccccc"/>
            <draw:path draw:style-name="gr20" draw:id="shape609" draw:name="path4018" draw:layer="g4816" svg:width="0.58695947678pt" svg:height="2.00000000000pt" draw:transform="matrix(0.34303269083 0.00000000000 0.00000000000 0.34303269083 81.24260241528pt 29.13730253627pt)" svg:viewBox="0 0 1 2" svg:d="M0.362301 2C0.882047 1.4192 0.337171 0.0328 0.337171 0.0328L0.26301 0C-0.0587658 1.032 -0.132927 1.6128 0.312655 1.968" koffice:nodeTypes="cccc"/>
            <draw:path draw:style-name="gr21" draw:id="shape610" draw:name="path4020" draw:layer="g4816" svg:width="0.71424562938pt" svg:height="1.74919808000pt" draw:transform="matrix(0.34303269083 0.00000000000 0.00000000000 0.34303269083 81.40195241643pt 28.79454427159pt)" svg:viewBox="0 0 1 2" svg:d="M0.607449 1.7492C1.01717 1.08558 0.115921 0 0.115921 0L0.0341116 0C-0.0476971 1.05565 -0.0206529 1.56814 0.552684 1.7492L0.607449 1.7492" koffice:nodeTypes="ccccc"/>
            <draw:path draw:style-name="gr20" draw:id="shape611" draw:name="path4022" draw:layer="g4816" svg:width="0.71424562938pt" svg:height="1.74919808000pt" draw:transform="matrix(0.34303269083 0.00000000000 0.00000000000 0.34303269083 81.40195241643pt 28.79454427159pt)" svg:viewBox="0 0 1 2" svg:d="M0.607449 1.7492C1.01717 1.08558 0.115921 0 0.115921 0L0.0341116 0C-0.0476971 1.05565 -0.0206529 1.56814 0.552684 1.7492" koffice:nodeTypes="cccc"/>
            <draw:path draw:style-name="gr21" draw:id="shape612" draw:name="path4024" draw:layer="g4816" svg:width="1.81718048000pt" svg:height="0.71280904628pt" draw:transform="matrix(0.34303269083 0.00000000000 0.00000000000 0.34303269083 81.50443772306pt 28.79199988520pt)" svg:viewBox="0 0 2 1" svg:d="M1.81718 0.495944C1.50911 -0.184883 0.031265 0.0332793 0.031265 0.0332793L0 0.0873129C0.801451 0.686414 1.29406 0.904578 1.78668 0.522961L1.81718 0.495944" koffice:nodeTypes="ccccc"/>
            <draw:path draw:style-name="gr20" draw:id="shape613" draw:name="path4026" draw:layer="g4816" svg:width="1.81718048000pt" svg:height="0.71280904628pt" draw:transform="matrix(0.34303269083 0.00000000000 0.00000000000 0.34303269083 81.50443772306pt 28.79199988520pt)" svg:viewBox="0 0 2 1" svg:d="M1.81718 0.495944C1.50911 -0.184883 0.031265 0.0332793 0.031265 0.0332793L0 0.0873129C0.801451 0.686414 1.29406 0.904578 1.78668 0.522961" koffice:nodeTypes="cccc"/>
            <draw:path draw:style-name="gr21" draw:id="shape614" draw:name="path4028" draw:layer="g4816" svg:width="1.94281472000pt" svg:height="0.56304243046pt" draw:transform="matrix(0.34303269083 0.00000000000 0.00000000000 0.34303269083 81.54889475979pt 28.35585159796pt)" svg:viewBox="0 0 2 1" svg:d="M1.94281 0.20925C1.40113 -0.275183 0.0315392 0.233262 0.0315392 0.233262L0 0.305897C1.01872 0.620448 1.59273 0.693083 1.91128 0.257273L1.94281 0.20925" koffice:nodeTypes="ccccc"/>
            <draw:path draw:style-name="gr20" draw:id="shape615" draw:name="path4030" draw:layer="g4816" svg:width="1.94281472000pt" svg:height="0.56304243046pt" draw:transform="matrix(0.34303269083 0.00000000000 0.00000000000 0.34303269083 81.54889475979pt 28.35585159796pt)" svg:viewBox="0 0 2 1" svg:d="M1.94281 0.20925C1.40113 -0.275183 0.0315392 0.233262 0.0315392 0.233262L0 0.305897C1.01872 0.620448 1.59273 0.693083 1.91128 0.257273" koffice:nodeTypes="cccc"/>
            <draw:path draw:style-name="gr21" draw:id="shape616" draw:name="path4032" draw:layer="g4816" svg:width="1.94281472000pt" svg:height="0.55188854078pt" draw:transform="matrix(0.34303269083 0.00000000000 0.00000000000 0.34303269083 81.40482102964pt 27.96018869014pt)" svg:viewBox="0 0 2 1" svg:d="M1.94281 0.201094C1.40113 -0.277922 0.0315392 0.249234 0.0315392 0.249234L0 0.296779C1.01872 0.608794 1.59194 0.680706 1.91049 0.249234L1.94281 0.201094" koffice:nodeTypes="ccccc"/>
            <draw:path draw:style-name="gr20" draw:id="shape617" draw:name="path4034" draw:layer="g4816" svg:width="1.94281472000pt" svg:height="0.55188854078pt" draw:transform="matrix(0.34303269083 0.00000000000 0.00000000000 0.34303269083 81.40482102964pt 27.96018869014pt)" svg:viewBox="0 0 2 1" svg:d="M1.94281 0.201094C1.40113 -0.277922 0.0315392 0.249234 0.0315392 0.249234L0 0.296779C1.01872 0.608794 1.59194 0.680706 1.91049 0.249234" koffice:nodeTypes="cccc"/>
            <draw:path draw:style-name="gr21" draw:id="shape618" draw:name="path4036" draw:layer="g4816" svg:width="1.63732608000pt" svg:height="0.85327653921pt" draw:transform="matrix(0.34303269083 0.00000000000 0.00000000000 0.34303269083 81.18308469828pt 27.87052400422pt)" svg:viewBox="0 0 2 1" svg:d="M1.63733 0.0747112C0.964879 -0.282957 0 0.759749 0 0.759749L0.0289536 0.849166C1.02351 0.878726 1.54974 0.759749 1.63733 0.13383L1.63733 0.0747112" koffice:nodeTypes="ccccc"/>
            <draw:path draw:style-name="gr20" draw:id="shape619" draw:name="path4038" draw:layer="g4816" svg:width="1.63732608000pt" svg:height="0.85327653921pt" draw:transform="matrix(0.34303269083 0.00000000000 0.00000000000 0.34303269083 81.18308469828pt 27.87052400422pt)" svg:viewBox="0 0 2 1" svg:d="M1.63733 0.0747112C0.964879 -0.282957 0 0.759749 0 0.759749L0.0289536 0.849166C1.02351 0.878726 1.54974 0.759749 1.63733 0.13383" koffice:nodeTypes="cccc"/>
            <draw:path draw:style-name="gr21" draw:id="shape620" draw:name="path4040" draw:layer="g4816" svg:width="2.07988254564pt" svg:height="2.03667729982pt" draw:transform="matrix(0.34303269083 0.00000000000 0.00000000000 0.34303269083 80.96134836693pt 27.70729389803pt)" svg:viewBox="0 0 2 2" svg:d="M2.00405 0.0113086C0.792622 -0.172505 0 1.94534 0 1.94534L0.0461498 2.03668C1.53794 1.48409 2.23711 1.024 2.0502 0.0581182L2.00405 0.0113086" koffice:nodeTypes="ccccc"/>
            <draw:path draw:style-name="gr20" draw:id="shape621" draw:name="path4042" draw:layer="g4816" svg:width="2.07988254564pt" svg:height="2.03667729982pt" draw:transform="matrix(0.34303269083 0.00000000000 0.00000000000 0.34303269083 80.96134836693pt 27.70729389803pt)" svg:viewBox="0 0 2 2" svg:d="M2.00405 0.0113086C0.792622 -0.172505 0 1.94534 0 1.94534L0.0461498 2.03668C1.53794 1.48409 2.23711 1.024 2.0502 0.0581182" koffice:nodeTypes="cccc"/>
            <draw:path draw:style-name="gr21" draw:id="shape622" draw:name="path4044" draw:layer="g4816" svg:width="1.06932640306pt" svg:height="1.51797888000pt" draw:transform="matrix(0.34303269083 0.00000000000 0.00000000000 0.34303269083 80.60662347855pt 27.30056829647pt)" svg:viewBox="0 0 1 2" svg:d="M0.0666828 0C-0.300624 0.674657 0.969232 1.51798 0.969232 1.51798L1.06933 1.51798C1.00232 0.534568 0.835215 0.0564538 0.133692 0L0.0666828 0" koffice:nodeTypes="ccccc"/>
            <draw:path draw:style-name="gr20" draw:id="shape623" draw:name="path4046" draw:layer="g4816" svg:width="1.06932640306pt" svg:height="1.51797888000pt" draw:transform="matrix(0.34303269083 0.00000000000 0.00000000000 0.34303269083 80.60662347855pt 27.30056829647pt)" svg:viewBox="0 0 1 2" svg:d="M0.0666828 0C-0.300624 0.674657 0.969232 1.51798 0.969232 1.51798L1.06933 1.51798C1.00232 0.534568 0.835215 0.0564538 0.133692 0" koffice:nodeTypes="cccc"/>
            <draw:path draw:style-name="gr21" draw:id="shape624" draw:name="path4048" draw:layer="g4816" svg:width="1.75668768000pt" svg:height="0.94187397541pt" draw:transform="matrix(0.34303269083 0.00000000000 0.00000000000 0.34303269083 80.06342599540pt 27.83115095156pt)" svg:viewBox="0 0 2 1" svg:d="M0 0.220944C0.242172 1.00356 1.69596 0.940668 1.69596 0.940668L1.75669 0.878556C1.02942 0.0959431 0.575816 -0.216946 0.0607306 0.158056L0 0.220944" koffice:nodeTypes="ccccc"/>
            <draw:path draw:style-name="gr20" draw:id="shape625" draw:name="path4050" draw:layer="g4816" svg:width="1.75668768000pt" svg:height="0.94187397541pt" draw:transform="matrix(0.34303269083 0.00000000000 0.00000000000 0.34303269083 80.06342599540pt 27.83115095156pt)" svg:viewBox="0 0 2 1" svg:d="M0 0.220944C0.242172 1.00356 1.69596 0.940668 1.69596 0.940668L1.75669 0.878556C1.02942 0.0959431 0.575816 -0.216946 0.0607306 0.158056" koffice:nodeTypes="cccc"/>
            <draw:path draw:style-name="gr21" draw:id="shape626" draw:name="path4052" draw:layer="g4816" svg:width="1.94281472000pt" svg:height="0.57782572501pt" draw:transform="matrix(0.34303269083 0.00000000000 0.00000000000 0.34303269083 80.16331711497pt 28.07583667574pt)" svg:viewBox="0 0 2 1" svg:d="M0 0.317406C0.509358 0.856808 1.91128 0.390988 1.91128 0.390988L1.94281 0.317406C0.955638 -0.050506 0.382413 -0.148413 0.0315392 0.293081L0 0.317406" koffice:nodeTypes="ccccc"/>
            <draw:path draw:style-name="gr20" draw:id="shape627" draw:name="path4054" draw:layer="g4816" svg:width="1.94281472000pt" svg:height="0.57782572501pt" draw:transform="matrix(0.34303269083 0.00000000000 0.00000000000 0.34303269083 80.16331711497pt 28.07583667574pt)" svg:viewBox="0 0 2 1" svg:d="M0 0.317406C0.509358 0.856808 1.91128 0.390988 1.91128 0.390988L1.94281 0.317406C0.955638 -0.050506 0.382413 -0.148413 0.0315392 0.293081" koffice:nodeTypes="cccc"/>
            <draw:path draw:style-name="gr21" draw:id="shape628" draw:name="path4056" draw:layer="g4816" svg:width="1.87869728000pt" svg:height="0.59832933439pt" draw:transform="matrix(0.34303269083 0.00000000000 0.00000000000 0.34303269083 80.21875119781pt 28.27401070529pt)" svg:viewBox="0 0 2 1" svg:d="M0 0.425006C0.594701 0.89902 1.8787 0.2505 1.8787 0.2505L1.8787 0.175624C0.845142 -0.0737579 0.281456 -0.0991293 0 0.374882L0 0.425006" koffice:nodeTypes="ccccc"/>
            <draw:path draw:style-name="gr20" draw:id="shape629" draw:name="path4058" draw:layer="g4816" svg:width="1.87869728000pt" svg:height="0.59832933439pt" draw:transform="matrix(0.34303269083 0.00000000000 0.00000000000 0.34303269083 80.21875119781pt 28.27401070529pt)" svg:viewBox="0 0 2 1" svg:d="M0 0.425006C0.594701 0.89902 1.8787 0.2505 1.8787 0.2505L1.8787 0.175624C0.845142 -0.0737579 0.281456 -0.0991293 0 0.374882" koffice:nodeTypes="cccc"/>
            <draw:path draw:style-name="gr21" draw:id="shape630" draw:name="path4060" draw:layer="g4816" svg:width="1.41120000000pt" svg:height="1.37001331501pt" draw:transform="matrix(0.34303269083 0.00000000000 0.00000000000 0.34303269083 80.39603049243pt 28.61726497697pt)" svg:viewBox="0 0 1 1" svg:d="M0.027552 1.32123C0.7056 1.66114 1.4112 0.113302 1.4112 0.113302L1.38432 0C0.461664 0.189149 0 0.453208 0 1.24632L0.027552 1.32123" koffice:nodeTypes="ccccc"/>
            <draw:path draw:style-name="gr20" draw:id="shape631" draw:name="path4062" draw:layer="g4816" svg:width="1.41120000000pt" svg:height="1.37001331501pt" draw:transform="matrix(0.34303269083 0.00000000000 0.00000000000 0.34303269083 80.39603049243pt 28.61726497697pt)" svg:viewBox="0 0 1 1" svg:d="M0.027552 1.32123C0.7056 1.66114 1.4112 0.113302 1.4112 0.113302L1.38432 0C0.461664 0.189149 0 0.453208 0 1.24632" koffice:nodeTypes="cccc"/>
            <draw:path draw:style-name="gr21" draw:id="shape632" draw:name="path4064" draw:layer="g4816" svg:width="1.73564401098pt" svg:height="1.29927200000pt" draw:transform="matrix(0.34303269083 0.00000000000 0.00000000000 0.34303269083 80.54263002740pt 28.69492757817pt)" svg:viewBox="0 0 2 1" svg:d="M0.117827 1.29927C1.26769 1.29927 1.73564 0.0780208 1.73564 0.0780208L1.65027 0C0.372883 0.441688 -0.222598 0.727334 0.0756694 1.24769L0.117827 1.29927" koffice:nodeTypes="ccccc"/>
            <draw:path draw:style-name="gr20" draw:id="shape633" draw:name="path4066" draw:layer="g4816" svg:width="1.73564401098pt" svg:height="1.29927200000pt" draw:transform="matrix(0.34303269083 0.00000000000 0.00000000000 0.34303269083 80.54263002740pt 28.69492757817pt)" svg:viewBox="0 0 2 1" svg:d="M0.117827 1.29927C1.26769 1.29927 1.73564 0.0780208 1.73564 0.0780208L1.65027 0C0.372883 0.441688 -0.222598 0.727334 0.0756694 1.24769" koffice:nodeTypes="cccc"/>
            <draw:path draw:style-name="gr21" draw:id="shape634" draw:name="path4068" draw:layer="g4816" svg:width="0.94636323995pt" svg:height="1.68985728000pt" draw:transform="matrix(0.34303269083 0.00000000000 0.00000000000 0.34303269083 80.78308977930pt 28.70590462428pt)" svg:viewBox="0 0 1 2" svg:d="M0.191113 1.68986C1.00827 1.48249 0.945237 0.0595642 0.945237 0.0595642L0.851069 0C0.0969454 0.711828 -0.217468 1.15599 0.159983 1.66044L0.191113 1.68986" koffice:nodeTypes="ccccc"/>
            <draw:path draw:style-name="gr20" draw:id="shape635" draw:name="path4070" draw:layer="g4816" svg:width="0.94636323995pt" svg:height="1.68985728000pt" draw:transform="matrix(0.34303269083 0.00000000000 0.00000000000 0.34303269083 80.78308977930pt 28.70590462428pt)" svg:viewBox="0 0 1 2" svg:d="M0.191113 1.68986C1.00827 1.48249 0.945237 0.0595642 0.945237 0.0595642L0.851069 0C0.0969454 0.711828 -0.217468 1.15599 0.159983 1.66044" koffice:nodeTypes="cccc"/>
            <draw:path draw:style-name="gr21" draw:id="shape636" draw:name="path4072" draw:layer="g4816" svg:width="0.63575838934pt" svg:height="1.81108512000pt" draw:transform="matrix(0.34303269083 0.00000000000 0.00000000000 0.34303269083 81.20013534036pt 28.58405941249pt)" svg:viewBox="0 0 1 2" svg:d="M0.501287 1.81109C0.939504 1.16628 0.166402 0.0312125 0.166402 0.0312125L0.0892188 0C-0.0657854 1.04371 -0.0657854 1.5964 0.475772 1.81109L0.501287 1.81109" koffice:nodeTypes="ccccc"/>
            <draw:path draw:style-name="gr20" draw:id="shape637" draw:name="path4074" draw:layer="g4816" svg:width="0.63575838934pt" svg:height="1.81108512000pt" draw:transform="matrix(0.34303269083 0.00000000000 0.00000000000 0.34303269083 81.20013534036pt 28.58405941249pt)" svg:viewBox="0 0 1 2" svg:d="M0.501287 1.81109C0.939504 1.16628 0.166402 0.0312125 0.166402 0.0312125L0.0892188 0C-0.0657854 1.04371 -0.0657854 1.5964 0.475772 1.81109" koffice:nodeTypes="cccc"/>
            <draw:path draw:style-name="gr21" draw:id="shape638" draw:name="path4076" draw:layer="g4816" svg:width="1.69721888000pt" svg:height="1.00238019960pt" draw:transform="matrix(0.34303269083 0.00000000000 0.00000000000 0.34303269083 81.30492991007pt 28.57302715295pt)" svg:viewBox="0 0 2 1" svg:d="M1.69722 0.80752C1.48866 -0.0318769 0.0596938 0.000161149 0.0596938 0.000161149L0 0.0650383C0.684636 0.904436 1.13123 1.22722 1.63753 0.839559L1.69722 0.80752" koffice:nodeTypes="ccccc"/>
            <draw:path draw:style-name="gr20" draw:id="shape639" draw:name="path4078" draw:layer="g4816" svg:width="1.69721888000pt" svg:height="1.00238019960pt" draw:transform="matrix(0.34303269083 0.00000000000 0.00000000000 0.34303269083 81.30492991007pt 28.57302715295pt)" svg:viewBox="0 0 2 1" svg:d="M1.69722 0.80752C1.48866 -0.0318769 0.0596938 0.000161149 0.0596938 0.000161149L0 0.0650383C0.684636 0.904436 1.13123 1.22722 1.63753 0.839559" koffice:nodeTypes="cccc"/>
            <draw:path draw:style-name="gr21" draw:id="shape640" draw:name="path4080" draw:layer="g4816" svg:width="1.87869728000pt" svg:height="0.62468760881pt" draw:transform="matrix(0.34303269083 0.00000000000 0.00000000000 0.34303269083 81.03901096813pt 28.42683201714pt)" svg:viewBox="0 0 2 1" svg:d="M1.8787 0.336971C1.47163 -0.249168 0.0310144 0.107447 0.0310144 0.107447L0 0.183955C0.907947 0.643002 1.44062 0.796022 1.8787 0.388187L1.8787 0.336971" koffice:nodeTypes="ccccc"/>
            <draw:path draw:style-name="gr20" draw:id="shape641" draw:name="path4082" draw:layer="g4816" svg:width="1.87869728000pt" svg:height="0.62468760881pt" draw:transform="matrix(0.34303269083 0.00000000000 0.00000000000 0.34303269083 81.03901096813pt 28.42683201714pt)" svg:viewBox="0 0 2 1" svg:d="M1.8787 0.336971C1.47163 -0.249168 0.0310144 0.107447 0.0310144 0.107447L0 0.183955C0.907947 0.643002 1.44062 0.796022 1.8787 0.388187" koffice:nodeTypes="cccc"/>
            <draw:path draw:style-name="gr21" draw:id="shape642" draw:name="path4084" draw:layer="g4816" svg:width="1.94281472000pt" svg:height="0.57122702202pt" draw:transform="matrix(0.34303269083 0.00000000000 0.00000000000 0.34303269083 81.23851878112pt 28.18394683641pt)" svg:viewBox="0 0 2 1" svg:d="M1.94281 0.199528C1.40113 -0.288414 0.0315392 0.272085 0.0315392 0.272085L0 0.345246C1.05104 0.63789 1.59273 0.686865 1.94281 0.247899L1.94281 0.199528" koffice:nodeTypes="ccccc"/>
            <draw:path draw:style-name="gr20" draw:id="shape643" draw:name="path4086" draw:layer="g4816" svg:width="1.94281472000pt" svg:height="0.57122702202pt" draw:transform="matrix(0.34303269083 0.00000000000 0.00000000000 0.34303269083 81.23851878112pt 28.18394683641pt)" svg:viewBox="0 0 2 1" svg:d="M1.94281 0.199528C1.40113 -0.288414 0.0315392 0.272085 0.0315392 0.272085L0 0.345246C1.05104 0.63789 1.59273 0.686865 1.94281 0.247899" koffice:nodeTypes="cccc"/>
            <draw:path draw:style-name="gr21" draw:id="shape644" draw:name="path4088" draw:layer="g4816" svg:width="1.65272125108pt" svg:height="1.25804878638pt" draw:transform="matrix(0.34303269083 0.00000000000 0.00000000000 0.34303269083 80.47616836182pt 27.73038060128pt)" svg:viewBox="0 0 2 1" svg:d="M0.031862 0.0043005C-0.258166 0.669245 1.52725 1.25805 1.52725 1.25805L1.65272 1.23203C1.32053 0.362152 0.987308 -0.0470931 0.115168 0.0043005L0.031862 0.0043005" koffice:nodeTypes="ccccc"/>
            <draw:path draw:style-name="gr20" draw:id="shape645" draw:name="path4090" draw:layer="g4816" svg:width="1.65272125108pt" svg:height="1.25804878638pt" draw:transform="matrix(0.34303269083 0.00000000000 0.00000000000 0.34303269083 80.47616836182pt 27.73038060128pt)" svg:viewBox="0 0 2 1" svg:d="M0.031862 0.0043005C-0.258166 0.669245 1.52725 1.25805 1.52725 1.25805L1.65272 1.23203C1.32053 0.362152 0.987308 -0.0470931 0.115168 0.0043005" koffice:nodeTypes="cccc"/>
            <draw:path draw:style-name="gr21" draw:id="shape646" draw:name="path4092" draw:layer="g4816" svg:width="0.62344280435pt" svg:height="1.93651200000pt" draw:transform="matrix(0.34303269083 0.00000000000 0.00000000000 0.34303269083 80.88128542614pt 27.69903507014pt)" svg:viewBox="0 0 1 2" svg:d="M0.33715 0C-0.249668 0.412493 0.107855 1.90424 0.107855 1.90424L0.15902 1.93651C0.643509 1.01549 0.796374 0.476256 0.388315 0.031488L0.33715 1.39835e-15" koffice:nodeTypes="ccccc"/>
            <draw:path draw:style-name="gr20" draw:id="shape647" draw:name="path4094" draw:layer="g4816" svg:width="0.62344280435pt" svg:height="1.93651200000pt" draw:transform="matrix(0.34303269083 0.00000000000 0.00000000000 0.34303269083 80.88128542614pt 27.69903507014pt)" svg:viewBox="0 0 1 2" svg:d="M0.33715 0C-0.249668 0.412493 0.107855 1.90424 0.107855 1.90424L0.15902 1.93651C0.643509 1.01549 0.796374 0.476256 0.388315 0.031488" koffice:nodeTypes="cccc"/>
            <draw:path draw:style-name="gr21" draw:id="shape648" draw:name="path4096" draw:layer="g4816" svg:width="1.57850912000pt" svg:height="1.02177430652pt" draw:transform="matrix(0.34303269083 0.00000000000 0.00000000000 0.34303269083 80.98357688529pt 28.09351338574pt)" svg:viewBox="0 0 2 1" svg:d="M1.55008 0.0764459C0.861393 -0.314946 0 0.923923 0 0.923923L0.0284288 1.02177C1.00496 0.957078 1.49251 0.793729 1.57851 0.109601L1.55008 0.0764459" koffice:nodeTypes="ccccc"/>
            <draw:path draw:style-name="gr20" draw:id="shape649" draw:name="path4098" draw:layer="g4816" svg:width="1.57850912000pt" svg:height="1.02177430652pt" draw:transform="matrix(0.34303269083 0.00000000000 0.00000000000 0.34303269083 80.98357688529pt 28.09351338574pt)" svg:viewBox="0 0 2 1" svg:d="M1.55008 0.0764459C0.861393 -0.314946 0 0.923923 0 0.923923L0.0284288 1.02177C1.00496 0.957078 1.49251 0.793729 1.57851 0.109601" koffice:nodeTypes="cccc"/>
            <draw:path draw:style-name="gr21" draw:id="shape650" draw:name="path4100" draw:layer="g4816" svg:width="0.66972214425pt" svg:height="1.68985728000pt" draw:transform="matrix(0.34303269083 0.00000000000 0.00000000000 0.34303269083 80.92976814973pt 28.31868932286pt)" svg:viewBox="0 0 1 2" svg:d="M0.551302 1.68986C0.974232 1.06701 0.128371 0 0.128371 0L0.0491525 0C-0.0569077 1.00818 -0.0300653 1.54131 0.525114 1.68986L0.551302 1.68986" koffice:nodeTypes="ccccc"/>
            <draw:path draw:style-name="gr20" draw:id="shape651" draw:name="path4102" draw:layer="g4816" svg:width="0.66972214425pt" svg:height="1.68985728000pt" draw:transform="matrix(0.34303269083 0.00000000000 0.00000000000 0.34303269083 80.92976814973pt 28.31868932286pt)" svg:viewBox="0 0 1 2" svg:d="M0.551302 1.68986C0.974232 1.06701 0.128371 0 0.128371 0L0.0491525 0C-0.0569077 1.00818 -0.0300653 1.54131 0.525114 1.68986" koffice:nodeTypes="cccc"/>
            <draw:path draw:style-name="gr21" draw:id="shape652" draw:name="path4104" draw:layer="g4816" svg:width="1.56608059709pt" svg:height="1.40717088000pt" draw:transform="matrix(0.34303269083 0.00000000000 0.00000000000 0.34303269083 80.09984480636pt 28.53987680191pt)" svg:viewBox="0 0 2 1" svg:d="M0.110417 1.40717C1.20167 1.35282 1.56608 0.0811958 1.56608 0.0811958L1.48499 0C0.392741 0.432821 -0.213954 0.865642 0.0693705 1.35282L0.110417 1.40717" koffice:nodeTypes="ccccc"/>
            <draw:path draw:style-name="gr20" draw:id="shape653" draw:name="path4106" draw:layer="g4816" svg:width="1.56608059709pt" svg:height="1.40717088000pt" draw:transform="matrix(0.34303269083 0.00000000000 0.00000000000 0.34303269083 80.09984480636pt 28.53987680191pt)" svg:viewBox="0 0 2 1" svg:d="M0.110417 1.40717C1.20167 1.35282 1.56608 0.0811958 1.56608 0.0811958L1.48499 0C0.392741 0.432821 -0.213954 0.865642 0.0693705 1.35282" koffice:nodeTypes="cccc"/>
            <draw:path draw:style-name="gr21" draw:id="shape654" draw:name="path4108" draw:layer="g4816" svg:width="0.59147124956pt" svg:height="1.93493792000pt" draw:transform="matrix(0.34303269083 0.00000000000 0.00000000000 0.34303269083 81.02086588375pt 28.66172201370pt)" svg:viewBox="0 0 1 2" svg:d="M0.388301 1.93494C0.885431 1.36366 0.313855 0.0314752 0.313855 0.0314752L0.239409 0C-0.0589907 1.01508 -0.133437 1.58556 0.338465 1.90346L0.388301 1.93494" koffice:nodeTypes="ccccc"/>
            <draw:path draw:style-name="gr20" draw:id="shape655" draw:name="path4110" draw:layer="g4816" svg:width="0.59147124956pt" svg:height="1.93493792000pt" draw:transform="matrix(0.34303269083 0.00000000000 0.00000000000 0.34303269083 81.02086588375pt 28.66172201370pt)" svg:viewBox="0 0 1 2" svg:d="M0.388301 1.93494C0.885431 1.36366 0.313855 0.0314752 0.313855 0.0314752L0.239409 0C-0.0589907 1.01508 -0.133437 1.58556 0.338465 1.90346" koffice:nodeTypes="cccc"/>
            <draw:path draw:style-name="gr19" draw:id="shape656" draw:name="path4112" draw:layer="g4816" svg:width="1.88024832000pt" svg:height="1.93493792000pt" draw:transform="matrix(0.34303269083 0.00000000000 0.00000000000 0.34303269083 80.39603049243pt 28.21907262945pt)" svg:viewBox="0 0 2 2" svg:d="M0.940124 1.93494C1.47302 1.93494 1.88025 1.49114 1.88025 0.951338C1.88025 0.444587 1.47302 0 0.940124 0C0.439035 0 0 0.444587 0 0.951338C0 1.49114 0.439035 1.93494 0.940124 1.93494Z" koffice:nodeTypes="ccccc"/>
            <draw:path draw:style-name="gr9" draw:id="shape657" draw:name="path4114" draw:layer="g4816" svg:width="1.88024832000pt" svg:height="1.93493792000pt" draw:transform="matrix(0.34303269083 0.00000000000 0.00000000000 0.34303269083 80.39603049243pt 28.21907262945pt)" svg:viewBox="0 0 2 2" svg:d="M0.940124 1.93494C1.47302 1.93494 1.88025 1.49114 1.88025 0.951338C1.88025 0.444587 1.47302 0 0.940124 0C0.439035 0 0 0.444587 0 0.951338C0 1.49114 0.439035 1.93494 0.940124 1.93494Z" koffice:nodeTypes="ccccc"/>
            <draw:path draw:style-name="gr24" draw:id="shape658" draw:name="path4116" draw:layer="g4816" svg:width="0.45280000000pt" svg:height="0.41920000000pt" draw:transform="matrix(0.34303269083 0.00000000000 0.00000000000 0.34303269083 80.65097238826pt 28.48471714523pt)" svg:viewBox="0 0 0 0" svg:d="M0.2264 0.4192C0.3552 0.4192 0.4528 0.3224 0.4528 0.1928C0.4528 0.0968 0.3552 0 0.2264 0C0.0968 0 0 0.0968 0 0.1928C0 0.3224 0.0968 0.4192 0.2264 0.4192Z" koffice:nodeTypes="ccccc"/>
            <draw:path draw:style-name="gr23" draw:id="shape659" draw:name="path4118" draw:layer="g4816" svg:width="1.74782519406pt" svg:height="2.38991899645pt" draw:transform="matrix(0.34303269083 0.00000000000 0.00000000000 0.34303269083 80.38822627988pt 48.42231213684pt)" svg:viewBox="0 0 2 2" svg:d="M0.713315 2.16C0.756679 2.3328 0.842348 2.38992 1.05493 2.38992C1.61125 2.36136 1.95287 2.10216 1.61125 1.15178C1.48222 0.806898 1.0983 -0.0285254 0.243722 0.000750079C-0.0555915 0.0293116 -0.0122281 0.11571 0.0300776 0.202108L0.713315 2.16" koffice:nodeTypes="cccccc"/>
            <draw:path draw:style-name="gr23" draw:id="shape660" draw:name="path4120" draw:layer="g4816" svg:width="1.17435152301pt" svg:height="1.85572745502pt" draw:transform="matrix(0.34303269083 0.00000000000 0.00000000000 0.34303269083 78.51154610207pt 41.88357404922pt)" svg:viewBox="0 0 1 2" svg:d="M0.490688 1.53771C0.595588 1.80144 0.700488 1.88862 0.875609 1.84503C1.29608 1.84503 1.19118 1.27398 1.05073 0.921971C0.77071 0.0871841 0.384921 0 0.140444 0L0 0.043592L0.490688 1.53771" koffice:nodeTypes="cccccc"/>
            <draw:path draw:style-name="gr23" draw:id="shape661" draw:name="path4122" draw:layer="g4816" svg:width="0.76013188030pt" svg:height="1.50209536000pt" draw:transform="matrix(0.34303269083 0.00000000000 0.00000000000 0.34303269083 78.31708956356pt 41.34130797155pt)" svg:viewBox="0 0 1 2" svg:d="M0.381938 1.5021C0.803916 1.46288 0.832513 1.2256 0.663722 0.672609C0.550729 0.316695 0.381938 0 0.128054 0C-0.0407378 0.0392192 -0.0128384 0.157857 0.0436578 0.316695L0.381938 1.5021" koffice:nodeTypes="ccccc"/>
            <draw:path draw:style-name="gr23" draw:id="shape662" draw:name="path4124" draw:layer="g4816" svg:width="0.65286400000pt" svg:height="1.20297024000pt" draw:transform="matrix(0.34303269083 0.00000000000 0.00000000000 0.34303269083 82.61284495368pt 41.41869614660pt)" svg:viewBox="0 0 1 1" svg:d="M0.652864 1.16787L0 0L0.0523584 1.20297L0.652864 1.16787" koffice:nodeTypes="cccc"/>
            <draw:path draw:style-name="gr23" draw:id="shape663" draw:name="path4126" draw:layer="g4816" svg:width="0.94549684688pt" svg:height="1.74874176000pt" draw:transform="matrix(0.34303269083 0.00000000000 0.00000000000 0.34303269083 80.39880533280pt 41.23071423202pt)" svg:viewBox="0 0 1 2" svg:d="M0.463538 1.74874C0.934941 1.70642 1.06018 1.57842 0.840816 0.810367C0.682904 0.2137 0.463538 0 0.149269 0C-0.0389814 0 -0.00786561 0.0846336 0.024028 0.256017L0.463538 1.74874" koffice:nodeTypes="ccccc"/>
            <draw:path draw:style-name="gr23" draw:id="shape664" draw:name="path4128" draw:layer="g4816" svg:width="0.58830973585pt" svg:height="1.58155776000pt" draw:transform="matrix(0.34303269083 0.00000000000 0.00000000000 0.34303269083 83.71560324848pt 48.77661015192pt)" svg:viewBox="0 0 1 2" svg:d="M0.409637 1.58156C0.657536 1.54131 0.583289 1.05437 0.558131 0.892393C0.509042 0.445693 0.285688 0.243471 0.062947 0C0.0132445 0.243471 -0.036458 0.445693 0.0377889 0.85215C0.0874917 1.2576 0.211441 1.58156 0.409637 1.58156Z" koffice:nodeTypes="ccccc"/>
            <draw:path draw:style-name="gr23" draw:id="shape665" draw:name="path4130" draw:layer="g4816" svg:width="0.51828416970pt" svg:height="1.06959080201pt" draw:transform="matrix(0.34303269083 0.00000000000 0.00000000000 0.34303269083 83.57528204640pt 48.15619763843pt)" svg:viewBox="0 0 1 1" svg:d="M0.469336 1.06959C0.515987 0.90329 0.5396 0.803178 0.492949 0.535938C0.469336 0.30262 0.37661 -0.0308086 0.16697 0.00228608C0.0512067 0.00228608 -0.0190574 0.202509 0.00455591 0.369637C0.0742439 0.803178 0.446298 1.0365 0.469336 1.06959Z" koffice:nodeTypes="ccccc"/>
            <draw:path draw:style-name="gr23" draw:id="shape666" draw:name="path4132" draw:layer="g4816" svg:width="0.92833390656pt" svg:height="1.74874176000pt" draw:transform="matrix(0.34303269083 0.00000000000 0.00000000000 0.34303269083 84.51175364634pt 45.71181887893pt)" svg:viewBox="0 0 1 2" svg:d="M0.426591 1.74874C0.893696 1.70537 1.0494 1.57842 0.831261 0.810367C0.67556 0.212642 0.458194 0 0.177622 0C-0.0405146 0 -0.00891176 0.0856915 0.0219203 0.256017L0.426591 1.74874" koffice:nodeTypes="ccccc"/>
            <draw:path draw:style-name="gr23" draw:id="shape667" draw:name="path4134" draw:layer="g4816" svg:width="1.10433828248pt" svg:height="1.85754129321pt" draw:transform="matrix(0.34303269083 0.00000000000 0.00000000000 0.34303269083 83.63288696315pt 46.29799314103pt)" svg:viewBox="0 0 1 2" svg:d="M0.441368 1.49485C0.543092 1.80341 0.644817 1.89064 0.814638 1.84702C1.22238 1.84702 1.12065 1.3193 0.98446 0.923512C0.746542 0.088317 0.373271 0 0.101725 0L0 0L0.441368 1.49485" koffice:nodeTypes="cccccc"/>
            <draw:path draw:style-name="gr23" draw:id="shape668" draw:name="path4136" draw:layer="g4816" svg:width="0.71622117582pt" svg:height="1.42919768098pt" draw:transform="matrix(0.34303269083 0.00000000000 0.00000000000 0.34303269083 83.44699185266pt 45.74410130052pt)" svg:viewBox="0 0 1 1" svg:d="M0.348943 1.4292C0.759229 1.4292 0.78631 1.19871 0.622467 0.658346C0.512787 0.27292 0.376702 -0.0350385 0.13026 0.00321721C-0.034261 0.00321721 -0.00650245 0.157196 0.0205791 0.27292L0.348943 1.4292" koffice:nodeTypes="ccccc"/>
            <draw:path draw:style-name="gr23" draw:id="shape669" draw:name="path4138" draw:layer="g4816" svg:width="1.26208672567pt" svg:height="2.33447843830pt" draw:transform="matrix(0.34303269083 0.00000000000 0.00000000000 0.34303269083 83.64407971989pt 41.14179985330pt)" svg:viewBox="0 0 1 2" svg:d="M0.666782 2.13476C0.718258 2.27732 0.769734 2.33448 0.898105 2.33448C1.23175 2.33448 1.41159 2.07831 1.10337 1.16724C1.00042 0.79745 0.666782 -0.0275218 0.153293 0.000706492C-0.0519756 0.000706492 -0.00049953 0.086097 0.0249207 0.171488L0.666782 2.13476" koffice:nodeTypes="cccccc"/>
            <draw:path draw:style-name="gr23" draw:id="shape670" draw:name="path4140" draw:layer="g4816" svg:width="1.22123038008pt" svg:height="3.08527597053pt" draw:transform="matrix(0.34303269083 0.00000000000 0.00000000000 0.34303269083 81.26015916789pt 43.52078018976pt)" svg:viewBox="0 0 1 3" svg:d="M0.682738 2.80507C0.733374 3.00579 0.784006 3.08528 0.910284 3.08528C1.21347 3.04553 1.36476 2.72558 1.03656 1.48355C0.935289 1.04238 0.582091 -0.0386779 0.127618 0.00106707C-0.0492963 0.00106707 0.00133975 0.16104 0.0263452 0.241524L0.682738 2.80507" koffice:nodeTypes="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7:27</dc:date>
    <meta:creation-date>2011-05-22T06:10:31</meta:creation-date>
    <dc:creator>Yue Liu</dc:creator>
  </office:meta>
</office:document-meta>
</file>